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float" office:value="16357990" calcext:value-type="float">
            <text:p>16357990</text:p>
          </table:table-cell>
          <table:table-cell office:value-type="float" office:value="4428" calcext:value-type="float">
            <text:p>4428</text:p>
          </table:table-cell>
          <table:table-cell office:value-type="float" office:value="0" calcext:value-type="float">
            <text:p>0</text:p>
          </table:table-cell>
          <table:table-cell office:value-type="float" office:value="77.029564" calcext:value-type="float">
            <text:p>77.029564</text:p>
          </table:table-cell>
          <table:table-cell office:value-type="float" office:value="28.735828" calcext:value-type="float">
            <text:p>28.735828</text:p>
          </table:table-cell>
        </table:table-row>
        <table:table-row table:style-name="ro1">
          <table:table-cell office:value-type="float" office:value="16357990" calcext:value-type="float">
            <text:p>16357990</text:p>
          </table:table-cell>
          <table:table-cell office:value-type="float" office:value="4428" calcext:value-type="float">
            <text:p>4428</text:p>
          </table:table-cell>
          <table:table-cell office:value-type="float" office:value="1" calcext:value-type="float">
            <text:p>1</text:p>
          </table:table-cell>
          <table:table-cell office:value-type="float" office:value="77.029631" calcext:value-type="float">
            <text:p>77.029631</text:p>
          </table:table-cell>
          <table:table-cell office:value-type="float" office:value="28.735828" calcext:value-type="float">
            <text:p>28.735828</text:p>
          </table:table-cell>
        </table:table-row>
        <table:table-row table:style-name="ro1">
          <table:table-cell office:value-type="float" office:value="16357990" calcext:value-type="float">
            <text:p>16357990</text:p>
          </table:table-cell>
          <table:table-cell office:value-type="float" office:value="4428" calcext:value-type="float">
            <text:p>4428</text:p>
          </table:table-cell>
          <table:table-cell office:value-type="float" office:value="2" calcext:value-type="float">
            <text:p>2</text:p>
          </table:table-cell>
          <table:table-cell office:value-type="float" office:value="77.029631" calcext:value-type="float">
            <text:p>77.029631</text:p>
          </table:table-cell>
          <table:table-cell office:value-type="float" office:value="28.73574" calcext:value-type="float">
            <text:p>28.73574</text:p>
          </table:table-cell>
        </table:table-row>
        <table:table-row table:style-name="ro1">
          <table:table-cell office:value-type="float" office:value="16357990" calcext:value-type="float">
            <text:p>16357990</text:p>
          </table:table-cell>
          <table:table-cell office:value-type="float" office:value="4428" calcext:value-type="float">
            <text:p>4428</text:p>
          </table:table-cell>
          <table:table-cell office:value-type="float" office:value="3" calcext:value-type="float">
            <text:p>3</text:p>
          </table:table-cell>
          <table:table-cell office:value-type="float" office:value="77.029564" calcext:value-type="float">
            <text:p>77.029564</text:p>
          </table:table-cell>
          <table:table-cell office:value-type="float" office:value="28.73574" calcext:value-type="float">
            <text:p>28.73574</text:p>
          </table:table-cell>
        </table:table-row>
        <table:table-row table:style-name="ro1">
          <table:table-cell office:value-type="float" office:value="16357990" calcext:value-type="float">
            <text:p>16357990</text:p>
          </table:table-cell>
          <table:table-cell office:value-type="float" office:value="4428" calcext:value-type="float">
            <text:p>4428</text:p>
          </table:table-cell>
          <table:table-cell office:value-type="float" office:value="4" calcext:value-type="float">
            <text:p>4</text:p>
          </table:table-cell>
          <table:table-cell office:value-type="float" office:value="77.029564" calcext:value-type="float">
            <text:p>77.029564</text:p>
          </table:table-cell>
          <table:table-cell office:value-type="float" office:value="28.735828" calcext:value-type="float">
            <text:p>28.735828</text:p>
          </table:table-cell>
        </table:table-row>
        <table:table-row table:style-name="ro1">
          <table:table-cell office:value-type="float" office:value="16357991" calcext:value-type="float">
            <text:p>16357991</text:p>
          </table:table-cell>
          <table:table-cell office:value-type="float" office:value="4428" calcext:value-type="float">
            <text:p>4428</text:p>
          </table:table-cell>
          <table:table-cell office:value-type="float" office:value="0" calcext:value-type="float">
            <text:p>0</text:p>
          </table:table-cell>
          <table:table-cell office:value-type="float" office:value="77.029086" calcext:value-type="float">
            <text:p>77.029086</text:p>
          </table:table-cell>
          <table:table-cell office:value-type="float" office:value="28.735178" calcext:value-type="float">
            <text:p>28.735178</text:p>
          </table:table-cell>
        </table:table-row>
        <table:table-row table:style-name="ro1">
          <table:table-cell office:value-type="float" office:value="16357991" calcext:value-type="float">
            <text:p>16357991</text:p>
          </table:table-cell>
          <table:table-cell office:value-type="float" office:value="4428" calcext:value-type="float">
            <text:p>4428</text:p>
          </table:table-cell>
          <table:table-cell office:value-type="float" office:value="1" calcext:value-type="float">
            <text:p>1</text:p>
          </table:table-cell>
          <table:table-cell office:value-type="float" office:value="77.029086" calcext:value-type="float">
            <text:p>77.029086</text:p>
          </table:table-cell>
          <table:table-cell office:value-type="float" office:value="28.735449" calcext:value-type="float">
            <text:p>28.735449</text:p>
          </table:table-cell>
        </table:table-row>
        <table:table-row table:style-name="ro1">
          <table:table-cell office:value-type="float" office:value="16357991" calcext:value-type="float">
            <text:p>16357991</text:p>
          </table:table-cell>
          <table:table-cell office:value-type="float" office:value="4428" calcext:value-type="float">
            <text:p>4428</text:p>
          </table:table-cell>
          <table:table-cell office:value-type="float" office:value="2" calcext:value-type="float">
            <text:p>2</text:p>
          </table:table-cell>
          <table:table-cell office:value-type="float" office:value="77.02917" calcext:value-type="float">
            <text:p>77.02917</text:p>
          </table:table-cell>
          <table:table-cell office:value-type="float" office:value="28.735449" calcext:value-type="float">
            <text:p>28.735449</text:p>
          </table:table-cell>
        </table:table-row>
        <table:table-row table:style-name="ro1">
          <table:table-cell office:value-type="float" office:value="16357991" calcext:value-type="float">
            <text:p>16357991</text:p>
          </table:table-cell>
          <table:table-cell office:value-type="float" office:value="4428" calcext:value-type="float">
            <text:p>4428</text:p>
          </table:table-cell>
          <table:table-cell office:value-type="float" office:value="3" calcext:value-type="float">
            <text:p>3</text:p>
          </table:table-cell>
          <table:table-cell office:value-type="float" office:value="77.02917" calcext:value-type="float">
            <text:p>77.02917</text:p>
          </table:table-cell>
          <table:table-cell office:value-type="float" office:value="28.735252" calcext:value-type="float">
            <text:p>28.735252</text:p>
          </table:table-cell>
        </table:table-row>
        <table:table-row table:style-name="ro1">
          <table:table-cell office:value-type="float" office:value="16357991" calcext:value-type="float">
            <text:p>16357991</text:p>
          </table:table-cell>
          <table:table-cell office:value-type="float" office:value="4428" calcext:value-type="float">
            <text:p>4428</text:p>
          </table:table-cell>
          <table:table-cell office:value-type="float" office:value="4" calcext:value-type="float">
            <text:p>4</text:p>
          </table:table-cell>
          <table:table-cell office:value-type="float" office:value="77.029428" calcext:value-type="float">
            <text:p>77.029428</text:p>
          </table:table-cell>
          <table:table-cell office:value-type="float" office:value="28.735244" calcext:value-type="float">
            <text:p>28.735244</text:p>
          </table:table-cell>
        </table:table-row>
        <table:table-row table:style-name="ro1">
          <table:table-cell office:value-type="float" office:value="16357991" calcext:value-type="float">
            <text:p>16357991</text:p>
          </table:table-cell>
          <table:table-cell office:value-type="float" office:value="4428" calcext:value-type="float">
            <text:p>4428</text:p>
          </table:table-cell>
          <table:table-cell office:value-type="float" office:value="5" calcext:value-type="float">
            <text:p>5</text:p>
          </table:table-cell>
          <table:table-cell office:value-type="float" office:value="77.029428" calcext:value-type="float">
            <text:p>77.029428</text:p>
          </table:table-cell>
          <table:table-cell office:value-type="float" office:value="28.735272" calcext:value-type="float">
            <text:p>28.735272</text:p>
          </table:table-cell>
        </table:table-row>
        <table:table-row table:style-name="ro1">
          <table:table-cell office:value-type="float" office:value="16357991" calcext:value-type="float">
            <text:p>16357991</text:p>
          </table:table-cell>
          <table:table-cell office:value-type="float" office:value="4428" calcext:value-type="float">
            <text:p>4428</text:p>
          </table:table-cell>
          <table:table-cell office:value-type="float" office:value="6" calcext:value-type="float">
            <text:p>6</text:p>
          </table:table-cell>
          <table:table-cell office:value-type="float" office:value="77.029455" calcext:value-type="float">
            <text:p>77.029455</text:p>
          </table:table-cell>
          <table:table-cell office:value-type="float" office:value="28.735272" calcext:value-type="float">
            <text:p>28.735272</text:p>
          </table:table-cell>
        </table:table-row>
        <table:table-row table:style-name="ro1">
          <table:table-cell office:value-type="float" office:value="16357991" calcext:value-type="float">
            <text:p>16357991</text:p>
          </table:table-cell>
          <table:table-cell office:value-type="float" office:value="4428" calcext:value-type="float">
            <text:p>4428</text:p>
          </table:table-cell>
          <table:table-cell office:value-type="float" office:value="7" calcext:value-type="float">
            <text:p>7</text:p>
          </table:table-cell>
          <table:table-cell office:value-type="float" office:value="77.029455" calcext:value-type="float">
            <text:p>77.029455</text:p>
          </table:table-cell>
          <table:table-cell office:value-type="float" office:value="28.735418" calcext:value-type="float">
            <text:p>28.735418</text:p>
          </table:table-cell>
        </table:table-row>
        <table:table-row table:style-name="ro1">
          <table:table-cell office:value-type="float" office:value="16357991" calcext:value-type="float">
            <text:p>16357991</text:p>
          </table:table-cell>
          <table:table-cell office:value-type="float" office:value="4428" calcext:value-type="float">
            <text:p>4428</text:p>
          </table:table-cell>
          <table:table-cell office:value-type="float" office:value="8" calcext:value-type="float">
            <text:p>8</text:p>
          </table:table-cell>
          <table:table-cell office:value-type="float" office:value="77.029442" calcext:value-type="float">
            <text:p>77.029442</text:p>
          </table:table-cell>
          <table:table-cell office:value-type="float" office:value="28.735418" calcext:value-type="float">
            <text:p>28.735418</text:p>
          </table:table-cell>
        </table:table-row>
        <table:table-row table:style-name="ro1">
          <table:table-cell office:value-type="float" office:value="16357991" calcext:value-type="float">
            <text:p>16357991</text:p>
          </table:table-cell>
          <table:table-cell office:value-type="float" office:value="4428" calcext:value-type="float">
            <text:p>4428</text:p>
          </table:table-cell>
          <table:table-cell office:value-type="float" office:value="9" calcext:value-type="float">
            <text:p>9</text:p>
          </table:table-cell>
          <table:table-cell office:value-type="float" office:value="77.029442" calcext:value-type="float">
            <text:p>77.029442</text:p>
          </table:table-cell>
          <table:table-cell office:value-type="float" office:value="28.735447" calcext:value-type="float">
            <text:p>28.735447</text:p>
          </table:table-cell>
        </table:table-row>
        <table:table-row table:style-name="ro1">
          <table:table-cell office:value-type="float" office:value="16357991" calcext:value-type="float">
            <text:p>16357991</text:p>
          </table:table-cell>
          <table:table-cell office:value-type="float" office:value="4428" calcext:value-type="float">
            <text:p>4428</text:p>
          </table:table-cell>
          <table:table-cell office:value-type="float" office:value="10" calcext:value-type="float">
            <text:p>10</text:p>
          </table:table-cell>
          <table:table-cell office:value-type="float" office:value="77.029455" calcext:value-type="float">
            <text:p>77.029455</text:p>
          </table:table-cell>
          <table:table-cell office:value-type="float" office:value="28.735447" calcext:value-type="float">
            <text:p>28.735447</text:p>
          </table:table-cell>
        </table:table-row>
        <table:table-row table:style-name="ro1">
          <table:table-cell office:value-type="float" office:value="16357991" calcext:value-type="float">
            <text:p>16357991</text:p>
          </table:table-cell>
          <table:table-cell office:value-type="float" office:value="4428" calcext:value-type="float">
            <text:p>4428</text:p>
          </table:table-cell>
          <table:table-cell office:value-type="float" office:value="11" calcext:value-type="float">
            <text:p>11</text:p>
          </table:table-cell>
          <table:table-cell office:value-type="float" office:value="77.029455" calcext:value-type="float">
            <text:p>77.029455</text:p>
          </table:table-cell>
          <table:table-cell office:value-type="float" office:value="28.735671" calcext:value-type="float">
            <text:p>28.735671</text:p>
          </table:table-cell>
        </table:table-row>
        <table:table-row table:style-name="ro1">
          <table:table-cell office:value-type="float" office:value="16357991" calcext:value-type="float">
            <text:p>16357991</text:p>
          </table:table-cell>
          <table:table-cell office:value-type="float" office:value="4428" calcext:value-type="float">
            <text:p>4428</text:p>
          </table:table-cell>
          <table:table-cell office:value-type="float" office:value="12" calcext:value-type="float">
            <text:p>12</text:p>
          </table:table-cell>
          <table:table-cell office:value-type="float" office:value="77.029528" calcext:value-type="float">
            <text:p>77.029528</text:p>
          </table:table-cell>
          <table:table-cell office:value-type="float" office:value="28.735671" calcext:value-type="float">
            <text:p>28.735671</text:p>
          </table:table-cell>
        </table:table-row>
        <table:table-row table:style-name="ro1">
          <table:table-cell office:value-type="float" office:value="16357991" calcext:value-type="float">
            <text:p>16357991</text:p>
          </table:table-cell>
          <table:table-cell office:value-type="float" office:value="4428" calcext:value-type="float">
            <text:p>4428</text:p>
          </table:table-cell>
          <table:table-cell office:value-type="float" office:value="13" calcext:value-type="float">
            <text:p>13</text:p>
          </table:table-cell>
          <table:table-cell office:value-type="float" office:value="77.029528" calcext:value-type="float">
            <text:p>77.029528</text:p>
          </table:table-cell>
          <table:table-cell office:value-type="float" office:value="28.735178" calcext:value-type="float">
            <text:p>28.735178</text:p>
          </table:table-cell>
        </table:table-row>
        <table:table-row table:style-name="ro1">
          <table:table-cell office:value-type="float" office:value="16357991" calcext:value-type="float">
            <text:p>16357991</text:p>
          </table:table-cell>
          <table:table-cell office:value-type="float" office:value="4428" calcext:value-type="float">
            <text:p>4428</text:p>
          </table:table-cell>
          <table:table-cell office:value-type="float" office:value="14" calcext:value-type="float">
            <text:p>14</text:p>
          </table:table-cell>
          <table:table-cell office:value-type="float" office:value="77.029086" calcext:value-type="float">
            <text:p>77.029086</text:p>
          </table:table-cell>
          <table:table-cell office:value-type="float" office:value="28.735178" calcext:value-type="float">
            <text:p>28.735178</text:p>
          </table:table-cell>
        </table:table-row>
        <table:table-row table:style-name="ro1">
          <table:table-cell office:value-type="float" office:value="16357992" calcext:value-type="float">
            <text:p>16357992</text:p>
          </table:table-cell>
          <table:table-cell office:value-type="float" office:value="4428" calcext:value-type="float">
            <text:p>4428</text:p>
          </table:table-cell>
          <table:table-cell office:value-type="float" office:value="0" calcext:value-type="float">
            <text:p>0</text:p>
          </table:table-cell>
          <table:table-cell office:value-type="float" office:value="77.029327" calcext:value-type="float">
            <text:p>77.029327</text:p>
          </table:table-cell>
          <table:table-cell office:value-type="float" office:value="28.732502" calcext:value-type="float">
            <text:p>28.732502</text:p>
          </table:table-cell>
        </table:table-row>
        <table:table-row table:style-name="ro1">
          <table:table-cell office:value-type="float" office:value="16357992" calcext:value-type="float">
            <text:p>16357992</text:p>
          </table:table-cell>
          <table:table-cell office:value-type="float" office:value="4428" calcext:value-type="float">
            <text:p>4428</text:p>
          </table:table-cell>
          <table:table-cell office:value-type="float" office:value="1" calcext:value-type="float">
            <text:p>1</text:p>
          </table:table-cell>
          <table:table-cell office:value-type="float" office:value="77.029331" calcext:value-type="float">
            <text:p>77.029331</text:p>
          </table:table-cell>
          <table:table-cell office:value-type="float" office:value="28.732604" calcext:value-type="float">
            <text:p>28.732604</text:p>
          </table:table-cell>
        </table:table-row>
        <table:table-row table:style-name="ro1">
          <table:table-cell office:value-type="float" office:value="16357992" calcext:value-type="float">
            <text:p>16357992</text:p>
          </table:table-cell>
          <table:table-cell office:value-type="float" office:value="4428" calcext:value-type="float">
            <text:p>4428</text:p>
          </table:table-cell>
          <table:table-cell office:value-type="float" office:value="2" calcext:value-type="float">
            <text:p>2</text:p>
          </table:table-cell>
          <table:table-cell office:value-type="float" office:value="77.029567" calcext:value-type="float">
            <text:p>77.029567</text:p>
          </table:table-cell>
          <table:table-cell office:value-type="float" office:value="28.732542" calcext:value-type="float">
            <text:p>28.732542</text:p>
          </table:table-cell>
        </table:table-row>
        <table:table-row table:style-name="ro1">
          <table:table-cell office:value-type="float" office:value="16357992" calcext:value-type="float">
            <text:p>16357992</text:p>
          </table:table-cell>
          <table:table-cell office:value-type="float" office:value="4428" calcext:value-type="float">
            <text:p>4428</text:p>
          </table:table-cell>
          <table:table-cell office:value-type="float" office:value="3" calcext:value-type="float">
            <text:p>3</text:p>
          </table:table-cell>
          <table:table-cell office:value-type="float" office:value="77.029558" calcext:value-type="float">
            <text:p>77.029558</text:p>
          </table:table-cell>
          <table:table-cell office:value-type="float" office:value="28.732445" calcext:value-type="float">
            <text:p>28.732445</text:p>
          </table:table-cell>
        </table:table-row>
        <table:table-row table:style-name="ro1">
          <table:table-cell office:value-type="float" office:value="16357992" calcext:value-type="float">
            <text:p>16357992</text:p>
          </table:table-cell>
          <table:table-cell office:value-type="float" office:value="4428" calcext:value-type="float">
            <text:p>4428</text:p>
          </table:table-cell>
          <table:table-cell office:value-type="float" office:value="4" calcext:value-type="float">
            <text:p>4</text:p>
          </table:table-cell>
          <table:table-cell office:value-type="float" office:value="77.029327" calcext:value-type="float">
            <text:p>77.029327</text:p>
          </table:table-cell>
          <table:table-cell office:value-type="float" office:value="28.732502" calcext:value-type="float">
            <text:p>28.732502</text:p>
          </table:table-cell>
        </table:table-row>
        <table:table-row table:style-name="ro1">
          <table:table-cell office:value-type="float" office:value="16357993" calcext:value-type="float">
            <text:p>16357993</text:p>
          </table:table-cell>
          <table:table-cell office:value-type="float" office:value="4428" calcext:value-type="float">
            <text:p>4428</text:p>
          </table:table-cell>
          <table:table-cell office:value-type="float" office:value="0" calcext:value-type="float">
            <text:p>0</text:p>
          </table:table-cell>
          <table:table-cell office:value-type="float" office:value="77.029481" calcext:value-type="float">
            <text:p>77.029481</text:p>
          </table:table-cell>
          <table:table-cell office:value-type="float" office:value="28.732985" calcext:value-type="float">
            <text:p>28.732985</text:p>
          </table:table-cell>
        </table:table-row>
        <table:table-row table:style-name="ro1">
          <table:table-cell office:value-type="float" office:value="16357993" calcext:value-type="float">
            <text:p>16357993</text:p>
          </table:table-cell>
          <table:table-cell office:value-type="float" office:value="4428" calcext:value-type="float">
            <text:p>4428</text:p>
          </table:table-cell>
          <table:table-cell office:value-type="float" office:value="1" calcext:value-type="float">
            <text:p>1</text:p>
          </table:table-cell>
          <table:table-cell office:value-type="float" office:value="77.029488" calcext:value-type="float">
            <text:p>77.029488</text:p>
          </table:table-cell>
          <table:table-cell office:value-type="float" office:value="28.733025" calcext:value-type="float">
            <text:p>28.733025</text:p>
          </table:table-cell>
        </table:table-row>
        <table:table-row table:style-name="ro1">
          <table:table-cell office:value-type="float" office:value="16357993" calcext:value-type="float">
            <text:p>16357993</text:p>
          </table:table-cell>
          <table:table-cell office:value-type="float" office:value="4428" calcext:value-type="float">
            <text:p>4428</text:p>
          </table:table-cell>
          <table:table-cell office:value-type="float" office:value="2" calcext:value-type="float">
            <text:p>2</text:p>
          </table:table-cell>
          <table:table-cell office:value-type="float" office:value="77.029565" calcext:value-type="float">
            <text:p>77.029565</text:p>
          </table:table-cell>
          <table:table-cell office:value-type="float" office:value="28.733013" calcext:value-type="float">
            <text:p>28.733013</text:p>
          </table:table-cell>
        </table:table-row>
        <table:table-row table:style-name="ro1">
          <table:table-cell office:value-type="float" office:value="16357993" calcext:value-type="float">
            <text:p>16357993</text:p>
          </table:table-cell>
          <table:table-cell office:value-type="float" office:value="4428" calcext:value-type="float">
            <text:p>4428</text:p>
          </table:table-cell>
          <table:table-cell office:value-type="float" office:value="3" calcext:value-type="float">
            <text:p>3</text:p>
          </table:table-cell>
          <table:table-cell office:value-type="float" office:value="77.029546" calcext:value-type="float">
            <text:p>77.029546</text:p>
          </table:table-cell>
          <table:table-cell office:value-type="float" office:value="28.732891" calcext:value-type="float">
            <text:p>28.732891</text:p>
          </table:table-cell>
        </table:table-row>
        <table:table-row table:style-name="ro1">
          <table:table-cell office:value-type="float" office:value="16357993" calcext:value-type="float">
            <text:p>16357993</text:p>
          </table:table-cell>
          <table:table-cell office:value-type="float" office:value="4428" calcext:value-type="float">
            <text:p>4428</text:p>
          </table:table-cell>
          <table:table-cell office:value-type="float" office:value="4" calcext:value-type="float">
            <text:p>4</text:p>
          </table:table-cell>
          <table:table-cell office:value-type="float" office:value="77.029439" calcext:value-type="float">
            <text:p>77.029439</text:p>
          </table:table-cell>
          <table:table-cell office:value-type="float" office:value="28.732908" calcext:value-type="float">
            <text:p>28.732908</text:p>
          </table:table-cell>
        </table:table-row>
        <table:table-row table:style-name="ro1">
          <table:table-cell office:value-type="float" office:value="16357993" calcext:value-type="float">
            <text:p>16357993</text:p>
          </table:table-cell>
          <table:table-cell office:value-type="float" office:value="4428" calcext:value-type="float">
            <text:p>4428</text:p>
          </table:table-cell>
          <table:table-cell office:value-type="float" office:value="5" calcext:value-type="float">
            <text:p>5</text:p>
          </table:table-cell>
          <table:table-cell office:value-type="float" office:value="77.029452" calcext:value-type="float">
            <text:p>77.029452</text:p>
          </table:table-cell>
          <table:table-cell office:value-type="float" office:value="28.732989" calcext:value-type="float">
            <text:p>28.732989</text:p>
          </table:table-cell>
        </table:table-row>
        <table:table-row table:style-name="ro1">
          <table:table-cell office:value-type="float" office:value="16357993" calcext:value-type="float">
            <text:p>16357993</text:p>
          </table:table-cell>
          <table:table-cell office:value-type="float" office:value="4428" calcext:value-type="float">
            <text:p>4428</text:p>
          </table:table-cell>
          <table:table-cell office:value-type="float" office:value="6" calcext:value-type="float">
            <text:p>6</text:p>
          </table:table-cell>
          <table:table-cell office:value-type="float" office:value="77.029481" calcext:value-type="float">
            <text:p>77.029481</text:p>
          </table:table-cell>
          <table:table-cell office:value-type="float" office:value="28.732985" calcext:value-type="float">
            <text:p>28.732985</text:p>
          </table:table-cell>
        </table:table-row>
        <table:table-row table:style-name="ro1">
          <table:table-cell office:value-type="float" office:value="16357996" calcext:value-type="float">
            <text:p>16357996</text:p>
          </table:table-cell>
          <table:table-cell office:value-type="float" office:value="4528" calcext:value-type="float">
            <text:p>4528</text:p>
          </table:table-cell>
          <table:table-cell office:value-type="float" office:value="0" calcext:value-type="float">
            <text:p>0</text:p>
          </table:table-cell>
          <table:table-cell office:value-type="float" office:value="77.03497" calcext:value-type="float">
            <text:p>77.03497</text:p>
          </table:table-cell>
          <table:table-cell office:value-type="float" office:value="28.728842" calcext:value-type="float">
            <text:p>28.728842</text:p>
          </table:table-cell>
        </table:table-row>
        <table:table-row table:style-name="ro1">
          <table:table-cell office:value-type="float" office:value="16357996" calcext:value-type="float">
            <text:p>16357996</text:p>
          </table:table-cell>
          <table:table-cell office:value-type="float" office:value="4528" calcext:value-type="float">
            <text:p>4528</text:p>
          </table:table-cell>
          <table:table-cell office:value-type="float" office:value="1" calcext:value-type="float">
            <text:p>1</text:p>
          </table:table-cell>
          <table:table-cell office:value-type="float" office:value="77.034971" calcext:value-type="float">
            <text:p>77.034971</text:p>
          </table:table-cell>
          <table:table-cell office:value-type="float" office:value="28.728837" calcext:value-type="float">
            <text:p>28.728837</text:p>
          </table:table-cell>
        </table:table-row>
        <table:table-row table:style-name="ro1">
          <table:table-cell office:value-type="float" office:value="16357996" calcext:value-type="float">
            <text:p>16357996</text:p>
          </table:table-cell>
          <table:table-cell office:value-type="float" office:value="4528" calcext:value-type="float">
            <text:p>4528</text:p>
          </table:table-cell>
          <table:table-cell office:value-type="float" office:value="2" calcext:value-type="float">
            <text:p>2</text:p>
          </table:table-cell>
          <table:table-cell office:value-type="float" office:value="77.034925" calcext:value-type="float">
            <text:p>77.034925</text:p>
          </table:table-cell>
          <table:table-cell office:value-type="float" office:value="28.728828" calcext:value-type="float">
            <text:p>28.728828</text:p>
          </table:table-cell>
        </table:table-row>
        <table:table-row table:style-name="ro1">
          <table:table-cell office:value-type="float" office:value="16357996" calcext:value-type="float">
            <text:p>16357996</text:p>
          </table:table-cell>
          <table:table-cell office:value-type="float" office:value="4528" calcext:value-type="float">
            <text:p>4528</text:p>
          </table:table-cell>
          <table:table-cell office:value-type="float" office:value="3" calcext:value-type="float">
            <text:p>3</text:p>
          </table:table-cell>
          <table:table-cell office:value-type="float" office:value="77.034921" calcext:value-type="float">
            <text:p>77.034921</text:p>
          </table:table-cell>
          <table:table-cell office:value-type="float" office:value="28.728842" calcext:value-type="float">
            <text:p>28.728842</text:p>
          </table:table-cell>
        </table:table-row>
        <table:table-row table:style-name="ro1">
          <table:table-cell office:value-type="float" office:value="16357996" calcext:value-type="float">
            <text:p>16357996</text:p>
          </table:table-cell>
          <table:table-cell office:value-type="float" office:value="4528" calcext:value-type="float">
            <text:p>4528</text:p>
          </table:table-cell>
          <table:table-cell office:value-type="float" office:value="4" calcext:value-type="float">
            <text:p>4</text:p>
          </table:table-cell>
          <table:table-cell office:value-type="float" office:value="77.034903" calcext:value-type="float">
            <text:p>77.034903</text:p>
          </table:table-cell>
          <table:table-cell office:value-type="float" office:value="28.728909" calcext:value-type="float">
            <text:p>28.728909</text:p>
          </table:table-cell>
        </table:table-row>
        <table:table-row table:style-name="ro1">
          <table:table-cell office:value-type="float" office:value="16357996" calcext:value-type="float">
            <text:p>16357996</text:p>
          </table:table-cell>
          <table:table-cell office:value-type="float" office:value="4528" calcext:value-type="float">
            <text:p>4528</text:p>
          </table:table-cell>
          <table:table-cell office:value-type="float" office:value="5" calcext:value-type="float">
            <text:p>5</text:p>
          </table:table-cell>
          <table:table-cell office:value-type="float" office:value="77.03496" calcext:value-type="float">
            <text:p>77.03496</text:p>
          </table:table-cell>
          <table:table-cell office:value-type="float" office:value="28.728921" calcext:value-type="float">
            <text:p>28.728921</text:p>
          </table:table-cell>
        </table:table-row>
        <table:table-row table:style-name="ro1">
          <table:table-cell office:value-type="float" office:value="16357996" calcext:value-type="float">
            <text:p>16357996</text:p>
          </table:table-cell>
          <table:table-cell office:value-type="float" office:value="4528" calcext:value-type="float">
            <text:p>4528</text:p>
          </table:table-cell>
          <table:table-cell office:value-type="float" office:value="6" calcext:value-type="float">
            <text:p>6</text:p>
          </table:table-cell>
          <table:table-cell office:value-type="float" office:value="77.03497" calcext:value-type="float">
            <text:p>77.03497</text:p>
          </table:table-cell>
          <table:table-cell office:value-type="float" office:value="28.728842" calcext:value-type="float">
            <text:p>28.728842</text:p>
          </table:table-cell>
        </table:table-row>
        <table:table-row table:style-name="ro1">
          <table:table-cell office:value-type="float" office:value="16357996" calcext:value-type="float">
            <text:p>16357996</text:p>
          </table:table-cell>
          <table:table-cell office:value-type="float" office:value="4428" calcext:value-type="float">
            <text:p>4428</text:p>
          </table:table-cell>
          <table:table-cell office:value-type="float" office:value="0" calcext:value-type="float">
            <text:p>0</text:p>
          </table:table-cell>
          <table:table-cell office:value-type="float" office:value="77.03497" calcext:value-type="float">
            <text:p>77.03497</text:p>
          </table:table-cell>
          <table:table-cell office:value-type="float" office:value="28.728842" calcext:value-type="float">
            <text:p>28.728842</text:p>
          </table:table-cell>
        </table:table-row>
        <table:table-row table:style-name="ro1">
          <table:table-cell office:value-type="float" office:value="16357996" calcext:value-type="float">
            <text:p>16357996</text:p>
          </table:table-cell>
          <table:table-cell office:value-type="float" office:value="4428" calcext:value-type="float">
            <text:p>4428</text:p>
          </table:table-cell>
          <table:table-cell office:value-type="float" office:value="1" calcext:value-type="float">
            <text:p>1</text:p>
          </table:table-cell>
          <table:table-cell office:value-type="float" office:value="77.034971" calcext:value-type="float">
            <text:p>77.034971</text:p>
          </table:table-cell>
          <table:table-cell office:value-type="float" office:value="28.728837" calcext:value-type="float">
            <text:p>28.728837</text:p>
          </table:table-cell>
        </table:table-row>
        <table:table-row table:style-name="ro1">
          <table:table-cell office:value-type="float" office:value="16357996" calcext:value-type="float">
            <text:p>16357996</text:p>
          </table:table-cell>
          <table:table-cell office:value-type="float" office:value="4428" calcext:value-type="float">
            <text:p>4428</text:p>
          </table:table-cell>
          <table:table-cell office:value-type="float" office:value="2" calcext:value-type="float">
            <text:p>2</text:p>
          </table:table-cell>
          <table:table-cell office:value-type="float" office:value="77.034925" calcext:value-type="float">
            <text:p>77.034925</text:p>
          </table:table-cell>
          <table:table-cell office:value-type="float" office:value="28.728828" calcext:value-type="float">
            <text:p>28.728828</text:p>
          </table:table-cell>
        </table:table-row>
        <table:table-row table:style-name="ro1">
          <table:table-cell office:value-type="float" office:value="16357996" calcext:value-type="float">
            <text:p>16357996</text:p>
          </table:table-cell>
          <table:table-cell office:value-type="float" office:value="4428" calcext:value-type="float">
            <text:p>4428</text:p>
          </table:table-cell>
          <table:table-cell office:value-type="float" office:value="3" calcext:value-type="float">
            <text:p>3</text:p>
          </table:table-cell>
          <table:table-cell office:value-type="float" office:value="77.034921" calcext:value-type="float">
            <text:p>77.034921</text:p>
          </table:table-cell>
          <table:table-cell office:value-type="float" office:value="28.728842" calcext:value-type="float">
            <text:p>28.728842</text:p>
          </table:table-cell>
        </table:table-row>
        <table:table-row table:style-name="ro1">
          <table:table-cell office:value-type="float" office:value="16357996" calcext:value-type="float">
            <text:p>16357996</text:p>
          </table:table-cell>
          <table:table-cell office:value-type="float" office:value="4428" calcext:value-type="float">
            <text:p>4428</text:p>
          </table:table-cell>
          <table:table-cell office:value-type="float" office:value="4" calcext:value-type="float">
            <text:p>4</text:p>
          </table:table-cell>
          <table:table-cell office:value-type="float" office:value="77.034903" calcext:value-type="float">
            <text:p>77.034903</text:p>
          </table:table-cell>
          <table:table-cell office:value-type="float" office:value="28.728909" calcext:value-type="float">
            <text:p>28.728909</text:p>
          </table:table-cell>
        </table:table-row>
        <table:table-row table:style-name="ro1">
          <table:table-cell office:value-type="float" office:value="16357996" calcext:value-type="float">
            <text:p>16357996</text:p>
          </table:table-cell>
          <table:table-cell office:value-type="float" office:value="4428" calcext:value-type="float">
            <text:p>4428</text:p>
          </table:table-cell>
          <table:table-cell office:value-type="float" office:value="5" calcext:value-type="float">
            <text:p>5</text:p>
          </table:table-cell>
          <table:table-cell office:value-type="float" office:value="77.03496" calcext:value-type="float">
            <text:p>77.03496</text:p>
          </table:table-cell>
          <table:table-cell office:value-type="float" office:value="28.728921" calcext:value-type="float">
            <text:p>28.728921</text:p>
          </table:table-cell>
        </table:table-row>
        <table:table-row table:style-name="ro1">
          <table:table-cell office:value-type="float" office:value="16357996" calcext:value-type="float">
            <text:p>16357996</text:p>
          </table:table-cell>
          <table:table-cell office:value-type="float" office:value="4428" calcext:value-type="float">
            <text:p>4428</text:p>
          </table:table-cell>
          <table:table-cell office:value-type="float" office:value="6" calcext:value-type="float">
            <text:p>6</text:p>
          </table:table-cell>
          <table:table-cell office:value-type="float" office:value="77.03497" calcext:value-type="float">
            <text:p>77.03497</text:p>
          </table:table-cell>
          <table:table-cell office:value-type="float" office:value="28.728842" calcext:value-type="float">
            <text:p>28.728842</text:p>
          </table:table-cell>
        </table:table-row>
        <table:table-row table:style-name="ro1">
          <table:table-cell office:value-type="float" office:value="16357998" calcext:value-type="float">
            <text:p>16357998</text:p>
          </table:table-cell>
          <table:table-cell office:value-type="float" office:value="4428" calcext:value-type="float">
            <text:p>4428</text:p>
          </table:table-cell>
          <table:table-cell office:value-type="float" office:value="0" calcext:value-type="float">
            <text:p>0</text:p>
          </table:table-cell>
          <table:table-cell office:value-type="float" office:value="77.042842" calcext:value-type="float">
            <text:p>77.042842</text:p>
          </table:table-cell>
          <table:table-cell office:value-type="float" office:value="28.733561" calcext:value-type="float">
            <text:p>28.733561</text:p>
          </table:table-cell>
        </table:table-row>
        <table:table-row table:style-name="ro1">
          <table:table-cell office:value-type="float" office:value="16357998" calcext:value-type="float">
            <text:p>16357998</text:p>
          </table:table-cell>
          <table:table-cell office:value-type="float" office:value="4428" calcext:value-type="float">
            <text:p>4428</text:p>
          </table:table-cell>
          <table:table-cell office:value-type="float" office:value="1" calcext:value-type="float">
            <text:p>1</text:p>
          </table:table-cell>
          <table:table-cell office:value-type="float" office:value="77.043016" calcext:value-type="float">
            <text:p>77.043016</text:p>
          </table:table-cell>
          <table:table-cell office:value-type="float" office:value="28.733561" calcext:value-type="float">
            <text:p>28.733561</text:p>
          </table:table-cell>
        </table:table-row>
        <table:table-row table:style-name="ro1">
          <table:table-cell office:value-type="float" office:value="16357998" calcext:value-type="float">
            <text:p>16357998</text:p>
          </table:table-cell>
          <table:table-cell office:value-type="float" office:value="4428" calcext:value-type="float">
            <text:p>4428</text:p>
          </table:table-cell>
          <table:table-cell office:value-type="float" office:value="2" calcext:value-type="float">
            <text:p>2</text:p>
          </table:table-cell>
          <table:table-cell office:value-type="float" office:value="77.043016" calcext:value-type="float">
            <text:p>77.043016</text:p>
          </table:table-cell>
          <table:table-cell office:value-type="float" office:value="28.733389" calcext:value-type="float">
            <text:p>28.733389</text:p>
          </table:table-cell>
        </table:table-row>
        <table:table-row table:style-name="ro1">
          <table:table-cell office:value-type="float" office:value="16357998" calcext:value-type="float">
            <text:p>16357998</text:p>
          </table:table-cell>
          <table:table-cell office:value-type="float" office:value="4428" calcext:value-type="float">
            <text:p>4428</text:p>
          </table:table-cell>
          <table:table-cell office:value-type="float" office:value="3" calcext:value-type="float">
            <text:p>3</text:p>
          </table:table-cell>
          <table:table-cell office:value-type="float" office:value="77.042842" calcext:value-type="float">
            <text:p>77.042842</text:p>
          </table:table-cell>
          <table:table-cell office:value-type="float" office:value="28.733389" calcext:value-type="float">
            <text:p>28.733389</text:p>
          </table:table-cell>
        </table:table-row>
        <table:table-row table:style-name="ro1">
          <table:table-cell office:value-type="float" office:value="16357998" calcext:value-type="float">
            <text:p>16357998</text:p>
          </table:table-cell>
          <table:table-cell office:value-type="float" office:value="4428" calcext:value-type="float">
            <text:p>4428</text:p>
          </table:table-cell>
          <table:table-cell office:value-type="float" office:value="4" calcext:value-type="float">
            <text:p>4</text:p>
          </table:table-cell>
          <table:table-cell office:value-type="float" office:value="77.042842" calcext:value-type="float">
            <text:p>77.042842</text:p>
          </table:table-cell>
          <table:table-cell office:value-type="float" office:value="28.733561" calcext:value-type="float">
            <text:p>28.733561</text:p>
          </table:table-cell>
        </table:table-row>
        <table:table-row table:style-name="ro1">
          <table:table-cell office:value-type="float" office:value="16357998" calcext:value-type="float">
            <text:p>16357998</text:p>
          </table:table-cell>
          <table:table-cell office:value-type="float" office:value="4429" calcext:value-type="float">
            <text:p>4429</text:p>
          </table:table-cell>
          <table:table-cell office:value-type="float" office:value="0" calcext:value-type="float">
            <text:p>0</text:p>
          </table:table-cell>
          <table:table-cell office:value-type="float" office:value="77.042842" calcext:value-type="float">
            <text:p>77.042842</text:p>
          </table:table-cell>
          <table:table-cell office:value-type="float" office:value="28.733561" calcext:value-type="float">
            <text:p>28.733561</text:p>
          </table:table-cell>
        </table:table-row>
        <table:table-row table:style-name="ro1">
          <table:table-cell office:value-type="float" office:value="16357998" calcext:value-type="float">
            <text:p>16357998</text:p>
          </table:table-cell>
          <table:table-cell office:value-type="float" office:value="4429" calcext:value-type="float">
            <text:p>4429</text:p>
          </table:table-cell>
          <table:table-cell office:value-type="float" office:value="1" calcext:value-type="float">
            <text:p>1</text:p>
          </table:table-cell>
          <table:table-cell office:value-type="float" office:value="77.043016" calcext:value-type="float">
            <text:p>77.043016</text:p>
          </table:table-cell>
          <table:table-cell office:value-type="float" office:value="28.733561" calcext:value-type="float">
            <text:p>28.733561</text:p>
          </table:table-cell>
        </table:table-row>
        <table:table-row table:style-name="ro1">
          <table:table-cell office:value-type="float" office:value="16357998" calcext:value-type="float">
            <text:p>16357998</text:p>
          </table:table-cell>
          <table:table-cell office:value-type="float" office:value="4429" calcext:value-type="float">
            <text:p>4429</text:p>
          </table:table-cell>
          <table:table-cell office:value-type="float" office:value="2" calcext:value-type="float">
            <text:p>2</text:p>
          </table:table-cell>
          <table:table-cell office:value-type="float" office:value="77.043016" calcext:value-type="float">
            <text:p>77.043016</text:p>
          </table:table-cell>
          <table:table-cell office:value-type="float" office:value="28.733389" calcext:value-type="float">
            <text:p>28.733389</text:p>
          </table:table-cell>
        </table:table-row>
        <table:table-row table:style-name="ro1">
          <table:table-cell office:value-type="float" office:value="16357998" calcext:value-type="float">
            <text:p>16357998</text:p>
          </table:table-cell>
          <table:table-cell office:value-type="float" office:value="4429" calcext:value-type="float">
            <text:p>4429</text:p>
          </table:table-cell>
          <table:table-cell office:value-type="float" office:value="3" calcext:value-type="float">
            <text:p>3</text:p>
          </table:table-cell>
          <table:table-cell office:value-type="float" office:value="77.042842" calcext:value-type="float">
            <text:p>77.042842</text:p>
          </table:table-cell>
          <table:table-cell office:value-type="float" office:value="28.733389" calcext:value-type="float">
            <text:p>28.733389</text:p>
          </table:table-cell>
        </table:table-row>
        <table:table-row table:style-name="ro1">
          <table:table-cell office:value-type="float" office:value="16357998" calcext:value-type="float">
            <text:p>16357998</text:p>
          </table:table-cell>
          <table:table-cell office:value-type="float" office:value="4429" calcext:value-type="float">
            <text:p>4429</text:p>
          </table:table-cell>
          <table:table-cell office:value-type="float" office:value="4" calcext:value-type="float">
            <text:p>4</text:p>
          </table:table-cell>
          <table:table-cell office:value-type="float" office:value="77.042842" calcext:value-type="float">
            <text:p>77.042842</text:p>
          </table:table-cell>
          <table:table-cell office:value-type="float" office:value="28.733561" calcext:value-type="float">
            <text:p>28.733561</text:p>
          </table:table-cell>
        </table:table-row>
        <table:table-row table:style-name="ro1">
          <table:table-cell office:value-type="float" office:value="16358001" calcext:value-type="float">
            <text:p>16358001</text:p>
          </table:table-cell>
          <table:table-cell office:value-type="float" office:value="4529" calcext:value-type="float">
            <text:p>4529</text:p>
          </table:table-cell>
          <table:table-cell office:value-type="float" office:value="0" calcext:value-type="float">
            <text:p>0</text:p>
          </table:table-cell>
          <table:table-cell office:value-type="float" office:value="77.049647" calcext:value-type="float">
            <text:p>77.049647</text:p>
          </table:table-cell>
          <table:table-cell office:value-type="float" office:value="28.728387" calcext:value-type="float">
            <text:p>28.728387</text:p>
          </table:table-cell>
        </table:table-row>
        <table:table-row table:style-name="ro1">
          <table:table-cell office:value-type="float" office:value="16358001" calcext:value-type="float">
            <text:p>16358001</text:p>
          </table:table-cell>
          <table:table-cell office:value-type="float" office:value="4529" calcext:value-type="float">
            <text:p>4529</text:p>
          </table:table-cell>
          <table:table-cell office:value-type="float" office:value="1" calcext:value-type="float">
            <text:p>1</text:p>
          </table:table-cell>
          <table:table-cell office:value-type="float" office:value="77.049878" calcext:value-type="float">
            <text:p>77.049878</text:p>
          </table:table-cell>
          <table:table-cell office:value-type="float" office:value="28.728774" calcext:value-type="float">
            <text:p>28.728774</text:p>
          </table:table-cell>
        </table:table-row>
        <table:table-row table:style-name="ro1">
          <table:table-cell office:value-type="float" office:value="16358001" calcext:value-type="float">
            <text:p>16358001</text:p>
          </table:table-cell>
          <table:table-cell office:value-type="float" office:value="4529" calcext:value-type="float">
            <text:p>4529</text:p>
          </table:table-cell>
          <table:table-cell office:value-type="float" office:value="2" calcext:value-type="float">
            <text:p>2</text:p>
          </table:table-cell>
          <table:table-cell office:value-type="float" office:value="77.049918" calcext:value-type="float">
            <text:p>77.049918</text:p>
          </table:table-cell>
          <table:table-cell office:value-type="float" office:value="28.72875" calcext:value-type="float">
            <text:p>28.72875</text:p>
          </table:table-cell>
        </table:table-row>
        <table:table-row table:style-name="ro1">
          <table:table-cell office:value-type="float" office:value="16358001" calcext:value-type="float">
            <text:p>16358001</text:p>
          </table:table-cell>
          <table:table-cell office:value-type="float" office:value="4529" calcext:value-type="float">
            <text:p>4529</text:p>
          </table:table-cell>
          <table:table-cell office:value-type="float" office:value="3" calcext:value-type="float">
            <text:p>3</text:p>
          </table:table-cell>
          <table:table-cell office:value-type="float" office:value="77.049981" calcext:value-type="float">
            <text:p>77.049981</text:p>
          </table:table-cell>
          <table:table-cell office:value-type="float" office:value="28.728856" calcext:value-type="float">
            <text:p>28.728856</text:p>
          </table:table-cell>
        </table:table-row>
        <table:table-row table:style-name="ro1">
          <table:table-cell office:value-type="float" office:value="16358001" calcext:value-type="float">
            <text:p>16358001</text:p>
          </table:table-cell>
          <table:table-cell office:value-type="float" office:value="4529" calcext:value-type="float">
            <text:p>4529</text:p>
          </table:table-cell>
          <table:table-cell office:value-type="float" office:value="4" calcext:value-type="float">
            <text:p>4</text:p>
          </table:table-cell>
          <table:table-cell office:value-type="float" office:value="77.050122" calcext:value-type="float">
            <text:p>77.050122</text:p>
          </table:table-cell>
          <table:table-cell office:value-type="float" office:value="28.728772" calcext:value-type="float">
            <text:p>28.728772</text:p>
          </table:table-cell>
        </table:table-row>
        <table:table-row table:style-name="ro1">
          <table:table-cell office:value-type="float" office:value="16358001" calcext:value-type="float">
            <text:p>16358001</text:p>
          </table:table-cell>
          <table:table-cell office:value-type="float" office:value="4529" calcext:value-type="float">
            <text:p>4529</text:p>
          </table:table-cell>
          <table:table-cell office:value-type="float" office:value="5" calcext:value-type="float">
            <text:p>5</text:p>
          </table:table-cell>
          <table:table-cell office:value-type="float" office:value="77.049777" calcext:value-type="float">
            <text:p>77.049777</text:p>
          </table:table-cell>
          <table:table-cell office:value-type="float" office:value="28.728194" calcext:value-type="float">
            <text:p>28.728194</text:p>
          </table:table-cell>
        </table:table-row>
        <table:table-row table:style-name="ro1">
          <table:table-cell office:value-type="float" office:value="16358001" calcext:value-type="float">
            <text:p>16358001</text:p>
          </table:table-cell>
          <table:table-cell office:value-type="float" office:value="4529" calcext:value-type="float">
            <text:p>4529</text:p>
          </table:table-cell>
          <table:table-cell office:value-type="float" office:value="6" calcext:value-type="float">
            <text:p>6</text:p>
          </table:table-cell>
          <table:table-cell office:value-type="float" office:value="77.049641" calcext:value-type="float">
            <text:p>77.049641</text:p>
          </table:table-cell>
          <table:table-cell office:value-type="float" office:value="28.728275" calcext:value-type="float">
            <text:p>28.728275</text:p>
          </table:table-cell>
        </table:table-row>
        <table:table-row table:style-name="ro1">
          <table:table-cell office:value-type="float" office:value="16358001" calcext:value-type="float">
            <text:p>16358001</text:p>
          </table:table-cell>
          <table:table-cell office:value-type="float" office:value="4529" calcext:value-type="float">
            <text:p>4529</text:p>
          </table:table-cell>
          <table:table-cell office:value-type="float" office:value="7" calcext:value-type="float">
            <text:p>7</text:p>
          </table:table-cell>
          <table:table-cell office:value-type="float" office:value="77.049692" calcext:value-type="float">
            <text:p>77.049692</text:p>
          </table:table-cell>
          <table:table-cell office:value-type="float" office:value="28.72836" calcext:value-type="float">
            <text:p>28.72836</text:p>
          </table:table-cell>
        </table:table-row>
        <table:table-row table:style-name="ro1">
          <table:table-cell office:value-type="float" office:value="16358001" calcext:value-type="float">
            <text:p>16358001</text:p>
          </table:table-cell>
          <table:table-cell office:value-type="float" office:value="4529" calcext:value-type="float">
            <text:p>4529</text:p>
          </table:table-cell>
          <table:table-cell office:value-type="float" office:value="8" calcext:value-type="float">
            <text:p>8</text:p>
          </table:table-cell>
          <table:table-cell office:value-type="float" office:value="77.049647" calcext:value-type="float">
            <text:p>77.049647</text:p>
          </table:table-cell>
          <table:table-cell office:value-type="float" office:value="28.728387" calcext:value-type="float">
            <text:p>28.728387</text:p>
          </table:table-cell>
        </table:table-row>
        <table:table-row table:style-name="ro1">
          <table:table-cell office:value-type="float" office:value="16358001" calcext:value-type="float">
            <text:p>16358001</text:p>
          </table:table-cell>
          <table:table-cell office:value-type="float" office:value="4429" calcext:value-type="float">
            <text:p>4429</text:p>
          </table:table-cell>
          <table:table-cell office:value-type="float" office:value="0" calcext:value-type="float">
            <text:p>0</text:p>
          </table:table-cell>
          <table:table-cell office:value-type="float" office:value="77.049647" calcext:value-type="float">
            <text:p>77.049647</text:p>
          </table:table-cell>
          <table:table-cell office:value-type="float" office:value="28.728387" calcext:value-type="float">
            <text:p>28.728387</text:p>
          </table:table-cell>
        </table:table-row>
        <table:table-row table:style-name="ro1">
          <table:table-cell office:value-type="float" office:value="16358001" calcext:value-type="float">
            <text:p>16358001</text:p>
          </table:table-cell>
          <table:table-cell office:value-type="float" office:value="4429" calcext:value-type="float">
            <text:p>4429</text:p>
          </table:table-cell>
          <table:table-cell office:value-type="float" office:value="1" calcext:value-type="float">
            <text:p>1</text:p>
          </table:table-cell>
          <table:table-cell office:value-type="float" office:value="77.049878" calcext:value-type="float">
            <text:p>77.049878</text:p>
          </table:table-cell>
          <table:table-cell office:value-type="float" office:value="28.728774" calcext:value-type="float">
            <text:p>28.728774</text:p>
          </table:table-cell>
        </table:table-row>
        <table:table-row table:style-name="ro1">
          <table:table-cell office:value-type="float" office:value="16358001" calcext:value-type="float">
            <text:p>16358001</text:p>
          </table:table-cell>
          <table:table-cell office:value-type="float" office:value="4429" calcext:value-type="float">
            <text:p>4429</text:p>
          </table:table-cell>
          <table:table-cell office:value-type="float" office:value="2" calcext:value-type="float">
            <text:p>2</text:p>
          </table:table-cell>
          <table:table-cell office:value-type="float" office:value="77.049918" calcext:value-type="float">
            <text:p>77.049918</text:p>
          </table:table-cell>
          <table:table-cell office:value-type="float" office:value="28.72875" calcext:value-type="float">
            <text:p>28.72875</text:p>
          </table:table-cell>
        </table:table-row>
        <table:table-row table:style-name="ro1">
          <table:table-cell office:value-type="float" office:value="16358001" calcext:value-type="float">
            <text:p>16358001</text:p>
          </table:table-cell>
          <table:table-cell office:value-type="float" office:value="4429" calcext:value-type="float">
            <text:p>4429</text:p>
          </table:table-cell>
          <table:table-cell office:value-type="float" office:value="3" calcext:value-type="float">
            <text:p>3</text:p>
          </table:table-cell>
          <table:table-cell office:value-type="float" office:value="77.049981" calcext:value-type="float">
            <text:p>77.049981</text:p>
          </table:table-cell>
          <table:table-cell office:value-type="float" office:value="28.728856" calcext:value-type="float">
            <text:p>28.728856</text:p>
          </table:table-cell>
        </table:table-row>
        <table:table-row table:style-name="ro1">
          <table:table-cell office:value-type="float" office:value="16358001" calcext:value-type="float">
            <text:p>16358001</text:p>
          </table:table-cell>
          <table:table-cell office:value-type="float" office:value="4429" calcext:value-type="float">
            <text:p>4429</text:p>
          </table:table-cell>
          <table:table-cell office:value-type="float" office:value="4" calcext:value-type="float">
            <text:p>4</text:p>
          </table:table-cell>
          <table:table-cell office:value-type="float" office:value="77.050122" calcext:value-type="float">
            <text:p>77.050122</text:p>
          </table:table-cell>
          <table:table-cell office:value-type="float" office:value="28.728772" calcext:value-type="float">
            <text:p>28.728772</text:p>
          </table:table-cell>
        </table:table-row>
        <table:table-row table:style-name="ro1">
          <table:table-cell office:value-type="float" office:value="16358001" calcext:value-type="float">
            <text:p>16358001</text:p>
          </table:table-cell>
          <table:table-cell office:value-type="float" office:value="4429" calcext:value-type="float">
            <text:p>4429</text:p>
          </table:table-cell>
          <table:table-cell office:value-type="float" office:value="5" calcext:value-type="float">
            <text:p>5</text:p>
          </table:table-cell>
          <table:table-cell office:value-type="float" office:value="77.049777" calcext:value-type="float">
            <text:p>77.049777</text:p>
          </table:table-cell>
          <table:table-cell office:value-type="float" office:value="28.728194" calcext:value-type="float">
            <text:p>28.728194</text:p>
          </table:table-cell>
        </table:table-row>
        <table:table-row table:style-name="ro1">
          <table:table-cell office:value-type="float" office:value="16358001" calcext:value-type="float">
            <text:p>16358001</text:p>
          </table:table-cell>
          <table:table-cell office:value-type="float" office:value="4429" calcext:value-type="float">
            <text:p>4429</text:p>
          </table:table-cell>
          <table:table-cell office:value-type="float" office:value="6" calcext:value-type="float">
            <text:p>6</text:p>
          </table:table-cell>
          <table:table-cell office:value-type="float" office:value="77.049641" calcext:value-type="float">
            <text:p>77.049641</text:p>
          </table:table-cell>
          <table:table-cell office:value-type="float" office:value="28.728275" calcext:value-type="float">
            <text:p>28.728275</text:p>
          </table:table-cell>
        </table:table-row>
        <table:table-row table:style-name="ro1">
          <table:table-cell office:value-type="float" office:value="16358001" calcext:value-type="float">
            <text:p>16358001</text:p>
          </table:table-cell>
          <table:table-cell office:value-type="float" office:value="4429" calcext:value-type="float">
            <text:p>4429</text:p>
          </table:table-cell>
          <table:table-cell office:value-type="float" office:value="7" calcext:value-type="float">
            <text:p>7</text:p>
          </table:table-cell>
          <table:table-cell office:value-type="float" office:value="77.049692" calcext:value-type="float">
            <text:p>77.049692</text:p>
          </table:table-cell>
          <table:table-cell office:value-type="float" office:value="28.72836" calcext:value-type="float">
            <text:p>28.72836</text:p>
          </table:table-cell>
        </table:table-row>
        <table:table-row table:style-name="ro1">
          <table:table-cell office:value-type="float" office:value="16358001" calcext:value-type="float">
            <text:p>16358001</text:p>
          </table:table-cell>
          <table:table-cell office:value-type="float" office:value="4429" calcext:value-type="float">
            <text:p>4429</text:p>
          </table:table-cell>
          <table:table-cell office:value-type="float" office:value="8" calcext:value-type="float">
            <text:p>8</text:p>
          </table:table-cell>
          <table:table-cell office:value-type="float" office:value="77.049647" calcext:value-type="float">
            <text:p>77.049647</text:p>
          </table:table-cell>
          <table:table-cell office:value-type="float" office:value="28.728387" calcext:value-type="float">
            <text:p>28.728387</text:p>
          </table:table-cell>
        </table:table-row>
        <table:table-row table:style-name="ro1">
          <table:table-cell office:value-type="float" office:value="16358002" calcext:value-type="float">
            <text:p>16358002</text:p>
          </table:table-cell>
          <table:table-cell office:value-type="float" office:value="4529" calcext:value-type="float">
            <text:p>4529</text:p>
          </table:table-cell>
          <table:table-cell office:value-type="float" office:value="0" calcext:value-type="float">
            <text:p>0</text:p>
          </table:table-cell>
          <table:table-cell office:value-type="float" office:value="77.047413" calcext:value-type="float">
            <text:p>77.047413</text:p>
          </table:table-cell>
          <table:table-cell office:value-type="float" office:value="28.728999" calcext:value-type="float">
            <text:p>28.728999</text:p>
          </table:table-cell>
        </table:table-row>
        <table:table-row table:style-name="ro1">
          <table:table-cell office:value-type="float" office:value="16358002" calcext:value-type="float">
            <text:p>16358002</text:p>
          </table:table-cell>
          <table:table-cell office:value-type="float" office:value="4529" calcext:value-type="float">
            <text:p>4529</text:p>
          </table:table-cell>
          <table:table-cell office:value-type="float" office:value="1" calcext:value-type="float">
            <text:p>1</text:p>
          </table:table-cell>
          <table:table-cell office:value-type="float" office:value="77.047929" calcext:value-type="float">
            <text:p>77.047929</text:p>
          </table:table-cell>
          <table:table-cell office:value-type="float" office:value="28.728991" calcext:value-type="float">
            <text:p>28.728991</text:p>
          </table:table-cell>
        </table:table-row>
        <table:table-row table:style-name="ro1">
          <table:table-cell office:value-type="float" office:value="16358002" calcext:value-type="float">
            <text:p>16358002</text:p>
          </table:table-cell>
          <table:table-cell office:value-type="float" office:value="4529" calcext:value-type="float">
            <text:p>4529</text:p>
          </table:table-cell>
          <table:table-cell office:value-type="float" office:value="2" calcext:value-type="float">
            <text:p>2</text:p>
          </table:table-cell>
          <table:table-cell office:value-type="float" office:value="77.04793" calcext:value-type="float">
            <text:p>77.04793</text:p>
          </table:table-cell>
          <table:table-cell office:value-type="float" office:value="28.728853" calcext:value-type="float">
            <text:p>28.728853</text:p>
          </table:table-cell>
        </table:table-row>
        <table:table-row table:style-name="ro1">
          <table:table-cell office:value-type="float" office:value="16358002" calcext:value-type="float">
            <text:p>16358002</text:p>
          </table:table-cell>
          <table:table-cell office:value-type="float" office:value="4529" calcext:value-type="float">
            <text:p>4529</text:p>
          </table:table-cell>
          <table:table-cell office:value-type="float" office:value="3" calcext:value-type="float">
            <text:p>3</text:p>
          </table:table-cell>
          <table:table-cell office:value-type="float" office:value="77.047723" calcext:value-type="float">
            <text:p>77.047723</text:p>
          </table:table-cell>
          <table:table-cell office:value-type="float" office:value="28.728852" calcext:value-type="float">
            <text:p>28.728852</text:p>
          </table:table-cell>
        </table:table-row>
        <table:table-row table:style-name="ro1">
          <table:table-cell office:value-type="float" office:value="16358002" calcext:value-type="float">
            <text:p>16358002</text:p>
          </table:table-cell>
          <table:table-cell office:value-type="float" office:value="4529" calcext:value-type="float">
            <text:p>4529</text:p>
          </table:table-cell>
          <table:table-cell office:value-type="float" office:value="4" calcext:value-type="float">
            <text:p>4</text:p>
          </table:table-cell>
          <table:table-cell office:value-type="float" office:value="77.047724" calcext:value-type="float">
            <text:p>77.047724</text:p>
          </table:table-cell>
          <table:table-cell office:value-type="float" office:value="28.728722" calcext:value-type="float">
            <text:p>28.728722</text:p>
          </table:table-cell>
        </table:table-row>
        <table:table-row table:style-name="ro1">
          <table:table-cell office:value-type="float" office:value="16358002" calcext:value-type="float">
            <text:p>16358002</text:p>
          </table:table-cell>
          <table:table-cell office:value-type="float" office:value="4529" calcext:value-type="float">
            <text:p>4529</text:p>
          </table:table-cell>
          <table:table-cell office:value-type="float" office:value="5" calcext:value-type="float">
            <text:p>5</text:p>
          </table:table-cell>
          <table:table-cell office:value-type="float" office:value="77.047485" calcext:value-type="float">
            <text:p>77.047485</text:p>
          </table:table-cell>
          <table:table-cell office:value-type="float" office:value="28.728721" calcext:value-type="float">
            <text:p>28.728721</text:p>
          </table:table-cell>
        </table:table-row>
        <table:table-row table:style-name="ro1">
          <table:table-cell office:value-type="float" office:value="16358002" calcext:value-type="float">
            <text:p>16358002</text:p>
          </table:table-cell>
          <table:table-cell office:value-type="float" office:value="4529" calcext:value-type="float">
            <text:p>4529</text:p>
          </table:table-cell>
          <table:table-cell office:value-type="float" office:value="6" calcext:value-type="float">
            <text:p>6</text:p>
          </table:table-cell>
          <table:table-cell office:value-type="float" office:value="77.047484" calcext:value-type="float">
            <text:p>77.047484</text:p>
          </table:table-cell>
          <table:table-cell office:value-type="float" office:value="28.728856" calcext:value-type="float">
            <text:p>28.728856</text:p>
          </table:table-cell>
        </table:table-row>
        <table:table-row table:style-name="ro1">
          <table:table-cell office:value-type="float" office:value="16358002" calcext:value-type="float">
            <text:p>16358002</text:p>
          </table:table-cell>
          <table:table-cell office:value-type="float" office:value="4529" calcext:value-type="float">
            <text:p>4529</text:p>
          </table:table-cell>
          <table:table-cell office:value-type="float" office:value="7" calcext:value-type="float">
            <text:p>7</text:p>
          </table:table-cell>
          <table:table-cell office:value-type="float" office:value="77.047414" calcext:value-type="float">
            <text:p>77.047414</text:p>
          </table:table-cell>
          <table:table-cell office:value-type="float" office:value="28.728856" calcext:value-type="float">
            <text:p>28.728856</text:p>
          </table:table-cell>
        </table:table-row>
        <table:table-row table:style-name="ro1">
          <table:table-cell office:value-type="float" office:value="16358002" calcext:value-type="float">
            <text:p>16358002</text:p>
          </table:table-cell>
          <table:table-cell office:value-type="float" office:value="4529" calcext:value-type="float">
            <text:p>4529</text:p>
          </table:table-cell>
          <table:table-cell office:value-type="float" office:value="8" calcext:value-type="float">
            <text:p>8</text:p>
          </table:table-cell>
          <table:table-cell office:value-type="float" office:value="77.047413" calcext:value-type="float">
            <text:p>77.047413</text:p>
          </table:table-cell>
          <table:table-cell office:value-type="float" office:value="28.728999" calcext:value-type="float">
            <text:p>28.728999</text:p>
          </table:table-cell>
        </table:table-row>
        <table:table-row table:style-name="ro1">
          <table:table-cell office:value-type="float" office:value="16358002" calcext:value-type="float">
            <text:p>16358002</text:p>
          </table:table-cell>
          <table:table-cell office:value-type="float" office:value="4429" calcext:value-type="float">
            <text:p>4429</text:p>
          </table:table-cell>
          <table:table-cell office:value-type="float" office:value="0" calcext:value-type="float">
            <text:p>0</text:p>
          </table:table-cell>
          <table:table-cell office:value-type="float" office:value="77.047413" calcext:value-type="float">
            <text:p>77.047413</text:p>
          </table:table-cell>
          <table:table-cell office:value-type="float" office:value="28.728999" calcext:value-type="float">
            <text:p>28.728999</text:p>
          </table:table-cell>
        </table:table-row>
        <table:table-row table:style-name="ro1">
          <table:table-cell office:value-type="float" office:value="16358002" calcext:value-type="float">
            <text:p>16358002</text:p>
          </table:table-cell>
          <table:table-cell office:value-type="float" office:value="4429" calcext:value-type="float">
            <text:p>4429</text:p>
          </table:table-cell>
          <table:table-cell office:value-type="float" office:value="1" calcext:value-type="float">
            <text:p>1</text:p>
          </table:table-cell>
          <table:table-cell office:value-type="float" office:value="77.047929" calcext:value-type="float">
            <text:p>77.047929</text:p>
          </table:table-cell>
          <table:table-cell office:value-type="float" office:value="28.728991" calcext:value-type="float">
            <text:p>28.728991</text:p>
          </table:table-cell>
        </table:table-row>
        <table:table-row table:style-name="ro1">
          <table:table-cell office:value-type="float" office:value="16358002" calcext:value-type="float">
            <text:p>16358002</text:p>
          </table:table-cell>
          <table:table-cell office:value-type="float" office:value="4429" calcext:value-type="float">
            <text:p>4429</text:p>
          </table:table-cell>
          <table:table-cell office:value-type="float" office:value="2" calcext:value-type="float">
            <text:p>2</text:p>
          </table:table-cell>
          <table:table-cell office:value-type="float" office:value="77.04793" calcext:value-type="float">
            <text:p>77.04793</text:p>
          </table:table-cell>
          <table:table-cell office:value-type="float" office:value="28.728853" calcext:value-type="float">
            <text:p>28.728853</text:p>
          </table:table-cell>
        </table:table-row>
        <table:table-row table:style-name="ro1">
          <table:table-cell office:value-type="float" office:value="16358002" calcext:value-type="float">
            <text:p>16358002</text:p>
          </table:table-cell>
          <table:table-cell office:value-type="float" office:value="4429" calcext:value-type="float">
            <text:p>4429</text:p>
          </table:table-cell>
          <table:table-cell office:value-type="float" office:value="3" calcext:value-type="float">
            <text:p>3</text:p>
          </table:table-cell>
          <table:table-cell office:value-type="float" office:value="77.047723" calcext:value-type="float">
            <text:p>77.047723</text:p>
          </table:table-cell>
          <table:table-cell office:value-type="float" office:value="28.728852" calcext:value-type="float">
            <text:p>28.728852</text:p>
          </table:table-cell>
        </table:table-row>
        <table:table-row table:style-name="ro1">
          <table:table-cell office:value-type="float" office:value="16358002" calcext:value-type="float">
            <text:p>16358002</text:p>
          </table:table-cell>
          <table:table-cell office:value-type="float" office:value="4429" calcext:value-type="float">
            <text:p>4429</text:p>
          </table:table-cell>
          <table:table-cell office:value-type="float" office:value="4" calcext:value-type="float">
            <text:p>4</text:p>
          </table:table-cell>
          <table:table-cell office:value-type="float" office:value="77.047724" calcext:value-type="float">
            <text:p>77.047724</text:p>
          </table:table-cell>
          <table:table-cell office:value-type="float" office:value="28.728722" calcext:value-type="float">
            <text:p>28.728722</text:p>
          </table:table-cell>
        </table:table-row>
        <table:table-row table:style-name="ro1">
          <table:table-cell office:value-type="float" office:value="16358002" calcext:value-type="float">
            <text:p>16358002</text:p>
          </table:table-cell>
          <table:table-cell office:value-type="float" office:value="4429" calcext:value-type="float">
            <text:p>4429</text:p>
          </table:table-cell>
          <table:table-cell office:value-type="float" office:value="5" calcext:value-type="float">
            <text:p>5</text:p>
          </table:table-cell>
          <table:table-cell office:value-type="float" office:value="77.047485" calcext:value-type="float">
            <text:p>77.047485</text:p>
          </table:table-cell>
          <table:table-cell office:value-type="float" office:value="28.728721" calcext:value-type="float">
            <text:p>28.728721</text:p>
          </table:table-cell>
        </table:table-row>
        <table:table-row table:style-name="ro1">
          <table:table-cell office:value-type="float" office:value="16358002" calcext:value-type="float">
            <text:p>16358002</text:p>
          </table:table-cell>
          <table:table-cell office:value-type="float" office:value="4429" calcext:value-type="float">
            <text:p>4429</text:p>
          </table:table-cell>
          <table:table-cell office:value-type="float" office:value="6" calcext:value-type="float">
            <text:p>6</text:p>
          </table:table-cell>
          <table:table-cell office:value-type="float" office:value="77.047484" calcext:value-type="float">
            <text:p>77.047484</text:p>
          </table:table-cell>
          <table:table-cell office:value-type="float" office:value="28.728856" calcext:value-type="float">
            <text:p>28.728856</text:p>
          </table:table-cell>
        </table:table-row>
        <table:table-row table:style-name="ro1">
          <table:table-cell office:value-type="float" office:value="16358002" calcext:value-type="float">
            <text:p>16358002</text:p>
          </table:table-cell>
          <table:table-cell office:value-type="float" office:value="4429" calcext:value-type="float">
            <text:p>4429</text:p>
          </table:table-cell>
          <table:table-cell office:value-type="float" office:value="7" calcext:value-type="float">
            <text:p>7</text:p>
          </table:table-cell>
          <table:table-cell office:value-type="float" office:value="77.047414" calcext:value-type="float">
            <text:p>77.047414</text:p>
          </table:table-cell>
          <table:table-cell office:value-type="float" office:value="28.728856" calcext:value-type="float">
            <text:p>28.728856</text:p>
          </table:table-cell>
        </table:table-row>
        <table:table-row table:style-name="ro1">
          <table:table-cell office:value-type="float" office:value="16358002" calcext:value-type="float">
            <text:p>16358002</text:p>
          </table:table-cell>
          <table:table-cell office:value-type="float" office:value="4429" calcext:value-type="float">
            <text:p>4429</text:p>
          </table:table-cell>
          <table:table-cell office:value-type="float" office:value="8" calcext:value-type="float">
            <text:p>8</text:p>
          </table:table-cell>
          <table:table-cell office:value-type="float" office:value="77.047413" calcext:value-type="float">
            <text:p>77.047413</text:p>
          </table:table-cell>
          <table:table-cell office:value-type="float" office:value="28.728999" calcext:value-type="float">
            <text:p>28.728999</text:p>
          </table:table-cell>
        </table:table-row>
        <table:table-row table:style-name="ro1">
          <table:table-cell office:value-type="float" office:value="16358003" calcext:value-type="float">
            <text:p>16358003</text:p>
          </table:table-cell>
          <table:table-cell office:value-type="float" office:value="4429" calcext:value-type="float">
            <text:p>4429</text:p>
          </table:table-cell>
          <table:table-cell office:value-type="float" office:value="0" calcext:value-type="float">
            <text:p>0</text:p>
          </table:table-cell>
          <table:table-cell office:value-type="float" office:value="77.056114" calcext:value-type="float">
            <text:p>77.056114</text:p>
          </table:table-cell>
          <table:table-cell office:value-type="float" office:value="28.737036" calcext:value-type="float">
            <text:p>28.737036</text:p>
          </table:table-cell>
        </table:table-row>
        <table:table-row table:style-name="ro1">
          <table:table-cell office:value-type="float" office:value="16358003" calcext:value-type="float">
            <text:p>16358003</text:p>
          </table:table-cell>
          <table:table-cell office:value-type="float" office:value="4429" calcext:value-type="float">
            <text:p>4429</text:p>
          </table:table-cell>
          <table:table-cell office:value-type="float" office:value="1" calcext:value-type="float">
            <text:p>1</text:p>
          </table:table-cell>
          <table:table-cell office:value-type="float" office:value="77.056523" calcext:value-type="float">
            <text:p>77.056523</text:p>
          </table:table-cell>
          <table:table-cell office:value-type="float" office:value="28.737036" calcext:value-type="float">
            <text:p>28.737036</text:p>
          </table:table-cell>
        </table:table-row>
        <table:table-row table:style-name="ro1">
          <table:table-cell office:value-type="float" office:value="16358003" calcext:value-type="float">
            <text:p>16358003</text:p>
          </table:table-cell>
          <table:table-cell office:value-type="float" office:value="4429" calcext:value-type="float">
            <text:p>4429</text:p>
          </table:table-cell>
          <table:table-cell office:value-type="float" office:value="2" calcext:value-type="float">
            <text:p>2</text:p>
          </table:table-cell>
          <table:table-cell office:value-type="float" office:value="77.056523" calcext:value-type="float">
            <text:p>77.056523</text:p>
          </table:table-cell>
          <table:table-cell office:value-type="float" office:value="28.73693" calcext:value-type="float">
            <text:p>28.73693</text:p>
          </table:table-cell>
        </table:table-row>
        <table:table-row table:style-name="ro1">
          <table:table-cell office:value-type="float" office:value="16358003" calcext:value-type="float">
            <text:p>16358003</text:p>
          </table:table-cell>
          <table:table-cell office:value-type="float" office:value="4429" calcext:value-type="float">
            <text:p>4429</text:p>
          </table:table-cell>
          <table:table-cell office:value-type="float" office:value="3" calcext:value-type="float">
            <text:p>3</text:p>
          </table:table-cell>
          <table:table-cell office:value-type="float" office:value="77.056544" calcext:value-type="float">
            <text:p>77.056544</text:p>
          </table:table-cell>
          <table:table-cell office:value-type="float" office:value="28.73693" calcext:value-type="float">
            <text:p>28.73693</text:p>
          </table:table-cell>
        </table:table-row>
        <table:table-row table:style-name="ro1">
          <table:table-cell office:value-type="float" office:value="16358003" calcext:value-type="float">
            <text:p>16358003</text:p>
          </table:table-cell>
          <table:table-cell office:value-type="float" office:value="4429" calcext:value-type="float">
            <text:p>4429</text:p>
          </table:table-cell>
          <table:table-cell office:value-type="float" office:value="4" calcext:value-type="float">
            <text:p>4</text:p>
          </table:table-cell>
          <table:table-cell office:value-type="float" office:value="77.056544" calcext:value-type="float">
            <text:p>77.056544</text:p>
          </table:table-cell>
          <table:table-cell office:value-type="float" office:value="28.736831" calcext:value-type="float">
            <text:p>28.736831</text:p>
          </table:table-cell>
        </table:table-row>
        <table:table-row table:style-name="ro1">
          <table:table-cell office:value-type="float" office:value="16358003" calcext:value-type="float">
            <text:p>16358003</text:p>
          </table:table-cell>
          <table:table-cell office:value-type="float" office:value="4429" calcext:value-type="float">
            <text:p>4429</text:p>
          </table:table-cell>
          <table:table-cell office:value-type="float" office:value="5" calcext:value-type="float">
            <text:p>5</text:p>
          </table:table-cell>
          <table:table-cell office:value-type="float" office:value="77.056464" calcext:value-type="float">
            <text:p>77.056464</text:p>
          </table:table-cell>
          <table:table-cell office:value-type="float" office:value="28.736831" calcext:value-type="float">
            <text:p>28.736831</text:p>
          </table:table-cell>
        </table:table-row>
        <table:table-row table:style-name="ro1">
          <table:table-cell office:value-type="float" office:value="16358003" calcext:value-type="float">
            <text:p>16358003</text:p>
          </table:table-cell>
          <table:table-cell office:value-type="float" office:value="4429" calcext:value-type="float">
            <text:p>4429</text:p>
          </table:table-cell>
          <table:table-cell office:value-type="float" office:value="6" calcext:value-type="float">
            <text:p>6</text:p>
          </table:table-cell>
          <table:table-cell office:value-type="float" office:value="77.056464" calcext:value-type="float">
            <text:p>77.056464</text:p>
          </table:table-cell>
          <table:table-cell office:value-type="float" office:value="28.736966" calcext:value-type="float">
            <text:p>28.736966</text:p>
          </table:table-cell>
        </table:table-row>
        <table:table-row table:style-name="ro1">
          <table:table-cell office:value-type="float" office:value="16358003" calcext:value-type="float">
            <text:p>16358003</text:p>
          </table:table-cell>
          <table:table-cell office:value-type="float" office:value="4429" calcext:value-type="float">
            <text:p>4429</text:p>
          </table:table-cell>
          <table:table-cell office:value-type="float" office:value="7" calcext:value-type="float">
            <text:p>7</text:p>
          </table:table-cell>
          <table:table-cell office:value-type="float" office:value="77.056167" calcext:value-type="float">
            <text:p>77.056167</text:p>
          </table:table-cell>
          <table:table-cell office:value-type="float" office:value="28.736966" calcext:value-type="float">
            <text:p>28.736966</text:p>
          </table:table-cell>
        </table:table-row>
        <table:table-row table:style-name="ro1">
          <table:table-cell office:value-type="float" office:value="16358003" calcext:value-type="float">
            <text:p>16358003</text:p>
          </table:table-cell>
          <table:table-cell office:value-type="float" office:value="4429" calcext:value-type="float">
            <text:p>4429</text:p>
          </table:table-cell>
          <table:table-cell office:value-type="float" office:value="8" calcext:value-type="float">
            <text:p>8</text:p>
          </table:table-cell>
          <table:table-cell office:value-type="float" office:value="77.056167" calcext:value-type="float">
            <text:p>77.056167</text:p>
          </table:table-cell>
          <table:table-cell office:value-type="float" office:value="28.736892" calcext:value-type="float">
            <text:p>28.736892</text:p>
          </table:table-cell>
        </table:table-row>
        <table:table-row table:style-name="ro1">
          <table:table-cell office:value-type="float" office:value="16358003" calcext:value-type="float">
            <text:p>16358003</text:p>
          </table:table-cell>
          <table:table-cell office:value-type="float" office:value="4429" calcext:value-type="float">
            <text:p>4429</text:p>
          </table:table-cell>
          <table:table-cell office:value-type="float" office:value="9" calcext:value-type="float">
            <text:p>9</text:p>
          </table:table-cell>
          <table:table-cell office:value-type="float" office:value="77.056114" calcext:value-type="float">
            <text:p>77.056114</text:p>
          </table:table-cell>
          <table:table-cell office:value-type="float" office:value="28.736892" calcext:value-type="float">
            <text:p>28.736892</text:p>
          </table:table-cell>
        </table:table-row>
        <table:table-row table:style-name="ro1">
          <table:table-cell office:value-type="float" office:value="16358003" calcext:value-type="float">
            <text:p>16358003</text:p>
          </table:table-cell>
          <table:table-cell office:value-type="float" office:value="4429" calcext:value-type="float">
            <text:p>4429</text:p>
          </table:table-cell>
          <table:table-cell office:value-type="float" office:value="10" calcext:value-type="float">
            <text:p>10</text:p>
          </table:table-cell>
          <table:table-cell office:value-type="float" office:value="77.056114" calcext:value-type="float">
            <text:p>77.056114</text:p>
          </table:table-cell>
          <table:table-cell office:value-type="float" office:value="28.737036" calcext:value-type="float">
            <text:p>28.737036</text:p>
          </table:table-cell>
        </table:table-row>
        <table:table-row table:style-name="ro1">
          <table:table-cell office:value-type="float" office:value="16358003" calcext:value-type="float">
            <text:p>16358003</text:p>
          </table:table-cell>
          <table:table-cell office:value-type="float" office:value="4430" calcext:value-type="float">
            <text:p>4430</text:p>
          </table:table-cell>
          <table:table-cell office:value-type="float" office:value="0" calcext:value-type="float">
            <text:p>0</text:p>
          </table:table-cell>
          <table:table-cell office:value-type="float" office:value="77.056114" calcext:value-type="float">
            <text:p>77.056114</text:p>
          </table:table-cell>
          <table:table-cell office:value-type="float" office:value="28.737036" calcext:value-type="float">
            <text:p>28.737036</text:p>
          </table:table-cell>
        </table:table-row>
        <table:table-row table:style-name="ro1">
          <table:table-cell office:value-type="float" office:value="16358003" calcext:value-type="float">
            <text:p>16358003</text:p>
          </table:table-cell>
          <table:table-cell office:value-type="float" office:value="4430" calcext:value-type="float">
            <text:p>4430</text:p>
          </table:table-cell>
          <table:table-cell office:value-type="float" office:value="1" calcext:value-type="float">
            <text:p>1</text:p>
          </table:table-cell>
          <table:table-cell office:value-type="float" office:value="77.056523" calcext:value-type="float">
            <text:p>77.056523</text:p>
          </table:table-cell>
          <table:table-cell office:value-type="float" office:value="28.737036" calcext:value-type="float">
            <text:p>28.737036</text:p>
          </table:table-cell>
        </table:table-row>
        <table:table-row table:style-name="ro1">
          <table:table-cell office:value-type="float" office:value="16358003" calcext:value-type="float">
            <text:p>16358003</text:p>
          </table:table-cell>
          <table:table-cell office:value-type="float" office:value="4430" calcext:value-type="float">
            <text:p>4430</text:p>
          </table:table-cell>
          <table:table-cell office:value-type="float" office:value="2" calcext:value-type="float">
            <text:p>2</text:p>
          </table:table-cell>
          <table:table-cell office:value-type="float" office:value="77.056523" calcext:value-type="float">
            <text:p>77.056523</text:p>
          </table:table-cell>
          <table:table-cell office:value-type="float" office:value="28.73693" calcext:value-type="float">
            <text:p>28.73693</text:p>
          </table:table-cell>
        </table:table-row>
        <table:table-row table:style-name="ro1">
          <table:table-cell office:value-type="float" office:value="16358003" calcext:value-type="float">
            <text:p>16358003</text:p>
          </table:table-cell>
          <table:table-cell office:value-type="float" office:value="4430" calcext:value-type="float">
            <text:p>4430</text:p>
          </table:table-cell>
          <table:table-cell office:value-type="float" office:value="3" calcext:value-type="float">
            <text:p>3</text:p>
          </table:table-cell>
          <table:table-cell office:value-type="float" office:value="77.056544" calcext:value-type="float">
            <text:p>77.056544</text:p>
          </table:table-cell>
          <table:table-cell office:value-type="float" office:value="28.73693" calcext:value-type="float">
            <text:p>28.73693</text:p>
          </table:table-cell>
        </table:table-row>
        <table:table-row table:style-name="ro1">
          <table:table-cell office:value-type="float" office:value="16358003" calcext:value-type="float">
            <text:p>16358003</text:p>
          </table:table-cell>
          <table:table-cell office:value-type="float" office:value="4430" calcext:value-type="float">
            <text:p>4430</text:p>
          </table:table-cell>
          <table:table-cell office:value-type="float" office:value="4" calcext:value-type="float">
            <text:p>4</text:p>
          </table:table-cell>
          <table:table-cell office:value-type="float" office:value="77.056544" calcext:value-type="float">
            <text:p>77.056544</text:p>
          </table:table-cell>
          <table:table-cell office:value-type="float" office:value="28.736831" calcext:value-type="float">
            <text:p>28.736831</text:p>
          </table:table-cell>
        </table:table-row>
        <table:table-row table:style-name="ro1">
          <table:table-cell office:value-type="float" office:value="16358003" calcext:value-type="float">
            <text:p>16358003</text:p>
          </table:table-cell>
          <table:table-cell office:value-type="float" office:value="4430" calcext:value-type="float">
            <text:p>4430</text:p>
          </table:table-cell>
          <table:table-cell office:value-type="float" office:value="5" calcext:value-type="float">
            <text:p>5</text:p>
          </table:table-cell>
          <table:table-cell office:value-type="float" office:value="77.056464" calcext:value-type="float">
            <text:p>77.056464</text:p>
          </table:table-cell>
          <table:table-cell office:value-type="float" office:value="28.736831" calcext:value-type="float">
            <text:p>28.736831</text:p>
          </table:table-cell>
        </table:table-row>
        <table:table-row table:style-name="ro1">
          <table:table-cell office:value-type="float" office:value="16358003" calcext:value-type="float">
            <text:p>16358003</text:p>
          </table:table-cell>
          <table:table-cell office:value-type="float" office:value="4430" calcext:value-type="float">
            <text:p>4430</text:p>
          </table:table-cell>
          <table:table-cell office:value-type="float" office:value="6" calcext:value-type="float">
            <text:p>6</text:p>
          </table:table-cell>
          <table:table-cell office:value-type="float" office:value="77.056464" calcext:value-type="float">
            <text:p>77.056464</text:p>
          </table:table-cell>
          <table:table-cell office:value-type="float" office:value="28.736966" calcext:value-type="float">
            <text:p>28.736966</text:p>
          </table:table-cell>
        </table:table-row>
        <table:table-row table:style-name="ro1">
          <table:table-cell office:value-type="float" office:value="16358003" calcext:value-type="float">
            <text:p>16358003</text:p>
          </table:table-cell>
          <table:table-cell office:value-type="float" office:value="4430" calcext:value-type="float">
            <text:p>4430</text:p>
          </table:table-cell>
          <table:table-cell office:value-type="float" office:value="7" calcext:value-type="float">
            <text:p>7</text:p>
          </table:table-cell>
          <table:table-cell office:value-type="float" office:value="77.056167" calcext:value-type="float">
            <text:p>77.056167</text:p>
          </table:table-cell>
          <table:table-cell office:value-type="float" office:value="28.736966" calcext:value-type="float">
            <text:p>28.736966</text:p>
          </table:table-cell>
        </table:table-row>
        <table:table-row table:style-name="ro1">
          <table:table-cell office:value-type="float" office:value="16358003" calcext:value-type="float">
            <text:p>16358003</text:p>
          </table:table-cell>
          <table:table-cell office:value-type="float" office:value="4430" calcext:value-type="float">
            <text:p>4430</text:p>
          </table:table-cell>
          <table:table-cell office:value-type="float" office:value="8" calcext:value-type="float">
            <text:p>8</text:p>
          </table:table-cell>
          <table:table-cell office:value-type="float" office:value="77.056167" calcext:value-type="float">
            <text:p>77.056167</text:p>
          </table:table-cell>
          <table:table-cell office:value-type="float" office:value="28.736892" calcext:value-type="float">
            <text:p>28.736892</text:p>
          </table:table-cell>
        </table:table-row>
        <table:table-row table:style-name="ro1">
          <table:table-cell office:value-type="float" office:value="16358003" calcext:value-type="float">
            <text:p>16358003</text:p>
          </table:table-cell>
          <table:table-cell office:value-type="float" office:value="4430" calcext:value-type="float">
            <text:p>4430</text:p>
          </table:table-cell>
          <table:table-cell office:value-type="float" office:value="9" calcext:value-type="float">
            <text:p>9</text:p>
          </table:table-cell>
          <table:table-cell office:value-type="float" office:value="77.056114" calcext:value-type="float">
            <text:p>77.056114</text:p>
          </table:table-cell>
          <table:table-cell office:value-type="float" office:value="28.736892" calcext:value-type="float">
            <text:p>28.736892</text:p>
          </table:table-cell>
        </table:table-row>
        <table:table-row table:style-name="ro1">
          <table:table-cell office:value-type="float" office:value="16358003" calcext:value-type="float">
            <text:p>16358003</text:p>
          </table:table-cell>
          <table:table-cell office:value-type="float" office:value="4430" calcext:value-type="float">
            <text:p>4430</text:p>
          </table:table-cell>
          <table:table-cell office:value-type="float" office:value="10" calcext:value-type="float">
            <text:p>10</text:p>
          </table:table-cell>
          <table:table-cell office:value-type="float" office:value="77.056114" calcext:value-type="float">
            <text:p>77.056114</text:p>
          </table:table-cell>
          <table:table-cell office:value-type="float" office:value="28.737036" calcext:value-type="float">
            <text:p>28.737036</text:p>
          </table:table-cell>
        </table:table-row>
        <table:table-row table:style-name="ro1">
          <table:table-cell office:value-type="float" office:value="16358004" calcext:value-type="float">
            <text:p>16358004</text:p>
          </table:table-cell>
          <table:table-cell office:value-type="float" office:value="4530" calcext:value-type="float">
            <text:p>4530</text:p>
          </table:table-cell>
          <table:table-cell office:value-type="float" office:value="0" calcext:value-type="float">
            <text:p>0</text:p>
          </table:table-cell>
          <table:table-cell office:value-type="float" office:value="77.065405" calcext:value-type="float">
            <text:p>77.065405</text:p>
          </table:table-cell>
          <table:table-cell office:value-type="float" office:value="28.728783" calcext:value-type="float">
            <text:p>28.728783</text:p>
          </table:table-cell>
        </table:table-row>
        <table:table-row table:style-name="ro1">
          <table:table-cell office:value-type="float" office:value="16358004" calcext:value-type="float">
            <text:p>16358004</text:p>
          </table:table-cell>
          <table:table-cell office:value-type="float" office:value="4530" calcext:value-type="float">
            <text:p>4530</text:p>
          </table:table-cell>
          <table:table-cell office:value-type="float" office:value="1" calcext:value-type="float">
            <text:p>1</text:p>
          </table:table-cell>
          <table:table-cell office:value-type="float" office:value="77.065406" calcext:value-type="float">
            <text:p>77.065406</text:p>
          </table:table-cell>
          <table:table-cell office:value-type="float" office:value="28.728833" calcext:value-type="float">
            <text:p>28.728833</text:p>
          </table:table-cell>
        </table:table-row>
        <table:table-row table:style-name="ro1">
          <table:table-cell office:value-type="float" office:value="16358004" calcext:value-type="float">
            <text:p>16358004</text:p>
          </table:table-cell>
          <table:table-cell office:value-type="float" office:value="4530" calcext:value-type="float">
            <text:p>4530</text:p>
          </table:table-cell>
          <table:table-cell office:value-type="float" office:value="2" calcext:value-type="float">
            <text:p>2</text:p>
          </table:table-cell>
          <table:table-cell office:value-type="float" office:value="77.065726" calcext:value-type="float">
            <text:p>77.065726</text:p>
          </table:table-cell>
          <table:table-cell office:value-type="float" office:value="28.728832" calcext:value-type="float">
            <text:p>28.728832</text:p>
          </table:table-cell>
        </table:table-row>
        <table:table-row table:style-name="ro1">
          <table:table-cell office:value-type="float" office:value="16358004" calcext:value-type="float">
            <text:p>16358004</text:p>
          </table:table-cell>
          <table:table-cell office:value-type="float" office:value="4530" calcext:value-type="float">
            <text:p>4530</text:p>
          </table:table-cell>
          <table:table-cell office:value-type="float" office:value="3" calcext:value-type="float">
            <text:p>3</text:p>
          </table:table-cell>
          <table:table-cell office:value-type="float" office:value="77.065726" calcext:value-type="float">
            <text:p>77.065726</text:p>
          </table:table-cell>
          <table:table-cell office:value-type="float" office:value="28.728782" calcext:value-type="float">
            <text:p>28.728782</text:p>
          </table:table-cell>
        </table:table-row>
        <table:table-row table:style-name="ro1">
          <table:table-cell office:value-type="float" office:value="16358004" calcext:value-type="float">
            <text:p>16358004</text:p>
          </table:table-cell>
          <table:table-cell office:value-type="float" office:value="4530" calcext:value-type="float">
            <text:p>4530</text:p>
          </table:table-cell>
          <table:table-cell office:value-type="float" office:value="4" calcext:value-type="float">
            <text:p>4</text:p>
          </table:table-cell>
          <table:table-cell office:value-type="float" office:value="77.065405" calcext:value-type="float">
            <text:p>77.065405</text:p>
          </table:table-cell>
          <table:table-cell office:value-type="float" office:value="28.728783" calcext:value-type="float">
            <text:p>28.728783</text:p>
          </table:table-cell>
        </table:table-row>
        <table:table-row table:style-name="ro1">
          <table:table-cell office:value-type="float" office:value="16358004" calcext:value-type="float">
            <text:p>16358004</text:p>
          </table:table-cell>
          <table:table-cell office:value-type="float" office:value="4430" calcext:value-type="float">
            <text:p>4430</text:p>
          </table:table-cell>
          <table:table-cell office:value-type="float" office:value="0" calcext:value-type="float">
            <text:p>0</text:p>
          </table:table-cell>
          <table:table-cell office:value-type="float" office:value="77.065405" calcext:value-type="float">
            <text:p>77.065405</text:p>
          </table:table-cell>
          <table:table-cell office:value-type="float" office:value="28.728783" calcext:value-type="float">
            <text:p>28.728783</text:p>
          </table:table-cell>
        </table:table-row>
        <table:table-row table:style-name="ro1">
          <table:table-cell office:value-type="float" office:value="16358004" calcext:value-type="float">
            <text:p>16358004</text:p>
          </table:table-cell>
          <table:table-cell office:value-type="float" office:value="4430" calcext:value-type="float">
            <text:p>4430</text:p>
          </table:table-cell>
          <table:table-cell office:value-type="float" office:value="1" calcext:value-type="float">
            <text:p>1</text:p>
          </table:table-cell>
          <table:table-cell office:value-type="float" office:value="77.065406" calcext:value-type="float">
            <text:p>77.065406</text:p>
          </table:table-cell>
          <table:table-cell office:value-type="float" office:value="28.728833" calcext:value-type="float">
            <text:p>28.728833</text:p>
          </table:table-cell>
        </table:table-row>
        <table:table-row table:style-name="ro1">
          <table:table-cell office:value-type="float" office:value="16358004" calcext:value-type="float">
            <text:p>16358004</text:p>
          </table:table-cell>
          <table:table-cell office:value-type="float" office:value="4430" calcext:value-type="float">
            <text:p>4430</text:p>
          </table:table-cell>
          <table:table-cell office:value-type="float" office:value="2" calcext:value-type="float">
            <text:p>2</text:p>
          </table:table-cell>
          <table:table-cell office:value-type="float" office:value="77.065726" calcext:value-type="float">
            <text:p>77.065726</text:p>
          </table:table-cell>
          <table:table-cell office:value-type="float" office:value="28.728832" calcext:value-type="float">
            <text:p>28.728832</text:p>
          </table:table-cell>
        </table:table-row>
        <table:table-row table:style-name="ro1">
          <table:table-cell office:value-type="float" office:value="16358004" calcext:value-type="float">
            <text:p>16358004</text:p>
          </table:table-cell>
          <table:table-cell office:value-type="float" office:value="4430" calcext:value-type="float">
            <text:p>4430</text:p>
          </table:table-cell>
          <table:table-cell office:value-type="float" office:value="3" calcext:value-type="float">
            <text:p>3</text:p>
          </table:table-cell>
          <table:table-cell office:value-type="float" office:value="77.065726" calcext:value-type="float">
            <text:p>77.065726</text:p>
          </table:table-cell>
          <table:table-cell office:value-type="float" office:value="28.728782" calcext:value-type="float">
            <text:p>28.728782</text:p>
          </table:table-cell>
        </table:table-row>
        <table:table-row table:style-name="ro1">
          <table:table-cell office:value-type="float" office:value="16358004" calcext:value-type="float">
            <text:p>16358004</text:p>
          </table:table-cell>
          <table:table-cell office:value-type="float" office:value="4430" calcext:value-type="float">
            <text:p>4430</text:p>
          </table:table-cell>
          <table:table-cell office:value-type="float" office:value="4" calcext:value-type="float">
            <text:p>4</text:p>
          </table:table-cell>
          <table:table-cell office:value-type="float" office:value="77.065405" calcext:value-type="float">
            <text:p>77.065405</text:p>
          </table:table-cell>
          <table:table-cell office:value-type="float" office:value="28.728783" calcext:value-type="float">
            <text:p>28.728783</text:p>
          </table:table-cell>
        </table:table-row>
        <table:table-row table:style-name="ro1">
          <table:table-cell office:value-type="float" office:value="16358005" calcext:value-type="float">
            <text:p>16358005</text:p>
          </table:table-cell>
          <table:table-cell office:value-type="float" office:value="4530" calcext:value-type="float">
            <text:p>4530</text:p>
          </table:table-cell>
          <table:table-cell office:value-type="float" office:value="0" calcext:value-type="float">
            <text:p>0</text:p>
          </table:table-cell>
          <table:table-cell office:value-type="float" office:value="77.064134" calcext:value-type="float">
            <text:p>77.064134</text:p>
          </table:table-cell>
          <table:table-cell office:value-type="float" office:value="28.728828" calcext:value-type="float">
            <text:p>28.728828</text:p>
          </table:table-cell>
        </table:table-row>
        <table:table-row table:style-name="ro1">
          <table:table-cell office:value-type="float" office:value="16358005" calcext:value-type="float">
            <text:p>16358005</text:p>
          </table:table-cell>
          <table:table-cell office:value-type="float" office:value="4530" calcext:value-type="float">
            <text:p>4530</text:p>
          </table:table-cell>
          <table:table-cell office:value-type="float" office:value="1" calcext:value-type="float">
            <text:p>1</text:p>
          </table:table-cell>
          <table:table-cell office:value-type="float" office:value="77.064134" calcext:value-type="float">
            <text:p>77.064134</text:p>
          </table:table-cell>
          <table:table-cell office:value-type="float" office:value="28.728786" calcext:value-type="float">
            <text:p>28.728786</text:p>
          </table:table-cell>
        </table:table-row>
        <table:table-row table:style-name="ro1">
          <table:table-cell office:value-type="float" office:value="16358005" calcext:value-type="float">
            <text:p>16358005</text:p>
          </table:table-cell>
          <table:table-cell office:value-type="float" office:value="4530" calcext:value-type="float">
            <text:p>4530</text:p>
          </table:table-cell>
          <table:table-cell office:value-type="float" office:value="2" calcext:value-type="float">
            <text:p>2</text:p>
          </table:table-cell>
          <table:table-cell office:value-type="float" office:value="77.06397" calcext:value-type="float">
            <text:p>77.06397</text:p>
          </table:table-cell>
          <table:table-cell office:value-type="float" office:value="28.728785" calcext:value-type="float">
            <text:p>28.728785</text:p>
          </table:table-cell>
        </table:table-row>
        <table:table-row table:style-name="ro1">
          <table:table-cell office:value-type="float" office:value="16358005" calcext:value-type="float">
            <text:p>16358005</text:p>
          </table:table-cell>
          <table:table-cell office:value-type="float" office:value="4530" calcext:value-type="float">
            <text:p>4530</text:p>
          </table:table-cell>
          <table:table-cell office:value-type="float" office:value="3" calcext:value-type="float">
            <text:p>3</text:p>
          </table:table-cell>
          <table:table-cell office:value-type="float" office:value="77.063969" calcext:value-type="float">
            <text:p>77.063969</text:p>
          </table:table-cell>
          <table:table-cell office:value-type="float" office:value="28.728827" calcext:value-type="float">
            <text:p>28.728827</text:p>
          </table:table-cell>
        </table:table-row>
        <table:table-row table:style-name="ro1">
          <table:table-cell office:value-type="float" office:value="16358005" calcext:value-type="float">
            <text:p>16358005</text:p>
          </table:table-cell>
          <table:table-cell office:value-type="float" office:value="4530" calcext:value-type="float">
            <text:p>4530</text:p>
          </table:table-cell>
          <table:table-cell office:value-type="float" office:value="4" calcext:value-type="float">
            <text:p>4</text:p>
          </table:table-cell>
          <table:table-cell office:value-type="float" office:value="77.064134" calcext:value-type="float">
            <text:p>77.064134</text:p>
          </table:table-cell>
          <table:table-cell office:value-type="float" office:value="28.728828" calcext:value-type="float">
            <text:p>28.728828</text:p>
          </table:table-cell>
        </table:table-row>
        <table:table-row table:style-name="ro1">
          <table:table-cell office:value-type="float" office:value="16358011" calcext:value-type="float">
            <text:p>16358011</text:p>
          </table:table-cell>
          <table:table-cell office:value-type="float" office:value="4428" calcext:value-type="float">
            <text:p>4428</text:p>
          </table:table-cell>
          <table:table-cell office:value-type="float" office:value="0" calcext:value-type="float">
            <text:p>0</text:p>
          </table:table-cell>
          <table:table-cell office:value-type="float" office:value="77.037948" calcext:value-type="float">
            <text:p>77.037948</text:p>
          </table:table-cell>
          <table:table-cell office:value-type="float" office:value="28.732963" calcext:value-type="float">
            <text:p>28.732963</text:p>
          </table:table-cell>
        </table:table-row>
        <table:table-row table:style-name="ro1">
          <table:table-cell office:value-type="float" office:value="16358011" calcext:value-type="float">
            <text:p>16358011</text:p>
          </table:table-cell>
          <table:table-cell office:value-type="float" office:value="4428" calcext:value-type="float">
            <text:p>4428</text:p>
          </table:table-cell>
          <table:table-cell office:value-type="float" office:value="1" calcext:value-type="float">
            <text:p>1</text:p>
          </table:table-cell>
          <table:table-cell office:value-type="float" office:value="77.03798" calcext:value-type="float">
            <text:p>77.03798</text:p>
          </table:table-cell>
          <table:table-cell office:value-type="float" office:value="28.733" calcext:value-type="float">
            <text:p>28.733</text:p>
          </table:table-cell>
        </table:table-row>
        <table:table-row table:style-name="ro1">
          <table:table-cell office:value-type="float" office:value="16358011" calcext:value-type="float">
            <text:p>16358011</text:p>
          </table:table-cell>
          <table:table-cell office:value-type="float" office:value="4428" calcext:value-type="float">
            <text:p>4428</text:p>
          </table:table-cell>
          <table:table-cell office:value-type="float" office:value="2" calcext:value-type="float">
            <text:p>2</text:p>
          </table:table-cell>
          <table:table-cell office:value-type="float" office:value="77.038094" calcext:value-type="float">
            <text:p>77.038094</text:p>
          </table:table-cell>
          <table:table-cell office:value-type="float" office:value="28.732927" calcext:value-type="float">
            <text:p>28.732927</text:p>
          </table:table-cell>
        </table:table-row>
        <table:table-row table:style-name="ro1">
          <table:table-cell office:value-type="float" office:value="16358011" calcext:value-type="float">
            <text:p>16358011</text:p>
          </table:table-cell>
          <table:table-cell office:value-type="float" office:value="4428" calcext:value-type="float">
            <text:p>4428</text:p>
          </table:table-cell>
          <table:table-cell office:value-type="float" office:value="3" calcext:value-type="float">
            <text:p>3</text:p>
          </table:table-cell>
          <table:table-cell office:value-type="float" office:value="77.038043" calcext:value-type="float">
            <text:p>77.038043</text:p>
          </table:table-cell>
          <table:table-cell office:value-type="float" office:value="28.73285" calcext:value-type="float">
            <text:p>28.73285</text:p>
          </table:table-cell>
        </table:table-row>
        <table:table-row table:style-name="ro1">
          <table:table-cell office:value-type="float" office:value="16358011" calcext:value-type="float">
            <text:p>16358011</text:p>
          </table:table-cell>
          <table:table-cell office:value-type="float" office:value="4428" calcext:value-type="float">
            <text:p>4428</text:p>
          </table:table-cell>
          <table:table-cell office:value-type="float" office:value="4" calcext:value-type="float">
            <text:p>4</text:p>
          </table:table-cell>
          <table:table-cell office:value-type="float" office:value="77.037918" calcext:value-type="float">
            <text:p>77.037918</text:p>
          </table:table-cell>
          <table:table-cell office:value-type="float" office:value="28.732923" calcext:value-type="float">
            <text:p>28.732923</text:p>
          </table:table-cell>
        </table:table-row>
        <table:table-row table:style-name="ro1">
          <table:table-cell office:value-type="float" office:value="16358011" calcext:value-type="float">
            <text:p>16358011</text:p>
          </table:table-cell>
          <table:table-cell office:value-type="float" office:value="4428" calcext:value-type="float">
            <text:p>4428</text:p>
          </table:table-cell>
          <table:table-cell office:value-type="float" office:value="5" calcext:value-type="float">
            <text:p>5</text:p>
          </table:table-cell>
          <table:table-cell office:value-type="float" office:value="77.037924" calcext:value-type="float">
            <text:p>77.037924</text:p>
          </table:table-cell>
          <table:table-cell office:value-type="float" office:value="28.732932" calcext:value-type="float">
            <text:p>28.732932</text:p>
          </table:table-cell>
        </table:table-row>
        <table:table-row table:style-name="ro1">
          <table:table-cell office:value-type="float" office:value="16358011" calcext:value-type="float">
            <text:p>16358011</text:p>
          </table:table-cell>
          <table:table-cell office:value-type="float" office:value="4428" calcext:value-type="float">
            <text:p>4428</text:p>
          </table:table-cell>
          <table:table-cell office:value-type="float" office:value="6" calcext:value-type="float">
            <text:p>6</text:p>
          </table:table-cell>
          <table:table-cell office:value-type="float" office:value="77.037921" calcext:value-type="float">
            <text:p>77.037921</text:p>
          </table:table-cell>
          <table:table-cell office:value-type="float" office:value="28.732935" calcext:value-type="float">
            <text:p>28.732935</text:p>
          </table:table-cell>
        </table:table-row>
        <table:table-row table:style-name="ro1">
          <table:table-cell office:value-type="float" office:value="16358011" calcext:value-type="float">
            <text:p>16358011</text:p>
          </table:table-cell>
          <table:table-cell office:value-type="float" office:value="4428" calcext:value-type="float">
            <text:p>4428</text:p>
          </table:table-cell>
          <table:table-cell office:value-type="float" office:value="7" calcext:value-type="float">
            <text:p>7</text:p>
          </table:table-cell>
          <table:table-cell office:value-type="float" office:value="77.037918" calcext:value-type="float">
            <text:p>77.037918</text:p>
          </table:table-cell>
          <table:table-cell office:value-type="float" office:value="28.732939" calcext:value-type="float">
            <text:p>28.732939</text:p>
          </table:table-cell>
        </table:table-row>
        <table:table-row table:style-name="ro1">
          <table:table-cell office:value-type="float" office:value="16358011" calcext:value-type="float">
            <text:p>16358011</text:p>
          </table:table-cell>
          <table:table-cell office:value-type="float" office:value="4428" calcext:value-type="float">
            <text:p>4428</text:p>
          </table:table-cell>
          <table:table-cell office:value-type="float" office:value="8" calcext:value-type="float">
            <text:p>8</text:p>
          </table:table-cell>
          <table:table-cell office:value-type="float" office:value="77.037919" calcext:value-type="float">
            <text:p>77.037919</text:p>
          </table:table-cell>
          <table:table-cell office:value-type="float" office:value="28.732943" calcext:value-type="float">
            <text:p>28.732943</text:p>
          </table:table-cell>
        </table:table-row>
        <table:table-row table:style-name="ro1">
          <table:table-cell office:value-type="float" office:value="16358011" calcext:value-type="float">
            <text:p>16358011</text:p>
          </table:table-cell>
          <table:table-cell office:value-type="float" office:value="4428" calcext:value-type="float">
            <text:p>4428</text:p>
          </table:table-cell>
          <table:table-cell office:value-type="float" office:value="9" calcext:value-type="float">
            <text:p>9</text:p>
          </table:table-cell>
          <table:table-cell office:value-type="float" office:value="77.037919" calcext:value-type="float">
            <text:p>77.037919</text:p>
          </table:table-cell>
          <table:table-cell office:value-type="float" office:value="28.732948" calcext:value-type="float">
            <text:p>28.732948</text:p>
          </table:table-cell>
        </table:table-row>
        <table:table-row table:style-name="ro1">
          <table:table-cell office:value-type="float" office:value="16358011" calcext:value-type="float">
            <text:p>16358011</text:p>
          </table:table-cell>
          <table:table-cell office:value-type="float" office:value="4428" calcext:value-type="float">
            <text:p>4428</text:p>
          </table:table-cell>
          <table:table-cell office:value-type="float" office:value="10" calcext:value-type="float">
            <text:p>10</text:p>
          </table:table-cell>
          <table:table-cell office:value-type="float" office:value="77.037922" calcext:value-type="float">
            <text:p>77.037922</text:p>
          </table:table-cell>
          <table:table-cell office:value-type="float" office:value="28.732952" calcext:value-type="float">
            <text:p>28.732952</text:p>
          </table:table-cell>
        </table:table-row>
        <table:table-row table:style-name="ro1">
          <table:table-cell office:value-type="float" office:value="16358011" calcext:value-type="float">
            <text:p>16358011</text:p>
          </table:table-cell>
          <table:table-cell office:value-type="float" office:value="4428" calcext:value-type="float">
            <text:p>4428</text:p>
          </table:table-cell>
          <table:table-cell office:value-type="float" office:value="11" calcext:value-type="float">
            <text:p>11</text:p>
          </table:table-cell>
          <table:table-cell office:value-type="float" office:value="77.037926" calcext:value-type="float">
            <text:p>77.037926</text:p>
          </table:table-cell>
          <table:table-cell office:value-type="float" office:value="28.732957" calcext:value-type="float">
            <text:p>28.732957</text:p>
          </table:table-cell>
        </table:table-row>
        <table:table-row table:style-name="ro1">
          <table:table-cell office:value-type="float" office:value="16358011" calcext:value-type="float">
            <text:p>16358011</text:p>
          </table:table-cell>
          <table:table-cell office:value-type="float" office:value="4428" calcext:value-type="float">
            <text:p>4428</text:p>
          </table:table-cell>
          <table:table-cell office:value-type="float" office:value="12" calcext:value-type="float">
            <text:p>12</text:p>
          </table:table-cell>
          <table:table-cell office:value-type="float" office:value="77.03793" calcext:value-type="float">
            <text:p>77.03793</text:p>
          </table:table-cell>
          <table:table-cell office:value-type="float" office:value="28.73296" calcext:value-type="float">
            <text:p>28.73296</text:p>
          </table:table-cell>
        </table:table-row>
        <table:table-row table:style-name="ro1">
          <table:table-cell office:value-type="float" office:value="16358011" calcext:value-type="float">
            <text:p>16358011</text:p>
          </table:table-cell>
          <table:table-cell office:value-type="float" office:value="4428" calcext:value-type="float">
            <text:p>4428</text:p>
          </table:table-cell>
          <table:table-cell office:value-type="float" office:value="13" calcext:value-type="float">
            <text:p>13</text:p>
          </table:table-cell>
          <table:table-cell office:value-type="float" office:value="77.037943" calcext:value-type="float">
            <text:p>77.037943</text:p>
          </table:table-cell>
          <table:table-cell office:value-type="float" office:value="28.732962" calcext:value-type="float">
            <text:p>28.732962</text:p>
          </table:table-cell>
        </table:table-row>
        <table:table-row table:style-name="ro1">
          <table:table-cell office:value-type="float" office:value="16358011" calcext:value-type="float">
            <text:p>16358011</text:p>
          </table:table-cell>
          <table:table-cell office:value-type="float" office:value="4428" calcext:value-type="float">
            <text:p>4428</text:p>
          </table:table-cell>
          <table:table-cell office:value-type="float" office:value="14" calcext:value-type="float">
            <text:p>14</text:p>
          </table:table-cell>
          <table:table-cell office:value-type="float" office:value="77.037948" calcext:value-type="float">
            <text:p>77.037948</text:p>
          </table:table-cell>
          <table:table-cell office:value-type="float" office:value="28.732963" calcext:value-type="float">
            <text:p>28.732963</text:p>
          </table:table-cell>
        </table:table-row>
        <table:table-row table:style-name="ro1">
          <table:table-cell office:value-type="float" office:value="16358016" calcext:value-type="float">
            <text:p>16358016</text:p>
          </table:table-cell>
          <table:table-cell office:value-type="float" office:value="4428" calcext:value-type="float">
            <text:p>4428</text:p>
          </table:table-cell>
          <table:table-cell office:value-type="float" office:value="0" calcext:value-type="float">
            <text:p>0</text:p>
          </table:table-cell>
          <table:table-cell office:value-type="float" office:value="77.037251" calcext:value-type="float">
            <text:p>77.037251</text:p>
          </table:table-cell>
          <table:table-cell office:value-type="float" office:value="28.732057" calcext:value-type="float">
            <text:p>28.732057</text:p>
          </table:table-cell>
        </table:table-row>
        <table:table-row table:style-name="ro1">
          <table:table-cell office:value-type="float" office:value="16358016" calcext:value-type="float">
            <text:p>16358016</text:p>
          </table:table-cell>
          <table:table-cell office:value-type="float" office:value="4428" calcext:value-type="float">
            <text:p>4428</text:p>
          </table:table-cell>
          <table:table-cell office:value-type="float" office:value="1" calcext:value-type="float">
            <text:p>1</text:p>
          </table:table-cell>
          <table:table-cell office:value-type="float" office:value="77.037241" calcext:value-type="float">
            <text:p>77.037241</text:p>
          </table:table-cell>
          <table:table-cell office:value-type="float" office:value="28.732063" calcext:value-type="float">
            <text:p>28.732063</text:p>
          </table:table-cell>
        </table:table-row>
        <table:table-row table:style-name="ro1">
          <table:table-cell office:value-type="float" office:value="16358016" calcext:value-type="float">
            <text:p>16358016</text:p>
          </table:table-cell>
          <table:table-cell office:value-type="float" office:value="4428" calcext:value-type="float">
            <text:p>4428</text:p>
          </table:table-cell>
          <table:table-cell office:value-type="float" office:value="2" calcext:value-type="float">
            <text:p>2</text:p>
          </table:table-cell>
          <table:table-cell office:value-type="float" office:value="77.037359" calcext:value-type="float">
            <text:p>77.037359</text:p>
          </table:table-cell>
          <table:table-cell office:value-type="float" office:value="28.732262" calcext:value-type="float">
            <text:p>28.732262</text:p>
          </table:table-cell>
        </table:table-row>
        <table:table-row table:style-name="ro1">
          <table:table-cell office:value-type="float" office:value="16358016" calcext:value-type="float">
            <text:p>16358016</text:p>
          </table:table-cell>
          <table:table-cell office:value-type="float" office:value="4428" calcext:value-type="float">
            <text:p>4428</text:p>
          </table:table-cell>
          <table:table-cell office:value-type="float" office:value="3" calcext:value-type="float">
            <text:p>3</text:p>
          </table:table-cell>
          <table:table-cell office:value-type="float" office:value="77.037423" calcext:value-type="float">
            <text:p>77.037423</text:p>
          </table:table-cell>
          <table:table-cell office:value-type="float" office:value="28.732225" calcext:value-type="float">
            <text:p>28.732225</text:p>
          </table:table-cell>
        </table:table-row>
        <table:table-row table:style-name="ro1">
          <table:table-cell office:value-type="float" office:value="16358016" calcext:value-type="float">
            <text:p>16358016</text:p>
          </table:table-cell>
          <table:table-cell office:value-type="float" office:value="4428" calcext:value-type="float">
            <text:p>4428</text:p>
          </table:table-cell>
          <table:table-cell office:value-type="float" office:value="4" calcext:value-type="float">
            <text:p>4</text:p>
          </table:table-cell>
          <table:table-cell office:value-type="float" office:value="77.037431" calcext:value-type="float">
            <text:p>77.037431</text:p>
          </table:table-cell>
          <table:table-cell office:value-type="float" office:value="28.732234" calcext:value-type="float">
            <text:p>28.732234</text:p>
          </table:table-cell>
        </table:table-row>
        <table:table-row table:style-name="ro1">
          <table:table-cell office:value-type="float" office:value="16358016" calcext:value-type="float">
            <text:p>16358016</text:p>
          </table:table-cell>
          <table:table-cell office:value-type="float" office:value="4428" calcext:value-type="float">
            <text:p>4428</text:p>
          </table:table-cell>
          <table:table-cell office:value-type="float" office:value="5" calcext:value-type="float">
            <text:p>5</text:p>
          </table:table-cell>
          <table:table-cell office:value-type="float" office:value="77.037443" calcext:value-type="float">
            <text:p>77.037443</text:p>
          </table:table-cell>
          <table:table-cell office:value-type="float" office:value="28.732238" calcext:value-type="float">
            <text:p>28.732238</text:p>
          </table:table-cell>
        </table:table-row>
        <table:table-row table:style-name="ro1">
          <table:table-cell office:value-type="float" office:value="16358016" calcext:value-type="float">
            <text:p>16358016</text:p>
          </table:table-cell>
          <table:table-cell office:value-type="float" office:value="4428" calcext:value-type="float">
            <text:p>4428</text:p>
          </table:table-cell>
          <table:table-cell office:value-type="float" office:value="6" calcext:value-type="float">
            <text:p>6</text:p>
          </table:table-cell>
          <table:table-cell office:value-type="float" office:value="77.037457" calcext:value-type="float">
            <text:p>77.037457</text:p>
          </table:table-cell>
          <table:table-cell office:value-type="float" office:value="28.732238" calcext:value-type="float">
            <text:p>28.732238</text:p>
          </table:table-cell>
        </table:table-row>
        <table:table-row table:style-name="ro1">
          <table:table-cell office:value-type="float" office:value="16358016" calcext:value-type="float">
            <text:p>16358016</text:p>
          </table:table-cell>
          <table:table-cell office:value-type="float" office:value="4428" calcext:value-type="float">
            <text:p>4428</text:p>
          </table:table-cell>
          <table:table-cell office:value-type="float" office:value="7" calcext:value-type="float">
            <text:p>7</text:p>
          </table:table-cell>
          <table:table-cell office:value-type="float" office:value="77.037483" calcext:value-type="float">
            <text:p>77.037483</text:p>
          </table:table-cell>
          <table:table-cell office:value-type="float" office:value="28.73223" calcext:value-type="float">
            <text:p>28.73223</text:p>
          </table:table-cell>
        </table:table-row>
        <table:table-row table:style-name="ro1">
          <table:table-cell office:value-type="float" office:value="16358016" calcext:value-type="float">
            <text:p>16358016</text:p>
          </table:table-cell>
          <table:table-cell office:value-type="float" office:value="4428" calcext:value-type="float">
            <text:p>4428</text:p>
          </table:table-cell>
          <table:table-cell office:value-type="float" office:value="8" calcext:value-type="float">
            <text:p>8</text:p>
          </table:table-cell>
          <table:table-cell office:value-type="float" office:value="77.03752" calcext:value-type="float">
            <text:p>77.03752</text:p>
          </table:table-cell>
          <table:table-cell office:value-type="float" office:value="28.732208" calcext:value-type="float">
            <text:p>28.732208</text:p>
          </table:table-cell>
        </table:table-row>
        <table:table-row table:style-name="ro1">
          <table:table-cell office:value-type="float" office:value="16358016" calcext:value-type="float">
            <text:p>16358016</text:p>
          </table:table-cell>
          <table:table-cell office:value-type="float" office:value="4428" calcext:value-type="float">
            <text:p>4428</text:p>
          </table:table-cell>
          <table:table-cell office:value-type="float" office:value="9" calcext:value-type="float">
            <text:p>9</text:p>
          </table:table-cell>
          <table:table-cell office:value-type="float" office:value="77.037514" calcext:value-type="float">
            <text:p>77.037514</text:p>
          </table:table-cell>
          <table:table-cell office:value-type="float" office:value="28.732199" calcext:value-type="float">
            <text:p>28.732199</text:p>
          </table:table-cell>
        </table:table-row>
        <table:table-row table:style-name="ro1">
          <table:table-cell office:value-type="float" office:value="16358016" calcext:value-type="float">
            <text:p>16358016</text:p>
          </table:table-cell>
          <table:table-cell office:value-type="float" office:value="4428" calcext:value-type="float">
            <text:p>4428</text:p>
          </table:table-cell>
          <table:table-cell office:value-type="float" office:value="10" calcext:value-type="float">
            <text:p>10</text:p>
          </table:table-cell>
          <table:table-cell office:value-type="float" office:value="77.037596" calcext:value-type="float">
            <text:p>77.037596</text:p>
          </table:table-cell>
          <table:table-cell office:value-type="float" office:value="28.73215" calcext:value-type="float">
            <text:p>28.73215</text:p>
          </table:table-cell>
        </table:table-row>
        <table:table-row table:style-name="ro1">
          <table:table-cell office:value-type="float" office:value="16358016" calcext:value-type="float">
            <text:p>16358016</text:p>
          </table:table-cell>
          <table:table-cell office:value-type="float" office:value="4428" calcext:value-type="float">
            <text:p>4428</text:p>
          </table:table-cell>
          <table:table-cell office:value-type="float" office:value="11" calcext:value-type="float">
            <text:p>11</text:p>
          </table:table-cell>
          <table:table-cell office:value-type="float" office:value="77.037545" calcext:value-type="float">
            <text:p>77.037545</text:p>
          </table:table-cell>
          <table:table-cell office:value-type="float" office:value="28.732065" calcext:value-type="float">
            <text:p>28.732065</text:p>
          </table:table-cell>
        </table:table-row>
        <table:table-row table:style-name="ro1">
          <table:table-cell office:value-type="float" office:value="16358016" calcext:value-type="float">
            <text:p>16358016</text:p>
          </table:table-cell>
          <table:table-cell office:value-type="float" office:value="4428" calcext:value-type="float">
            <text:p>4428</text:p>
          </table:table-cell>
          <table:table-cell office:value-type="float" office:value="12" calcext:value-type="float">
            <text:p>12</text:p>
          </table:table-cell>
          <table:table-cell office:value-type="float" office:value="77.037518" calcext:value-type="float">
            <text:p>77.037518</text:p>
          </table:table-cell>
          <table:table-cell office:value-type="float" office:value="28.732081" calcext:value-type="float">
            <text:p>28.732081</text:p>
          </table:table-cell>
        </table:table-row>
        <table:table-row table:style-name="ro1">
          <table:table-cell office:value-type="float" office:value="16358016" calcext:value-type="float">
            <text:p>16358016</text:p>
          </table:table-cell>
          <table:table-cell office:value-type="float" office:value="4428" calcext:value-type="float">
            <text:p>4428</text:p>
          </table:table-cell>
          <table:table-cell office:value-type="float" office:value="13" calcext:value-type="float">
            <text:p>13</text:p>
          </table:table-cell>
          <table:table-cell office:value-type="float" office:value="77.037436" calcext:value-type="float">
            <text:p>77.037436</text:p>
          </table:table-cell>
          <table:table-cell office:value-type="float" office:value="28.731942" calcext:value-type="float">
            <text:p>28.731942</text:p>
          </table:table-cell>
        </table:table-row>
        <table:table-row table:style-name="ro1">
          <table:table-cell office:value-type="float" office:value="16358016" calcext:value-type="float">
            <text:p>16358016</text:p>
          </table:table-cell>
          <table:table-cell office:value-type="float" office:value="4428" calcext:value-type="float">
            <text:p>4428</text:p>
          </table:table-cell>
          <table:table-cell office:value-type="float" office:value="14" calcext:value-type="float">
            <text:p>14</text:p>
          </table:table-cell>
          <table:table-cell office:value-type="float" office:value="77.037375" calcext:value-type="float">
            <text:p>77.037375</text:p>
          </table:table-cell>
          <table:table-cell office:value-type="float" office:value="28.731978" calcext:value-type="float">
            <text:p>28.731978</text:p>
          </table:table-cell>
        </table:table-row>
        <table:table-row table:style-name="ro1">
          <table:table-cell office:value-type="float" office:value="16358016" calcext:value-type="float">
            <text:p>16358016</text:p>
          </table:table-cell>
          <table:table-cell office:value-type="float" office:value="4428" calcext:value-type="float">
            <text:p>4428</text:p>
          </table:table-cell>
          <table:table-cell office:value-type="float" office:value="15" calcext:value-type="float">
            <text:p>15</text:p>
          </table:table-cell>
          <table:table-cell office:value-type="float" office:value="77.037367" calcext:value-type="float">
            <text:p>77.037367</text:p>
          </table:table-cell>
          <table:table-cell office:value-type="float" office:value="28.731964" calcext:value-type="float">
            <text:p>28.731964</text:p>
          </table:table-cell>
        </table:table-row>
        <table:table-row table:style-name="ro1">
          <table:table-cell office:value-type="float" office:value="16358016" calcext:value-type="float">
            <text:p>16358016</text:p>
          </table:table-cell>
          <table:table-cell office:value-type="float" office:value="4428" calcext:value-type="float">
            <text:p>4428</text:p>
          </table:table-cell>
          <table:table-cell office:value-type="float" office:value="16" calcext:value-type="float">
            <text:p>16</text:p>
          </table:table-cell>
          <table:table-cell office:value-type="float" office:value="77.037241" calcext:value-type="float">
            <text:p>77.037241</text:p>
          </table:table-cell>
          <table:table-cell office:value-type="float" office:value="28.732039" calcext:value-type="float">
            <text:p>28.732039</text:p>
          </table:table-cell>
        </table:table-row>
        <table:table-row table:style-name="ro1">
          <table:table-cell office:value-type="float" office:value="16358016" calcext:value-type="float">
            <text:p>16358016</text:p>
          </table:table-cell>
          <table:table-cell office:value-type="float" office:value="4428" calcext:value-type="float">
            <text:p>4428</text:p>
          </table:table-cell>
          <table:table-cell office:value-type="float" office:value="17" calcext:value-type="float">
            <text:p>17</text:p>
          </table:table-cell>
          <table:table-cell office:value-type="float" office:value="77.037251" calcext:value-type="float">
            <text:p>77.037251</text:p>
          </table:table-cell>
          <table:table-cell office:value-type="float" office:value="28.732057" calcext:value-type="float">
            <text:p>28.732057</text:p>
          </table:table-cell>
        </table:table-row>
        <table:table-row table:style-name="ro1">
          <table:table-cell office:value-type="float" office:value="16358019" calcext:value-type="float">
            <text:p>16358019</text:p>
          </table:table-cell>
          <table:table-cell office:value-type="float" office:value="4528" calcext:value-type="float">
            <text:p>4528</text:p>
          </table:table-cell>
          <table:table-cell office:value-type="float" office:value="0" calcext:value-type="float">
            <text:p>0</text:p>
          </table:table-cell>
          <table:table-cell office:value-type="float" office:value="77.030027" calcext:value-type="float">
            <text:p>77.030027</text:p>
          </table:table-cell>
          <table:table-cell office:value-type="float" office:value="28.728694" calcext:value-type="float">
            <text:p>28.728694</text:p>
          </table:table-cell>
        </table:table-row>
        <table:table-row table:style-name="ro1">
          <table:table-cell office:value-type="float" office:value="16358019" calcext:value-type="float">
            <text:p>16358019</text:p>
          </table:table-cell>
          <table:table-cell office:value-type="float" office:value="4528" calcext:value-type="float">
            <text:p>4528</text:p>
          </table:table-cell>
          <table:table-cell office:value-type="float" office:value="1" calcext:value-type="float">
            <text:p>1</text:p>
          </table:table-cell>
          <table:table-cell office:value-type="float" office:value="77.03002" calcext:value-type="float">
            <text:p>77.03002</text:p>
          </table:table-cell>
          <table:table-cell office:value-type="float" office:value="28.72869" calcext:value-type="float">
            <text:p>28.72869</text:p>
          </table:table-cell>
        </table:table-row>
        <table:table-row table:style-name="ro1">
          <table:table-cell office:value-type="float" office:value="16358019" calcext:value-type="float">
            <text:p>16358019</text:p>
          </table:table-cell>
          <table:table-cell office:value-type="float" office:value="4528" calcext:value-type="float">
            <text:p>4528</text:p>
          </table:table-cell>
          <table:table-cell office:value-type="float" office:value="2" calcext:value-type="float">
            <text:p>2</text:p>
          </table:table-cell>
          <table:table-cell office:value-type="float" office:value="77.030012" calcext:value-type="float">
            <text:p>77.030012</text:p>
          </table:table-cell>
          <table:table-cell office:value-type="float" office:value="28.728686" calcext:value-type="float">
            <text:p>28.728686</text:p>
          </table:table-cell>
        </table:table-row>
        <table:table-row table:style-name="ro1">
          <table:table-cell office:value-type="float" office:value="16358019" calcext:value-type="float">
            <text:p>16358019</text:p>
          </table:table-cell>
          <table:table-cell office:value-type="float" office:value="4528" calcext:value-type="float">
            <text:p>4528</text:p>
          </table:table-cell>
          <table:table-cell office:value-type="float" office:value="3" calcext:value-type="float">
            <text:p>3</text:p>
          </table:table-cell>
          <table:table-cell office:value-type="float" office:value="77.030004" calcext:value-type="float">
            <text:p>77.030004</text:p>
          </table:table-cell>
          <table:table-cell office:value-type="float" office:value="28.728685" calcext:value-type="float">
            <text:p>28.728685</text:p>
          </table:table-cell>
        </table:table-row>
        <table:table-row table:style-name="ro1">
          <table:table-cell office:value-type="float" office:value="16358019" calcext:value-type="float">
            <text:p>16358019</text:p>
          </table:table-cell>
          <table:table-cell office:value-type="float" office:value="4528" calcext:value-type="float">
            <text:p>4528</text:p>
          </table:table-cell>
          <table:table-cell office:value-type="float" office:value="4" calcext:value-type="float">
            <text:p>4</text:p>
          </table:table-cell>
          <table:table-cell office:value-type="float" office:value="77.029995" calcext:value-type="float">
            <text:p>77.029995</text:p>
          </table:table-cell>
          <table:table-cell office:value-type="float" office:value="28.728685" calcext:value-type="float">
            <text:p>28.728685</text:p>
          </table:table-cell>
        </table:table-row>
        <table:table-row table:style-name="ro1">
          <table:table-cell office:value-type="float" office:value="16358019" calcext:value-type="float">
            <text:p>16358019</text:p>
          </table:table-cell>
          <table:table-cell office:value-type="float" office:value="4528" calcext:value-type="float">
            <text:p>4528</text:p>
          </table:table-cell>
          <table:table-cell office:value-type="float" office:value="5" calcext:value-type="float">
            <text:p>5</text:p>
          </table:table-cell>
          <table:table-cell office:value-type="float" office:value="77.029987" calcext:value-type="float">
            <text:p>77.029987</text:p>
          </table:table-cell>
          <table:table-cell office:value-type="float" office:value="28.728686" calcext:value-type="float">
            <text:p>28.728686</text:p>
          </table:table-cell>
        </table:table-row>
        <table:table-row table:style-name="ro1">
          <table:table-cell office:value-type="float" office:value="16358019" calcext:value-type="float">
            <text:p>16358019</text:p>
          </table:table-cell>
          <table:table-cell office:value-type="float" office:value="4528" calcext:value-type="float">
            <text:p>4528</text:p>
          </table:table-cell>
          <table:table-cell office:value-type="float" office:value="6" calcext:value-type="float">
            <text:p>6</text:p>
          </table:table-cell>
          <table:table-cell office:value-type="float" office:value="77.029979" calcext:value-type="float">
            <text:p>77.029979</text:p>
          </table:table-cell>
          <table:table-cell office:value-type="float" office:value="28.728689" calcext:value-type="float">
            <text:p>28.728689</text:p>
          </table:table-cell>
        </table:table-row>
        <table:table-row table:style-name="ro1">
          <table:table-cell office:value-type="float" office:value="16358019" calcext:value-type="float">
            <text:p>16358019</text:p>
          </table:table-cell>
          <table:table-cell office:value-type="float" office:value="4528" calcext:value-type="float">
            <text:p>4528</text:p>
          </table:table-cell>
          <table:table-cell office:value-type="float" office:value="7" calcext:value-type="float">
            <text:p>7</text:p>
          </table:table-cell>
          <table:table-cell office:value-type="float" office:value="77.029972" calcext:value-type="float">
            <text:p>77.029972</text:p>
          </table:table-cell>
          <table:table-cell office:value-type="float" office:value="28.728694" calcext:value-type="float">
            <text:p>28.728694</text:p>
          </table:table-cell>
        </table:table-row>
        <table:table-row table:style-name="ro1">
          <table:table-cell office:value-type="float" office:value="16358019" calcext:value-type="float">
            <text:p>16358019</text:p>
          </table:table-cell>
          <table:table-cell office:value-type="float" office:value="4528" calcext:value-type="float">
            <text:p>4528</text:p>
          </table:table-cell>
          <table:table-cell office:value-type="float" office:value="8" calcext:value-type="float">
            <text:p>8</text:p>
          </table:table-cell>
          <table:table-cell office:value-type="float" office:value="77.029966" calcext:value-type="float">
            <text:p>77.029966</text:p>
          </table:table-cell>
          <table:table-cell office:value-type="float" office:value="28.728699" calcext:value-type="float">
            <text:p>28.728699</text:p>
          </table:table-cell>
        </table:table-row>
        <table:table-row table:style-name="ro1">
          <table:table-cell office:value-type="float" office:value="16358019" calcext:value-type="float">
            <text:p>16358019</text:p>
          </table:table-cell>
          <table:table-cell office:value-type="float" office:value="4528" calcext:value-type="float">
            <text:p>4528</text:p>
          </table:table-cell>
          <table:table-cell office:value-type="float" office:value="9" calcext:value-type="float">
            <text:p>9</text:p>
          </table:table-cell>
          <table:table-cell office:value-type="float" office:value="77.029961" calcext:value-type="float">
            <text:p>77.029961</text:p>
          </table:table-cell>
          <table:table-cell office:value-type="float" office:value="28.728706" calcext:value-type="float">
            <text:p>28.728706</text:p>
          </table:table-cell>
        </table:table-row>
        <table:table-row table:style-name="ro1">
          <table:table-cell office:value-type="float" office:value="16358019" calcext:value-type="float">
            <text:p>16358019</text:p>
          </table:table-cell>
          <table:table-cell office:value-type="float" office:value="4528" calcext:value-type="float">
            <text:p>4528</text:p>
          </table:table-cell>
          <table:table-cell office:value-type="float" office:value="10" calcext:value-type="float">
            <text:p>10</text:p>
          </table:table-cell>
          <table:table-cell office:value-type="float" office:value="77.029959" calcext:value-type="float">
            <text:p>77.029959</text:p>
          </table:table-cell>
          <table:table-cell office:value-type="float" office:value="28.728713" calcext:value-type="float">
            <text:p>28.728713</text:p>
          </table:table-cell>
        </table:table-row>
        <table:table-row table:style-name="ro1">
          <table:table-cell office:value-type="float" office:value="16358019" calcext:value-type="float">
            <text:p>16358019</text:p>
          </table:table-cell>
          <table:table-cell office:value-type="float" office:value="4528" calcext:value-type="float">
            <text:p>4528</text:p>
          </table:table-cell>
          <table:table-cell office:value-type="float" office:value="11" calcext:value-type="float">
            <text:p>11</text:p>
          </table:table-cell>
          <table:table-cell office:value-type="float" office:value="77.029958" calcext:value-type="float">
            <text:p>77.029958</text:p>
          </table:table-cell>
          <table:table-cell office:value-type="float" office:value="28.728721" calcext:value-type="float">
            <text:p>28.728721</text:p>
          </table:table-cell>
        </table:table-row>
        <table:table-row table:style-name="ro1">
          <table:table-cell office:value-type="float" office:value="16358019" calcext:value-type="float">
            <text:p>16358019</text:p>
          </table:table-cell>
          <table:table-cell office:value-type="float" office:value="4528" calcext:value-type="float">
            <text:p>4528</text:p>
          </table:table-cell>
          <table:table-cell office:value-type="float" office:value="12" calcext:value-type="float">
            <text:p>12</text:p>
          </table:table-cell>
          <table:table-cell office:value-type="float" office:value="77.029958" calcext:value-type="float">
            <text:p>77.029958</text:p>
          </table:table-cell>
          <table:table-cell office:value-type="float" office:value="28.728728" calcext:value-type="float">
            <text:p>28.728728</text:p>
          </table:table-cell>
        </table:table-row>
        <table:table-row table:style-name="ro1">
          <table:table-cell office:value-type="float" office:value="16358019" calcext:value-type="float">
            <text:p>16358019</text:p>
          </table:table-cell>
          <table:table-cell office:value-type="float" office:value="4528" calcext:value-type="float">
            <text:p>4528</text:p>
          </table:table-cell>
          <table:table-cell office:value-type="float" office:value="13" calcext:value-type="float">
            <text:p>13</text:p>
          </table:table-cell>
          <table:table-cell office:value-type="float" office:value="77.029961" calcext:value-type="float">
            <text:p>77.029961</text:p>
          </table:table-cell>
          <table:table-cell office:value-type="float" office:value="28.728735" calcext:value-type="float">
            <text:p>28.728735</text:p>
          </table:table-cell>
        </table:table-row>
        <table:table-row table:style-name="ro1">
          <table:table-cell office:value-type="float" office:value="16358019" calcext:value-type="float">
            <text:p>16358019</text:p>
          </table:table-cell>
          <table:table-cell office:value-type="float" office:value="4528" calcext:value-type="float">
            <text:p>4528</text:p>
          </table:table-cell>
          <table:table-cell office:value-type="float" office:value="14" calcext:value-type="float">
            <text:p>14</text:p>
          </table:table-cell>
          <table:table-cell office:value-type="float" office:value="77.029965" calcext:value-type="float">
            <text:p>77.029965</text:p>
          </table:table-cell>
          <table:table-cell office:value-type="float" office:value="28.728742" calcext:value-type="float">
            <text:p>28.728742</text:p>
          </table:table-cell>
        </table:table-row>
        <table:table-row table:style-name="ro1">
          <table:table-cell office:value-type="float" office:value="16358019" calcext:value-type="float">
            <text:p>16358019</text:p>
          </table:table-cell>
          <table:table-cell office:value-type="float" office:value="4528" calcext:value-type="float">
            <text:p>4528</text:p>
          </table:table-cell>
          <table:table-cell office:value-type="float" office:value="15" calcext:value-type="float">
            <text:p>15</text:p>
          </table:table-cell>
          <table:table-cell office:value-type="float" office:value="77.029971" calcext:value-type="float">
            <text:p>77.029971</text:p>
          </table:table-cell>
          <table:table-cell office:value-type="float" office:value="28.728748" calcext:value-type="float">
            <text:p>28.728748</text:p>
          </table:table-cell>
        </table:table-row>
        <table:table-row table:style-name="ro1">
          <table:table-cell office:value-type="float" office:value="16358019" calcext:value-type="float">
            <text:p>16358019</text:p>
          </table:table-cell>
          <table:table-cell office:value-type="float" office:value="4528" calcext:value-type="float">
            <text:p>4528</text:p>
          </table:table-cell>
          <table:table-cell office:value-type="float" office:value="16" calcext:value-type="float">
            <text:p>16</text:p>
          </table:table-cell>
          <table:table-cell office:value-type="float" office:value="77.029978" calcext:value-type="float">
            <text:p>77.029978</text:p>
          </table:table-cell>
          <table:table-cell office:value-type="float" office:value="28.728752" calcext:value-type="float">
            <text:p>28.728752</text:p>
          </table:table-cell>
        </table:table-row>
        <table:table-row table:style-name="ro1">
          <table:table-cell office:value-type="float" office:value="16358019" calcext:value-type="float">
            <text:p>16358019</text:p>
          </table:table-cell>
          <table:table-cell office:value-type="float" office:value="4528" calcext:value-type="float">
            <text:p>4528</text:p>
          </table:table-cell>
          <table:table-cell office:value-type="float" office:value="17" calcext:value-type="float">
            <text:p>17</text:p>
          </table:table-cell>
          <table:table-cell office:value-type="float" office:value="77.029986" calcext:value-type="float">
            <text:p>77.029986</text:p>
          </table:table-cell>
          <table:table-cell office:value-type="float" office:value="28.728756" calcext:value-type="float">
            <text:p>28.728756</text:p>
          </table:table-cell>
        </table:table-row>
        <table:table-row table:style-name="ro1">
          <table:table-cell office:value-type="float" office:value="16358019" calcext:value-type="float">
            <text:p>16358019</text:p>
          </table:table-cell>
          <table:table-cell office:value-type="float" office:value="4528" calcext:value-type="float">
            <text:p>4528</text:p>
          </table:table-cell>
          <table:table-cell office:value-type="float" office:value="18" calcext:value-type="float">
            <text:p>18</text:p>
          </table:table-cell>
          <table:table-cell office:value-type="float" office:value="77.029994" calcext:value-type="float">
            <text:p>77.029994</text:p>
          </table:table-cell>
          <table:table-cell office:value-type="float" office:value="28.728757" calcext:value-type="float">
            <text:p>28.728757</text:p>
          </table:table-cell>
        </table:table-row>
        <table:table-row table:style-name="ro1">
          <table:table-cell office:value-type="float" office:value="16358019" calcext:value-type="float">
            <text:p>16358019</text:p>
          </table:table-cell>
          <table:table-cell office:value-type="float" office:value="4528" calcext:value-type="float">
            <text:p>4528</text:p>
          </table:table-cell>
          <table:table-cell office:value-type="float" office:value="19" calcext:value-type="float">
            <text:p>19</text:p>
          </table:table-cell>
          <table:table-cell office:value-type="float" office:value="77.030003" calcext:value-type="float">
            <text:p>77.030003</text:p>
          </table:table-cell>
          <table:table-cell office:value-type="float" office:value="28.728757" calcext:value-type="float">
            <text:p>28.728757</text:p>
          </table:table-cell>
        </table:table-row>
        <table:table-row table:style-name="ro1">
          <table:table-cell office:value-type="float" office:value="16358019" calcext:value-type="float">
            <text:p>16358019</text:p>
          </table:table-cell>
          <table:table-cell office:value-type="float" office:value="4528" calcext:value-type="float">
            <text:p>4528</text:p>
          </table:table-cell>
          <table:table-cell office:value-type="float" office:value="20" calcext:value-type="float">
            <text:p>20</text:p>
          </table:table-cell>
          <table:table-cell office:value-type="float" office:value="77.030011" calcext:value-type="float">
            <text:p>77.030011</text:p>
          </table:table-cell>
          <table:table-cell office:value-type="float" office:value="28.728756" calcext:value-type="float">
            <text:p>28.728756</text:p>
          </table:table-cell>
        </table:table-row>
        <table:table-row table:style-name="ro1">
          <table:table-cell office:value-type="float" office:value="16358019" calcext:value-type="float">
            <text:p>16358019</text:p>
          </table:table-cell>
          <table:table-cell office:value-type="float" office:value="4528" calcext:value-type="float">
            <text:p>4528</text:p>
          </table:table-cell>
          <table:table-cell office:value-type="float" office:value="21" calcext:value-type="float">
            <text:p>21</text:p>
          </table:table-cell>
          <table:table-cell office:value-type="float" office:value="77.030019" calcext:value-type="float">
            <text:p>77.030019</text:p>
          </table:table-cell>
          <table:table-cell office:value-type="float" office:value="28.728753" calcext:value-type="float">
            <text:p>28.728753</text:p>
          </table:table-cell>
        </table:table-row>
        <table:table-row table:style-name="ro1">
          <table:table-cell office:value-type="float" office:value="16358019" calcext:value-type="float">
            <text:p>16358019</text:p>
          </table:table-cell>
          <table:table-cell office:value-type="float" office:value="4528" calcext:value-type="float">
            <text:p>4528</text:p>
          </table:table-cell>
          <table:table-cell office:value-type="float" office:value="22" calcext:value-type="float">
            <text:p>22</text:p>
          </table:table-cell>
          <table:table-cell office:value-type="float" office:value="77.030026" calcext:value-type="float">
            <text:p>77.030026</text:p>
          </table:table-cell>
          <table:table-cell office:value-type="float" office:value="28.728748" calcext:value-type="float">
            <text:p>28.728748</text:p>
          </table:table-cell>
        </table:table-row>
        <table:table-row table:style-name="ro1">
          <table:table-cell office:value-type="float" office:value="16358019" calcext:value-type="float">
            <text:p>16358019</text:p>
          </table:table-cell>
          <table:table-cell office:value-type="float" office:value="4528" calcext:value-type="float">
            <text:p>4528</text:p>
          </table:table-cell>
          <table:table-cell office:value-type="float" office:value="23" calcext:value-type="float">
            <text:p>23</text:p>
          </table:table-cell>
          <table:table-cell office:value-type="float" office:value="77.030032" calcext:value-type="float">
            <text:p>77.030032</text:p>
          </table:table-cell>
          <table:table-cell office:value-type="float" office:value="28.728743" calcext:value-type="float">
            <text:p>28.728743</text:p>
          </table:table-cell>
        </table:table-row>
        <table:table-row table:style-name="ro1">
          <table:table-cell office:value-type="float" office:value="16358019" calcext:value-type="float">
            <text:p>16358019</text:p>
          </table:table-cell>
          <table:table-cell office:value-type="float" office:value="4528" calcext:value-type="float">
            <text:p>4528</text:p>
          </table:table-cell>
          <table:table-cell office:value-type="float" office:value="24" calcext:value-type="float">
            <text:p>24</text:p>
          </table:table-cell>
          <table:table-cell office:value-type="float" office:value="77.030037" calcext:value-type="float">
            <text:p>77.030037</text:p>
          </table:table-cell>
          <table:table-cell office:value-type="float" office:value="28.728736" calcext:value-type="float">
            <text:p>28.728736</text:p>
          </table:table-cell>
        </table:table-row>
        <table:table-row table:style-name="ro1">
          <table:table-cell office:value-type="float" office:value="16358019" calcext:value-type="float">
            <text:p>16358019</text:p>
          </table:table-cell>
          <table:table-cell office:value-type="float" office:value="4528" calcext:value-type="float">
            <text:p>4528</text:p>
          </table:table-cell>
          <table:table-cell office:value-type="float" office:value="25" calcext:value-type="float">
            <text:p>25</text:p>
          </table:table-cell>
          <table:table-cell office:value-type="float" office:value="77.030039" calcext:value-type="float">
            <text:p>77.030039</text:p>
          </table:table-cell>
          <table:table-cell office:value-type="float" office:value="28.728729" calcext:value-type="float">
            <text:p>28.728729</text:p>
          </table:table-cell>
        </table:table-row>
        <table:table-row table:style-name="ro1">
          <table:table-cell office:value-type="float" office:value="16358019" calcext:value-type="float">
            <text:p>16358019</text:p>
          </table:table-cell>
          <table:table-cell office:value-type="float" office:value="4528" calcext:value-type="float">
            <text:p>4528</text:p>
          </table:table-cell>
          <table:table-cell office:value-type="float" office:value="26" calcext:value-type="float">
            <text:p>26</text:p>
          </table:table-cell>
          <table:table-cell office:value-type="float" office:value="77.03004" calcext:value-type="float">
            <text:p>77.03004</text:p>
          </table:table-cell>
          <table:table-cell office:value-type="float" office:value="28.728721" calcext:value-type="float">
            <text:p>28.728721</text:p>
          </table:table-cell>
        </table:table-row>
        <table:table-row table:style-name="ro1">
          <table:table-cell office:value-type="float" office:value="16358019" calcext:value-type="float">
            <text:p>16358019</text:p>
          </table:table-cell>
          <table:table-cell office:value-type="float" office:value="4528" calcext:value-type="float">
            <text:p>4528</text:p>
          </table:table-cell>
          <table:table-cell office:value-type="float" office:value="27" calcext:value-type="float">
            <text:p>27</text:p>
          </table:table-cell>
          <table:table-cell office:value-type="float" office:value="77.03004" calcext:value-type="float">
            <text:p>77.03004</text:p>
          </table:table-cell>
          <table:table-cell office:value-type="float" office:value="28.728714" calcext:value-type="float">
            <text:p>28.728714</text:p>
          </table:table-cell>
        </table:table-row>
        <table:table-row table:style-name="ro1">
          <table:table-cell office:value-type="float" office:value="16358019" calcext:value-type="float">
            <text:p>16358019</text:p>
          </table:table-cell>
          <table:table-cell office:value-type="float" office:value="4528" calcext:value-type="float">
            <text:p>4528</text:p>
          </table:table-cell>
          <table:table-cell office:value-type="float" office:value="28" calcext:value-type="float">
            <text:p>28</text:p>
          </table:table-cell>
          <table:table-cell office:value-type="float" office:value="77.030037" calcext:value-type="float">
            <text:p>77.030037</text:p>
          </table:table-cell>
          <table:table-cell office:value-type="float" office:value="28.728706" calcext:value-type="float">
            <text:p>28.728706</text:p>
          </table:table-cell>
        </table:table-row>
        <table:table-row table:style-name="ro1">
          <table:table-cell office:value-type="float" office:value="16358019" calcext:value-type="float">
            <text:p>16358019</text:p>
          </table:table-cell>
          <table:table-cell office:value-type="float" office:value="4528" calcext:value-type="float">
            <text:p>4528</text:p>
          </table:table-cell>
          <table:table-cell office:value-type="float" office:value="29" calcext:value-type="float">
            <text:p>29</text:p>
          </table:table-cell>
          <table:table-cell office:value-type="float" office:value="77.030033" calcext:value-type="float">
            <text:p>77.030033</text:p>
          </table:table-cell>
          <table:table-cell office:value-type="float" office:value="28.7287" calcext:value-type="float">
            <text:p>28.7287</text:p>
          </table:table-cell>
        </table:table-row>
        <table:table-row table:style-name="ro1">
          <table:table-cell office:value-type="float" office:value="16358019" calcext:value-type="float">
            <text:p>16358019</text:p>
          </table:table-cell>
          <table:table-cell office:value-type="float" office:value="4528" calcext:value-type="float">
            <text:p>4528</text:p>
          </table:table-cell>
          <table:table-cell office:value-type="float" office:value="30" calcext:value-type="float">
            <text:p>30</text:p>
          </table:table-cell>
          <table:table-cell office:value-type="float" office:value="77.030027" calcext:value-type="float">
            <text:p>77.030027</text:p>
          </table:table-cell>
          <table:table-cell office:value-type="float" office:value="28.728694" calcext:value-type="float">
            <text:p>28.728694</text:p>
          </table:table-cell>
        </table:table-row>
        <table:table-row table:style-name="ro1">
          <table:table-cell office:value-type="float" office:value="16358032" calcext:value-type="float">
            <text:p>16358032</text:p>
          </table:table-cell>
          <table:table-cell office:value-type="float" office:value="4530" calcext:value-type="float">
            <text:p>4530</text:p>
          </table:table-cell>
          <table:table-cell office:value-type="float" office:value="0" calcext:value-type="float">
            <text:p>0</text:p>
          </table:table-cell>
          <table:table-cell office:value-type="float" office:value="77.061807" calcext:value-type="float">
            <text:p>77.061807</text:p>
          </table:table-cell>
          <table:table-cell office:value-type="float" office:value="28.728306" calcext:value-type="float">
            <text:p>28.728306</text:p>
          </table:table-cell>
        </table:table-row>
        <table:table-row table:style-name="ro1">
          <table:table-cell office:value-type="float" office:value="16358032" calcext:value-type="float">
            <text:p>16358032</text:p>
          </table:table-cell>
          <table:table-cell office:value-type="float" office:value="4530" calcext:value-type="float">
            <text:p>4530</text:p>
          </table:table-cell>
          <table:table-cell office:value-type="float" office:value="1" calcext:value-type="float">
            <text:p>1</text:p>
          </table:table-cell>
          <table:table-cell office:value-type="float" office:value="77.061874" calcext:value-type="float">
            <text:p>77.061874</text:p>
          </table:table-cell>
          <table:table-cell office:value-type="float" office:value="28.728304" calcext:value-type="float">
            <text:p>28.728304</text:p>
          </table:table-cell>
        </table:table-row>
        <table:table-row table:style-name="ro1">
          <table:table-cell office:value-type="float" office:value="16358032" calcext:value-type="float">
            <text:p>16358032</text:p>
          </table:table-cell>
          <table:table-cell office:value-type="float" office:value="4530" calcext:value-type="float">
            <text:p>4530</text:p>
          </table:table-cell>
          <table:table-cell office:value-type="float" office:value="2" calcext:value-type="float">
            <text:p>2</text:p>
          </table:table-cell>
          <table:table-cell office:value-type="float" office:value="77.061869" calcext:value-type="float">
            <text:p>77.061869</text:p>
          </table:table-cell>
          <table:table-cell office:value-type="float" office:value="28.728117" calcext:value-type="float">
            <text:p>28.728117</text:p>
          </table:table-cell>
        </table:table-row>
        <table:table-row table:style-name="ro1">
          <table:table-cell office:value-type="float" office:value="16358032" calcext:value-type="float">
            <text:p>16358032</text:p>
          </table:table-cell>
          <table:table-cell office:value-type="float" office:value="4530" calcext:value-type="float">
            <text:p>4530</text:p>
          </table:table-cell>
          <table:table-cell office:value-type="float" office:value="3" calcext:value-type="float">
            <text:p>3</text:p>
          </table:table-cell>
          <table:table-cell office:value-type="float" office:value="77.061802" calcext:value-type="float">
            <text:p>77.061802</text:p>
          </table:table-cell>
          <table:table-cell office:value-type="float" office:value="28.728119" calcext:value-type="float">
            <text:p>28.728119</text:p>
          </table:table-cell>
        </table:table-row>
        <table:table-row table:style-name="ro1">
          <table:table-cell office:value-type="float" office:value="16358032" calcext:value-type="float">
            <text:p>16358032</text:p>
          </table:table-cell>
          <table:table-cell office:value-type="float" office:value="4530" calcext:value-type="float">
            <text:p>4530</text:p>
          </table:table-cell>
          <table:table-cell office:value-type="float" office:value="4" calcext:value-type="float">
            <text:p>4</text:p>
          </table:table-cell>
          <table:table-cell office:value-type="float" office:value="77.061807" calcext:value-type="float">
            <text:p>77.061807</text:p>
          </table:table-cell>
          <table:table-cell office:value-type="float" office:value="28.728306" calcext:value-type="float">
            <text:p>28.728306</text:p>
          </table:table-cell>
        </table:table-row>
        <table:table-row table:style-name="ro1">
          <table:table-cell office:value-type="float" office:value="16358033" calcext:value-type="float">
            <text:p>16358033</text:p>
          </table:table-cell>
          <table:table-cell office:value-type="float" office:value="4530" calcext:value-type="float">
            <text:p>4530</text:p>
          </table:table-cell>
          <table:table-cell office:value-type="float" office:value="0" calcext:value-type="float">
            <text:p>0</text:p>
          </table:table-cell>
          <table:table-cell office:value-type="float" office:value="77.061534" calcext:value-type="float">
            <text:p>77.061534</text:p>
          </table:table-cell>
          <table:table-cell office:value-type="float" office:value="28.72836" calcext:value-type="float">
            <text:p>28.72836</text:p>
          </table:table-cell>
        </table:table-row>
        <table:table-row table:style-name="ro1">
          <table:table-cell office:value-type="float" office:value="16358033" calcext:value-type="float">
            <text:p>16358033</text:p>
          </table:table-cell>
          <table:table-cell office:value-type="float" office:value="4530" calcext:value-type="float">
            <text:p>4530</text:p>
          </table:table-cell>
          <table:table-cell office:value-type="float" office:value="1" calcext:value-type="float">
            <text:p>1</text:p>
          </table:table-cell>
          <table:table-cell office:value-type="float" office:value="77.061878" calcext:value-type="float">
            <text:p>77.061878</text:p>
          </table:table-cell>
          <table:table-cell office:value-type="float" office:value="28.728355" calcext:value-type="float">
            <text:p>28.728355</text:p>
          </table:table-cell>
        </table:table-row>
        <table:table-row table:style-name="ro1">
          <table:table-cell office:value-type="float" office:value="16358033" calcext:value-type="float">
            <text:p>16358033</text:p>
          </table:table-cell>
          <table:table-cell office:value-type="float" office:value="4530" calcext:value-type="float">
            <text:p>4530</text:p>
          </table:table-cell>
          <table:table-cell office:value-type="float" office:value="2" calcext:value-type="float">
            <text:p>2</text:p>
          </table:table-cell>
          <table:table-cell office:value-type="float" office:value="77.061877" calcext:value-type="float">
            <text:p>77.061877</text:p>
          </table:table-cell>
          <table:table-cell office:value-type="float" office:value="28.72831" calcext:value-type="float">
            <text:p>28.72831</text:p>
          </table:table-cell>
        </table:table-row>
        <table:table-row table:style-name="ro1">
          <table:table-cell office:value-type="float" office:value="16358033" calcext:value-type="float">
            <text:p>16358033</text:p>
          </table:table-cell>
          <table:table-cell office:value-type="float" office:value="4530" calcext:value-type="float">
            <text:p>4530</text:p>
          </table:table-cell>
          <table:table-cell office:value-type="float" office:value="3" calcext:value-type="float">
            <text:p>3</text:p>
          </table:table-cell>
          <table:table-cell office:value-type="float" office:value="77.061598" calcext:value-type="float">
            <text:p>77.061598</text:p>
          </table:table-cell>
          <table:table-cell office:value-type="float" office:value="28.728313" calcext:value-type="float">
            <text:p>28.728313</text:p>
          </table:table-cell>
        </table:table-row>
        <table:table-row table:style-name="ro1">
          <table:table-cell office:value-type="float" office:value="16358033" calcext:value-type="float">
            <text:p>16358033</text:p>
          </table:table-cell>
          <table:table-cell office:value-type="float" office:value="4530" calcext:value-type="float">
            <text:p>4530</text:p>
          </table:table-cell>
          <table:table-cell office:value-type="float" office:value="4" calcext:value-type="float">
            <text:p>4</text:p>
          </table:table-cell>
          <table:table-cell office:value-type="float" office:value="77.061597" calcext:value-type="float">
            <text:p>77.061597</text:p>
          </table:table-cell>
          <table:table-cell office:value-type="float" office:value="28.728251" calcext:value-type="float">
            <text:p>28.728251</text:p>
          </table:table-cell>
        </table:table-row>
        <table:table-row table:style-name="ro1">
          <table:table-cell office:value-type="float" office:value="16358033" calcext:value-type="float">
            <text:p>16358033</text:p>
          </table:table-cell>
          <table:table-cell office:value-type="float" office:value="4530" calcext:value-type="float">
            <text:p>4530</text:p>
          </table:table-cell>
          <table:table-cell office:value-type="float" office:value="5" calcext:value-type="float">
            <text:p>5</text:p>
          </table:table-cell>
          <table:table-cell office:value-type="float" office:value="77.061533" calcext:value-type="float">
            <text:p>77.061533</text:p>
          </table:table-cell>
          <table:table-cell office:value-type="float" office:value="28.728252" calcext:value-type="float">
            <text:p>28.728252</text:p>
          </table:table-cell>
        </table:table-row>
        <table:table-row table:style-name="ro1">
          <table:table-cell office:value-type="float" office:value="16358033" calcext:value-type="float">
            <text:p>16358033</text:p>
          </table:table-cell>
          <table:table-cell office:value-type="float" office:value="4530" calcext:value-type="float">
            <text:p>4530</text:p>
          </table:table-cell>
          <table:table-cell office:value-type="float" office:value="6" calcext:value-type="float">
            <text:p>6</text:p>
          </table:table-cell>
          <table:table-cell office:value-type="float" office:value="77.061534" calcext:value-type="float">
            <text:p>77.061534</text:p>
          </table:table-cell>
          <table:table-cell office:value-type="float" office:value="28.72836" calcext:value-type="float">
            <text:p>28.72836</text:p>
          </table:table-cell>
        </table:table-row>
        <table:table-row table:style-name="ro1">
          <table:table-cell office:value-type="float" office:value="16358034" calcext:value-type="float">
            <text:p>16358034</text:p>
          </table:table-cell>
          <table:table-cell office:value-type="float" office:value="4528" calcext:value-type="float">
            <text:p>4528</text:p>
          </table:table-cell>
          <table:table-cell office:value-type="float" office:value="0" calcext:value-type="float">
            <text:p>0</text:p>
          </table:table-cell>
          <table:table-cell office:value-type="float" office:value="77.038692" calcext:value-type="float">
            <text:p>77.038692</text:p>
          </table:table-cell>
          <table:table-cell office:value-type="float" office:value="28.727807" calcext:value-type="float">
            <text:p>28.727807</text:p>
          </table:table-cell>
        </table:table-row>
        <table:table-row table:style-name="ro1">
          <table:table-cell office:value-type="float" office:value="16358034" calcext:value-type="float">
            <text:p>16358034</text:p>
          </table:table-cell>
          <table:table-cell office:value-type="float" office:value="4528" calcext:value-type="float">
            <text:p>4528</text:p>
          </table:table-cell>
          <table:table-cell office:value-type="float" office:value="1" calcext:value-type="float">
            <text:p>1</text:p>
          </table:table-cell>
          <table:table-cell office:value-type="float" office:value="77.038723" calcext:value-type="float">
            <text:p>77.038723</text:p>
          </table:table-cell>
          <table:table-cell office:value-type="float" office:value="28.727836" calcext:value-type="float">
            <text:p>28.727836</text:p>
          </table:table-cell>
        </table:table-row>
        <table:table-row table:style-name="ro1">
          <table:table-cell office:value-type="float" office:value="16358034" calcext:value-type="float">
            <text:p>16358034</text:p>
          </table:table-cell>
          <table:table-cell office:value-type="float" office:value="4528" calcext:value-type="float">
            <text:p>4528</text:p>
          </table:table-cell>
          <table:table-cell office:value-type="float" office:value="2" calcext:value-type="float">
            <text:p>2</text:p>
          </table:table-cell>
          <table:table-cell office:value-type="float" office:value="77.03879" calcext:value-type="float">
            <text:p>77.03879</text:p>
          </table:table-cell>
          <table:table-cell office:value-type="float" office:value="28.727768" calcext:value-type="float">
            <text:p>28.727768</text:p>
          </table:table-cell>
        </table:table-row>
        <table:table-row table:style-name="ro1">
          <table:table-cell office:value-type="float" office:value="16358034" calcext:value-type="float">
            <text:p>16358034</text:p>
          </table:table-cell>
          <table:table-cell office:value-type="float" office:value="4528" calcext:value-type="float">
            <text:p>4528</text:p>
          </table:table-cell>
          <table:table-cell office:value-type="float" office:value="3" calcext:value-type="float">
            <text:p>3</text:p>
          </table:table-cell>
          <table:table-cell office:value-type="float" office:value="77.038765" calcext:value-type="float">
            <text:p>77.038765</text:p>
          </table:table-cell>
          <table:table-cell office:value-type="float" office:value="28.727744" calcext:value-type="float">
            <text:p>28.727744</text:p>
          </table:table-cell>
        </table:table-row>
        <table:table-row table:style-name="ro1">
          <table:table-cell office:value-type="float" office:value="16358034" calcext:value-type="float">
            <text:p>16358034</text:p>
          </table:table-cell>
          <table:table-cell office:value-type="float" office:value="4528" calcext:value-type="float">
            <text:p>4528</text:p>
          </table:table-cell>
          <table:table-cell office:value-type="float" office:value="4" calcext:value-type="float">
            <text:p>4</text:p>
          </table:table-cell>
          <table:table-cell office:value-type="float" office:value="77.038735" calcext:value-type="float">
            <text:p>77.038735</text:p>
          </table:table-cell>
          <table:table-cell office:value-type="float" office:value="28.727775" calcext:value-type="float">
            <text:p>28.727775</text:p>
          </table:table-cell>
        </table:table-row>
        <table:table-row table:style-name="ro1">
          <table:table-cell office:value-type="float" office:value="16358034" calcext:value-type="float">
            <text:p>16358034</text:p>
          </table:table-cell>
          <table:table-cell office:value-type="float" office:value="4528" calcext:value-type="float">
            <text:p>4528</text:p>
          </table:table-cell>
          <table:table-cell office:value-type="float" office:value="5" calcext:value-type="float">
            <text:p>5</text:p>
          </table:table-cell>
          <table:table-cell office:value-type="float" office:value="77.038728" calcext:value-type="float">
            <text:p>77.038728</text:p>
          </table:table-cell>
          <table:table-cell office:value-type="float" office:value="28.72777" calcext:value-type="float">
            <text:p>28.72777</text:p>
          </table:table-cell>
        </table:table-row>
        <table:table-row table:style-name="ro1">
          <table:table-cell office:value-type="float" office:value="16358034" calcext:value-type="float">
            <text:p>16358034</text:p>
          </table:table-cell>
          <table:table-cell office:value-type="float" office:value="4528" calcext:value-type="float">
            <text:p>4528</text:p>
          </table:table-cell>
          <table:table-cell office:value-type="float" office:value="6" calcext:value-type="float">
            <text:p>6</text:p>
          </table:table-cell>
          <table:table-cell office:value-type="float" office:value="77.038692" calcext:value-type="float">
            <text:p>77.038692</text:p>
          </table:table-cell>
          <table:table-cell office:value-type="float" office:value="28.727807" calcext:value-type="float">
            <text:p>28.727807</text:p>
          </table:table-cell>
        </table:table-row>
        <table:table-row table:style-name="ro1">
          <table:table-cell office:value-type="float" office:value="16358371" calcext:value-type="float">
            <text:p>16358371</text:p>
          </table:table-cell>
          <table:table-cell office:value-type="float" office:value="4429" calcext:value-type="float">
            <text:p>4429</text:p>
          </table:table-cell>
          <table:table-cell office:value-type="float" office:value="0" calcext:value-type="float">
            <text:p>0</text:p>
          </table:table-cell>
          <table:table-cell office:value-type="float" office:value="77.051797" calcext:value-type="float">
            <text:p>77.051797</text:p>
          </table:table-cell>
          <table:table-cell office:value-type="float" office:value="28.736839" calcext:value-type="float">
            <text:p>28.736839</text:p>
          </table:table-cell>
        </table:table-row>
        <table:table-row table:style-name="ro1">
          <table:table-cell office:value-type="float" office:value="16358371" calcext:value-type="float">
            <text:p>16358371</text:p>
          </table:table-cell>
          <table:table-cell office:value-type="float" office:value="4429" calcext:value-type="float">
            <text:p>4429</text:p>
          </table:table-cell>
          <table:table-cell office:value-type="float" office:value="1" calcext:value-type="float">
            <text:p>1</text:p>
          </table:table-cell>
          <table:table-cell office:value-type="float" office:value="77.051797" calcext:value-type="float">
            <text:p>77.051797</text:p>
          </table:table-cell>
          <table:table-cell office:value-type="float" office:value="28.736761" calcext:value-type="float">
            <text:p>28.736761</text:p>
          </table:table-cell>
        </table:table-row>
        <table:table-row table:style-name="ro1">
          <table:table-cell office:value-type="float" office:value="16358371" calcext:value-type="float">
            <text:p>16358371</text:p>
          </table:table-cell>
          <table:table-cell office:value-type="float" office:value="4429" calcext:value-type="float">
            <text:p>4429</text:p>
          </table:table-cell>
          <table:table-cell office:value-type="float" office:value="2" calcext:value-type="float">
            <text:p>2</text:p>
          </table:table-cell>
          <table:table-cell office:value-type="float" office:value="77.051733" calcext:value-type="float">
            <text:p>77.051733</text:p>
          </table:table-cell>
          <table:table-cell office:value-type="float" office:value="28.736761" calcext:value-type="float">
            <text:p>28.736761</text:p>
          </table:table-cell>
        </table:table-row>
        <table:table-row table:style-name="ro1">
          <table:table-cell office:value-type="float" office:value="16358371" calcext:value-type="float">
            <text:p>16358371</text:p>
          </table:table-cell>
          <table:table-cell office:value-type="float" office:value="4429" calcext:value-type="float">
            <text:p>4429</text:p>
          </table:table-cell>
          <table:table-cell office:value-type="float" office:value="3" calcext:value-type="float">
            <text:p>3</text:p>
          </table:table-cell>
          <table:table-cell office:value-type="float" office:value="77.051733" calcext:value-type="float">
            <text:p>77.051733</text:p>
          </table:table-cell>
          <table:table-cell office:value-type="float" office:value="28.736839" calcext:value-type="float">
            <text:p>28.736839</text:p>
          </table:table-cell>
        </table:table-row>
        <table:table-row table:style-name="ro1">
          <table:table-cell office:value-type="float" office:value="16358371" calcext:value-type="float">
            <text:p>16358371</text:p>
          </table:table-cell>
          <table:table-cell office:value-type="float" office:value="4429" calcext:value-type="float">
            <text:p>4429</text:p>
          </table:table-cell>
          <table:table-cell office:value-type="float" office:value="4" calcext:value-type="float">
            <text:p>4</text:p>
          </table:table-cell>
          <table:table-cell office:value-type="float" office:value="77.051797" calcext:value-type="float">
            <text:p>77.051797</text:p>
          </table:table-cell>
          <table:table-cell office:value-type="float" office:value="28.736839" calcext:value-type="float">
            <text:p>28.736839</text:p>
          </table:table-cell>
        </table:table-row>
        <table:table-row table:style-name="ro1">
          <table:table-cell office:value-type="float" office:value="16358372" calcext:value-type="float">
            <text:p>16358372</text:p>
          </table:table-cell>
          <table:table-cell office:value-type="float" office:value="4429" calcext:value-type="float">
            <text:p>4429</text:p>
          </table:table-cell>
          <table:table-cell office:value-type="float" office:value="0" calcext:value-type="float">
            <text:p>0</text:p>
          </table:table-cell>
          <table:table-cell office:value-type="float" office:value="77.052015" calcext:value-type="float">
            <text:p>77.052015</text:p>
          </table:table-cell>
          <table:table-cell office:value-type="float" office:value="28.73675" calcext:value-type="float">
            <text:p>28.73675</text:p>
          </table:table-cell>
        </table:table-row>
        <table:table-row table:style-name="ro1">
          <table:table-cell office:value-type="float" office:value="16358372" calcext:value-type="float">
            <text:p>16358372</text:p>
          </table:table-cell>
          <table:table-cell office:value-type="float" office:value="4429" calcext:value-type="float">
            <text:p>4429</text:p>
          </table:table-cell>
          <table:table-cell office:value-type="float" office:value="1" calcext:value-type="float">
            <text:p>1</text:p>
          </table:table-cell>
          <table:table-cell office:value-type="float" office:value="77.052015" calcext:value-type="float">
            <text:p>77.052015</text:p>
          </table:table-cell>
          <table:table-cell office:value-type="float" office:value="28.736803" calcext:value-type="float">
            <text:p>28.736803</text:p>
          </table:table-cell>
        </table:table-row>
        <table:table-row table:style-name="ro1">
          <table:table-cell office:value-type="float" office:value="16358372" calcext:value-type="float">
            <text:p>16358372</text:p>
          </table:table-cell>
          <table:table-cell office:value-type="float" office:value="4429" calcext:value-type="float">
            <text:p>4429</text:p>
          </table:table-cell>
          <table:table-cell office:value-type="float" office:value="2" calcext:value-type="float">
            <text:p>2</text:p>
          </table:table-cell>
          <table:table-cell office:value-type="float" office:value="77.052158" calcext:value-type="float">
            <text:p>77.052158</text:p>
          </table:table-cell>
          <table:table-cell office:value-type="float" office:value="28.736804" calcext:value-type="float">
            <text:p>28.736804</text:p>
          </table:table-cell>
        </table:table-row>
        <table:table-row table:style-name="ro1">
          <table:table-cell office:value-type="float" office:value="16358372" calcext:value-type="float">
            <text:p>16358372</text:p>
          </table:table-cell>
          <table:table-cell office:value-type="float" office:value="4429" calcext:value-type="float">
            <text:p>4429</text:p>
          </table:table-cell>
          <table:table-cell office:value-type="float" office:value="3" calcext:value-type="float">
            <text:p>3</text:p>
          </table:table-cell>
          <table:table-cell office:value-type="float" office:value="77.052158" calcext:value-type="float">
            <text:p>77.052158</text:p>
          </table:table-cell>
          <table:table-cell office:value-type="float" office:value="28.736751" calcext:value-type="float">
            <text:p>28.736751</text:p>
          </table:table-cell>
        </table:table-row>
        <table:table-row table:style-name="ro1">
          <table:table-cell office:value-type="float" office:value="16358372" calcext:value-type="float">
            <text:p>16358372</text:p>
          </table:table-cell>
          <table:table-cell office:value-type="float" office:value="4429" calcext:value-type="float">
            <text:p>4429</text:p>
          </table:table-cell>
          <table:table-cell office:value-type="float" office:value="4" calcext:value-type="float">
            <text:p>4</text:p>
          </table:table-cell>
          <table:table-cell office:value-type="float" office:value="77.052015" calcext:value-type="float">
            <text:p>77.052015</text:p>
          </table:table-cell>
          <table:table-cell office:value-type="float" office:value="28.73675" calcext:value-type="float">
            <text:p>28.73675</text:p>
          </table:table-cell>
        </table:table-row>
        <table:table-row table:style-name="ro1">
          <table:table-cell office:value-type="float" office:value="16358373" calcext:value-type="float">
            <text:p>16358373</text:p>
          </table:table-cell>
          <table:table-cell office:value-type="float" office:value="4429" calcext:value-type="float">
            <text:p>4429</text:p>
          </table:table-cell>
          <table:table-cell office:value-type="float" office:value="0" calcext:value-type="float">
            <text:p>0</text:p>
          </table:table-cell>
          <table:table-cell office:value-type="float" office:value="77.05231" calcext:value-type="float">
            <text:p>77.05231</text:p>
          </table:table-cell>
          <table:table-cell office:value-type="float" office:value="28.736841" calcext:value-type="float">
            <text:p>28.736841</text:p>
          </table:table-cell>
        </table:table-row>
        <table:table-row table:style-name="ro1">
          <table:table-cell office:value-type="float" office:value="16358373" calcext:value-type="float">
            <text:p>16358373</text:p>
          </table:table-cell>
          <table:table-cell office:value-type="float" office:value="4429" calcext:value-type="float">
            <text:p>4429</text:p>
          </table:table-cell>
          <table:table-cell office:value-type="float" office:value="1" calcext:value-type="float">
            <text:p>1</text:p>
          </table:table-cell>
          <table:table-cell office:value-type="float" office:value="77.052374" calcext:value-type="float">
            <text:p>77.052374</text:p>
          </table:table-cell>
          <table:table-cell office:value-type="float" office:value="28.736841" calcext:value-type="float">
            <text:p>28.736841</text:p>
          </table:table-cell>
        </table:table-row>
        <table:table-row table:style-name="ro1">
          <table:table-cell office:value-type="float" office:value="16358373" calcext:value-type="float">
            <text:p>16358373</text:p>
          </table:table-cell>
          <table:table-cell office:value-type="float" office:value="4429" calcext:value-type="float">
            <text:p>4429</text:p>
          </table:table-cell>
          <table:table-cell office:value-type="float" office:value="2" calcext:value-type="float">
            <text:p>2</text:p>
          </table:table-cell>
          <table:table-cell office:value-type="float" office:value="77.052374" calcext:value-type="float">
            <text:p>77.052374</text:p>
          </table:table-cell>
          <table:table-cell office:value-type="float" office:value="28.736749" calcext:value-type="float">
            <text:p>28.736749</text:p>
          </table:table-cell>
        </table:table-row>
        <table:table-row table:style-name="ro1">
          <table:table-cell office:value-type="float" office:value="16358373" calcext:value-type="float">
            <text:p>16358373</text:p>
          </table:table-cell>
          <table:table-cell office:value-type="float" office:value="4429" calcext:value-type="float">
            <text:p>4429</text:p>
          </table:table-cell>
          <table:table-cell office:value-type="float" office:value="3" calcext:value-type="float">
            <text:p>3</text:p>
          </table:table-cell>
          <table:table-cell office:value-type="float" office:value="77.05231" calcext:value-type="float">
            <text:p>77.05231</text:p>
          </table:table-cell>
          <table:table-cell office:value-type="float" office:value="28.736749" calcext:value-type="float">
            <text:p>28.736749</text:p>
          </table:table-cell>
        </table:table-row>
        <table:table-row table:style-name="ro1">
          <table:table-cell office:value-type="float" office:value="16358373" calcext:value-type="float">
            <text:p>16358373</text:p>
          </table:table-cell>
          <table:table-cell office:value-type="float" office:value="4429" calcext:value-type="float">
            <text:p>4429</text:p>
          </table:table-cell>
          <table:table-cell office:value-type="float" office:value="4" calcext:value-type="float">
            <text:p>4</text:p>
          </table:table-cell>
          <table:table-cell office:value-type="float" office:value="77.05231" calcext:value-type="float">
            <text:p>77.05231</text:p>
          </table:table-cell>
          <table:table-cell office:value-type="float" office:value="28.736841" calcext:value-type="float">
            <text:p>28.736841</text:p>
          </table:table-cell>
        </table:table-row>
        <table:table-row table:style-name="ro1">
          <table:table-cell office:value-type="float" office:value="16358374" calcext:value-type="float">
            <text:p>16358374</text:p>
          </table:table-cell>
          <table:table-cell office:value-type="float" office:value="4429" calcext:value-type="float">
            <text:p>4429</text:p>
          </table:table-cell>
          <table:table-cell office:value-type="float" office:value="0" calcext:value-type="float">
            <text:p>0</text:p>
          </table:table-cell>
          <table:table-cell office:value-type="float" office:value="77.05322" calcext:value-type="float">
            <text:p>77.05322</text:p>
          </table:table-cell>
          <table:table-cell office:value-type="float" office:value="28.735566" calcext:value-type="float">
            <text:p>28.735566</text:p>
          </table:table-cell>
        </table:table-row>
        <table:table-row table:style-name="ro1">
          <table:table-cell office:value-type="float" office:value="16358374" calcext:value-type="float">
            <text:p>16358374</text:p>
          </table:table-cell>
          <table:table-cell office:value-type="float" office:value="4429" calcext:value-type="float">
            <text:p>4429</text:p>
          </table:table-cell>
          <table:table-cell office:value-type="float" office:value="1" calcext:value-type="float">
            <text:p>1</text:p>
          </table:table-cell>
          <table:table-cell office:value-type="float" office:value="77.053355" calcext:value-type="float">
            <text:p>77.053355</text:p>
          </table:table-cell>
          <table:table-cell office:value-type="float" office:value="28.735562" calcext:value-type="float">
            <text:p>28.735562</text:p>
          </table:table-cell>
        </table:table-row>
        <table:table-row table:style-name="ro1">
          <table:table-cell office:value-type="float" office:value="16358374" calcext:value-type="float">
            <text:p>16358374</text:p>
          </table:table-cell>
          <table:table-cell office:value-type="float" office:value="4429" calcext:value-type="float">
            <text:p>4429</text:p>
          </table:table-cell>
          <table:table-cell office:value-type="float" office:value="2" calcext:value-type="float">
            <text:p>2</text:p>
          </table:table-cell>
          <table:table-cell office:value-type="float" office:value="77.053346" calcext:value-type="float">
            <text:p>77.053346</text:p>
          </table:table-cell>
          <table:table-cell office:value-type="float" office:value="28.735386" calcext:value-type="float">
            <text:p>28.735386</text:p>
          </table:table-cell>
        </table:table-row>
        <table:table-row table:style-name="ro1">
          <table:table-cell office:value-type="float" office:value="16358374" calcext:value-type="float">
            <text:p>16358374</text:p>
          </table:table-cell>
          <table:table-cell office:value-type="float" office:value="4429" calcext:value-type="float">
            <text:p>4429</text:p>
          </table:table-cell>
          <table:table-cell office:value-type="float" office:value="3" calcext:value-type="float">
            <text:p>3</text:p>
          </table:table-cell>
          <table:table-cell office:value-type="float" office:value="77.053092" calcext:value-type="float">
            <text:p>77.053092</text:p>
          </table:table-cell>
          <table:table-cell office:value-type="float" office:value="28.735399" calcext:value-type="float">
            <text:p>28.735399</text:p>
          </table:table-cell>
        </table:table-row>
        <table:table-row table:style-name="ro1">
          <table:table-cell office:value-type="float" office:value="16358374" calcext:value-type="float">
            <text:p>16358374</text:p>
          </table:table-cell>
          <table:table-cell office:value-type="float" office:value="4429" calcext:value-type="float">
            <text:p>4429</text:p>
          </table:table-cell>
          <table:table-cell office:value-type="float" office:value="4" calcext:value-type="float">
            <text:p>4</text:p>
          </table:table-cell>
          <table:table-cell office:value-type="float" office:value="77.053097" calcext:value-type="float">
            <text:p>77.053097</text:p>
          </table:table-cell>
          <table:table-cell office:value-type="float" office:value="28.735481" calcext:value-type="float">
            <text:p>28.735481</text:p>
          </table:table-cell>
        </table:table-row>
        <table:table-row table:style-name="ro1">
          <table:table-cell office:value-type="float" office:value="16358374" calcext:value-type="float">
            <text:p>16358374</text:p>
          </table:table-cell>
          <table:table-cell office:value-type="float" office:value="4429" calcext:value-type="float">
            <text:p>4429</text:p>
          </table:table-cell>
          <table:table-cell office:value-type="float" office:value="5" calcext:value-type="float">
            <text:p>5</text:p>
          </table:table-cell>
          <table:table-cell office:value-type="float" office:value="77.053254" calcext:value-type="float">
            <text:p>77.053254</text:p>
          </table:table-cell>
          <table:table-cell office:value-type="float" office:value="28.735473" calcext:value-type="float">
            <text:p>28.735473</text:p>
          </table:table-cell>
        </table:table-row>
        <table:table-row table:style-name="ro1">
          <table:table-cell office:value-type="float" office:value="16358374" calcext:value-type="float">
            <text:p>16358374</text:p>
          </table:table-cell>
          <table:table-cell office:value-type="float" office:value="4429" calcext:value-type="float">
            <text:p>4429</text:p>
          </table:table-cell>
          <table:table-cell office:value-type="float" office:value="6" calcext:value-type="float">
            <text:p>6</text:p>
          </table:table-cell>
          <table:table-cell office:value-type="float" office:value="77.053257" calcext:value-type="float">
            <text:p>77.053257</text:p>
          </table:table-cell>
          <table:table-cell office:value-type="float" office:value="28.735527" calcext:value-type="float">
            <text:p>28.735527</text:p>
          </table:table-cell>
        </table:table-row>
        <table:table-row table:style-name="ro1">
          <table:table-cell office:value-type="float" office:value="16358374" calcext:value-type="float">
            <text:p>16358374</text:p>
          </table:table-cell>
          <table:table-cell office:value-type="float" office:value="4429" calcext:value-type="float">
            <text:p>4429</text:p>
          </table:table-cell>
          <table:table-cell office:value-type="float" office:value="7" calcext:value-type="float">
            <text:p>7</text:p>
          </table:table-cell>
          <table:table-cell office:value-type="float" office:value="77.053218" calcext:value-type="float">
            <text:p>77.053218</text:p>
          </table:table-cell>
          <table:table-cell office:value-type="float" office:value="28.735529" calcext:value-type="float">
            <text:p>28.735529</text:p>
          </table:table-cell>
        </table:table-row>
        <table:table-row table:style-name="ro1">
          <table:table-cell office:value-type="float" office:value="16358374" calcext:value-type="float">
            <text:p>16358374</text:p>
          </table:table-cell>
          <table:table-cell office:value-type="float" office:value="4429" calcext:value-type="float">
            <text:p>4429</text:p>
          </table:table-cell>
          <table:table-cell office:value-type="float" office:value="8" calcext:value-type="float">
            <text:p>8</text:p>
          </table:table-cell>
          <table:table-cell office:value-type="float" office:value="77.05322" calcext:value-type="float">
            <text:p>77.05322</text:p>
          </table:table-cell>
          <table:table-cell office:value-type="float" office:value="28.735566" calcext:value-type="float">
            <text:p>28.735566</text:p>
          </table:table-cell>
        </table:table-row>
        <table:table-row table:style-name="ro1">
          <table:table-cell office:value-type="float" office:value="16358375" calcext:value-type="float">
            <text:p>16358375</text:p>
          </table:table-cell>
          <table:table-cell office:value-type="float" office:value="4429" calcext:value-type="float">
            <text:p>4429</text:p>
          </table:table-cell>
          <table:table-cell office:value-type="float" office:value="0" calcext:value-type="float">
            <text:p>0</text:p>
          </table:table-cell>
          <table:table-cell office:value-type="float" office:value="77.052817" calcext:value-type="float">
            <text:p>77.052817</text:p>
          </table:table-cell>
          <table:table-cell office:value-type="float" office:value="28.734989" calcext:value-type="float">
            <text:p>28.734989</text:p>
          </table:table-cell>
        </table:table-row>
        <table:table-row table:style-name="ro1">
          <table:table-cell office:value-type="float" office:value="16358375" calcext:value-type="float">
            <text:p>16358375</text:p>
          </table:table-cell>
          <table:table-cell office:value-type="float" office:value="4429" calcext:value-type="float">
            <text:p>4429</text:p>
          </table:table-cell>
          <table:table-cell office:value-type="float" office:value="1" calcext:value-type="float">
            <text:p>1</text:p>
          </table:table-cell>
          <table:table-cell office:value-type="float" office:value="77.052934" calcext:value-type="float">
            <text:p>77.052934</text:p>
          </table:table-cell>
          <table:table-cell office:value-type="float" office:value="28.734988" calcext:value-type="float">
            <text:p>28.734988</text:p>
          </table:table-cell>
        </table:table-row>
        <table:table-row table:style-name="ro1">
          <table:table-cell office:value-type="float" office:value="16358375" calcext:value-type="float">
            <text:p>16358375</text:p>
          </table:table-cell>
          <table:table-cell office:value-type="float" office:value="4429" calcext:value-type="float">
            <text:p>4429</text:p>
          </table:table-cell>
          <table:table-cell office:value-type="float" office:value="2" calcext:value-type="float">
            <text:p>2</text:p>
          </table:table-cell>
          <table:table-cell office:value-type="float" office:value="77.052934" calcext:value-type="float">
            <text:p>77.052934</text:p>
          </table:table-cell>
          <table:table-cell office:value-type="float" office:value="28.734976" calcext:value-type="float">
            <text:p>28.734976</text:p>
          </table:table-cell>
        </table:table-row>
        <table:table-row table:style-name="ro1">
          <table:table-cell office:value-type="float" office:value="16358375" calcext:value-type="float">
            <text:p>16358375</text:p>
          </table:table-cell>
          <table:table-cell office:value-type="float" office:value="4429" calcext:value-type="float">
            <text:p>4429</text:p>
          </table:table-cell>
          <table:table-cell office:value-type="float" office:value="3" calcext:value-type="float">
            <text:p>3</text:p>
          </table:table-cell>
          <table:table-cell office:value-type="float" office:value="77.052988" calcext:value-type="float">
            <text:p>77.052988</text:p>
          </table:table-cell>
          <table:table-cell office:value-type="float" office:value="28.734975" calcext:value-type="float">
            <text:p>28.734975</text:p>
          </table:table-cell>
        </table:table-row>
        <table:table-row table:style-name="ro1">
          <table:table-cell office:value-type="float" office:value="16358375" calcext:value-type="float">
            <text:p>16358375</text:p>
          </table:table-cell>
          <table:table-cell office:value-type="float" office:value="4429" calcext:value-type="float">
            <text:p>4429</text:p>
          </table:table-cell>
          <table:table-cell office:value-type="float" office:value="4" calcext:value-type="float">
            <text:p>4</text:p>
          </table:table-cell>
          <table:table-cell office:value-type="float" office:value="77.052988" calcext:value-type="float">
            <text:p>77.052988</text:p>
          </table:table-cell>
          <table:table-cell office:value-type="float" office:value="28.734907" calcext:value-type="float">
            <text:p>28.734907</text:p>
          </table:table-cell>
        </table:table-row>
        <table:table-row table:style-name="ro1">
          <table:table-cell office:value-type="float" office:value="16358375" calcext:value-type="float">
            <text:p>16358375</text:p>
          </table:table-cell>
          <table:table-cell office:value-type="float" office:value="4429" calcext:value-type="float">
            <text:p>4429</text:p>
          </table:table-cell>
          <table:table-cell office:value-type="float" office:value="5" calcext:value-type="float">
            <text:p>5</text:p>
          </table:table-cell>
          <table:table-cell office:value-type="float" office:value="77.052816" calcext:value-type="float">
            <text:p>77.052816</text:p>
          </table:table-cell>
          <table:table-cell office:value-type="float" office:value="28.734909" calcext:value-type="float">
            <text:p>28.734909</text:p>
          </table:table-cell>
        </table:table-row>
        <table:table-row table:style-name="ro1">
          <table:table-cell office:value-type="float" office:value="16358375" calcext:value-type="float">
            <text:p>16358375</text:p>
          </table:table-cell>
          <table:table-cell office:value-type="float" office:value="4429" calcext:value-type="float">
            <text:p>4429</text:p>
          </table:table-cell>
          <table:table-cell office:value-type="float" office:value="6" calcext:value-type="float">
            <text:p>6</text:p>
          </table:table-cell>
          <table:table-cell office:value-type="float" office:value="77.052817" calcext:value-type="float">
            <text:p>77.052817</text:p>
          </table:table-cell>
          <table:table-cell office:value-type="float" office:value="28.734989" calcext:value-type="float">
            <text:p>28.734989</text:p>
          </table:table-cell>
        </table:table-row>
        <table:table-row table:style-name="ro1">
          <table:table-cell office:value-type="float" office:value="16358376" calcext:value-type="float">
            <text:p>16358376</text:p>
          </table:table-cell>
          <table:table-cell office:value-type="float" office:value="4429" calcext:value-type="float">
            <text:p>4429</text:p>
          </table:table-cell>
          <table:table-cell office:value-type="float" office:value="0" calcext:value-type="float">
            <text:p>0</text:p>
          </table:table-cell>
          <table:table-cell office:value-type="float" office:value="77.0531" calcext:value-type="float">
            <text:p>77.0531</text:p>
          </table:table-cell>
          <table:table-cell office:value-type="float" office:value="28.734647" calcext:value-type="float">
            <text:p>28.734647</text:p>
          </table:table-cell>
        </table:table-row>
        <table:table-row table:style-name="ro1">
          <table:table-cell office:value-type="float" office:value="16358376" calcext:value-type="float">
            <text:p>16358376</text:p>
          </table:table-cell>
          <table:table-cell office:value-type="float" office:value="4429" calcext:value-type="float">
            <text:p>4429</text:p>
          </table:table-cell>
          <table:table-cell office:value-type="float" office:value="1" calcext:value-type="float">
            <text:p>1</text:p>
          </table:table-cell>
          <table:table-cell office:value-type="float" office:value="77.053166" calcext:value-type="float">
            <text:p>77.053166</text:p>
          </table:table-cell>
          <table:table-cell office:value-type="float" office:value="28.734646" calcext:value-type="float">
            <text:p>28.734646</text:p>
          </table:table-cell>
        </table:table-row>
        <table:table-row table:style-name="ro1">
          <table:table-cell office:value-type="float" office:value="16358376" calcext:value-type="float">
            <text:p>16358376</text:p>
          </table:table-cell>
          <table:table-cell office:value-type="float" office:value="4429" calcext:value-type="float">
            <text:p>4429</text:p>
          </table:table-cell>
          <table:table-cell office:value-type="float" office:value="2" calcext:value-type="float">
            <text:p>2</text:p>
          </table:table-cell>
          <table:table-cell office:value-type="float" office:value="77.053165" calcext:value-type="float">
            <text:p>77.053165</text:p>
          </table:table-cell>
          <table:table-cell office:value-type="float" office:value="28.734604" calcext:value-type="float">
            <text:p>28.734604</text:p>
          </table:table-cell>
        </table:table-row>
        <table:table-row table:style-name="ro1">
          <table:table-cell office:value-type="float" office:value="16358376" calcext:value-type="float">
            <text:p>16358376</text:p>
          </table:table-cell>
          <table:table-cell office:value-type="float" office:value="4429" calcext:value-type="float">
            <text:p>4429</text:p>
          </table:table-cell>
          <table:table-cell office:value-type="float" office:value="3" calcext:value-type="float">
            <text:p>3</text:p>
          </table:table-cell>
          <table:table-cell office:value-type="float" office:value="77.053099" calcext:value-type="float">
            <text:p>77.053099</text:p>
          </table:table-cell>
          <table:table-cell office:value-type="float" office:value="28.734605" calcext:value-type="float">
            <text:p>28.734605</text:p>
          </table:table-cell>
        </table:table-row>
        <table:table-row table:style-name="ro1">
          <table:table-cell office:value-type="float" office:value="16358376" calcext:value-type="float">
            <text:p>16358376</text:p>
          </table:table-cell>
          <table:table-cell office:value-type="float" office:value="4429" calcext:value-type="float">
            <text:p>4429</text:p>
          </table:table-cell>
          <table:table-cell office:value-type="float" office:value="4" calcext:value-type="float">
            <text:p>4</text:p>
          </table:table-cell>
          <table:table-cell office:value-type="float" office:value="77.0531" calcext:value-type="float">
            <text:p>77.0531</text:p>
          </table:table-cell>
          <table:table-cell office:value-type="float" office:value="28.734647" calcext:value-type="float">
            <text:p>28.734647</text:p>
          </table:table-cell>
        </table:table-row>
        <table:table-row table:style-name="ro1">
          <table:table-cell office:value-type="float" office:value="16358377" calcext:value-type="float">
            <text:p>16358377</text:p>
          </table:table-cell>
          <table:table-cell office:value-type="float" office:value="4429" calcext:value-type="float">
            <text:p>4429</text:p>
          </table:table-cell>
          <table:table-cell office:value-type="float" office:value="0" calcext:value-type="float">
            <text:p>0</text:p>
          </table:table-cell>
          <table:table-cell office:value-type="float" office:value="77.053406" calcext:value-type="float">
            <text:p>77.053406</text:p>
          </table:table-cell>
          <table:table-cell office:value-type="float" office:value="28.734698" calcext:value-type="float">
            <text:p>28.734698</text:p>
          </table:table-cell>
        </table:table-row>
        <table:table-row table:style-name="ro1">
          <table:table-cell office:value-type="float" office:value="16358377" calcext:value-type="float">
            <text:p>16358377</text:p>
          </table:table-cell>
          <table:table-cell office:value-type="float" office:value="4429" calcext:value-type="float">
            <text:p>4429</text:p>
          </table:table-cell>
          <table:table-cell office:value-type="float" office:value="1" calcext:value-type="float">
            <text:p>1</text:p>
          </table:table-cell>
          <table:table-cell office:value-type="float" office:value="77.05349" calcext:value-type="float">
            <text:p>77.05349</text:p>
          </table:table-cell>
          <table:table-cell office:value-type="float" office:value="28.734696" calcext:value-type="float">
            <text:p>28.734696</text:p>
          </table:table-cell>
        </table:table-row>
        <table:table-row table:style-name="ro1">
          <table:table-cell office:value-type="float" office:value="16358377" calcext:value-type="float">
            <text:p>16358377</text:p>
          </table:table-cell>
          <table:table-cell office:value-type="float" office:value="4429" calcext:value-type="float">
            <text:p>4429</text:p>
          </table:table-cell>
          <table:table-cell office:value-type="float" office:value="2" calcext:value-type="float">
            <text:p>2</text:p>
          </table:table-cell>
          <table:table-cell office:value-type="float" office:value="77.053487" calcext:value-type="float">
            <text:p>77.053487</text:p>
          </table:table-cell>
          <table:table-cell office:value-type="float" office:value="28.734619" calcext:value-type="float">
            <text:p>28.734619</text:p>
          </table:table-cell>
        </table:table-row>
        <table:table-row table:style-name="ro1">
          <table:table-cell office:value-type="float" office:value="16358377" calcext:value-type="float">
            <text:p>16358377</text:p>
          </table:table-cell>
          <table:table-cell office:value-type="float" office:value="4429" calcext:value-type="float">
            <text:p>4429</text:p>
          </table:table-cell>
          <table:table-cell office:value-type="float" office:value="3" calcext:value-type="float">
            <text:p>3</text:p>
          </table:table-cell>
          <table:table-cell office:value-type="float" office:value="77.053404" calcext:value-type="float">
            <text:p>77.053404</text:p>
          </table:table-cell>
          <table:table-cell office:value-type="float" office:value="28.734621" calcext:value-type="float">
            <text:p>28.734621</text:p>
          </table:table-cell>
        </table:table-row>
        <table:table-row table:style-name="ro1">
          <table:table-cell office:value-type="float" office:value="16358377" calcext:value-type="float">
            <text:p>16358377</text:p>
          </table:table-cell>
          <table:table-cell office:value-type="float" office:value="4429" calcext:value-type="float">
            <text:p>4429</text:p>
          </table:table-cell>
          <table:table-cell office:value-type="float" office:value="4" calcext:value-type="float">
            <text:p>4</text:p>
          </table:table-cell>
          <table:table-cell office:value-type="float" office:value="77.053406" calcext:value-type="float">
            <text:p>77.053406</text:p>
          </table:table-cell>
          <table:table-cell office:value-type="float" office:value="28.734698" calcext:value-type="float">
            <text:p>28.734698</text:p>
          </table:table-cell>
        </table:table-row>
        <table:table-row table:style-name="ro1">
          <table:table-cell office:value-type="float" office:value="16358378" calcext:value-type="float">
            <text:p>16358378</text:p>
          </table:table-cell>
          <table:table-cell office:value-type="float" office:value="4429" calcext:value-type="float">
            <text:p>4429</text:p>
          </table:table-cell>
          <table:table-cell office:value-type="float" office:value="0" calcext:value-type="float">
            <text:p>0</text:p>
          </table:table-cell>
          <table:table-cell office:value-type="float" office:value="77.052897" calcext:value-type="float">
            <text:p>77.052897</text:p>
          </table:table-cell>
          <table:table-cell office:value-type="float" office:value="28.734657" calcext:value-type="float">
            <text:p>28.734657</text:p>
          </table:table-cell>
        </table:table-row>
        <table:table-row table:style-name="ro1">
          <table:table-cell office:value-type="float" office:value="16358378" calcext:value-type="float">
            <text:p>16358378</text:p>
          </table:table-cell>
          <table:table-cell office:value-type="float" office:value="4429" calcext:value-type="float">
            <text:p>4429</text:p>
          </table:table-cell>
          <table:table-cell office:value-type="float" office:value="1" calcext:value-type="float">
            <text:p>1</text:p>
          </table:table-cell>
          <table:table-cell office:value-type="float" office:value="77.05299" calcext:value-type="float">
            <text:p>77.05299</text:p>
          </table:table-cell>
          <table:table-cell office:value-type="float" office:value="28.734656" calcext:value-type="float">
            <text:p>28.734656</text:p>
          </table:table-cell>
        </table:table-row>
        <table:table-row table:style-name="ro1">
          <table:table-cell office:value-type="float" office:value="16358378" calcext:value-type="float">
            <text:p>16358378</text:p>
          </table:table-cell>
          <table:table-cell office:value-type="float" office:value="4429" calcext:value-type="float">
            <text:p>4429</text:p>
          </table:table-cell>
          <table:table-cell office:value-type="float" office:value="2" calcext:value-type="float">
            <text:p>2</text:p>
          </table:table-cell>
          <table:table-cell office:value-type="float" office:value="77.05299" calcext:value-type="float">
            <text:p>77.05299</text:p>
          </table:table-cell>
          <table:table-cell office:value-type="float" office:value="28.734614" calcext:value-type="float">
            <text:p>28.734614</text:p>
          </table:table-cell>
        </table:table-row>
        <table:table-row table:style-name="ro1">
          <table:table-cell office:value-type="float" office:value="16358378" calcext:value-type="float">
            <text:p>16358378</text:p>
          </table:table-cell>
          <table:table-cell office:value-type="float" office:value="4429" calcext:value-type="float">
            <text:p>4429</text:p>
          </table:table-cell>
          <table:table-cell office:value-type="float" office:value="3" calcext:value-type="float">
            <text:p>3</text:p>
          </table:table-cell>
          <table:table-cell office:value-type="float" office:value="77.053022" calcext:value-type="float">
            <text:p>77.053022</text:p>
          </table:table-cell>
          <table:table-cell office:value-type="float" office:value="28.734613" calcext:value-type="float">
            <text:p>28.734613</text:p>
          </table:table-cell>
        </table:table-row>
        <table:table-row table:style-name="ro1">
          <table:table-cell office:value-type="float" office:value="16358378" calcext:value-type="float">
            <text:p>16358378</text:p>
          </table:table-cell>
          <table:table-cell office:value-type="float" office:value="4429" calcext:value-type="float">
            <text:p>4429</text:p>
          </table:table-cell>
          <table:table-cell office:value-type="float" office:value="4" calcext:value-type="float">
            <text:p>4</text:p>
          </table:table-cell>
          <table:table-cell office:value-type="float" office:value="77.053021" calcext:value-type="float">
            <text:p>77.053021</text:p>
          </table:table-cell>
          <table:table-cell office:value-type="float" office:value="28.734563" calcext:value-type="float">
            <text:p>28.734563</text:p>
          </table:table-cell>
        </table:table-row>
        <table:table-row table:style-name="ro1">
          <table:table-cell office:value-type="float" office:value="16358378" calcext:value-type="float">
            <text:p>16358378</text:p>
          </table:table-cell>
          <table:table-cell office:value-type="float" office:value="4429" calcext:value-type="float">
            <text:p>4429</text:p>
          </table:table-cell>
          <table:table-cell office:value-type="float" office:value="5" calcext:value-type="float">
            <text:p>5</text:p>
          </table:table-cell>
          <table:table-cell office:value-type="float" office:value="77.052899" calcext:value-type="float">
            <text:p>77.052899</text:p>
          </table:table-cell>
          <table:table-cell office:value-type="float" office:value="28.734565" calcext:value-type="float">
            <text:p>28.734565</text:p>
          </table:table-cell>
        </table:table-row>
        <table:table-row table:style-name="ro1">
          <table:table-cell office:value-type="float" office:value="16358378" calcext:value-type="float">
            <text:p>16358378</text:p>
          </table:table-cell>
          <table:table-cell office:value-type="float" office:value="4429" calcext:value-type="float">
            <text:p>4429</text:p>
          </table:table-cell>
          <table:table-cell office:value-type="float" office:value="6" calcext:value-type="float">
            <text:p>6</text:p>
          </table:table-cell>
          <table:table-cell office:value-type="float" office:value="77.0529" calcext:value-type="float">
            <text:p>77.0529</text:p>
          </table:table-cell>
          <table:table-cell office:value-type="float" office:value="28.734603" calcext:value-type="float">
            <text:p>28.734603</text:p>
          </table:table-cell>
        </table:table-row>
        <table:table-row table:style-name="ro1">
          <table:table-cell office:value-type="float" office:value="16358378" calcext:value-type="float">
            <text:p>16358378</text:p>
          </table:table-cell>
          <table:table-cell office:value-type="float" office:value="4429" calcext:value-type="float">
            <text:p>4429</text:p>
          </table:table-cell>
          <table:table-cell office:value-type="float" office:value="7" calcext:value-type="float">
            <text:p>7</text:p>
          </table:table-cell>
          <table:table-cell office:value-type="float" office:value="77.052891" calcext:value-type="float">
            <text:p>77.052891</text:p>
          </table:table-cell>
          <table:table-cell office:value-type="float" office:value="28.734603" calcext:value-type="float">
            <text:p>28.734603</text:p>
          </table:table-cell>
        </table:table-row>
        <table:table-row table:style-name="ro1">
          <table:table-cell office:value-type="float" office:value="16358378" calcext:value-type="float">
            <text:p>16358378</text:p>
          </table:table-cell>
          <table:table-cell office:value-type="float" office:value="4429" calcext:value-type="float">
            <text:p>4429</text:p>
          </table:table-cell>
          <table:table-cell office:value-type="float" office:value="8" calcext:value-type="float">
            <text:p>8</text:p>
          </table:table-cell>
          <table:table-cell office:value-type="float" office:value="77.052891" calcext:value-type="float">
            <text:p>77.052891</text:p>
          </table:table-cell>
          <table:table-cell office:value-type="float" office:value="28.73463" calcext:value-type="float">
            <text:p>28.73463</text:p>
          </table:table-cell>
        </table:table-row>
        <table:table-row table:style-name="ro1">
          <table:table-cell office:value-type="float" office:value="16358378" calcext:value-type="float">
            <text:p>16358378</text:p>
          </table:table-cell>
          <table:table-cell office:value-type="float" office:value="4429" calcext:value-type="float">
            <text:p>4429</text:p>
          </table:table-cell>
          <table:table-cell office:value-type="float" office:value="9" calcext:value-type="float">
            <text:p>9</text:p>
          </table:table-cell>
          <table:table-cell office:value-type="float" office:value="77.052897" calcext:value-type="float">
            <text:p>77.052897</text:p>
          </table:table-cell>
          <table:table-cell office:value-type="float" office:value="28.73463" calcext:value-type="float">
            <text:p>28.73463</text:p>
          </table:table-cell>
        </table:table-row>
        <table:table-row table:style-name="ro1">
          <table:table-cell office:value-type="float" office:value="16358378" calcext:value-type="float">
            <text:p>16358378</text:p>
          </table:table-cell>
          <table:table-cell office:value-type="float" office:value="4429" calcext:value-type="float">
            <text:p>4429</text:p>
          </table:table-cell>
          <table:table-cell office:value-type="float" office:value="10" calcext:value-type="float">
            <text:p>10</text:p>
          </table:table-cell>
          <table:table-cell office:value-type="float" office:value="77.052897" calcext:value-type="float">
            <text:p>77.052897</text:p>
          </table:table-cell>
          <table:table-cell office:value-type="float" office:value="28.734657" calcext:value-type="float">
            <text:p>28.734657</text:p>
          </table:table-cell>
        </table:table-row>
        <table:table-row table:style-name="ro1">
          <table:table-cell office:value-type="float" office:value="16358379" calcext:value-type="float">
            <text:p>16358379</text:p>
          </table:table-cell>
          <table:table-cell office:value-type="float" office:value="4429" calcext:value-type="float">
            <text:p>4429</text:p>
          </table:table-cell>
          <table:table-cell office:value-type="float" office:value="0" calcext:value-type="float">
            <text:p>0</text:p>
          </table:table-cell>
          <table:table-cell office:value-type="float" office:value="77.051002" calcext:value-type="float">
            <text:p>77.051002</text:p>
          </table:table-cell>
          <table:table-cell office:value-type="float" office:value="28.735128" calcext:value-type="float">
            <text:p>28.735128</text:p>
          </table:table-cell>
        </table:table-row>
        <table:table-row table:style-name="ro1">
          <table:table-cell office:value-type="float" office:value="16358379" calcext:value-type="float">
            <text:p>16358379</text:p>
          </table:table-cell>
          <table:table-cell office:value-type="float" office:value="4429" calcext:value-type="float">
            <text:p>4429</text:p>
          </table:table-cell>
          <table:table-cell office:value-type="float" office:value="1" calcext:value-type="float">
            <text:p>1</text:p>
          </table:table-cell>
          <table:table-cell office:value-type="float" office:value="77.051199" calcext:value-type="float">
            <text:p>77.051199</text:p>
          </table:table-cell>
          <table:table-cell office:value-type="float" office:value="28.735124" calcext:value-type="float">
            <text:p>28.735124</text:p>
          </table:table-cell>
        </table:table-row>
        <table:table-row table:style-name="ro1">
          <table:table-cell office:value-type="float" office:value="16358379" calcext:value-type="float">
            <text:p>16358379</text:p>
          </table:table-cell>
          <table:table-cell office:value-type="float" office:value="4429" calcext:value-type="float">
            <text:p>4429</text:p>
          </table:table-cell>
          <table:table-cell office:value-type="float" office:value="2" calcext:value-type="float">
            <text:p>2</text:p>
          </table:table-cell>
          <table:table-cell office:value-type="float" office:value="77.051199" calcext:value-type="float">
            <text:p>77.051199</text:p>
          </table:table-cell>
          <table:table-cell office:value-type="float" office:value="28.735078" calcext:value-type="float">
            <text:p>28.735078</text:p>
          </table:table-cell>
        </table:table-row>
        <table:table-row table:style-name="ro1">
          <table:table-cell office:value-type="float" office:value="16358379" calcext:value-type="float">
            <text:p>16358379</text:p>
          </table:table-cell>
          <table:table-cell office:value-type="float" office:value="4429" calcext:value-type="float">
            <text:p>4429</text:p>
          </table:table-cell>
          <table:table-cell office:value-type="float" office:value="3" calcext:value-type="float">
            <text:p>3</text:p>
          </table:table-cell>
          <table:table-cell office:value-type="float" office:value="77.05099" calcext:value-type="float">
            <text:p>77.05099</text:p>
          </table:table-cell>
          <table:table-cell office:value-type="float" office:value="28.735082" calcext:value-type="float">
            <text:p>28.735082</text:p>
          </table:table-cell>
        </table:table-row>
        <table:table-row table:style-name="ro1">
          <table:table-cell office:value-type="float" office:value="16358379" calcext:value-type="float">
            <text:p>16358379</text:p>
          </table:table-cell>
          <table:table-cell office:value-type="float" office:value="4429" calcext:value-type="float">
            <text:p>4429</text:p>
          </table:table-cell>
          <table:table-cell office:value-type="float" office:value="4" calcext:value-type="float">
            <text:p>4</text:p>
          </table:table-cell>
          <table:table-cell office:value-type="float" office:value="77.050991" calcext:value-type="float">
            <text:p>77.050991</text:p>
          </table:table-cell>
          <table:table-cell office:value-type="float" office:value="28.735112" calcext:value-type="float">
            <text:p>28.735112</text:p>
          </table:table-cell>
        </table:table-row>
        <table:table-row table:style-name="ro1">
          <table:table-cell office:value-type="float" office:value="16358379" calcext:value-type="float">
            <text:p>16358379</text:p>
          </table:table-cell>
          <table:table-cell office:value-type="float" office:value="4429" calcext:value-type="float">
            <text:p>4429</text:p>
          </table:table-cell>
          <table:table-cell office:value-type="float" office:value="5" calcext:value-type="float">
            <text:p>5</text:p>
          </table:table-cell>
          <table:table-cell office:value-type="float" office:value="77.051002" calcext:value-type="float">
            <text:p>77.051002</text:p>
          </table:table-cell>
          <table:table-cell office:value-type="float" office:value="28.735112" calcext:value-type="float">
            <text:p>28.735112</text:p>
          </table:table-cell>
        </table:table-row>
        <table:table-row table:style-name="ro1">
          <table:table-cell office:value-type="float" office:value="16358379" calcext:value-type="float">
            <text:p>16358379</text:p>
          </table:table-cell>
          <table:table-cell office:value-type="float" office:value="4429" calcext:value-type="float">
            <text:p>4429</text:p>
          </table:table-cell>
          <table:table-cell office:value-type="float" office:value="6" calcext:value-type="float">
            <text:p>6</text:p>
          </table:table-cell>
          <table:table-cell office:value-type="float" office:value="77.051002" calcext:value-type="float">
            <text:p>77.051002</text:p>
          </table:table-cell>
          <table:table-cell office:value-type="float" office:value="28.735128" calcext:value-type="float">
            <text:p>28.735128</text:p>
          </table:table-cell>
        </table:table-row>
        <table:table-row table:style-name="ro1">
          <table:table-cell office:value-type="float" office:value="16358380" calcext:value-type="float">
            <text:p>16358380</text:p>
          </table:table-cell>
          <table:table-cell office:value-type="float" office:value="4429" calcext:value-type="float">
            <text:p>4429</text:p>
          </table:table-cell>
          <table:table-cell office:value-type="float" office:value="0" calcext:value-type="float">
            <text:p>0</text:p>
          </table:table-cell>
          <table:table-cell office:value-type="float" office:value="77.051096" calcext:value-type="float">
            <text:p>77.051096</text:p>
          </table:table-cell>
          <table:table-cell office:value-type="float" office:value="28.735175" calcext:value-type="float">
            <text:p>28.735175</text:p>
          </table:table-cell>
        </table:table-row>
        <table:table-row table:style-name="ro1">
          <table:table-cell office:value-type="float" office:value="16358380" calcext:value-type="float">
            <text:p>16358380</text:p>
          </table:table-cell>
          <table:table-cell office:value-type="float" office:value="4429" calcext:value-type="float">
            <text:p>4429</text:p>
          </table:table-cell>
          <table:table-cell office:value-type="float" office:value="1" calcext:value-type="float">
            <text:p>1</text:p>
          </table:table-cell>
          <table:table-cell office:value-type="float" office:value="77.051202" calcext:value-type="float">
            <text:p>77.051202</text:p>
          </table:table-cell>
          <table:table-cell office:value-type="float" office:value="28.735172" calcext:value-type="float">
            <text:p>28.735172</text:p>
          </table:table-cell>
        </table:table-row>
        <table:table-row table:style-name="ro1">
          <table:table-cell office:value-type="float" office:value="16358380" calcext:value-type="float">
            <text:p>16358380</text:p>
          </table:table-cell>
          <table:table-cell office:value-type="float" office:value="4429" calcext:value-type="float">
            <text:p>4429</text:p>
          </table:table-cell>
          <table:table-cell office:value-type="float" office:value="2" calcext:value-type="float">
            <text:p>2</text:p>
          </table:table-cell>
          <table:table-cell office:value-type="float" office:value="77.051201" calcext:value-type="float">
            <text:p>77.051201</text:p>
          </table:table-cell>
          <table:table-cell office:value-type="float" office:value="28.735131" calcext:value-type="float">
            <text:p>28.735131</text:p>
          </table:table-cell>
        </table:table-row>
        <table:table-row table:style-name="ro1">
          <table:table-cell office:value-type="float" office:value="16358380" calcext:value-type="float">
            <text:p>16358380</text:p>
          </table:table-cell>
          <table:table-cell office:value-type="float" office:value="4429" calcext:value-type="float">
            <text:p>4429</text:p>
          </table:table-cell>
          <table:table-cell office:value-type="float" office:value="3" calcext:value-type="float">
            <text:p>3</text:p>
          </table:table-cell>
          <table:table-cell office:value-type="float" office:value="77.051094" calcext:value-type="float">
            <text:p>77.051094</text:p>
          </table:table-cell>
          <table:table-cell office:value-type="float" office:value="28.735133" calcext:value-type="float">
            <text:p>28.735133</text:p>
          </table:table-cell>
        </table:table-row>
        <table:table-row table:style-name="ro1">
          <table:table-cell office:value-type="float" office:value="16358380" calcext:value-type="float">
            <text:p>16358380</text:p>
          </table:table-cell>
          <table:table-cell office:value-type="float" office:value="4429" calcext:value-type="float">
            <text:p>4429</text:p>
          </table:table-cell>
          <table:table-cell office:value-type="float" office:value="4" calcext:value-type="float">
            <text:p>4</text:p>
          </table:table-cell>
          <table:table-cell office:value-type="float" office:value="77.051096" calcext:value-type="float">
            <text:p>77.051096</text:p>
          </table:table-cell>
          <table:table-cell office:value-type="float" office:value="28.735175" calcext:value-type="float">
            <text:p>28.735175</text:p>
          </table:table-cell>
        </table:table-row>
        <table:table-row table:style-name="ro1">
          <table:table-cell office:value-type="float" office:value="16358381" calcext:value-type="float">
            <text:p>16358381</text:p>
          </table:table-cell>
          <table:table-cell office:value-type="float" office:value="4429" calcext:value-type="float">
            <text:p>4429</text:p>
          </table:table-cell>
          <table:table-cell office:value-type="float" office:value="0" calcext:value-type="float">
            <text:p>0</text:p>
          </table:table-cell>
          <table:table-cell office:value-type="float" office:value="77.050994" calcext:value-type="float">
            <text:p>77.050994</text:p>
          </table:table-cell>
          <table:table-cell office:value-type="float" office:value="28.735277" calcext:value-type="float">
            <text:p>28.735277</text:p>
          </table:table-cell>
        </table:table-row>
        <table:table-row table:style-name="ro1">
          <table:table-cell office:value-type="float" office:value="16358381" calcext:value-type="float">
            <text:p>16358381</text:p>
          </table:table-cell>
          <table:table-cell office:value-type="float" office:value="4429" calcext:value-type="float">
            <text:p>4429</text:p>
          </table:table-cell>
          <table:table-cell office:value-type="float" office:value="1" calcext:value-type="float">
            <text:p>1</text:p>
          </table:table-cell>
          <table:table-cell office:value-type="float" office:value="77.051208" calcext:value-type="float">
            <text:p>77.051208</text:p>
          </table:table-cell>
          <table:table-cell office:value-type="float" office:value="28.735275" calcext:value-type="float">
            <text:p>28.735275</text:p>
          </table:table-cell>
        </table:table-row>
        <table:table-row table:style-name="ro1">
          <table:table-cell office:value-type="float" office:value="16358381" calcext:value-type="float">
            <text:p>16358381</text:p>
          </table:table-cell>
          <table:table-cell office:value-type="float" office:value="4429" calcext:value-type="float">
            <text:p>4429</text:p>
          </table:table-cell>
          <table:table-cell office:value-type="float" office:value="2" calcext:value-type="float">
            <text:p>2</text:p>
          </table:table-cell>
          <table:table-cell office:value-type="float" office:value="77.051207" calcext:value-type="float">
            <text:p>77.051207</text:p>
          </table:table-cell>
          <table:table-cell office:value-type="float" office:value="28.73518" calcext:value-type="float">
            <text:p>28.73518</text:p>
          </table:table-cell>
        </table:table-row>
        <table:table-row table:style-name="ro1">
          <table:table-cell office:value-type="float" office:value="16358381" calcext:value-type="float">
            <text:p>16358381</text:p>
          </table:table-cell>
          <table:table-cell office:value-type="float" office:value="4429" calcext:value-type="float">
            <text:p>4429</text:p>
          </table:table-cell>
          <table:table-cell office:value-type="float" office:value="3" calcext:value-type="float">
            <text:p>3</text:p>
          </table:table-cell>
          <table:table-cell office:value-type="float" office:value="77.050993" calcext:value-type="float">
            <text:p>77.050993</text:p>
          </table:table-cell>
          <table:table-cell office:value-type="float" office:value="28.735183" calcext:value-type="float">
            <text:p>28.735183</text:p>
          </table:table-cell>
        </table:table-row>
        <table:table-row table:style-name="ro1">
          <table:table-cell office:value-type="float" office:value="16358381" calcext:value-type="float">
            <text:p>16358381</text:p>
          </table:table-cell>
          <table:table-cell office:value-type="float" office:value="4429" calcext:value-type="float">
            <text:p>4429</text:p>
          </table:table-cell>
          <table:table-cell office:value-type="float" office:value="4" calcext:value-type="float">
            <text:p>4</text:p>
          </table:table-cell>
          <table:table-cell office:value-type="float" office:value="77.050994" calcext:value-type="float">
            <text:p>77.050994</text:p>
          </table:table-cell>
          <table:table-cell office:value-type="float" office:value="28.735277" calcext:value-type="float">
            <text:p>28.735277</text:p>
          </table:table-cell>
        </table:table-row>
        <table:table-row table:style-name="ro1">
          <table:table-cell office:value-type="float" office:value="16358382" calcext:value-type="float">
            <text:p>16358382</text:p>
          </table:table-cell>
          <table:table-cell office:value-type="float" office:value="4429" calcext:value-type="float">
            <text:p>4429</text:p>
          </table:table-cell>
          <table:table-cell office:value-type="float" office:value="0" calcext:value-type="float">
            <text:p>0</text:p>
          </table:table-cell>
          <table:table-cell office:value-type="float" office:value="77.050959" calcext:value-type="float">
            <text:p>77.050959</text:p>
          </table:table-cell>
          <table:table-cell office:value-type="float" office:value="28.735654" calcext:value-type="float">
            <text:p>28.735654</text:p>
          </table:table-cell>
        </table:table-row>
        <table:table-row table:style-name="ro1">
          <table:table-cell office:value-type="float" office:value="16358382" calcext:value-type="float">
            <text:p>16358382</text:p>
          </table:table-cell>
          <table:table-cell office:value-type="float" office:value="4429" calcext:value-type="float">
            <text:p>4429</text:p>
          </table:table-cell>
          <table:table-cell office:value-type="float" office:value="1" calcext:value-type="float">
            <text:p>1</text:p>
          </table:table-cell>
          <table:table-cell office:value-type="float" office:value="77.050961" calcext:value-type="float">
            <text:p>77.050961</text:p>
          </table:table-cell>
          <table:table-cell office:value-type="float" office:value="28.735601" calcext:value-type="float">
            <text:p>28.735601</text:p>
          </table:table-cell>
        </table:table-row>
        <table:table-row table:style-name="ro1">
          <table:table-cell office:value-type="float" office:value="16358382" calcext:value-type="float">
            <text:p>16358382</text:p>
          </table:table-cell>
          <table:table-cell office:value-type="float" office:value="4429" calcext:value-type="float">
            <text:p>4429</text:p>
          </table:table-cell>
          <table:table-cell office:value-type="float" office:value="2" calcext:value-type="float">
            <text:p>2</text:p>
          </table:table-cell>
          <table:table-cell office:value-type="float" office:value="77.050896" calcext:value-type="float">
            <text:p>77.050896</text:p>
          </table:table-cell>
          <table:table-cell office:value-type="float" office:value="28.735599" calcext:value-type="float">
            <text:p>28.735599</text:p>
          </table:table-cell>
        </table:table-row>
        <table:table-row table:style-name="ro1">
          <table:table-cell office:value-type="float" office:value="16358382" calcext:value-type="float">
            <text:p>16358382</text:p>
          </table:table-cell>
          <table:table-cell office:value-type="float" office:value="4429" calcext:value-type="float">
            <text:p>4429</text:p>
          </table:table-cell>
          <table:table-cell office:value-type="float" office:value="3" calcext:value-type="float">
            <text:p>3</text:p>
          </table:table-cell>
          <table:table-cell office:value-type="float" office:value="77.050895" calcext:value-type="float">
            <text:p>77.050895</text:p>
          </table:table-cell>
          <table:table-cell office:value-type="float" office:value="28.735653" calcext:value-type="float">
            <text:p>28.735653</text:p>
          </table:table-cell>
        </table:table-row>
        <table:table-row table:style-name="ro1">
          <table:table-cell office:value-type="float" office:value="16358382" calcext:value-type="float">
            <text:p>16358382</text:p>
          </table:table-cell>
          <table:table-cell office:value-type="float" office:value="4429" calcext:value-type="float">
            <text:p>4429</text:p>
          </table:table-cell>
          <table:table-cell office:value-type="float" office:value="4" calcext:value-type="float">
            <text:p>4</text:p>
          </table:table-cell>
          <table:table-cell office:value-type="float" office:value="77.050959" calcext:value-type="float">
            <text:p>77.050959</text:p>
          </table:table-cell>
          <table:table-cell office:value-type="float" office:value="28.735654" calcext:value-type="float">
            <text:p>28.735654</text:p>
          </table:table-cell>
        </table:table-row>
        <table:table-row table:style-name="ro1">
          <table:table-cell office:value-type="float" office:value="16358383" calcext:value-type="float">
            <text:p>16358383</text:p>
          </table:table-cell>
          <table:table-cell office:value-type="float" office:value="4429" calcext:value-type="float">
            <text:p>4429</text:p>
          </table:table-cell>
          <table:table-cell office:value-type="float" office:value="0" calcext:value-type="float">
            <text:p>0</text:p>
          </table:table-cell>
          <table:table-cell office:value-type="float" office:value="77.050752" calcext:value-type="float">
            <text:p>77.050752</text:p>
          </table:table-cell>
          <table:table-cell office:value-type="float" office:value="28.735807" calcext:value-type="float">
            <text:p>28.735807</text:p>
          </table:table-cell>
        </table:table-row>
        <table:table-row table:style-name="ro1">
          <table:table-cell office:value-type="float" office:value="16358383" calcext:value-type="float">
            <text:p>16358383</text:p>
          </table:table-cell>
          <table:table-cell office:value-type="float" office:value="4429" calcext:value-type="float">
            <text:p>4429</text:p>
          </table:table-cell>
          <table:table-cell office:value-type="float" office:value="1" calcext:value-type="float">
            <text:p>1</text:p>
          </table:table-cell>
          <table:table-cell office:value-type="float" office:value="77.05094" calcext:value-type="float">
            <text:p>77.05094</text:p>
          </table:table-cell>
          <table:table-cell office:value-type="float" office:value="28.735804" calcext:value-type="float">
            <text:p>28.735804</text:p>
          </table:table-cell>
        </table:table-row>
        <table:table-row table:style-name="ro1">
          <table:table-cell office:value-type="float" office:value="16358383" calcext:value-type="float">
            <text:p>16358383</text:p>
          </table:table-cell>
          <table:table-cell office:value-type="float" office:value="4429" calcext:value-type="float">
            <text:p>4429</text:p>
          </table:table-cell>
          <table:table-cell office:value-type="float" office:value="2" calcext:value-type="float">
            <text:p>2</text:p>
          </table:table-cell>
          <table:table-cell office:value-type="float" office:value="77.050938" calcext:value-type="float">
            <text:p>77.050938</text:p>
          </table:table-cell>
          <table:table-cell office:value-type="float" office:value="28.735713" calcext:value-type="float">
            <text:p>28.735713</text:p>
          </table:table-cell>
        </table:table-row>
        <table:table-row table:style-name="ro1">
          <table:table-cell office:value-type="float" office:value="16358383" calcext:value-type="float">
            <text:p>16358383</text:p>
          </table:table-cell>
          <table:table-cell office:value-type="float" office:value="4429" calcext:value-type="float">
            <text:p>4429</text:p>
          </table:table-cell>
          <table:table-cell office:value-type="float" office:value="3" calcext:value-type="float">
            <text:p>3</text:p>
          </table:table-cell>
          <table:table-cell office:value-type="float" office:value="77.050751" calcext:value-type="float">
            <text:p>77.050751</text:p>
          </table:table-cell>
          <table:table-cell office:value-type="float" office:value="28.735716" calcext:value-type="float">
            <text:p>28.735716</text:p>
          </table:table-cell>
        </table:table-row>
        <table:table-row table:style-name="ro1">
          <table:table-cell office:value-type="float" office:value="16358383" calcext:value-type="float">
            <text:p>16358383</text:p>
          </table:table-cell>
          <table:table-cell office:value-type="float" office:value="4429" calcext:value-type="float">
            <text:p>4429</text:p>
          </table:table-cell>
          <table:table-cell office:value-type="float" office:value="4" calcext:value-type="float">
            <text:p>4</text:p>
          </table:table-cell>
          <table:table-cell office:value-type="float" office:value="77.050752" calcext:value-type="float">
            <text:p>77.050752</text:p>
          </table:table-cell>
          <table:table-cell office:value-type="float" office:value="28.735807" calcext:value-type="float">
            <text:p>28.735807</text:p>
          </table:table-cell>
        </table:table-row>
        <table:table-row table:style-name="ro1">
          <table:table-cell office:value-type="float" office:value="16358384" calcext:value-type="float">
            <text:p>16358384</text:p>
          </table:table-cell>
          <table:table-cell office:value-type="float" office:value="4429" calcext:value-type="float">
            <text:p>4429</text:p>
          </table:table-cell>
          <table:table-cell office:value-type="float" office:value="0" calcext:value-type="float">
            <text:p>0</text:p>
          </table:table-cell>
          <table:table-cell office:value-type="float" office:value="77.050425" calcext:value-type="float">
            <text:p>77.050425</text:p>
          </table:table-cell>
          <table:table-cell office:value-type="float" office:value="28.735755" calcext:value-type="float">
            <text:p>28.735755</text:p>
          </table:table-cell>
        </table:table-row>
        <table:table-row table:style-name="ro1">
          <table:table-cell office:value-type="float" office:value="16358384" calcext:value-type="float">
            <text:p>16358384</text:p>
          </table:table-cell>
          <table:table-cell office:value-type="float" office:value="4429" calcext:value-type="float">
            <text:p>4429</text:p>
          </table:table-cell>
          <table:table-cell office:value-type="float" office:value="1" calcext:value-type="float">
            <text:p>1</text:p>
          </table:table-cell>
          <table:table-cell office:value-type="float" office:value="77.050489" calcext:value-type="float">
            <text:p>77.050489</text:p>
          </table:table-cell>
          <table:table-cell office:value-type="float" office:value="28.735754" calcext:value-type="float">
            <text:p>28.735754</text:p>
          </table:table-cell>
        </table:table-row>
        <table:table-row table:style-name="ro1">
          <table:table-cell office:value-type="float" office:value="16358384" calcext:value-type="float">
            <text:p>16358384</text:p>
          </table:table-cell>
          <table:table-cell office:value-type="float" office:value="4429" calcext:value-type="float">
            <text:p>4429</text:p>
          </table:table-cell>
          <table:table-cell office:value-type="float" office:value="2" calcext:value-type="float">
            <text:p>2</text:p>
          </table:table-cell>
          <table:table-cell office:value-type="float" office:value="77.050489" calcext:value-type="float">
            <text:p>77.050489</text:p>
          </table:table-cell>
          <table:table-cell office:value-type="float" office:value="28.735671" calcext:value-type="float">
            <text:p>28.735671</text:p>
          </table:table-cell>
        </table:table-row>
        <table:table-row table:style-name="ro1">
          <table:table-cell office:value-type="float" office:value="16358384" calcext:value-type="float">
            <text:p>16358384</text:p>
          </table:table-cell>
          <table:table-cell office:value-type="float" office:value="4429" calcext:value-type="float">
            <text:p>4429</text:p>
          </table:table-cell>
          <table:table-cell office:value-type="float" office:value="3" calcext:value-type="float">
            <text:p>3</text:p>
          </table:table-cell>
          <table:table-cell office:value-type="float" office:value="77.050387" calcext:value-type="float">
            <text:p>77.050387</text:p>
          </table:table-cell>
          <table:table-cell office:value-type="float" office:value="28.735673" calcext:value-type="float">
            <text:p>28.735673</text:p>
          </table:table-cell>
        </table:table-row>
        <table:table-row table:style-name="ro1">
          <table:table-cell office:value-type="float" office:value="16358384" calcext:value-type="float">
            <text:p>16358384</text:p>
          </table:table-cell>
          <table:table-cell office:value-type="float" office:value="4429" calcext:value-type="float">
            <text:p>4429</text:p>
          </table:table-cell>
          <table:table-cell office:value-type="float" office:value="4" calcext:value-type="float">
            <text:p>4</text:p>
          </table:table-cell>
          <table:table-cell office:value-type="float" office:value="77.050388" calcext:value-type="float">
            <text:p>77.050388</text:p>
          </table:table-cell>
          <table:table-cell office:value-type="float" office:value="28.735716" calcext:value-type="float">
            <text:p>28.735716</text:p>
          </table:table-cell>
        </table:table-row>
        <table:table-row table:style-name="ro1">
          <table:table-cell office:value-type="float" office:value="16358384" calcext:value-type="float">
            <text:p>16358384</text:p>
          </table:table-cell>
          <table:table-cell office:value-type="float" office:value="4429" calcext:value-type="float">
            <text:p>4429</text:p>
          </table:table-cell>
          <table:table-cell office:value-type="float" office:value="5" calcext:value-type="float">
            <text:p>5</text:p>
          </table:table-cell>
          <table:table-cell office:value-type="float" office:value="77.050424" calcext:value-type="float">
            <text:p>77.050424</text:p>
          </table:table-cell>
          <table:table-cell office:value-type="float" office:value="28.735716" calcext:value-type="float">
            <text:p>28.735716</text:p>
          </table:table-cell>
        </table:table-row>
        <table:table-row table:style-name="ro1">
          <table:table-cell office:value-type="float" office:value="16358384" calcext:value-type="float">
            <text:p>16358384</text:p>
          </table:table-cell>
          <table:table-cell office:value-type="float" office:value="4429" calcext:value-type="float">
            <text:p>4429</text:p>
          </table:table-cell>
          <table:table-cell office:value-type="float" office:value="6" calcext:value-type="float">
            <text:p>6</text:p>
          </table:table-cell>
          <table:table-cell office:value-type="float" office:value="77.050425" calcext:value-type="float">
            <text:p>77.050425</text:p>
          </table:table-cell>
          <table:table-cell office:value-type="float" office:value="28.735755" calcext:value-type="float">
            <text:p>28.735755</text:p>
          </table:table-cell>
        </table:table-row>
        <table:table-row table:style-name="ro1">
          <table:table-cell office:value-type="float" office:value="16358385" calcext:value-type="float">
            <text:p>16358385</text:p>
          </table:table-cell>
          <table:table-cell office:value-type="float" office:value="4429" calcext:value-type="float">
            <text:p>4429</text:p>
          </table:table-cell>
          <table:table-cell office:value-type="float" office:value="0" calcext:value-type="float">
            <text:p>0</text:p>
          </table:table-cell>
          <table:table-cell office:value-type="float" office:value="77.050281" calcext:value-type="float">
            <text:p>77.050281</text:p>
          </table:table-cell>
          <table:table-cell office:value-type="float" office:value="28.735875" calcext:value-type="float">
            <text:p>28.735875</text:p>
          </table:table-cell>
        </table:table-row>
        <table:table-row table:style-name="ro1">
          <table:table-cell office:value-type="float" office:value="16358385" calcext:value-type="float">
            <text:p>16358385</text:p>
          </table:table-cell>
          <table:table-cell office:value-type="float" office:value="4429" calcext:value-type="float">
            <text:p>4429</text:p>
          </table:table-cell>
          <table:table-cell office:value-type="float" office:value="1" calcext:value-type="float">
            <text:p>1</text:p>
          </table:table-cell>
          <table:table-cell office:value-type="float" office:value="77.05042" calcext:value-type="float">
            <text:p>77.05042</text:p>
          </table:table-cell>
          <table:table-cell office:value-type="float" office:value="28.735872" calcext:value-type="float">
            <text:p>28.735872</text:p>
          </table:table-cell>
        </table:table-row>
        <table:table-row table:style-name="ro1">
          <table:table-cell office:value-type="float" office:value="16358385" calcext:value-type="float">
            <text:p>16358385</text:p>
          </table:table-cell>
          <table:table-cell office:value-type="float" office:value="4429" calcext:value-type="float">
            <text:p>4429</text:p>
          </table:table-cell>
          <table:table-cell office:value-type="float" office:value="2" calcext:value-type="float">
            <text:p>2</text:p>
          </table:table-cell>
          <table:table-cell office:value-type="float" office:value="77.050419" calcext:value-type="float">
            <text:p>77.050419</text:p>
          </table:table-cell>
          <table:table-cell office:value-type="float" office:value="28.735835" calcext:value-type="float">
            <text:p>28.735835</text:p>
          </table:table-cell>
        </table:table-row>
        <table:table-row table:style-name="ro1">
          <table:table-cell office:value-type="float" office:value="16358385" calcext:value-type="float">
            <text:p>16358385</text:p>
          </table:table-cell>
          <table:table-cell office:value-type="float" office:value="4429" calcext:value-type="float">
            <text:p>4429</text:p>
          </table:table-cell>
          <table:table-cell office:value-type="float" office:value="3" calcext:value-type="float">
            <text:p>3</text:p>
          </table:table-cell>
          <table:table-cell office:value-type="float" office:value="77.050389" calcext:value-type="float">
            <text:p>77.050389</text:p>
          </table:table-cell>
          <table:table-cell office:value-type="float" office:value="28.735836" calcext:value-type="float">
            <text:p>28.735836</text:p>
          </table:table-cell>
        </table:table-row>
        <table:table-row table:style-name="ro1">
          <table:table-cell office:value-type="float" office:value="16358385" calcext:value-type="float">
            <text:p>16358385</text:p>
          </table:table-cell>
          <table:table-cell office:value-type="float" office:value="4429" calcext:value-type="float">
            <text:p>4429</text:p>
          </table:table-cell>
          <table:table-cell office:value-type="float" office:value="4" calcext:value-type="float">
            <text:p>4</text:p>
          </table:table-cell>
          <table:table-cell office:value-type="float" office:value="77.050388" calcext:value-type="float">
            <text:p>77.050388</text:p>
          </table:table-cell>
          <table:table-cell office:value-type="float" office:value="28.735812" calcext:value-type="float">
            <text:p>28.735812</text:p>
          </table:table-cell>
        </table:table-row>
        <table:table-row table:style-name="ro1">
          <table:table-cell office:value-type="float" office:value="16358385" calcext:value-type="float">
            <text:p>16358385</text:p>
          </table:table-cell>
          <table:table-cell office:value-type="float" office:value="4429" calcext:value-type="float">
            <text:p>4429</text:p>
          </table:table-cell>
          <table:table-cell office:value-type="float" office:value="5" calcext:value-type="float">
            <text:p>5</text:p>
          </table:table-cell>
          <table:table-cell office:value-type="float" office:value="77.050406" calcext:value-type="float">
            <text:p>77.050406</text:p>
          </table:table-cell>
          <table:table-cell office:value-type="float" office:value="28.735812" calcext:value-type="float">
            <text:p>28.735812</text:p>
          </table:table-cell>
        </table:table-row>
        <table:table-row table:style-name="ro1">
          <table:table-cell office:value-type="float" office:value="16358385" calcext:value-type="float">
            <text:p>16358385</text:p>
          </table:table-cell>
          <table:table-cell office:value-type="float" office:value="4429" calcext:value-type="float">
            <text:p>4429</text:p>
          </table:table-cell>
          <table:table-cell office:value-type="float" office:value="6" calcext:value-type="float">
            <text:p>6</text:p>
          </table:table-cell>
          <table:table-cell office:value-type="float" office:value="77.050405" calcext:value-type="float">
            <text:p>77.050405</text:p>
          </table:table-cell>
          <table:table-cell office:value-type="float" office:value="28.735785" calcext:value-type="float">
            <text:p>28.735785</text:p>
          </table:table-cell>
        </table:table-row>
        <table:table-row table:style-name="ro1">
          <table:table-cell office:value-type="float" office:value="16358385" calcext:value-type="float">
            <text:p>16358385</text:p>
          </table:table-cell>
          <table:table-cell office:value-type="float" office:value="4429" calcext:value-type="float">
            <text:p>4429</text:p>
          </table:table-cell>
          <table:table-cell office:value-type="float" office:value="7" calcext:value-type="float">
            <text:p>7</text:p>
          </table:table-cell>
          <table:table-cell office:value-type="float" office:value="77.050421" calcext:value-type="float">
            <text:p>77.050421</text:p>
          </table:table-cell>
          <table:table-cell office:value-type="float" office:value="28.735784" calcext:value-type="float">
            <text:p>28.735784</text:p>
          </table:table-cell>
        </table:table-row>
        <table:table-row table:style-name="ro1">
          <table:table-cell office:value-type="float" office:value="16358385" calcext:value-type="float">
            <text:p>16358385</text:p>
          </table:table-cell>
          <table:table-cell office:value-type="float" office:value="4429" calcext:value-type="float">
            <text:p>4429</text:p>
          </table:table-cell>
          <table:table-cell office:value-type="float" office:value="8" calcext:value-type="float">
            <text:p>8</text:p>
          </table:table-cell>
          <table:table-cell office:value-type="float" office:value="77.05042" calcext:value-type="float">
            <text:p>77.05042</text:p>
          </table:table-cell>
          <table:table-cell office:value-type="float" office:value="28.735757" calcext:value-type="float">
            <text:p>28.735757</text:p>
          </table:table-cell>
        </table:table-row>
        <table:table-row table:style-name="ro1">
          <table:table-cell office:value-type="float" office:value="16358385" calcext:value-type="float">
            <text:p>16358385</text:p>
          </table:table-cell>
          <table:table-cell office:value-type="float" office:value="4429" calcext:value-type="float">
            <text:p>4429</text:p>
          </table:table-cell>
          <table:table-cell office:value-type="float" office:value="9" calcext:value-type="float">
            <text:p>9</text:p>
          </table:table-cell>
          <table:table-cell office:value-type="float" office:value="77.050278" calcext:value-type="float">
            <text:p>77.050278</text:p>
          </table:table-cell>
          <table:table-cell office:value-type="float" office:value="28.73576" calcext:value-type="float">
            <text:p>28.73576</text:p>
          </table:table-cell>
        </table:table-row>
        <table:table-row table:style-name="ro1">
          <table:table-cell office:value-type="float" office:value="16358385" calcext:value-type="float">
            <text:p>16358385</text:p>
          </table:table-cell>
          <table:table-cell office:value-type="float" office:value="4429" calcext:value-type="float">
            <text:p>4429</text:p>
          </table:table-cell>
          <table:table-cell office:value-type="float" office:value="10" calcext:value-type="float">
            <text:p>10</text:p>
          </table:table-cell>
          <table:table-cell office:value-type="float" office:value="77.050281" calcext:value-type="float">
            <text:p>77.050281</text:p>
          </table:table-cell>
          <table:table-cell office:value-type="float" office:value="28.735875" calcext:value-type="float">
            <text:p>28.735875</text:p>
          </table:table-cell>
        </table:table-row>
        <table:table-row table:style-name="ro1">
          <table:table-cell office:value-type="float" office:value="16358386" calcext:value-type="float">
            <text:p>16358386</text:p>
          </table:table-cell>
          <table:table-cell office:value-type="float" office:value="4429" calcext:value-type="float">
            <text:p>4429</text:p>
          </table:table-cell>
          <table:table-cell office:value-type="float" office:value="0" calcext:value-type="float">
            <text:p>0</text:p>
          </table:table-cell>
          <table:table-cell office:value-type="float" office:value="77.050121" calcext:value-type="float">
            <text:p>77.050121</text:p>
          </table:table-cell>
          <table:table-cell office:value-type="float" office:value="28.736046" calcext:value-type="float">
            <text:p>28.736046</text:p>
          </table:table-cell>
        </table:table-row>
        <table:table-row table:style-name="ro1">
          <table:table-cell office:value-type="float" office:value="16358386" calcext:value-type="float">
            <text:p>16358386</text:p>
          </table:table-cell>
          <table:table-cell office:value-type="float" office:value="4429" calcext:value-type="float">
            <text:p>4429</text:p>
          </table:table-cell>
          <table:table-cell office:value-type="float" office:value="1" calcext:value-type="float">
            <text:p>1</text:p>
          </table:table-cell>
          <table:table-cell office:value-type="float" office:value="77.050241" calcext:value-type="float">
            <text:p>77.050241</text:p>
          </table:table-cell>
          <table:table-cell office:value-type="float" office:value="28.736046" calcext:value-type="float">
            <text:p>28.736046</text:p>
          </table:table-cell>
        </table:table-row>
        <table:table-row table:style-name="ro1">
          <table:table-cell office:value-type="float" office:value="16358386" calcext:value-type="float">
            <text:p>16358386</text:p>
          </table:table-cell>
          <table:table-cell office:value-type="float" office:value="4429" calcext:value-type="float">
            <text:p>4429</text:p>
          </table:table-cell>
          <table:table-cell office:value-type="float" office:value="2" calcext:value-type="float">
            <text:p>2</text:p>
          </table:table-cell>
          <table:table-cell office:value-type="float" office:value="77.050241" calcext:value-type="float">
            <text:p>77.050241</text:p>
          </table:table-cell>
          <table:table-cell office:value-type="float" office:value="28.735957" calcext:value-type="float">
            <text:p>28.735957</text:p>
          </table:table-cell>
        </table:table-row>
        <table:table-row table:style-name="ro1">
          <table:table-cell office:value-type="float" office:value="16358386" calcext:value-type="float">
            <text:p>16358386</text:p>
          </table:table-cell>
          <table:table-cell office:value-type="float" office:value="4429" calcext:value-type="float">
            <text:p>4429</text:p>
          </table:table-cell>
          <table:table-cell office:value-type="float" office:value="3" calcext:value-type="float">
            <text:p>3</text:p>
          </table:table-cell>
          <table:table-cell office:value-type="float" office:value="77.0501" calcext:value-type="float">
            <text:p>77.0501</text:p>
          </table:table-cell>
          <table:table-cell office:value-type="float" office:value="28.735957" calcext:value-type="float">
            <text:p>28.735957</text:p>
          </table:table-cell>
        </table:table-row>
        <table:table-row table:style-name="ro1">
          <table:table-cell office:value-type="float" office:value="16358386" calcext:value-type="float">
            <text:p>16358386</text:p>
          </table:table-cell>
          <table:table-cell office:value-type="float" office:value="4429" calcext:value-type="float">
            <text:p>4429</text:p>
          </table:table-cell>
          <table:table-cell office:value-type="float" office:value="4" calcext:value-type="float">
            <text:p>4</text:p>
          </table:table-cell>
          <table:table-cell office:value-type="float" office:value="77.0501" calcext:value-type="float">
            <text:p>77.0501</text:p>
          </table:table-cell>
          <table:table-cell office:value-type="float" office:value="28.735986" calcext:value-type="float">
            <text:p>28.735986</text:p>
          </table:table-cell>
        </table:table-row>
        <table:table-row table:style-name="ro1">
          <table:table-cell office:value-type="float" office:value="16358386" calcext:value-type="float">
            <text:p>16358386</text:p>
          </table:table-cell>
          <table:table-cell office:value-type="float" office:value="4429" calcext:value-type="float">
            <text:p>4429</text:p>
          </table:table-cell>
          <table:table-cell office:value-type="float" office:value="5" calcext:value-type="float">
            <text:p>5</text:p>
          </table:table-cell>
          <table:table-cell office:value-type="float" office:value="77.050121" calcext:value-type="float">
            <text:p>77.050121</text:p>
          </table:table-cell>
          <table:table-cell office:value-type="float" office:value="28.735986" calcext:value-type="float">
            <text:p>28.735986</text:p>
          </table:table-cell>
        </table:table-row>
        <table:table-row table:style-name="ro1">
          <table:table-cell office:value-type="float" office:value="16358386" calcext:value-type="float">
            <text:p>16358386</text:p>
          </table:table-cell>
          <table:table-cell office:value-type="float" office:value="4429" calcext:value-type="float">
            <text:p>4429</text:p>
          </table:table-cell>
          <table:table-cell office:value-type="float" office:value="6" calcext:value-type="float">
            <text:p>6</text:p>
          </table:table-cell>
          <table:table-cell office:value-type="float" office:value="77.050121" calcext:value-type="float">
            <text:p>77.050121</text:p>
          </table:table-cell>
          <table:table-cell office:value-type="float" office:value="28.736046" calcext:value-type="float">
            <text:p>28.736046</text:p>
          </table:table-cell>
        </table:table-row>
        <table:table-row table:style-name="ro1">
          <table:table-cell office:value-type="float" office:value="16358387" calcext:value-type="float">
            <text:p>16358387</text:p>
          </table:table-cell>
          <table:table-cell office:value-type="float" office:value="4429" calcext:value-type="float">
            <text:p>4429</text:p>
          </table:table-cell>
          <table:table-cell office:value-type="float" office:value="0" calcext:value-type="float">
            <text:p>0</text:p>
          </table:table-cell>
          <table:table-cell office:value-type="float" office:value="77.049483" calcext:value-type="float">
            <text:p>77.049483</text:p>
          </table:table-cell>
          <table:table-cell office:value-type="float" office:value="28.736191" calcext:value-type="float">
            <text:p>28.736191</text:p>
          </table:table-cell>
        </table:table-row>
        <table:table-row table:style-name="ro1">
          <table:table-cell office:value-type="float" office:value="16358387" calcext:value-type="float">
            <text:p>16358387</text:p>
          </table:table-cell>
          <table:table-cell office:value-type="float" office:value="4429" calcext:value-type="float">
            <text:p>4429</text:p>
          </table:table-cell>
          <table:table-cell office:value-type="float" office:value="1" calcext:value-type="float">
            <text:p>1</text:p>
          </table:table-cell>
          <table:table-cell office:value-type="float" office:value="77.049483" calcext:value-type="float">
            <text:p>77.049483</text:p>
          </table:table-cell>
          <table:table-cell office:value-type="float" office:value="28.736099" calcext:value-type="float">
            <text:p>28.736099</text:p>
          </table:table-cell>
        </table:table-row>
        <table:table-row table:style-name="ro1">
          <table:table-cell office:value-type="float" office:value="16358387" calcext:value-type="float">
            <text:p>16358387</text:p>
          </table:table-cell>
          <table:table-cell office:value-type="float" office:value="4429" calcext:value-type="float">
            <text:p>4429</text:p>
          </table:table-cell>
          <table:table-cell office:value-type="float" office:value="2" calcext:value-type="float">
            <text:p>2</text:p>
          </table:table-cell>
          <table:table-cell office:value-type="float" office:value="77.049269" calcext:value-type="float">
            <text:p>77.049269</text:p>
          </table:table-cell>
          <table:table-cell office:value-type="float" office:value="28.736099" calcext:value-type="float">
            <text:p>28.736099</text:p>
          </table:table-cell>
        </table:table-row>
        <table:table-row table:style-name="ro1">
          <table:table-cell office:value-type="float" office:value="16358387" calcext:value-type="float">
            <text:p>16358387</text:p>
          </table:table-cell>
          <table:table-cell office:value-type="float" office:value="4429" calcext:value-type="float">
            <text:p>4429</text:p>
          </table:table-cell>
          <table:table-cell office:value-type="float" office:value="3" calcext:value-type="float">
            <text:p>3</text:p>
          </table:table-cell>
          <table:table-cell office:value-type="float" office:value="77.049269" calcext:value-type="float">
            <text:p>77.049269</text:p>
          </table:table-cell>
          <table:table-cell office:value-type="float" office:value="28.736191" calcext:value-type="float">
            <text:p>28.736191</text:p>
          </table:table-cell>
        </table:table-row>
        <table:table-row table:style-name="ro1">
          <table:table-cell office:value-type="float" office:value="16358387" calcext:value-type="float">
            <text:p>16358387</text:p>
          </table:table-cell>
          <table:table-cell office:value-type="float" office:value="4429" calcext:value-type="float">
            <text:p>4429</text:p>
          </table:table-cell>
          <table:table-cell office:value-type="float" office:value="4" calcext:value-type="float">
            <text:p>4</text:p>
          </table:table-cell>
          <table:table-cell office:value-type="float" office:value="77.049483" calcext:value-type="float">
            <text:p>77.049483</text:p>
          </table:table-cell>
          <table:table-cell office:value-type="float" office:value="28.736191" calcext:value-type="float">
            <text:p>28.736191</text:p>
          </table:table-cell>
        </table:table-row>
        <table:table-row table:style-name="ro1">
          <table:table-cell office:value-type="float" office:value="16358388" calcext:value-type="float">
            <text:p>16358388</text:p>
          </table:table-cell>
          <table:table-cell office:value-type="float" office:value="4429" calcext:value-type="float">
            <text:p>4429</text:p>
          </table:table-cell>
          <table:table-cell office:value-type="float" office:value="0" calcext:value-type="float">
            <text:p>0</text:p>
          </table:table-cell>
          <table:table-cell office:value-type="float" office:value="77.04948" calcext:value-type="float">
            <text:p>77.04948</text:p>
          </table:table-cell>
          <table:table-cell office:value-type="float" office:value="28.735628" calcext:value-type="float">
            <text:p>28.735628</text:p>
          </table:table-cell>
        </table:table-row>
        <table:table-row table:style-name="ro1">
          <table:table-cell office:value-type="float" office:value="16358388" calcext:value-type="float">
            <text:p>16358388</text:p>
          </table:table-cell>
          <table:table-cell office:value-type="float" office:value="4429" calcext:value-type="float">
            <text:p>4429</text:p>
          </table:table-cell>
          <table:table-cell office:value-type="float" office:value="1" calcext:value-type="float">
            <text:p>1</text:p>
          </table:table-cell>
          <table:table-cell office:value-type="float" office:value="77.049481" calcext:value-type="float">
            <text:p>77.049481</text:p>
          </table:table-cell>
          <table:table-cell office:value-type="float" office:value="28.73558" calcext:value-type="float">
            <text:p>28.73558</text:p>
          </table:table-cell>
        </table:table-row>
        <table:table-row table:style-name="ro1">
          <table:table-cell office:value-type="float" office:value="16358388" calcext:value-type="float">
            <text:p>16358388</text:p>
          </table:table-cell>
          <table:table-cell office:value-type="float" office:value="4429" calcext:value-type="float">
            <text:p>4429</text:p>
          </table:table-cell>
          <table:table-cell office:value-type="float" office:value="2" calcext:value-type="float">
            <text:p>2</text:p>
          </table:table-cell>
          <table:table-cell office:value-type="float" office:value="77.049444" calcext:value-type="float">
            <text:p>77.049444</text:p>
          </table:table-cell>
          <table:table-cell office:value-type="float" office:value="28.735579" calcext:value-type="float">
            <text:p>28.735579</text:p>
          </table:table-cell>
        </table:table-row>
        <table:table-row table:style-name="ro1">
          <table:table-cell office:value-type="float" office:value="16358388" calcext:value-type="float">
            <text:p>16358388</text:p>
          </table:table-cell>
          <table:table-cell office:value-type="float" office:value="4429" calcext:value-type="float">
            <text:p>4429</text:p>
          </table:table-cell>
          <table:table-cell office:value-type="float" office:value="3" calcext:value-type="float">
            <text:p>3</text:p>
          </table:table-cell>
          <table:table-cell office:value-type="float" office:value="77.049444" calcext:value-type="float">
            <text:p>77.049444</text:p>
          </table:table-cell>
          <table:table-cell office:value-type="float" office:value="28.735628" calcext:value-type="float">
            <text:p>28.735628</text:p>
          </table:table-cell>
        </table:table-row>
        <table:table-row table:style-name="ro1">
          <table:table-cell office:value-type="float" office:value="16358388" calcext:value-type="float">
            <text:p>16358388</text:p>
          </table:table-cell>
          <table:table-cell office:value-type="float" office:value="4429" calcext:value-type="float">
            <text:p>4429</text:p>
          </table:table-cell>
          <table:table-cell office:value-type="float" office:value="4" calcext:value-type="float">
            <text:p>4</text:p>
          </table:table-cell>
          <table:table-cell office:value-type="float" office:value="77.04948" calcext:value-type="float">
            <text:p>77.04948</text:p>
          </table:table-cell>
          <table:table-cell office:value-type="float" office:value="28.735628" calcext:value-type="float">
            <text:p>28.735628</text:p>
          </table:table-cell>
        </table:table-row>
        <table:table-row table:style-name="ro1">
          <table:table-cell office:value-type="float" office:value="16358389" calcext:value-type="float">
            <text:p>16358389</text:p>
          </table:table-cell>
          <table:table-cell office:value-type="float" office:value="4429" calcext:value-type="float">
            <text:p>4429</text:p>
          </table:table-cell>
          <table:table-cell office:value-type="float" office:value="0" calcext:value-type="float">
            <text:p>0</text:p>
          </table:table-cell>
          <table:table-cell office:value-type="float" office:value="77.049229" calcext:value-type="float">
            <text:p>77.049229</text:p>
          </table:table-cell>
          <table:table-cell office:value-type="float" office:value="28.735777" calcext:value-type="float">
            <text:p>28.735777</text:p>
          </table:table-cell>
        </table:table-row>
        <table:table-row table:style-name="ro1">
          <table:table-cell office:value-type="float" office:value="16358389" calcext:value-type="float">
            <text:p>16358389</text:p>
          </table:table-cell>
          <table:table-cell office:value-type="float" office:value="4429" calcext:value-type="float">
            <text:p>4429</text:p>
          </table:table-cell>
          <table:table-cell office:value-type="float" office:value="1" calcext:value-type="float">
            <text:p>1</text:p>
          </table:table-cell>
          <table:table-cell office:value-type="float" office:value="77.04944" calcext:value-type="float">
            <text:p>77.04944</text:p>
          </table:table-cell>
          <table:table-cell office:value-type="float" office:value="28.735765" calcext:value-type="float">
            <text:p>28.735765</text:p>
          </table:table-cell>
        </table:table-row>
        <table:table-row table:style-name="ro1">
          <table:table-cell office:value-type="float" office:value="16358389" calcext:value-type="float">
            <text:p>16358389</text:p>
          </table:table-cell>
          <table:table-cell office:value-type="float" office:value="4429" calcext:value-type="float">
            <text:p>4429</text:p>
          </table:table-cell>
          <table:table-cell office:value-type="float" office:value="2" calcext:value-type="float">
            <text:p>2</text:p>
          </table:table-cell>
          <table:table-cell office:value-type="float" office:value="77.049435" calcext:value-type="float">
            <text:p>77.049435</text:p>
          </table:table-cell>
          <table:table-cell office:value-type="float" office:value="28.735683" calcext:value-type="float">
            <text:p>28.735683</text:p>
          </table:table-cell>
        </table:table-row>
        <table:table-row table:style-name="ro1">
          <table:table-cell office:value-type="float" office:value="16358389" calcext:value-type="float">
            <text:p>16358389</text:p>
          </table:table-cell>
          <table:table-cell office:value-type="float" office:value="4429" calcext:value-type="float">
            <text:p>4429</text:p>
          </table:table-cell>
          <table:table-cell office:value-type="float" office:value="3" calcext:value-type="float">
            <text:p>3</text:p>
          </table:table-cell>
          <table:table-cell office:value-type="float" office:value="77.049225" calcext:value-type="float">
            <text:p>77.049225</text:p>
          </table:table-cell>
          <table:table-cell office:value-type="float" office:value="28.735695" calcext:value-type="float">
            <text:p>28.735695</text:p>
          </table:table-cell>
        </table:table-row>
        <table:table-row table:style-name="ro1">
          <table:table-cell office:value-type="float" office:value="16358389" calcext:value-type="float">
            <text:p>16358389</text:p>
          </table:table-cell>
          <table:table-cell office:value-type="float" office:value="4429" calcext:value-type="float">
            <text:p>4429</text:p>
          </table:table-cell>
          <table:table-cell office:value-type="float" office:value="4" calcext:value-type="float">
            <text:p>4</text:p>
          </table:table-cell>
          <table:table-cell office:value-type="float" office:value="77.049229" calcext:value-type="float">
            <text:p>77.049229</text:p>
          </table:table-cell>
          <table:table-cell office:value-type="float" office:value="28.735777" calcext:value-type="float">
            <text:p>28.735777</text:p>
          </table:table-cell>
        </table:table-row>
        <table:table-row table:style-name="ro1">
          <table:table-cell office:value-type="float" office:value="16358390" calcext:value-type="float">
            <text:p>16358390</text:p>
          </table:table-cell>
          <table:table-cell office:value-type="float" office:value="4429" calcext:value-type="float">
            <text:p>4429</text:p>
          </table:table-cell>
          <table:table-cell office:value-type="float" office:value="0" calcext:value-type="float">
            <text:p>0</text:p>
          </table:table-cell>
          <table:table-cell office:value-type="float" office:value="77.049774" calcext:value-type="float">
            <text:p>77.049774</text:p>
          </table:table-cell>
          <table:table-cell office:value-type="float" office:value="28.735694" calcext:value-type="float">
            <text:p>28.735694</text:p>
          </table:table-cell>
        </table:table-row>
        <table:table-row table:style-name="ro1">
          <table:table-cell office:value-type="float" office:value="16358390" calcext:value-type="float">
            <text:p>16358390</text:p>
          </table:table-cell>
          <table:table-cell office:value-type="float" office:value="4429" calcext:value-type="float">
            <text:p>4429</text:p>
          </table:table-cell>
          <table:table-cell office:value-type="float" office:value="1" calcext:value-type="float">
            <text:p>1</text:p>
          </table:table-cell>
          <table:table-cell office:value-type="float" office:value="77.049988" calcext:value-type="float">
            <text:p>77.049988</text:p>
          </table:table-cell>
          <table:table-cell office:value-type="float" office:value="28.735692" calcext:value-type="float">
            <text:p>28.735692</text:p>
          </table:table-cell>
        </table:table-row>
        <table:table-row table:style-name="ro1">
          <table:table-cell office:value-type="float" office:value="16358390" calcext:value-type="float">
            <text:p>16358390</text:p>
          </table:table-cell>
          <table:table-cell office:value-type="float" office:value="4429" calcext:value-type="float">
            <text:p>4429</text:p>
          </table:table-cell>
          <table:table-cell office:value-type="float" office:value="2" calcext:value-type="float">
            <text:p>2</text:p>
          </table:table-cell>
          <table:table-cell office:value-type="float" office:value="77.049988" calcext:value-type="float">
            <text:p>77.049988</text:p>
          </table:table-cell>
          <table:table-cell office:value-type="float" office:value="28.735637" calcext:value-type="float">
            <text:p>28.735637</text:p>
          </table:table-cell>
        </table:table-row>
        <table:table-row table:style-name="ro1">
          <table:table-cell office:value-type="float" office:value="16358390" calcext:value-type="float">
            <text:p>16358390</text:p>
          </table:table-cell>
          <table:table-cell office:value-type="float" office:value="4429" calcext:value-type="float">
            <text:p>4429</text:p>
          </table:table-cell>
          <table:table-cell office:value-type="float" office:value="3" calcext:value-type="float">
            <text:p>3</text:p>
          </table:table-cell>
          <table:table-cell office:value-type="float" office:value="77.049773" calcext:value-type="float">
            <text:p>77.049773</text:p>
          </table:table-cell>
          <table:table-cell office:value-type="float" office:value="28.735639" calcext:value-type="float">
            <text:p>28.735639</text:p>
          </table:table-cell>
        </table:table-row>
        <table:table-row table:style-name="ro1">
          <table:table-cell office:value-type="float" office:value="16358390" calcext:value-type="float">
            <text:p>16358390</text:p>
          </table:table-cell>
          <table:table-cell office:value-type="float" office:value="4429" calcext:value-type="float">
            <text:p>4429</text:p>
          </table:table-cell>
          <table:table-cell office:value-type="float" office:value="4" calcext:value-type="float">
            <text:p>4</text:p>
          </table:table-cell>
          <table:table-cell office:value-type="float" office:value="77.049774" calcext:value-type="float">
            <text:p>77.049774</text:p>
          </table:table-cell>
          <table:table-cell office:value-type="float" office:value="28.735694" calcext:value-type="float">
            <text:p>28.735694</text:p>
          </table:table-cell>
        </table:table-row>
        <table:table-row table:style-name="ro1">
          <table:table-cell office:value-type="float" office:value="16358391" calcext:value-type="float">
            <text:p>16358391</text:p>
          </table:table-cell>
          <table:table-cell office:value-type="float" office:value="4429" calcext:value-type="float">
            <text:p>4429</text:p>
          </table:table-cell>
          <table:table-cell office:value-type="float" office:value="0" calcext:value-type="float">
            <text:p>0</text:p>
          </table:table-cell>
          <table:table-cell office:value-type="float" office:value="77.049537" calcext:value-type="float">
            <text:p>77.049537</text:p>
          </table:table-cell>
          <table:table-cell office:value-type="float" office:value="28.735516" calcext:value-type="float">
            <text:p>28.735516</text:p>
          </table:table-cell>
        </table:table-row>
        <table:table-row table:style-name="ro1">
          <table:table-cell office:value-type="float" office:value="16358391" calcext:value-type="float">
            <text:p>16358391</text:p>
          </table:table-cell>
          <table:table-cell office:value-type="float" office:value="4429" calcext:value-type="float">
            <text:p>4429</text:p>
          </table:table-cell>
          <table:table-cell office:value-type="float" office:value="1" calcext:value-type="float">
            <text:p>1</text:p>
          </table:table-cell>
          <table:table-cell office:value-type="float" office:value="77.049689" calcext:value-type="float">
            <text:p>77.049689</text:p>
          </table:table-cell>
          <table:table-cell office:value-type="float" office:value="28.735516" calcext:value-type="float">
            <text:p>28.735516</text:p>
          </table:table-cell>
        </table:table-row>
        <table:table-row table:style-name="ro1">
          <table:table-cell office:value-type="float" office:value="16358391" calcext:value-type="float">
            <text:p>16358391</text:p>
          </table:table-cell>
          <table:table-cell office:value-type="float" office:value="4429" calcext:value-type="float">
            <text:p>4429</text:p>
          </table:table-cell>
          <table:table-cell office:value-type="float" office:value="2" calcext:value-type="float">
            <text:p>2</text:p>
          </table:table-cell>
          <table:table-cell office:value-type="float" office:value="77.049689" calcext:value-type="float">
            <text:p>77.049689</text:p>
          </table:table-cell>
          <table:table-cell office:value-type="float" office:value="28.735492" calcext:value-type="float">
            <text:p>28.735492</text:p>
          </table:table-cell>
        </table:table-row>
        <table:table-row table:style-name="ro1">
          <table:table-cell office:value-type="float" office:value="16358391" calcext:value-type="float">
            <text:p>16358391</text:p>
          </table:table-cell>
          <table:table-cell office:value-type="float" office:value="4429" calcext:value-type="float">
            <text:p>4429</text:p>
          </table:table-cell>
          <table:table-cell office:value-type="float" office:value="3" calcext:value-type="float">
            <text:p>3</text:p>
          </table:table-cell>
          <table:table-cell office:value-type="float" office:value="77.049619" calcext:value-type="float">
            <text:p>77.049619</text:p>
          </table:table-cell>
          <table:table-cell office:value-type="float" office:value="28.735492" calcext:value-type="float">
            <text:p>28.735492</text:p>
          </table:table-cell>
        </table:table-row>
        <table:table-row table:style-name="ro1">
          <table:table-cell office:value-type="float" office:value="16358391" calcext:value-type="float">
            <text:p>16358391</text:p>
          </table:table-cell>
          <table:table-cell office:value-type="float" office:value="4429" calcext:value-type="float">
            <text:p>4429</text:p>
          </table:table-cell>
          <table:table-cell office:value-type="float" office:value="4" calcext:value-type="float">
            <text:p>4</text:p>
          </table:table-cell>
          <table:table-cell office:value-type="float" office:value="77.049619" calcext:value-type="float">
            <text:p>77.049619</text:p>
          </table:table-cell>
          <table:table-cell office:value-type="float" office:value="28.735443" calcext:value-type="float">
            <text:p>28.735443</text:p>
          </table:table-cell>
        </table:table-row>
        <table:table-row table:style-name="ro1">
          <table:table-cell office:value-type="float" office:value="16358391" calcext:value-type="float">
            <text:p>16358391</text:p>
          </table:table-cell>
          <table:table-cell office:value-type="float" office:value="4429" calcext:value-type="float">
            <text:p>4429</text:p>
          </table:table-cell>
          <table:table-cell office:value-type="float" office:value="5" calcext:value-type="float">
            <text:p>5</text:p>
          </table:table-cell>
          <table:table-cell office:value-type="float" office:value="77.049596" calcext:value-type="float">
            <text:p>77.049596</text:p>
          </table:table-cell>
          <table:table-cell office:value-type="float" office:value="28.735443" calcext:value-type="float">
            <text:p>28.735443</text:p>
          </table:table-cell>
        </table:table-row>
        <table:table-row table:style-name="ro1">
          <table:table-cell office:value-type="float" office:value="16358391" calcext:value-type="float">
            <text:p>16358391</text:p>
          </table:table-cell>
          <table:table-cell office:value-type="float" office:value="4429" calcext:value-type="float">
            <text:p>4429</text:p>
          </table:table-cell>
          <table:table-cell office:value-type="float" office:value="6" calcext:value-type="float">
            <text:p>6</text:p>
          </table:table-cell>
          <table:table-cell office:value-type="float" office:value="77.049595" calcext:value-type="float">
            <text:p>77.049595</text:p>
          </table:table-cell>
          <table:table-cell office:value-type="float" office:value="28.735347" calcext:value-type="float">
            <text:p>28.735347</text:p>
          </table:table-cell>
        </table:table-row>
        <table:table-row table:style-name="ro1">
          <table:table-cell office:value-type="float" office:value="16358391" calcext:value-type="float">
            <text:p>16358391</text:p>
          </table:table-cell>
          <table:table-cell office:value-type="float" office:value="4429" calcext:value-type="float">
            <text:p>4429</text:p>
          </table:table-cell>
          <table:table-cell office:value-type="float" office:value="7" calcext:value-type="float">
            <text:p>7</text:p>
          </table:table-cell>
          <table:table-cell office:value-type="float" office:value="77.049537" calcext:value-type="float">
            <text:p>77.049537</text:p>
          </table:table-cell>
          <table:table-cell office:value-type="float" office:value="28.735347" calcext:value-type="float">
            <text:p>28.735347</text:p>
          </table:table-cell>
        </table:table-row>
        <table:table-row table:style-name="ro1">
          <table:table-cell office:value-type="float" office:value="16358391" calcext:value-type="float">
            <text:p>16358391</text:p>
          </table:table-cell>
          <table:table-cell office:value-type="float" office:value="4429" calcext:value-type="float">
            <text:p>4429</text:p>
          </table:table-cell>
          <table:table-cell office:value-type="float" office:value="8" calcext:value-type="float">
            <text:p>8</text:p>
          </table:table-cell>
          <table:table-cell office:value-type="float" office:value="77.049537" calcext:value-type="float">
            <text:p>77.049537</text:p>
          </table:table-cell>
          <table:table-cell office:value-type="float" office:value="28.735516" calcext:value-type="float">
            <text:p>28.735516</text:p>
          </table:table-cell>
        </table:table-row>
        <table:table-row table:style-name="ro1">
          <table:table-cell office:value-type="float" office:value="16358392" calcext:value-type="float">
            <text:p>16358392</text:p>
          </table:table-cell>
          <table:table-cell office:value-type="float" office:value="4429" calcext:value-type="float">
            <text:p>4429</text:p>
          </table:table-cell>
          <table:table-cell office:value-type="float" office:value="0" calcext:value-type="float">
            <text:p>0</text:p>
          </table:table-cell>
          <table:table-cell office:value-type="float" office:value="77.050101" calcext:value-type="float">
            <text:p>77.050101</text:p>
          </table:table-cell>
          <table:table-cell office:value-type="float" office:value="28.735459" calcext:value-type="float">
            <text:p>28.735459</text:p>
          </table:table-cell>
        </table:table-row>
        <table:table-row table:style-name="ro1">
          <table:table-cell office:value-type="float" office:value="16358392" calcext:value-type="float">
            <text:p>16358392</text:p>
          </table:table-cell>
          <table:table-cell office:value-type="float" office:value="4429" calcext:value-type="float">
            <text:p>4429</text:p>
          </table:table-cell>
          <table:table-cell office:value-type="float" office:value="1" calcext:value-type="float">
            <text:p>1</text:p>
          </table:table-cell>
          <table:table-cell office:value-type="float" office:value="77.050223" calcext:value-type="float">
            <text:p>77.050223</text:p>
          </table:table-cell>
          <table:table-cell office:value-type="float" office:value="28.735456" calcext:value-type="float">
            <text:p>28.735456</text:p>
          </table:table-cell>
        </table:table-row>
        <table:table-row table:style-name="ro1">
          <table:table-cell office:value-type="float" office:value="16358392" calcext:value-type="float">
            <text:p>16358392</text:p>
          </table:table-cell>
          <table:table-cell office:value-type="float" office:value="4429" calcext:value-type="float">
            <text:p>4429</text:p>
          </table:table-cell>
          <table:table-cell office:value-type="float" office:value="2" calcext:value-type="float">
            <text:p>2</text:p>
          </table:table-cell>
          <table:table-cell office:value-type="float" office:value="77.050221" calcext:value-type="float">
            <text:p>77.050221</text:p>
          </table:table-cell>
          <table:table-cell office:value-type="float" office:value="28.73533" calcext:value-type="float">
            <text:p>28.73533</text:p>
          </table:table-cell>
        </table:table-row>
        <table:table-row table:style-name="ro1">
          <table:table-cell office:value-type="float" office:value="16358392" calcext:value-type="float">
            <text:p>16358392</text:p>
          </table:table-cell>
          <table:table-cell office:value-type="float" office:value="4429" calcext:value-type="float">
            <text:p>4429</text:p>
          </table:table-cell>
          <table:table-cell office:value-type="float" office:value="3" calcext:value-type="float">
            <text:p>3</text:p>
          </table:table-cell>
          <table:table-cell office:value-type="float" office:value="77.050101" calcext:value-type="float">
            <text:p>77.050101</text:p>
          </table:table-cell>
          <table:table-cell office:value-type="float" office:value="28.735332" calcext:value-type="float">
            <text:p>28.735332</text:p>
          </table:table-cell>
        </table:table-row>
        <table:table-row table:style-name="ro1">
          <table:table-cell office:value-type="float" office:value="16358392" calcext:value-type="float">
            <text:p>16358392</text:p>
          </table:table-cell>
          <table:table-cell office:value-type="float" office:value="4429" calcext:value-type="float">
            <text:p>4429</text:p>
          </table:table-cell>
          <table:table-cell office:value-type="float" office:value="4" calcext:value-type="float">
            <text:p>4</text:p>
          </table:table-cell>
          <table:table-cell office:value-type="float" office:value="77.050102" calcext:value-type="float">
            <text:p>77.050102</text:p>
          </table:table-cell>
          <table:table-cell office:value-type="float" office:value="28.735375" calcext:value-type="float">
            <text:p>28.735375</text:p>
          </table:table-cell>
        </table:table-row>
        <table:table-row table:style-name="ro1">
          <table:table-cell office:value-type="float" office:value="16358392" calcext:value-type="float">
            <text:p>16358392</text:p>
          </table:table-cell>
          <table:table-cell office:value-type="float" office:value="4429" calcext:value-type="float">
            <text:p>4429</text:p>
          </table:table-cell>
          <table:table-cell office:value-type="float" office:value="5" calcext:value-type="float">
            <text:p>5</text:p>
          </table:table-cell>
          <table:table-cell office:value-type="float" office:value="77.050117" calcext:value-type="float">
            <text:p>77.050117</text:p>
          </table:table-cell>
          <table:table-cell office:value-type="float" office:value="28.735375" calcext:value-type="float">
            <text:p>28.735375</text:p>
          </table:table-cell>
        </table:table-row>
        <table:table-row table:style-name="ro1">
          <table:table-cell office:value-type="float" office:value="16358392" calcext:value-type="float">
            <text:p>16358392</text:p>
          </table:table-cell>
          <table:table-cell office:value-type="float" office:value="4429" calcext:value-type="float">
            <text:p>4429</text:p>
          </table:table-cell>
          <table:table-cell office:value-type="float" office:value="6" calcext:value-type="float">
            <text:p>6</text:p>
          </table:table-cell>
          <table:table-cell office:value-type="float" office:value="77.050118" calcext:value-type="float">
            <text:p>77.050118</text:p>
          </table:table-cell>
          <table:table-cell office:value-type="float" office:value="28.735427" calcext:value-type="float">
            <text:p>28.735427</text:p>
          </table:table-cell>
        </table:table-row>
        <table:table-row table:style-name="ro1">
          <table:table-cell office:value-type="float" office:value="16358392" calcext:value-type="float">
            <text:p>16358392</text:p>
          </table:table-cell>
          <table:table-cell office:value-type="float" office:value="4429" calcext:value-type="float">
            <text:p>4429</text:p>
          </table:table-cell>
          <table:table-cell office:value-type="float" office:value="7" calcext:value-type="float">
            <text:p>7</text:p>
          </table:table-cell>
          <table:table-cell office:value-type="float" office:value="77.050101" calcext:value-type="float">
            <text:p>77.050101</text:p>
          </table:table-cell>
          <table:table-cell office:value-type="float" office:value="28.735427" calcext:value-type="float">
            <text:p>28.735427</text:p>
          </table:table-cell>
        </table:table-row>
        <table:table-row table:style-name="ro1">
          <table:table-cell office:value-type="float" office:value="16358392" calcext:value-type="float">
            <text:p>16358392</text:p>
          </table:table-cell>
          <table:table-cell office:value-type="float" office:value="4429" calcext:value-type="float">
            <text:p>4429</text:p>
          </table:table-cell>
          <table:table-cell office:value-type="float" office:value="8" calcext:value-type="float">
            <text:p>8</text:p>
          </table:table-cell>
          <table:table-cell office:value-type="float" office:value="77.050101" calcext:value-type="float">
            <text:p>77.050101</text:p>
          </table:table-cell>
          <table:table-cell office:value-type="float" office:value="28.735459" calcext:value-type="float">
            <text:p>28.735459</text:p>
          </table:table-cell>
        </table:table-row>
        <table:table-row table:style-name="ro1">
          <table:table-cell office:value-type="float" office:value="16358393" calcext:value-type="float">
            <text:p>16358393</text:p>
          </table:table-cell>
          <table:table-cell office:value-type="float" office:value="4429" calcext:value-type="float">
            <text:p>4429</text:p>
          </table:table-cell>
          <table:table-cell office:value-type="float" office:value="0" calcext:value-type="float">
            <text:p>0</text:p>
          </table:table-cell>
          <table:table-cell office:value-type="float" office:value="77.049225" calcext:value-type="float">
            <text:p>77.049225</text:p>
          </table:table-cell>
          <table:table-cell office:value-type="float" office:value="28.735232" calcext:value-type="float">
            <text:p>28.735232</text:p>
          </table:table-cell>
        </table:table-row>
        <table:table-row table:style-name="ro1">
          <table:table-cell office:value-type="float" office:value="16358393" calcext:value-type="float">
            <text:p>16358393</text:p>
          </table:table-cell>
          <table:table-cell office:value-type="float" office:value="4429" calcext:value-type="float">
            <text:p>4429</text:p>
          </table:table-cell>
          <table:table-cell office:value-type="float" office:value="1" calcext:value-type="float">
            <text:p>1</text:p>
          </table:table-cell>
          <table:table-cell office:value-type="float" office:value="77.049292" calcext:value-type="float">
            <text:p>77.049292</text:p>
          </table:table-cell>
          <table:table-cell office:value-type="float" office:value="28.735231" calcext:value-type="float">
            <text:p>28.735231</text:p>
          </table:table-cell>
        </table:table-row>
        <table:table-row table:style-name="ro1">
          <table:table-cell office:value-type="float" office:value="16358393" calcext:value-type="float">
            <text:p>16358393</text:p>
          </table:table-cell>
          <table:table-cell office:value-type="float" office:value="4429" calcext:value-type="float">
            <text:p>4429</text:p>
          </table:table-cell>
          <table:table-cell office:value-type="float" office:value="2" calcext:value-type="float">
            <text:p>2</text:p>
          </table:table-cell>
          <table:table-cell office:value-type="float" office:value="77.049291" calcext:value-type="float">
            <text:p>77.049291</text:p>
          </table:table-cell>
          <table:table-cell office:value-type="float" office:value="28.735191" calcext:value-type="float">
            <text:p>28.735191</text:p>
          </table:table-cell>
        </table:table-row>
        <table:table-row table:style-name="ro1">
          <table:table-cell office:value-type="float" office:value="16358393" calcext:value-type="float">
            <text:p>16358393</text:p>
          </table:table-cell>
          <table:table-cell office:value-type="float" office:value="4429" calcext:value-type="float">
            <text:p>4429</text:p>
          </table:table-cell>
          <table:table-cell office:value-type="float" office:value="3" calcext:value-type="float">
            <text:p>3</text:p>
          </table:table-cell>
          <table:table-cell office:value-type="float" office:value="77.049224" calcext:value-type="float">
            <text:p>77.049224</text:p>
          </table:table-cell>
          <table:table-cell office:value-type="float" office:value="28.735192" calcext:value-type="float">
            <text:p>28.735192</text:p>
          </table:table-cell>
        </table:table-row>
        <table:table-row table:style-name="ro1">
          <table:table-cell office:value-type="float" office:value="16358393" calcext:value-type="float">
            <text:p>16358393</text:p>
          </table:table-cell>
          <table:table-cell office:value-type="float" office:value="4429" calcext:value-type="float">
            <text:p>4429</text:p>
          </table:table-cell>
          <table:table-cell office:value-type="float" office:value="4" calcext:value-type="float">
            <text:p>4</text:p>
          </table:table-cell>
          <table:table-cell office:value-type="float" office:value="77.049225" calcext:value-type="float">
            <text:p>77.049225</text:p>
          </table:table-cell>
          <table:table-cell office:value-type="float" office:value="28.735232" calcext:value-type="float">
            <text:p>28.735232</text:p>
          </table:table-cell>
        </table:table-row>
        <table:table-row table:style-name="ro1">
          <table:table-cell office:value-type="float" office:value="16358394" calcext:value-type="float">
            <text:p>16358394</text:p>
          </table:table-cell>
          <table:table-cell office:value-type="float" office:value="4429" calcext:value-type="float">
            <text:p>4429</text:p>
          </table:table-cell>
          <table:table-cell office:value-type="float" office:value="0" calcext:value-type="float">
            <text:p>0</text:p>
          </table:table-cell>
          <table:table-cell office:value-type="float" office:value="77.049482" calcext:value-type="float">
            <text:p>77.049482</text:p>
          </table:table-cell>
          <table:table-cell office:value-type="float" office:value="28.735438" calcext:value-type="float">
            <text:p>28.735438</text:p>
          </table:table-cell>
        </table:table-row>
        <table:table-row table:style-name="ro1">
          <table:table-cell office:value-type="float" office:value="16358394" calcext:value-type="float">
            <text:p>16358394</text:p>
          </table:table-cell>
          <table:table-cell office:value-type="float" office:value="4429" calcext:value-type="float">
            <text:p>4429</text:p>
          </table:table-cell>
          <table:table-cell office:value-type="float" office:value="1" calcext:value-type="float">
            <text:p>1</text:p>
          </table:table-cell>
          <table:table-cell office:value-type="float" office:value="77.049482" calcext:value-type="float">
            <text:p>77.049482</text:p>
          </table:table-cell>
          <table:table-cell office:value-type="float" office:value="28.735339" calcext:value-type="float">
            <text:p>28.735339</text:p>
          </table:table-cell>
        </table:table-row>
        <table:table-row table:style-name="ro1">
          <table:table-cell office:value-type="float" office:value="16358394" calcext:value-type="float">
            <text:p>16358394</text:p>
          </table:table-cell>
          <table:table-cell office:value-type="float" office:value="4429" calcext:value-type="float">
            <text:p>4429</text:p>
          </table:table-cell>
          <table:table-cell office:value-type="float" office:value="2" calcext:value-type="float">
            <text:p>2</text:p>
          </table:table-cell>
          <table:table-cell office:value-type="float" office:value="77.049368" calcext:value-type="float">
            <text:p>77.049368</text:p>
          </table:table-cell>
          <table:table-cell office:value-type="float" office:value="28.735339" calcext:value-type="float">
            <text:p>28.735339</text:p>
          </table:table-cell>
        </table:table-row>
        <table:table-row table:style-name="ro1">
          <table:table-cell office:value-type="float" office:value="16358394" calcext:value-type="float">
            <text:p>16358394</text:p>
          </table:table-cell>
          <table:table-cell office:value-type="float" office:value="4429" calcext:value-type="float">
            <text:p>4429</text:p>
          </table:table-cell>
          <table:table-cell office:value-type="float" office:value="3" calcext:value-type="float">
            <text:p>3</text:p>
          </table:table-cell>
          <table:table-cell office:value-type="float" office:value="77.049368" calcext:value-type="float">
            <text:p>77.049368</text:p>
          </table:table-cell>
          <table:table-cell office:value-type="float" office:value="28.735438" calcext:value-type="float">
            <text:p>28.735438</text:p>
          </table:table-cell>
        </table:table-row>
        <table:table-row table:style-name="ro1">
          <table:table-cell office:value-type="float" office:value="16358394" calcext:value-type="float">
            <text:p>16358394</text:p>
          </table:table-cell>
          <table:table-cell office:value-type="float" office:value="4429" calcext:value-type="float">
            <text:p>4429</text:p>
          </table:table-cell>
          <table:table-cell office:value-type="float" office:value="4" calcext:value-type="float">
            <text:p>4</text:p>
          </table:table-cell>
          <table:table-cell office:value-type="float" office:value="77.049482" calcext:value-type="float">
            <text:p>77.049482</text:p>
          </table:table-cell>
          <table:table-cell office:value-type="float" office:value="28.735438" calcext:value-type="float">
            <text:p>28.735438</text:p>
          </table:table-cell>
        </table:table-row>
        <table:table-row table:style-name="ro1">
          <table:table-cell office:value-type="float" office:value="16358395" calcext:value-type="float">
            <text:p>16358395</text:p>
          </table:table-cell>
          <table:table-cell office:value-type="float" office:value="4429" calcext:value-type="float">
            <text:p>4429</text:p>
          </table:table-cell>
          <table:table-cell office:value-type="float" office:value="0" calcext:value-type="float">
            <text:p>0</text:p>
          </table:table-cell>
          <table:table-cell office:value-type="float" office:value="77.049402" calcext:value-type="float">
            <text:p>77.049402</text:p>
          </table:table-cell>
          <table:table-cell office:value-type="float" office:value="28.734877" calcext:value-type="float">
            <text:p>28.734877</text:p>
          </table:table-cell>
        </table:table-row>
        <table:table-row table:style-name="ro1">
          <table:table-cell office:value-type="float" office:value="16358395" calcext:value-type="float">
            <text:p>16358395</text:p>
          </table:table-cell>
          <table:table-cell office:value-type="float" office:value="4429" calcext:value-type="float">
            <text:p>4429</text:p>
          </table:table-cell>
          <table:table-cell office:value-type="float" office:value="1" calcext:value-type="float">
            <text:p>1</text:p>
          </table:table-cell>
          <table:table-cell office:value-type="float" office:value="77.049457" calcext:value-type="float">
            <text:p>77.049457</text:p>
          </table:table-cell>
          <table:table-cell office:value-type="float" office:value="28.734876" calcext:value-type="float">
            <text:p>28.734876</text:p>
          </table:table-cell>
        </table:table-row>
        <table:table-row table:style-name="ro1">
          <table:table-cell office:value-type="float" office:value="16358395" calcext:value-type="float">
            <text:p>16358395</text:p>
          </table:table-cell>
          <table:table-cell office:value-type="float" office:value="4429" calcext:value-type="float">
            <text:p>4429</text:p>
          </table:table-cell>
          <table:table-cell office:value-type="float" office:value="2" calcext:value-type="float">
            <text:p>2</text:p>
          </table:table-cell>
          <table:table-cell office:value-type="float" office:value="77.049455" calcext:value-type="float">
            <text:p>77.049455</text:p>
          </table:table-cell>
          <table:table-cell office:value-type="float" office:value="28.734805" calcext:value-type="float">
            <text:p>28.734805</text:p>
          </table:table-cell>
        </table:table-row>
        <table:table-row table:style-name="ro1">
          <table:table-cell office:value-type="float" office:value="16358395" calcext:value-type="float">
            <text:p>16358395</text:p>
          </table:table-cell>
          <table:table-cell office:value-type="float" office:value="4429" calcext:value-type="float">
            <text:p>4429</text:p>
          </table:table-cell>
          <table:table-cell office:value-type="float" office:value="3" calcext:value-type="float">
            <text:p>3</text:p>
          </table:table-cell>
          <table:table-cell office:value-type="float" office:value="77.049401" calcext:value-type="float">
            <text:p>77.049401</text:p>
          </table:table-cell>
          <table:table-cell office:value-type="float" office:value="28.734807" calcext:value-type="float">
            <text:p>28.734807</text:p>
          </table:table-cell>
        </table:table-row>
        <table:table-row table:style-name="ro1">
          <table:table-cell office:value-type="float" office:value="16358395" calcext:value-type="float">
            <text:p>16358395</text:p>
          </table:table-cell>
          <table:table-cell office:value-type="float" office:value="4429" calcext:value-type="float">
            <text:p>4429</text:p>
          </table:table-cell>
          <table:table-cell office:value-type="float" office:value="4" calcext:value-type="float">
            <text:p>4</text:p>
          </table:table-cell>
          <table:table-cell office:value-type="float" office:value="77.049402" calcext:value-type="float">
            <text:p>77.049402</text:p>
          </table:table-cell>
          <table:table-cell office:value-type="float" office:value="28.734877" calcext:value-type="float">
            <text:p>28.734877</text:p>
          </table:table-cell>
        </table:table-row>
        <table:table-row table:style-name="ro1">
          <table:table-cell office:value-type="float" office:value="16358396" calcext:value-type="float">
            <text:p>16358396</text:p>
          </table:table-cell>
          <table:table-cell office:value-type="float" office:value="4429" calcext:value-type="float">
            <text:p>4429</text:p>
          </table:table-cell>
          <table:table-cell office:value-type="float" office:value="0" calcext:value-type="float">
            <text:p>0</text:p>
          </table:table-cell>
          <table:table-cell office:value-type="float" office:value="77.049424" calcext:value-type="float">
            <text:p>77.049424</text:p>
          </table:table-cell>
          <table:table-cell office:value-type="float" office:value="28.734924" calcext:value-type="float">
            <text:p>28.734924</text:p>
          </table:table-cell>
        </table:table-row>
        <table:table-row table:style-name="ro1">
          <table:table-cell office:value-type="float" office:value="16358396" calcext:value-type="float">
            <text:p>16358396</text:p>
          </table:table-cell>
          <table:table-cell office:value-type="float" office:value="4429" calcext:value-type="float">
            <text:p>4429</text:p>
          </table:table-cell>
          <table:table-cell office:value-type="float" office:value="1" calcext:value-type="float">
            <text:p>1</text:p>
          </table:table-cell>
          <table:table-cell office:value-type="float" office:value="77.049464" calcext:value-type="float">
            <text:p>77.049464</text:p>
          </table:table-cell>
          <table:table-cell office:value-type="float" office:value="28.734921" calcext:value-type="float">
            <text:p>28.734921</text:p>
          </table:table-cell>
        </table:table-row>
        <table:table-row table:style-name="ro1">
          <table:table-cell office:value-type="float" office:value="16358396" calcext:value-type="float">
            <text:p>16358396</text:p>
          </table:table-cell>
          <table:table-cell office:value-type="float" office:value="4429" calcext:value-type="float">
            <text:p>4429</text:p>
          </table:table-cell>
          <table:table-cell office:value-type="float" office:value="2" calcext:value-type="float">
            <text:p>2</text:p>
          </table:table-cell>
          <table:table-cell office:value-type="float" office:value="77.049461" calcext:value-type="float">
            <text:p>77.049461</text:p>
          </table:table-cell>
          <table:table-cell office:value-type="float" office:value="28.734882" calcext:value-type="float">
            <text:p>28.734882</text:p>
          </table:table-cell>
        </table:table-row>
        <table:table-row table:style-name="ro1">
          <table:table-cell office:value-type="float" office:value="16358396" calcext:value-type="float">
            <text:p>16358396</text:p>
          </table:table-cell>
          <table:table-cell office:value-type="float" office:value="4429" calcext:value-type="float">
            <text:p>4429</text:p>
          </table:table-cell>
          <table:table-cell office:value-type="float" office:value="3" calcext:value-type="float">
            <text:p>3</text:p>
          </table:table-cell>
          <table:table-cell office:value-type="float" office:value="77.049421" calcext:value-type="float">
            <text:p>77.049421</text:p>
          </table:table-cell>
          <table:table-cell office:value-type="float" office:value="28.734885" calcext:value-type="float">
            <text:p>28.734885</text:p>
          </table:table-cell>
        </table:table-row>
        <table:table-row table:style-name="ro1">
          <table:table-cell office:value-type="float" office:value="16358396" calcext:value-type="float">
            <text:p>16358396</text:p>
          </table:table-cell>
          <table:table-cell office:value-type="float" office:value="4429" calcext:value-type="float">
            <text:p>4429</text:p>
          </table:table-cell>
          <table:table-cell office:value-type="float" office:value="4" calcext:value-type="float">
            <text:p>4</text:p>
          </table:table-cell>
          <table:table-cell office:value-type="float" office:value="77.049424" calcext:value-type="float">
            <text:p>77.049424</text:p>
          </table:table-cell>
          <table:table-cell office:value-type="float" office:value="28.734924" calcext:value-type="float">
            <text:p>28.734924</text:p>
          </table:table-cell>
        </table:table-row>
        <table:table-row table:style-name="ro1">
          <table:table-cell office:value-type="float" office:value="16358397" calcext:value-type="float">
            <text:p>16358397</text:p>
          </table:table-cell>
          <table:table-cell office:value-type="float" office:value="4429" calcext:value-type="float">
            <text:p>4429</text:p>
          </table:table-cell>
          <table:table-cell office:value-type="float" office:value="0" calcext:value-type="float">
            <text:p>0</text:p>
          </table:table-cell>
          <table:table-cell office:value-type="float" office:value="77.051079" calcext:value-type="float">
            <text:p>77.051079</text:p>
          </table:table-cell>
          <table:table-cell office:value-type="float" office:value="28.734872" calcext:value-type="float">
            <text:p>28.734872</text:p>
          </table:table-cell>
        </table:table-row>
        <table:table-row table:style-name="ro1">
          <table:table-cell office:value-type="float" office:value="16358397" calcext:value-type="float">
            <text:p>16358397</text:p>
          </table:table-cell>
          <table:table-cell office:value-type="float" office:value="4429" calcext:value-type="float">
            <text:p>4429</text:p>
          </table:table-cell>
          <table:table-cell office:value-type="float" office:value="1" calcext:value-type="float">
            <text:p>1</text:p>
          </table:table-cell>
          <table:table-cell office:value-type="float" office:value="77.051182" calcext:value-type="float">
            <text:p>77.051182</text:p>
          </table:table-cell>
          <table:table-cell office:value-type="float" office:value="28.734869" calcext:value-type="float">
            <text:p>28.734869</text:p>
          </table:table-cell>
        </table:table-row>
        <table:table-row table:style-name="ro1">
          <table:table-cell office:value-type="float" office:value="16358397" calcext:value-type="float">
            <text:p>16358397</text:p>
          </table:table-cell>
          <table:table-cell office:value-type="float" office:value="4429" calcext:value-type="float">
            <text:p>4429</text:p>
          </table:table-cell>
          <table:table-cell office:value-type="float" office:value="2" calcext:value-type="float">
            <text:p>2</text:p>
          </table:table-cell>
          <table:table-cell office:value-type="float" office:value="77.051179" calcext:value-type="float">
            <text:p>77.051179</text:p>
          </table:table-cell>
          <table:table-cell office:value-type="float" office:value="28.734782" calcext:value-type="float">
            <text:p>28.734782</text:p>
          </table:table-cell>
        </table:table-row>
        <table:table-row table:style-name="ro1">
          <table:table-cell office:value-type="float" office:value="16358397" calcext:value-type="float">
            <text:p>16358397</text:p>
          </table:table-cell>
          <table:table-cell office:value-type="float" office:value="4429" calcext:value-type="float">
            <text:p>4429</text:p>
          </table:table-cell>
          <table:table-cell office:value-type="float" office:value="3" calcext:value-type="float">
            <text:p>3</text:p>
          </table:table-cell>
          <table:table-cell office:value-type="float" office:value="77.051076" calcext:value-type="float">
            <text:p>77.051076</text:p>
          </table:table-cell>
          <table:table-cell office:value-type="float" office:value="28.734785" calcext:value-type="float">
            <text:p>28.734785</text:p>
          </table:table-cell>
        </table:table-row>
        <table:table-row table:style-name="ro1">
          <table:table-cell office:value-type="float" office:value="16358397" calcext:value-type="float">
            <text:p>16358397</text:p>
          </table:table-cell>
          <table:table-cell office:value-type="float" office:value="4429" calcext:value-type="float">
            <text:p>4429</text:p>
          </table:table-cell>
          <table:table-cell office:value-type="float" office:value="4" calcext:value-type="float">
            <text:p>4</text:p>
          </table:table-cell>
          <table:table-cell office:value-type="float" office:value="77.051079" calcext:value-type="float">
            <text:p>77.051079</text:p>
          </table:table-cell>
          <table:table-cell office:value-type="float" office:value="28.734872" calcext:value-type="float">
            <text:p>28.734872</text:p>
          </table:table-cell>
        </table:table-row>
        <table:table-row table:style-name="ro1">
          <table:table-cell office:value-type="float" office:value="16358398" calcext:value-type="float">
            <text:p>16358398</text:p>
          </table:table-cell>
          <table:table-cell office:value-type="float" office:value="4429" calcext:value-type="float">
            <text:p>4429</text:p>
          </table:table-cell>
          <table:table-cell office:value-type="float" office:value="0" calcext:value-type="float">
            <text:p>0</text:p>
          </table:table-cell>
          <table:table-cell office:value-type="float" office:value="77.051976" calcext:value-type="float">
            <text:p>77.051976</text:p>
          </table:table-cell>
          <table:table-cell office:value-type="float" office:value="28.734676" calcext:value-type="float">
            <text:p>28.734676</text:p>
          </table:table-cell>
        </table:table-row>
        <table:table-row table:style-name="ro1">
          <table:table-cell office:value-type="float" office:value="16358398" calcext:value-type="float">
            <text:p>16358398</text:p>
          </table:table-cell>
          <table:table-cell office:value-type="float" office:value="4429" calcext:value-type="float">
            <text:p>4429</text:p>
          </table:table-cell>
          <table:table-cell office:value-type="float" office:value="1" calcext:value-type="float">
            <text:p>1</text:p>
          </table:table-cell>
          <table:table-cell office:value-type="float" office:value="77.052168" calcext:value-type="float">
            <text:p>77.052168</text:p>
          </table:table-cell>
          <table:table-cell office:value-type="float" office:value="28.734673" calcext:value-type="float">
            <text:p>28.734673</text:p>
          </table:table-cell>
        </table:table-row>
        <table:table-row table:style-name="ro1">
          <table:table-cell office:value-type="float" office:value="16358398" calcext:value-type="float">
            <text:p>16358398</text:p>
          </table:table-cell>
          <table:table-cell office:value-type="float" office:value="4429" calcext:value-type="float">
            <text:p>4429</text:p>
          </table:table-cell>
          <table:table-cell office:value-type="float" office:value="2" calcext:value-type="float">
            <text:p>2</text:p>
          </table:table-cell>
          <table:table-cell office:value-type="float" office:value="77.052166" calcext:value-type="float">
            <text:p>77.052166</text:p>
          </table:table-cell>
          <table:table-cell office:value-type="float" office:value="28.734576" calcext:value-type="float">
            <text:p>28.734576</text:p>
          </table:table-cell>
        </table:table-row>
        <table:table-row table:style-name="ro1">
          <table:table-cell office:value-type="float" office:value="16358398" calcext:value-type="float">
            <text:p>16358398</text:p>
          </table:table-cell>
          <table:table-cell office:value-type="float" office:value="4429" calcext:value-type="float">
            <text:p>4429</text:p>
          </table:table-cell>
          <table:table-cell office:value-type="float" office:value="3" calcext:value-type="float">
            <text:p>3</text:p>
          </table:table-cell>
          <table:table-cell office:value-type="float" office:value="77.051975" calcext:value-type="float">
            <text:p>77.051975</text:p>
          </table:table-cell>
          <table:table-cell office:value-type="float" office:value="28.734578" calcext:value-type="float">
            <text:p>28.734578</text:p>
          </table:table-cell>
        </table:table-row>
        <table:table-row table:style-name="ro1">
          <table:table-cell office:value-type="float" office:value="16358398" calcext:value-type="float">
            <text:p>16358398</text:p>
          </table:table-cell>
          <table:table-cell office:value-type="float" office:value="4429" calcext:value-type="float">
            <text:p>4429</text:p>
          </table:table-cell>
          <table:table-cell office:value-type="float" office:value="4" calcext:value-type="float">
            <text:p>4</text:p>
          </table:table-cell>
          <table:table-cell office:value-type="float" office:value="77.051976" calcext:value-type="float">
            <text:p>77.051976</text:p>
          </table:table-cell>
          <table:table-cell office:value-type="float" office:value="28.734676" calcext:value-type="float">
            <text:p>28.734676</text:p>
          </table:table-cell>
        </table:table-row>
        <table:table-row table:style-name="ro1">
          <table:table-cell office:value-type="float" office:value="16358399" calcext:value-type="float">
            <text:p>16358399</text:p>
          </table:table-cell>
          <table:table-cell office:value-type="float" office:value="4429" calcext:value-type="float">
            <text:p>4429</text:p>
          </table:table-cell>
          <table:table-cell office:value-type="float" office:value="0" calcext:value-type="float">
            <text:p>0</text:p>
          </table:table-cell>
          <table:table-cell office:value-type="float" office:value="77.051221" calcext:value-type="float">
            <text:p>77.051221</text:p>
          </table:table-cell>
          <table:table-cell office:value-type="float" office:value="28.733635" calcext:value-type="float">
            <text:p>28.733635</text:p>
          </table:table-cell>
        </table:table-row>
        <table:table-row table:style-name="ro1">
          <table:table-cell office:value-type="float" office:value="16358399" calcext:value-type="float">
            <text:p>16358399</text:p>
          </table:table-cell>
          <table:table-cell office:value-type="float" office:value="4429" calcext:value-type="float">
            <text:p>4429</text:p>
          </table:table-cell>
          <table:table-cell office:value-type="float" office:value="1" calcext:value-type="float">
            <text:p>1</text:p>
          </table:table-cell>
          <table:table-cell office:value-type="float" office:value="77.051365" calcext:value-type="float">
            <text:p>77.051365</text:p>
          </table:table-cell>
          <table:table-cell office:value-type="float" office:value="28.733631" calcext:value-type="float">
            <text:p>28.733631</text:p>
          </table:table-cell>
        </table:table-row>
        <table:table-row table:style-name="ro1">
          <table:table-cell office:value-type="float" office:value="16358399" calcext:value-type="float">
            <text:p>16358399</text:p>
          </table:table-cell>
          <table:table-cell office:value-type="float" office:value="4429" calcext:value-type="float">
            <text:p>4429</text:p>
          </table:table-cell>
          <table:table-cell office:value-type="float" office:value="2" calcext:value-type="float">
            <text:p>2</text:p>
          </table:table-cell>
          <table:table-cell office:value-type="float" office:value="77.051361" calcext:value-type="float">
            <text:p>77.051361</text:p>
          </table:table-cell>
          <table:table-cell office:value-type="float" office:value="28.733468" calcext:value-type="float">
            <text:p>28.733468</text:p>
          </table:table-cell>
        </table:table-row>
        <table:table-row table:style-name="ro1">
          <table:table-cell office:value-type="float" office:value="16358399" calcext:value-type="float">
            <text:p>16358399</text:p>
          </table:table-cell>
          <table:table-cell office:value-type="float" office:value="4429" calcext:value-type="float">
            <text:p>4429</text:p>
          </table:table-cell>
          <table:table-cell office:value-type="float" office:value="3" calcext:value-type="float">
            <text:p>3</text:p>
          </table:table-cell>
          <table:table-cell office:value-type="float" office:value="77.051217" calcext:value-type="float">
            <text:p>77.051217</text:p>
          </table:table-cell>
          <table:table-cell office:value-type="float" office:value="28.733472" calcext:value-type="float">
            <text:p>28.733472</text:p>
          </table:table-cell>
        </table:table-row>
        <table:table-row table:style-name="ro1">
          <table:table-cell office:value-type="float" office:value="16358399" calcext:value-type="float">
            <text:p>16358399</text:p>
          </table:table-cell>
          <table:table-cell office:value-type="float" office:value="4429" calcext:value-type="float">
            <text:p>4429</text:p>
          </table:table-cell>
          <table:table-cell office:value-type="float" office:value="4" calcext:value-type="float">
            <text:p>4</text:p>
          </table:table-cell>
          <table:table-cell office:value-type="float" office:value="77.051221" calcext:value-type="float">
            <text:p>77.051221</text:p>
          </table:table-cell>
          <table:table-cell office:value-type="float" office:value="28.733635" calcext:value-type="float">
            <text:p>28.733635</text:p>
          </table:table-cell>
        </table:table-row>
        <table:table-row table:style-name="ro1">
          <table:table-cell office:value-type="float" office:value="16358400" calcext:value-type="float">
            <text:p>16358400</text:p>
          </table:table-cell>
          <table:table-cell office:value-type="float" office:value="4429" calcext:value-type="float">
            <text:p>4429</text:p>
          </table:table-cell>
          <table:table-cell office:value-type="float" office:value="0" calcext:value-type="float">
            <text:p>0</text:p>
          </table:table-cell>
          <table:table-cell office:value-type="float" office:value="77.050552" calcext:value-type="float">
            <text:p>77.050552</text:p>
          </table:table-cell>
          <table:table-cell office:value-type="float" office:value="28.734224" calcext:value-type="float">
            <text:p>28.734224</text:p>
          </table:table-cell>
        </table:table-row>
        <table:table-row table:style-name="ro1">
          <table:table-cell office:value-type="float" office:value="16358400" calcext:value-type="float">
            <text:p>16358400</text:p>
          </table:table-cell>
          <table:table-cell office:value-type="float" office:value="4429" calcext:value-type="float">
            <text:p>4429</text:p>
          </table:table-cell>
          <table:table-cell office:value-type="float" office:value="1" calcext:value-type="float">
            <text:p>1</text:p>
          </table:table-cell>
          <table:table-cell office:value-type="float" office:value="77.050552" calcext:value-type="float">
            <text:p>77.050552</text:p>
          </table:table-cell>
          <table:table-cell office:value-type="float" office:value="28.734207" calcext:value-type="float">
            <text:p>28.734207</text:p>
          </table:table-cell>
        </table:table-row>
        <table:table-row table:style-name="ro1">
          <table:table-cell office:value-type="float" office:value="16358400" calcext:value-type="float">
            <text:p>16358400</text:p>
          </table:table-cell>
          <table:table-cell office:value-type="float" office:value="4429" calcext:value-type="float">
            <text:p>4429</text:p>
          </table:table-cell>
          <table:table-cell office:value-type="float" office:value="2" calcext:value-type="float">
            <text:p>2</text:p>
          </table:table-cell>
          <table:table-cell office:value-type="float" office:value="77.05051" calcext:value-type="float">
            <text:p>77.05051</text:p>
          </table:table-cell>
          <table:table-cell office:value-type="float" office:value="28.734207" calcext:value-type="float">
            <text:p>28.734207</text:p>
          </table:table-cell>
        </table:table-row>
        <table:table-row table:style-name="ro1">
          <table:table-cell office:value-type="float" office:value="16358400" calcext:value-type="float">
            <text:p>16358400</text:p>
          </table:table-cell>
          <table:table-cell office:value-type="float" office:value="4429" calcext:value-type="float">
            <text:p>4429</text:p>
          </table:table-cell>
          <table:table-cell office:value-type="float" office:value="3" calcext:value-type="float">
            <text:p>3</text:p>
          </table:table-cell>
          <table:table-cell office:value-type="float" office:value="77.050509" calcext:value-type="float">
            <text:p>77.050509</text:p>
          </table:table-cell>
          <table:table-cell office:value-type="float" office:value="28.734224" calcext:value-type="float">
            <text:p>28.734224</text:p>
          </table:table-cell>
        </table:table-row>
        <table:table-row table:style-name="ro1">
          <table:table-cell office:value-type="float" office:value="16358400" calcext:value-type="float">
            <text:p>16358400</text:p>
          </table:table-cell>
          <table:table-cell office:value-type="float" office:value="4429" calcext:value-type="float">
            <text:p>4429</text:p>
          </table:table-cell>
          <table:table-cell office:value-type="float" office:value="4" calcext:value-type="float">
            <text:p>4</text:p>
          </table:table-cell>
          <table:table-cell office:value-type="float" office:value="77.050552" calcext:value-type="float">
            <text:p>77.050552</text:p>
          </table:table-cell>
          <table:table-cell office:value-type="float" office:value="28.734224" calcext:value-type="float">
            <text:p>28.734224</text:p>
          </table:table-cell>
        </table:table-row>
        <table:table-row table:style-name="ro1">
          <table:table-cell office:value-type="float" office:value="16358401" calcext:value-type="float">
            <text:p>16358401</text:p>
          </table:table-cell>
          <table:table-cell office:value-type="float" office:value="4429" calcext:value-type="float">
            <text:p>4429</text:p>
          </table:table-cell>
          <table:table-cell office:value-type="float" office:value="0" calcext:value-type="float">
            <text:p>0</text:p>
          </table:table-cell>
          <table:table-cell office:value-type="float" office:value="77.050551" calcext:value-type="float">
            <text:p>77.050551</text:p>
          </table:table-cell>
          <table:table-cell office:value-type="float" office:value="28.73414" calcext:value-type="float">
            <text:p>28.73414</text:p>
          </table:table-cell>
        </table:table-row>
        <table:table-row table:style-name="ro1">
          <table:table-cell office:value-type="float" office:value="16358401" calcext:value-type="float">
            <text:p>16358401</text:p>
          </table:table-cell>
          <table:table-cell office:value-type="float" office:value="4429" calcext:value-type="float">
            <text:p>4429</text:p>
          </table:table-cell>
          <table:table-cell office:value-type="float" office:value="1" calcext:value-type="float">
            <text:p>1</text:p>
          </table:table-cell>
          <table:table-cell office:value-type="float" office:value="77.050693" calcext:value-type="float">
            <text:p>77.050693</text:p>
          </table:table-cell>
          <table:table-cell office:value-type="float" office:value="28.734138" calcext:value-type="float">
            <text:p>28.734138</text:p>
          </table:table-cell>
        </table:table-row>
        <table:table-row table:style-name="ro1">
          <table:table-cell office:value-type="float" office:value="16358401" calcext:value-type="float">
            <text:p>16358401</text:p>
          </table:table-cell>
          <table:table-cell office:value-type="float" office:value="4429" calcext:value-type="float">
            <text:p>4429</text:p>
          </table:table-cell>
          <table:table-cell office:value-type="float" office:value="2" calcext:value-type="float">
            <text:p>2</text:p>
          </table:table-cell>
          <table:table-cell office:value-type="float" office:value="77.050692" calcext:value-type="float">
            <text:p>77.050692</text:p>
          </table:table-cell>
          <table:table-cell office:value-type="float" office:value="28.734072" calcext:value-type="float">
            <text:p>28.734072</text:p>
          </table:table-cell>
        </table:table-row>
        <table:table-row table:style-name="ro1">
          <table:table-cell office:value-type="float" office:value="16358401" calcext:value-type="float">
            <text:p>16358401</text:p>
          </table:table-cell>
          <table:table-cell office:value-type="float" office:value="4429" calcext:value-type="float">
            <text:p>4429</text:p>
          </table:table-cell>
          <table:table-cell office:value-type="float" office:value="3" calcext:value-type="float">
            <text:p>3</text:p>
          </table:table-cell>
          <table:table-cell office:value-type="float" office:value="77.050551" calcext:value-type="float">
            <text:p>77.050551</text:p>
          </table:table-cell>
          <table:table-cell office:value-type="float" office:value="28.734074" calcext:value-type="float">
            <text:p>28.734074</text:p>
          </table:table-cell>
        </table:table-row>
        <table:table-row table:style-name="ro1">
          <table:table-cell office:value-type="float" office:value="16358401" calcext:value-type="float">
            <text:p>16358401</text:p>
          </table:table-cell>
          <table:table-cell office:value-type="float" office:value="4429" calcext:value-type="float">
            <text:p>4429</text:p>
          </table:table-cell>
          <table:table-cell office:value-type="float" office:value="4" calcext:value-type="float">
            <text:p>4</text:p>
          </table:table-cell>
          <table:table-cell office:value-type="float" office:value="77.050551" calcext:value-type="float">
            <text:p>77.050551</text:p>
          </table:table-cell>
          <table:table-cell office:value-type="float" office:value="28.73414" calcext:value-type="float">
            <text:p>28.73414</text:p>
          </table:table-cell>
        </table:table-row>
        <table:table-row table:style-name="ro1">
          <table:table-cell office:value-type="float" office:value="16358402" calcext:value-type="float">
            <text:p>16358402</text:p>
          </table:table-cell>
          <table:table-cell office:value-type="float" office:value="4429" calcext:value-type="float">
            <text:p>4429</text:p>
          </table:table-cell>
          <table:table-cell office:value-type="float" office:value="0" calcext:value-type="float">
            <text:p>0</text:p>
          </table:table-cell>
          <table:table-cell office:value-type="float" office:value="77.050604" calcext:value-type="float">
            <text:p>77.050604</text:p>
          </table:table-cell>
          <table:table-cell office:value-type="float" office:value="28.734226" calcext:value-type="float">
            <text:p>28.734226</text:p>
          </table:table-cell>
        </table:table-row>
        <table:table-row table:style-name="ro1">
          <table:table-cell office:value-type="float" office:value="16358402" calcext:value-type="float">
            <text:p>16358402</text:p>
          </table:table-cell>
          <table:table-cell office:value-type="float" office:value="4429" calcext:value-type="float">
            <text:p>4429</text:p>
          </table:table-cell>
          <table:table-cell office:value-type="float" office:value="1" calcext:value-type="float">
            <text:p>1</text:p>
          </table:table-cell>
          <table:table-cell office:value-type="float" office:value="77.050694" calcext:value-type="float">
            <text:p>77.050694</text:p>
          </table:table-cell>
          <table:table-cell office:value-type="float" office:value="28.734224" calcext:value-type="float">
            <text:p>28.734224</text:p>
          </table:table-cell>
        </table:table-row>
        <table:table-row table:style-name="ro1">
          <table:table-cell office:value-type="float" office:value="16358402" calcext:value-type="float">
            <text:p>16358402</text:p>
          </table:table-cell>
          <table:table-cell office:value-type="float" office:value="4429" calcext:value-type="float">
            <text:p>4429</text:p>
          </table:table-cell>
          <table:table-cell office:value-type="float" office:value="2" calcext:value-type="float">
            <text:p>2</text:p>
          </table:table-cell>
          <table:table-cell office:value-type="float" office:value="77.050693" calcext:value-type="float">
            <text:p>77.050693</text:p>
          </table:table-cell>
          <table:table-cell office:value-type="float" office:value="28.734148" calcext:value-type="float">
            <text:p>28.734148</text:p>
          </table:table-cell>
        </table:table-row>
        <table:table-row table:style-name="ro1">
          <table:table-cell office:value-type="float" office:value="16358402" calcext:value-type="float">
            <text:p>16358402</text:p>
          </table:table-cell>
          <table:table-cell office:value-type="float" office:value="4429" calcext:value-type="float">
            <text:p>4429</text:p>
          </table:table-cell>
          <table:table-cell office:value-type="float" office:value="3" calcext:value-type="float">
            <text:p>3</text:p>
          </table:table-cell>
          <table:table-cell office:value-type="float" office:value="77.050603" calcext:value-type="float">
            <text:p>77.050603</text:p>
          </table:table-cell>
          <table:table-cell office:value-type="float" office:value="28.73415" calcext:value-type="float">
            <text:p>28.73415</text:p>
          </table:table-cell>
        </table:table-row>
        <table:table-row table:style-name="ro1">
          <table:table-cell office:value-type="float" office:value="16358402" calcext:value-type="float">
            <text:p>16358402</text:p>
          </table:table-cell>
          <table:table-cell office:value-type="float" office:value="4429" calcext:value-type="float">
            <text:p>4429</text:p>
          </table:table-cell>
          <table:table-cell office:value-type="float" office:value="4" calcext:value-type="float">
            <text:p>4</text:p>
          </table:table-cell>
          <table:table-cell office:value-type="float" office:value="77.050604" calcext:value-type="float">
            <text:p>77.050604</text:p>
          </table:table-cell>
          <table:table-cell office:value-type="float" office:value="28.734226" calcext:value-type="float">
            <text:p>28.734226</text:p>
          </table:table-cell>
        </table:table-row>
        <table:table-row table:style-name="ro1">
          <table:table-cell office:value-type="float" office:value="16358403" calcext:value-type="float">
            <text:p>16358403</text:p>
          </table:table-cell>
          <table:table-cell office:value-type="float" office:value="4429" calcext:value-type="float">
            <text:p>4429</text:p>
          </table:table-cell>
          <table:table-cell office:value-type="float" office:value="0" calcext:value-type="float">
            <text:p>0</text:p>
          </table:table-cell>
          <table:table-cell office:value-type="float" office:value="77.049047" calcext:value-type="float">
            <text:p>77.049047</text:p>
          </table:table-cell>
          <table:table-cell office:value-type="float" office:value="28.73367" calcext:value-type="float">
            <text:p>28.73367</text:p>
          </table:table-cell>
        </table:table-row>
        <table:table-row table:style-name="ro1">
          <table:table-cell office:value-type="float" office:value="16358403" calcext:value-type="float">
            <text:p>16358403</text:p>
          </table:table-cell>
          <table:table-cell office:value-type="float" office:value="4429" calcext:value-type="float">
            <text:p>4429</text:p>
          </table:table-cell>
          <table:table-cell office:value-type="float" office:value="1" calcext:value-type="float">
            <text:p>1</text:p>
          </table:table-cell>
          <table:table-cell office:value-type="float" office:value="77.049154" calcext:value-type="float">
            <text:p>77.049154</text:p>
          </table:table-cell>
          <table:table-cell office:value-type="float" office:value="28.733669" calcext:value-type="float">
            <text:p>28.733669</text:p>
          </table:table-cell>
        </table:table-row>
        <table:table-row table:style-name="ro1">
          <table:table-cell office:value-type="float" office:value="16358403" calcext:value-type="float">
            <text:p>16358403</text:p>
          </table:table-cell>
          <table:table-cell office:value-type="float" office:value="4429" calcext:value-type="float">
            <text:p>4429</text:p>
          </table:table-cell>
          <table:table-cell office:value-type="float" office:value="2" calcext:value-type="float">
            <text:p>2</text:p>
          </table:table-cell>
          <table:table-cell office:value-type="float" office:value="77.049153" calcext:value-type="float">
            <text:p>77.049153</text:p>
          </table:table-cell>
          <table:table-cell office:value-type="float" office:value="28.733586" calcext:value-type="float">
            <text:p>28.733586</text:p>
          </table:table-cell>
        </table:table-row>
        <table:table-row table:style-name="ro1">
          <table:table-cell office:value-type="float" office:value="16358403" calcext:value-type="float">
            <text:p>16358403</text:p>
          </table:table-cell>
          <table:table-cell office:value-type="float" office:value="4429" calcext:value-type="float">
            <text:p>4429</text:p>
          </table:table-cell>
          <table:table-cell office:value-type="float" office:value="3" calcext:value-type="float">
            <text:p>3</text:p>
          </table:table-cell>
          <table:table-cell office:value-type="float" office:value="77.049047" calcext:value-type="float">
            <text:p>77.049047</text:p>
          </table:table-cell>
          <table:table-cell office:value-type="float" office:value="28.733586" calcext:value-type="float">
            <text:p>28.733586</text:p>
          </table:table-cell>
        </table:table-row>
        <table:table-row table:style-name="ro1">
          <table:table-cell office:value-type="float" office:value="16358403" calcext:value-type="float">
            <text:p>16358403</text:p>
          </table:table-cell>
          <table:table-cell office:value-type="float" office:value="4429" calcext:value-type="float">
            <text:p>4429</text:p>
          </table:table-cell>
          <table:table-cell office:value-type="float" office:value="4" calcext:value-type="float">
            <text:p>4</text:p>
          </table:table-cell>
          <table:table-cell office:value-type="float" office:value="77.049047" calcext:value-type="float">
            <text:p>77.049047</text:p>
          </table:table-cell>
          <table:table-cell office:value-type="float" office:value="28.73367" calcext:value-type="float">
            <text:p>28.73367</text:p>
          </table:table-cell>
        </table:table-row>
        <table:table-row table:style-name="ro1">
          <table:table-cell office:value-type="float" office:value="16358404" calcext:value-type="float">
            <text:p>16358404</text:p>
          </table:table-cell>
          <table:table-cell office:value-type="float" office:value="4429" calcext:value-type="float">
            <text:p>4429</text:p>
          </table:table-cell>
          <table:table-cell office:value-type="float" office:value="0" calcext:value-type="float">
            <text:p>0</text:p>
          </table:table-cell>
          <table:table-cell office:value-type="float" office:value="77.04982" calcext:value-type="float">
            <text:p>77.04982</text:p>
          </table:table-cell>
          <table:table-cell office:value-type="float" office:value="28.733014" calcext:value-type="float">
            <text:p>28.733014</text:p>
          </table:table-cell>
        </table:table-row>
        <table:table-row table:style-name="ro1">
          <table:table-cell office:value-type="float" office:value="16358404" calcext:value-type="float">
            <text:p>16358404</text:p>
          </table:table-cell>
          <table:table-cell office:value-type="float" office:value="4429" calcext:value-type="float">
            <text:p>4429</text:p>
          </table:table-cell>
          <table:table-cell office:value-type="float" office:value="1" calcext:value-type="float">
            <text:p>1</text:p>
          </table:table-cell>
          <table:table-cell office:value-type="float" office:value="77.049821" calcext:value-type="float">
            <text:p>77.049821</text:p>
          </table:table-cell>
          <table:table-cell office:value-type="float" office:value="28.732933" calcext:value-type="float">
            <text:p>28.732933</text:p>
          </table:table-cell>
        </table:table-row>
        <table:table-row table:style-name="ro1">
          <table:table-cell office:value-type="float" office:value="16358404" calcext:value-type="float">
            <text:p>16358404</text:p>
          </table:table-cell>
          <table:table-cell office:value-type="float" office:value="4429" calcext:value-type="float">
            <text:p>4429</text:p>
          </table:table-cell>
          <table:table-cell office:value-type="float" office:value="2" calcext:value-type="float">
            <text:p>2</text:p>
          </table:table-cell>
          <table:table-cell office:value-type="float" office:value="77.049738" calcext:value-type="float">
            <text:p>77.049738</text:p>
          </table:table-cell>
          <table:table-cell office:value-type="float" office:value="28.732931" calcext:value-type="float">
            <text:p>28.732931</text:p>
          </table:table-cell>
        </table:table-row>
        <table:table-row table:style-name="ro1">
          <table:table-cell office:value-type="float" office:value="16358404" calcext:value-type="float">
            <text:p>16358404</text:p>
          </table:table-cell>
          <table:table-cell office:value-type="float" office:value="4429" calcext:value-type="float">
            <text:p>4429</text:p>
          </table:table-cell>
          <table:table-cell office:value-type="float" office:value="3" calcext:value-type="float">
            <text:p>3</text:p>
          </table:table-cell>
          <table:table-cell office:value-type="float" office:value="77.049737" calcext:value-type="float">
            <text:p>77.049737</text:p>
          </table:table-cell>
          <table:table-cell office:value-type="float" office:value="28.732962" calcext:value-type="float">
            <text:p>28.732962</text:p>
          </table:table-cell>
        </table:table-row>
        <table:table-row table:style-name="ro1">
          <table:table-cell office:value-type="float" office:value="16358404" calcext:value-type="float">
            <text:p>16358404</text:p>
          </table:table-cell>
          <table:table-cell office:value-type="float" office:value="4429" calcext:value-type="float">
            <text:p>4429</text:p>
          </table:table-cell>
          <table:table-cell office:value-type="float" office:value="4" calcext:value-type="float">
            <text:p>4</text:p>
          </table:table-cell>
          <table:table-cell office:value-type="float" office:value="77.049754" calcext:value-type="float">
            <text:p>77.049754</text:p>
          </table:table-cell>
          <table:table-cell office:value-type="float" office:value="28.732962" calcext:value-type="float">
            <text:p>28.732962</text:p>
          </table:table-cell>
        </table:table-row>
        <table:table-row table:style-name="ro1">
          <table:table-cell office:value-type="float" office:value="16358404" calcext:value-type="float">
            <text:p>16358404</text:p>
          </table:table-cell>
          <table:table-cell office:value-type="float" office:value="4429" calcext:value-type="float">
            <text:p>4429</text:p>
          </table:table-cell>
          <table:table-cell office:value-type="float" office:value="5" calcext:value-type="float">
            <text:p>5</text:p>
          </table:table-cell>
          <table:table-cell office:value-type="float" office:value="77.049753" calcext:value-type="float">
            <text:p>77.049753</text:p>
          </table:table-cell>
          <table:table-cell office:value-type="float" office:value="28.733012" calcext:value-type="float">
            <text:p>28.733012</text:p>
          </table:table-cell>
        </table:table-row>
        <table:table-row table:style-name="ro1">
          <table:table-cell office:value-type="float" office:value="16358404" calcext:value-type="float">
            <text:p>16358404</text:p>
          </table:table-cell>
          <table:table-cell office:value-type="float" office:value="4429" calcext:value-type="float">
            <text:p>4429</text:p>
          </table:table-cell>
          <table:table-cell office:value-type="float" office:value="6" calcext:value-type="float">
            <text:p>6</text:p>
          </table:table-cell>
          <table:table-cell office:value-type="float" office:value="77.04982" calcext:value-type="float">
            <text:p>77.04982</text:p>
          </table:table-cell>
          <table:table-cell office:value-type="float" office:value="28.733014" calcext:value-type="float">
            <text:p>28.733014</text:p>
          </table:table-cell>
        </table:table-row>
        <table:table-row table:style-name="ro1">
          <table:table-cell office:value-type="float" office:value="16358405" calcext:value-type="float">
            <text:p>16358405</text:p>
          </table:table-cell>
          <table:table-cell office:value-type="float" office:value="4429" calcext:value-type="float">
            <text:p>4429</text:p>
          </table:table-cell>
          <table:table-cell office:value-type="float" office:value="0" calcext:value-type="float">
            <text:p>0</text:p>
          </table:table-cell>
          <table:table-cell office:value-type="float" office:value="77.050721" calcext:value-type="float">
            <text:p>77.050721</text:p>
          </table:table-cell>
          <table:table-cell office:value-type="float" office:value="28.733082" calcext:value-type="float">
            <text:p>28.733082</text:p>
          </table:table-cell>
        </table:table-row>
        <table:table-row table:style-name="ro1">
          <table:table-cell office:value-type="float" office:value="16358405" calcext:value-type="float">
            <text:p>16358405</text:p>
          </table:table-cell>
          <table:table-cell office:value-type="float" office:value="4429" calcext:value-type="float">
            <text:p>4429</text:p>
          </table:table-cell>
          <table:table-cell office:value-type="float" office:value="1" calcext:value-type="float">
            <text:p>1</text:p>
          </table:table-cell>
          <table:table-cell office:value-type="float" office:value="77.050898" calcext:value-type="float">
            <text:p>77.050898</text:p>
          </table:table-cell>
          <table:table-cell office:value-type="float" office:value="28.733082" calcext:value-type="float">
            <text:p>28.733082</text:p>
          </table:table-cell>
        </table:table-row>
        <table:table-row table:style-name="ro1">
          <table:table-cell office:value-type="float" office:value="16358405" calcext:value-type="float">
            <text:p>16358405</text:p>
          </table:table-cell>
          <table:table-cell office:value-type="float" office:value="4429" calcext:value-type="float">
            <text:p>4429</text:p>
          </table:table-cell>
          <table:table-cell office:value-type="float" office:value="2" calcext:value-type="float">
            <text:p>2</text:p>
          </table:table-cell>
          <table:table-cell office:value-type="float" office:value="77.050898" calcext:value-type="float">
            <text:p>77.050898</text:p>
          </table:table-cell>
          <table:table-cell office:value-type="float" office:value="28.733007" calcext:value-type="float">
            <text:p>28.733007</text:p>
          </table:table-cell>
        </table:table-row>
        <table:table-row table:style-name="ro1">
          <table:table-cell office:value-type="float" office:value="16358405" calcext:value-type="float">
            <text:p>16358405</text:p>
          </table:table-cell>
          <table:table-cell office:value-type="float" office:value="4429" calcext:value-type="float">
            <text:p>4429</text:p>
          </table:table-cell>
          <table:table-cell office:value-type="float" office:value="3" calcext:value-type="float">
            <text:p>3</text:p>
          </table:table-cell>
          <table:table-cell office:value-type="float" office:value="77.050721" calcext:value-type="float">
            <text:p>77.050721</text:p>
          </table:table-cell>
          <table:table-cell office:value-type="float" office:value="28.733007" calcext:value-type="float">
            <text:p>28.733007</text:p>
          </table:table-cell>
        </table:table-row>
        <table:table-row table:style-name="ro1">
          <table:table-cell office:value-type="float" office:value="16358405" calcext:value-type="float">
            <text:p>16358405</text:p>
          </table:table-cell>
          <table:table-cell office:value-type="float" office:value="4429" calcext:value-type="float">
            <text:p>4429</text:p>
          </table:table-cell>
          <table:table-cell office:value-type="float" office:value="4" calcext:value-type="float">
            <text:p>4</text:p>
          </table:table-cell>
          <table:table-cell office:value-type="float" office:value="77.050721" calcext:value-type="float">
            <text:p>77.050721</text:p>
          </table:table-cell>
          <table:table-cell office:value-type="float" office:value="28.733082" calcext:value-type="float">
            <text:p>28.733082</text:p>
          </table:table-cell>
        </table:table-row>
        <table:table-row table:style-name="ro1">
          <table:table-cell office:value-type="float" office:value="16358406" calcext:value-type="float">
            <text:p>16358406</text:p>
          </table:table-cell>
          <table:table-cell office:value-type="float" office:value="4429" calcext:value-type="float">
            <text:p>4429</text:p>
          </table:table-cell>
          <table:table-cell office:value-type="float" office:value="0" calcext:value-type="float">
            <text:p>0</text:p>
          </table:table-cell>
          <table:table-cell office:value-type="float" office:value="77.051448" calcext:value-type="float">
            <text:p>77.051448</text:p>
          </table:table-cell>
          <table:table-cell office:value-type="float" office:value="28.732722" calcext:value-type="float">
            <text:p>28.732722</text:p>
          </table:table-cell>
        </table:table-row>
        <table:table-row table:style-name="ro1">
          <table:table-cell office:value-type="float" office:value="16358406" calcext:value-type="float">
            <text:p>16358406</text:p>
          </table:table-cell>
          <table:table-cell office:value-type="float" office:value="4429" calcext:value-type="float">
            <text:p>4429</text:p>
          </table:table-cell>
          <table:table-cell office:value-type="float" office:value="1" calcext:value-type="float">
            <text:p>1</text:p>
          </table:table-cell>
          <table:table-cell office:value-type="float" office:value="77.051502" calcext:value-type="float">
            <text:p>77.051502</text:p>
          </table:table-cell>
          <table:table-cell office:value-type="float" office:value="28.732722" calcext:value-type="float">
            <text:p>28.732722</text:p>
          </table:table-cell>
        </table:table-row>
        <table:table-row table:style-name="ro1">
          <table:table-cell office:value-type="float" office:value="16358406" calcext:value-type="float">
            <text:p>16358406</text:p>
          </table:table-cell>
          <table:table-cell office:value-type="float" office:value="4429" calcext:value-type="float">
            <text:p>4429</text:p>
          </table:table-cell>
          <table:table-cell office:value-type="float" office:value="2" calcext:value-type="float">
            <text:p>2</text:p>
          </table:table-cell>
          <table:table-cell office:value-type="float" office:value="77.051501" calcext:value-type="float">
            <text:p>77.051501</text:p>
          </table:table-cell>
          <table:table-cell office:value-type="float" office:value="28.732669" calcext:value-type="float">
            <text:p>28.732669</text:p>
          </table:table-cell>
        </table:table-row>
        <table:table-row table:style-name="ro1">
          <table:table-cell office:value-type="float" office:value="16358406" calcext:value-type="float">
            <text:p>16358406</text:p>
          </table:table-cell>
          <table:table-cell office:value-type="float" office:value="4429" calcext:value-type="float">
            <text:p>4429</text:p>
          </table:table-cell>
          <table:table-cell office:value-type="float" office:value="3" calcext:value-type="float">
            <text:p>3</text:p>
          </table:table-cell>
          <table:table-cell office:value-type="float" office:value="77.051447" calcext:value-type="float">
            <text:p>77.051447</text:p>
          </table:table-cell>
          <table:table-cell office:value-type="float" office:value="28.732669" calcext:value-type="float">
            <text:p>28.732669</text:p>
          </table:table-cell>
        </table:table-row>
        <table:table-row table:style-name="ro1">
          <table:table-cell office:value-type="float" office:value="16358406" calcext:value-type="float">
            <text:p>16358406</text:p>
          </table:table-cell>
          <table:table-cell office:value-type="float" office:value="4429" calcext:value-type="float">
            <text:p>4429</text:p>
          </table:table-cell>
          <table:table-cell office:value-type="float" office:value="4" calcext:value-type="float">
            <text:p>4</text:p>
          </table:table-cell>
          <table:table-cell office:value-type="float" office:value="77.051448" calcext:value-type="float">
            <text:p>77.051448</text:p>
          </table:table-cell>
          <table:table-cell office:value-type="float" office:value="28.732722" calcext:value-type="float">
            <text:p>28.732722</text:p>
          </table:table-cell>
        </table:table-row>
        <table:table-row table:style-name="ro1">
          <table:table-cell office:value-type="float" office:value="16358407" calcext:value-type="float">
            <text:p>16358407</text:p>
          </table:table-cell>
          <table:table-cell office:value-type="float" office:value="4429" calcext:value-type="float">
            <text:p>4429</text:p>
          </table:table-cell>
          <table:table-cell office:value-type="float" office:value="0" calcext:value-type="float">
            <text:p>0</text:p>
          </table:table-cell>
          <table:table-cell office:value-type="float" office:value="77.046712" calcext:value-type="float">
            <text:p>77.046712</text:p>
          </table:table-cell>
          <table:table-cell office:value-type="float" office:value="28.734305" calcext:value-type="float">
            <text:p>28.734305</text:p>
          </table:table-cell>
        </table:table-row>
        <table:table-row table:style-name="ro1">
          <table:table-cell office:value-type="float" office:value="16358407" calcext:value-type="float">
            <text:p>16358407</text:p>
          </table:table-cell>
          <table:table-cell office:value-type="float" office:value="4429" calcext:value-type="float">
            <text:p>4429</text:p>
          </table:table-cell>
          <table:table-cell office:value-type="float" office:value="1" calcext:value-type="float">
            <text:p>1</text:p>
          </table:table-cell>
          <table:table-cell office:value-type="float" office:value="77.046759" calcext:value-type="float">
            <text:p>77.046759</text:p>
          </table:table-cell>
          <table:table-cell office:value-type="float" office:value="28.734305" calcext:value-type="float">
            <text:p>28.734305</text:p>
          </table:table-cell>
        </table:table-row>
        <table:table-row table:style-name="ro1">
          <table:table-cell office:value-type="float" office:value="16358407" calcext:value-type="float">
            <text:p>16358407</text:p>
          </table:table-cell>
          <table:table-cell office:value-type="float" office:value="4429" calcext:value-type="float">
            <text:p>4429</text:p>
          </table:table-cell>
          <table:table-cell office:value-type="float" office:value="2" calcext:value-type="float">
            <text:p>2</text:p>
          </table:table-cell>
          <table:table-cell office:value-type="float" office:value="77.046759" calcext:value-type="float">
            <text:p>77.046759</text:p>
          </table:table-cell>
          <table:table-cell office:value-type="float" office:value="28.734298" calcext:value-type="float">
            <text:p>28.734298</text:p>
          </table:table-cell>
        </table:table-row>
        <table:table-row table:style-name="ro1">
          <table:table-cell office:value-type="float" office:value="16358407" calcext:value-type="float">
            <text:p>16358407</text:p>
          </table:table-cell>
          <table:table-cell office:value-type="float" office:value="4429" calcext:value-type="float">
            <text:p>4429</text:p>
          </table:table-cell>
          <table:table-cell office:value-type="float" office:value="3" calcext:value-type="float">
            <text:p>3</text:p>
          </table:table-cell>
          <table:table-cell office:value-type="float" office:value="77.046796" calcext:value-type="float">
            <text:p>77.046796</text:p>
          </table:table-cell>
          <table:table-cell office:value-type="float" office:value="28.734297" calcext:value-type="float">
            <text:p>28.734297</text:p>
          </table:table-cell>
        </table:table-row>
        <table:table-row table:style-name="ro1">
          <table:table-cell office:value-type="float" office:value="16358407" calcext:value-type="float">
            <text:p>16358407</text:p>
          </table:table-cell>
          <table:table-cell office:value-type="float" office:value="4429" calcext:value-type="float">
            <text:p>4429</text:p>
          </table:table-cell>
          <table:table-cell office:value-type="float" office:value="4" calcext:value-type="float">
            <text:p>4</text:p>
          </table:table-cell>
          <table:table-cell office:value-type="float" office:value="77.046796" calcext:value-type="float">
            <text:p>77.046796</text:p>
          </table:table-cell>
          <table:table-cell office:value-type="float" office:value="28.734276" calcext:value-type="float">
            <text:p>28.734276</text:p>
          </table:table-cell>
        </table:table-row>
        <table:table-row table:style-name="ro1">
          <table:table-cell office:value-type="float" office:value="16358407" calcext:value-type="float">
            <text:p>16358407</text:p>
          </table:table-cell>
          <table:table-cell office:value-type="float" office:value="4429" calcext:value-type="float">
            <text:p>4429</text:p>
          </table:table-cell>
          <table:table-cell office:value-type="float" office:value="5" calcext:value-type="float">
            <text:p>5</text:p>
          </table:table-cell>
          <table:table-cell office:value-type="float" office:value="77.046818" calcext:value-type="float">
            <text:p>77.046818</text:p>
          </table:table-cell>
          <table:table-cell office:value-type="float" office:value="28.734276" calcext:value-type="float">
            <text:p>28.734276</text:p>
          </table:table-cell>
        </table:table-row>
        <table:table-row table:style-name="ro1">
          <table:table-cell office:value-type="float" office:value="16358407" calcext:value-type="float">
            <text:p>16358407</text:p>
          </table:table-cell>
          <table:table-cell office:value-type="float" office:value="4429" calcext:value-type="float">
            <text:p>4429</text:p>
          </table:table-cell>
          <table:table-cell office:value-type="float" office:value="6" calcext:value-type="float">
            <text:p>6</text:p>
          </table:table-cell>
          <table:table-cell office:value-type="float" office:value="77.046817" calcext:value-type="float">
            <text:p>77.046817</text:p>
          </table:table-cell>
          <table:table-cell office:value-type="float" office:value="28.734186" calcext:value-type="float">
            <text:p>28.734186</text:p>
          </table:table-cell>
        </table:table-row>
        <table:table-row table:style-name="ro1">
          <table:table-cell office:value-type="float" office:value="16358407" calcext:value-type="float">
            <text:p>16358407</text:p>
          </table:table-cell>
          <table:table-cell office:value-type="float" office:value="4429" calcext:value-type="float">
            <text:p>4429</text:p>
          </table:table-cell>
          <table:table-cell office:value-type="float" office:value="7" calcext:value-type="float">
            <text:p>7</text:p>
          </table:table-cell>
          <table:table-cell office:value-type="float" office:value="77.046721" calcext:value-type="float">
            <text:p>77.046721</text:p>
          </table:table-cell>
          <table:table-cell office:value-type="float" office:value="28.734186" calcext:value-type="float">
            <text:p>28.734186</text:p>
          </table:table-cell>
        </table:table-row>
        <table:table-row table:style-name="ro1">
          <table:table-cell office:value-type="float" office:value="16358407" calcext:value-type="float">
            <text:p>16358407</text:p>
          </table:table-cell>
          <table:table-cell office:value-type="float" office:value="4429" calcext:value-type="float">
            <text:p>4429</text:p>
          </table:table-cell>
          <table:table-cell office:value-type="float" office:value="8" calcext:value-type="float">
            <text:p>8</text:p>
          </table:table-cell>
          <table:table-cell office:value-type="float" office:value="77.046721" calcext:value-type="float">
            <text:p>77.046721</text:p>
          </table:table-cell>
          <table:table-cell office:value-type="float" office:value="28.734266" calcext:value-type="float">
            <text:p>28.734266</text:p>
          </table:table-cell>
        </table:table-row>
        <table:table-row table:style-name="ro1">
          <table:table-cell office:value-type="float" office:value="16358407" calcext:value-type="float">
            <text:p>16358407</text:p>
          </table:table-cell>
          <table:table-cell office:value-type="float" office:value="4429" calcext:value-type="float">
            <text:p>4429</text:p>
          </table:table-cell>
          <table:table-cell office:value-type="float" office:value="9" calcext:value-type="float">
            <text:p>9</text:p>
          </table:table-cell>
          <table:table-cell office:value-type="float" office:value="77.046712" calcext:value-type="float">
            <text:p>77.046712</text:p>
          </table:table-cell>
          <table:table-cell office:value-type="float" office:value="28.734266" calcext:value-type="float">
            <text:p>28.734266</text:p>
          </table:table-cell>
        </table:table-row>
        <table:table-row table:style-name="ro1">
          <table:table-cell office:value-type="float" office:value="16358407" calcext:value-type="float">
            <text:p>16358407</text:p>
          </table:table-cell>
          <table:table-cell office:value-type="float" office:value="4429" calcext:value-type="float">
            <text:p>4429</text:p>
          </table:table-cell>
          <table:table-cell office:value-type="float" office:value="10" calcext:value-type="float">
            <text:p>10</text:p>
          </table:table-cell>
          <table:table-cell office:value-type="float" office:value="77.046712" calcext:value-type="float">
            <text:p>77.046712</text:p>
          </table:table-cell>
          <table:table-cell office:value-type="float" office:value="28.734305" calcext:value-type="float">
            <text:p>28.734305</text:p>
          </table:table-cell>
        </table:table-row>
        <table:table-row table:style-name="ro1">
          <table:table-cell office:value-type="float" office:value="16358408" calcext:value-type="float">
            <text:p>16358408</text:p>
          </table:table-cell>
          <table:table-cell office:value-type="float" office:value="4429" calcext:value-type="float">
            <text:p>4429</text:p>
          </table:table-cell>
          <table:table-cell office:value-type="float" office:value="0" calcext:value-type="float">
            <text:p>0</text:p>
          </table:table-cell>
          <table:table-cell office:value-type="float" office:value="77.04901" calcext:value-type="float">
            <text:p>77.04901</text:p>
          </table:table-cell>
          <table:table-cell office:value-type="float" office:value="28.731585" calcext:value-type="float">
            <text:p>28.731585</text:p>
          </table:table-cell>
        </table:table-row>
        <table:table-row table:style-name="ro1">
          <table:table-cell office:value-type="float" office:value="16358408" calcext:value-type="float">
            <text:p>16358408</text:p>
          </table:table-cell>
          <table:table-cell office:value-type="float" office:value="4429" calcext:value-type="float">
            <text:p>4429</text:p>
          </table:table-cell>
          <table:table-cell office:value-type="float" office:value="1" calcext:value-type="float">
            <text:p>1</text:p>
          </table:table-cell>
          <table:table-cell office:value-type="float" office:value="77.049176" calcext:value-type="float">
            <text:p>77.049176</text:p>
          </table:table-cell>
          <table:table-cell office:value-type="float" office:value="28.731582" calcext:value-type="float">
            <text:p>28.731582</text:p>
          </table:table-cell>
        </table:table-row>
        <table:table-row table:style-name="ro1">
          <table:table-cell office:value-type="float" office:value="16358408" calcext:value-type="float">
            <text:p>16358408</text:p>
          </table:table-cell>
          <table:table-cell office:value-type="float" office:value="4429" calcext:value-type="float">
            <text:p>4429</text:p>
          </table:table-cell>
          <table:table-cell office:value-type="float" office:value="2" calcext:value-type="float">
            <text:p>2</text:p>
          </table:table-cell>
          <table:table-cell office:value-type="float" office:value="77.049174" calcext:value-type="float">
            <text:p>77.049174</text:p>
          </table:table-cell>
          <table:table-cell office:value-type="float" office:value="28.731442" calcext:value-type="float">
            <text:p>28.731442</text:p>
          </table:table-cell>
        </table:table-row>
        <table:table-row table:style-name="ro1">
          <table:table-cell office:value-type="float" office:value="16358408" calcext:value-type="float">
            <text:p>16358408</text:p>
          </table:table-cell>
          <table:table-cell office:value-type="float" office:value="4429" calcext:value-type="float">
            <text:p>4429</text:p>
          </table:table-cell>
          <table:table-cell office:value-type="float" office:value="3" calcext:value-type="float">
            <text:p>3</text:p>
          </table:table-cell>
          <table:table-cell office:value-type="float" office:value="77.049141" calcext:value-type="float">
            <text:p>77.049141</text:p>
          </table:table-cell>
          <table:table-cell office:value-type="float" office:value="28.731442" calcext:value-type="float">
            <text:p>28.731442</text:p>
          </table:table-cell>
        </table:table-row>
        <table:table-row table:style-name="ro1">
          <table:table-cell office:value-type="float" office:value="16358408" calcext:value-type="float">
            <text:p>16358408</text:p>
          </table:table-cell>
          <table:table-cell office:value-type="float" office:value="4429" calcext:value-type="float">
            <text:p>4429</text:p>
          </table:table-cell>
          <table:table-cell office:value-type="float" office:value="4" calcext:value-type="float">
            <text:p>4</text:p>
          </table:table-cell>
          <table:table-cell office:value-type="float" office:value="77.04914" calcext:value-type="float">
            <text:p>77.04914</text:p>
          </table:table-cell>
          <table:table-cell office:value-type="float" office:value="28.731418" calcext:value-type="float">
            <text:p>28.731418</text:p>
          </table:table-cell>
        </table:table-row>
        <table:table-row table:style-name="ro1">
          <table:table-cell office:value-type="float" office:value="16358408" calcext:value-type="float">
            <text:p>16358408</text:p>
          </table:table-cell>
          <table:table-cell office:value-type="float" office:value="4429" calcext:value-type="float">
            <text:p>4429</text:p>
          </table:table-cell>
          <table:table-cell office:value-type="float" office:value="5" calcext:value-type="float">
            <text:p>5</text:p>
          </table:table-cell>
          <table:table-cell office:value-type="float" office:value="77.049008" calcext:value-type="float">
            <text:p>77.049008</text:p>
          </table:table-cell>
          <table:table-cell office:value-type="float" office:value="28.731419" calcext:value-type="float">
            <text:p>28.731419</text:p>
          </table:table-cell>
        </table:table-row>
        <table:table-row table:style-name="ro1">
          <table:table-cell office:value-type="float" office:value="16358408" calcext:value-type="float">
            <text:p>16358408</text:p>
          </table:table-cell>
          <table:table-cell office:value-type="float" office:value="4429" calcext:value-type="float">
            <text:p>4429</text:p>
          </table:table-cell>
          <table:table-cell office:value-type="float" office:value="6" calcext:value-type="float">
            <text:p>6</text:p>
          </table:table-cell>
          <table:table-cell office:value-type="float" office:value="77.04901" calcext:value-type="float">
            <text:p>77.04901</text:p>
          </table:table-cell>
          <table:table-cell office:value-type="float" office:value="28.731585" calcext:value-type="float">
            <text:p>28.731585</text:p>
          </table:table-cell>
        </table:table-row>
        <table:table-row table:style-name="ro1">
          <table:table-cell office:value-type="float" office:value="16358409" calcext:value-type="float">
            <text:p>16358409</text:p>
          </table:table-cell>
          <table:table-cell office:value-type="float" office:value="4429" calcext:value-type="float">
            <text:p>4429</text:p>
          </table:table-cell>
          <table:table-cell office:value-type="float" office:value="0" calcext:value-type="float">
            <text:p>0</text:p>
          </table:table-cell>
          <table:table-cell office:value-type="float" office:value="77.049578" calcext:value-type="float">
            <text:p>77.049578</text:p>
          </table:table-cell>
          <table:table-cell office:value-type="float" office:value="28.731501" calcext:value-type="float">
            <text:p>28.731501</text:p>
          </table:table-cell>
        </table:table-row>
        <table:table-row table:style-name="ro1">
          <table:table-cell office:value-type="float" office:value="16358409" calcext:value-type="float">
            <text:p>16358409</text:p>
          </table:table-cell>
          <table:table-cell office:value-type="float" office:value="4429" calcext:value-type="float">
            <text:p>4429</text:p>
          </table:table-cell>
          <table:table-cell office:value-type="float" office:value="1" calcext:value-type="float">
            <text:p>1</text:p>
          </table:table-cell>
          <table:table-cell office:value-type="float" office:value="77.049473" calcext:value-type="float">
            <text:p>77.049473</text:p>
          </table:table-cell>
          <table:table-cell office:value-type="float" office:value="28.731502" calcext:value-type="float">
            <text:p>28.731502</text:p>
          </table:table-cell>
        </table:table-row>
        <table:table-row table:style-name="ro1">
          <table:table-cell office:value-type="float" office:value="16358409" calcext:value-type="float">
            <text:p>16358409</text:p>
          </table:table-cell>
          <table:table-cell office:value-type="float" office:value="4429" calcext:value-type="float">
            <text:p>4429</text:p>
          </table:table-cell>
          <table:table-cell office:value-type="float" office:value="2" calcext:value-type="float">
            <text:p>2</text:p>
          </table:table-cell>
          <table:table-cell office:value-type="float" office:value="77.049474" calcext:value-type="float">
            <text:p>77.049474</text:p>
          </table:table-cell>
          <table:table-cell office:value-type="float" office:value="28.731585" calcext:value-type="float">
            <text:p>28.731585</text:p>
          </table:table-cell>
        </table:table-row>
        <table:table-row table:style-name="ro1">
          <table:table-cell office:value-type="float" office:value="16358409" calcext:value-type="float">
            <text:p>16358409</text:p>
          </table:table-cell>
          <table:table-cell office:value-type="float" office:value="4429" calcext:value-type="float">
            <text:p>4429</text:p>
          </table:table-cell>
          <table:table-cell office:value-type="float" office:value="3" calcext:value-type="float">
            <text:p>3</text:p>
          </table:table-cell>
          <table:table-cell office:value-type="float" office:value="77.049579" calcext:value-type="float">
            <text:p>77.049579</text:p>
          </table:table-cell>
          <table:table-cell office:value-type="float" office:value="28.731583" calcext:value-type="float">
            <text:p>28.731583</text:p>
          </table:table-cell>
        </table:table-row>
        <table:table-row table:style-name="ro1">
          <table:table-cell office:value-type="float" office:value="16358409" calcext:value-type="float">
            <text:p>16358409</text:p>
          </table:table-cell>
          <table:table-cell office:value-type="float" office:value="4429" calcext:value-type="float">
            <text:p>4429</text:p>
          </table:table-cell>
          <table:table-cell office:value-type="float" office:value="4" calcext:value-type="float">
            <text:p>4</text:p>
          </table:table-cell>
          <table:table-cell office:value-type="float" office:value="77.049578" calcext:value-type="float">
            <text:p>77.049578</text:p>
          </table:table-cell>
          <table:table-cell office:value-type="float" office:value="28.731501" calcext:value-type="float">
            <text:p>28.731501</text:p>
          </table:table-cell>
        </table:table-row>
        <table:table-row table:style-name="ro1">
          <table:table-cell office:value-type="float" office:value="16358410" calcext:value-type="float">
            <text:p>16358410</text:p>
          </table:table-cell>
          <table:table-cell office:value-type="float" office:value="4429" calcext:value-type="float">
            <text:p>4429</text:p>
          </table:table-cell>
          <table:table-cell office:value-type="float" office:value="0" calcext:value-type="float">
            <text:p>0</text:p>
          </table:table-cell>
          <table:table-cell office:value-type="float" office:value="77.049577" calcext:value-type="float">
            <text:p>77.049577</text:p>
          </table:table-cell>
          <table:table-cell office:value-type="float" office:value="28.731487" calcext:value-type="float">
            <text:p>28.731487</text:p>
          </table:table-cell>
        </table:table-row>
        <table:table-row table:style-name="ro1">
          <table:table-cell office:value-type="float" office:value="16358410" calcext:value-type="float">
            <text:p>16358410</text:p>
          </table:table-cell>
          <table:table-cell office:value-type="float" office:value="4429" calcext:value-type="float">
            <text:p>4429</text:p>
          </table:table-cell>
          <table:table-cell office:value-type="float" office:value="1" calcext:value-type="float">
            <text:p>1</text:p>
          </table:table-cell>
          <table:table-cell office:value-type="float" office:value="77.049576" calcext:value-type="float">
            <text:p>77.049576</text:p>
          </table:table-cell>
          <table:table-cell office:value-type="float" office:value="28.731399" calcext:value-type="float">
            <text:p>28.731399</text:p>
          </table:table-cell>
        </table:table-row>
        <table:table-row table:style-name="ro1">
          <table:table-cell office:value-type="float" office:value="16358410" calcext:value-type="float">
            <text:p>16358410</text:p>
          </table:table-cell>
          <table:table-cell office:value-type="float" office:value="4429" calcext:value-type="float">
            <text:p>4429</text:p>
          </table:table-cell>
          <table:table-cell office:value-type="float" office:value="2" calcext:value-type="float">
            <text:p>2</text:p>
          </table:table-cell>
          <table:table-cell office:value-type="float" office:value="77.049437" calcext:value-type="float">
            <text:p>77.049437</text:p>
          </table:table-cell>
          <table:table-cell office:value-type="float" office:value="28.731401" calcext:value-type="float">
            <text:p>28.731401</text:p>
          </table:table-cell>
        </table:table-row>
        <table:table-row table:style-name="ro1">
          <table:table-cell office:value-type="float" office:value="16358410" calcext:value-type="float">
            <text:p>16358410</text:p>
          </table:table-cell>
          <table:table-cell office:value-type="float" office:value="4429" calcext:value-type="float">
            <text:p>4429</text:p>
          </table:table-cell>
          <table:table-cell office:value-type="float" office:value="3" calcext:value-type="float">
            <text:p>3</text:p>
          </table:table-cell>
          <table:table-cell office:value-type="float" office:value="77.049438" calcext:value-type="float">
            <text:p>77.049438</text:p>
          </table:table-cell>
          <table:table-cell office:value-type="float" office:value="28.73149" calcext:value-type="float">
            <text:p>28.73149</text:p>
          </table:table-cell>
        </table:table-row>
        <table:table-row table:style-name="ro1">
          <table:table-cell office:value-type="float" office:value="16358410" calcext:value-type="float">
            <text:p>16358410</text:p>
          </table:table-cell>
          <table:table-cell office:value-type="float" office:value="4429" calcext:value-type="float">
            <text:p>4429</text:p>
          </table:table-cell>
          <table:table-cell office:value-type="float" office:value="4" calcext:value-type="float">
            <text:p>4</text:p>
          </table:table-cell>
          <table:table-cell office:value-type="float" office:value="77.049577" calcext:value-type="float">
            <text:p>77.049577</text:p>
          </table:table-cell>
          <table:table-cell office:value-type="float" office:value="28.731487" calcext:value-type="float">
            <text:p>28.731487</text:p>
          </table:table-cell>
        </table:table-row>
        <table:table-row table:style-name="ro1">
          <table:table-cell office:value-type="float" office:value="16358411" calcext:value-type="float">
            <text:p>16358411</text:p>
          </table:table-cell>
          <table:table-cell office:value-type="float" office:value="4429" calcext:value-type="float">
            <text:p>4429</text:p>
          </table:table-cell>
          <table:table-cell office:value-type="float" office:value="0" calcext:value-type="float">
            <text:p>0</text:p>
          </table:table-cell>
          <table:table-cell office:value-type="float" office:value="77.050071" calcext:value-type="float">
            <text:p>77.050071</text:p>
          </table:table-cell>
          <table:table-cell office:value-type="float" office:value="28.731574" calcext:value-type="float">
            <text:p>28.731574</text:p>
          </table:table-cell>
        </table:table-row>
        <table:table-row table:style-name="ro1">
          <table:table-cell office:value-type="float" office:value="16358411" calcext:value-type="float">
            <text:p>16358411</text:p>
          </table:table-cell>
          <table:table-cell office:value-type="float" office:value="4429" calcext:value-type="float">
            <text:p>4429</text:p>
          </table:table-cell>
          <table:table-cell office:value-type="float" office:value="1" calcext:value-type="float">
            <text:p>1</text:p>
          </table:table-cell>
          <table:table-cell office:value-type="float" office:value="77.050072" calcext:value-type="float">
            <text:p>77.050072</text:p>
          </table:table-cell>
          <table:table-cell office:value-type="float" office:value="28.731406" calcext:value-type="float">
            <text:p>28.731406</text:p>
          </table:table-cell>
        </table:table-row>
        <table:table-row table:style-name="ro1">
          <table:table-cell office:value-type="float" office:value="16358411" calcext:value-type="float">
            <text:p>16358411</text:p>
          </table:table-cell>
          <table:table-cell office:value-type="float" office:value="4429" calcext:value-type="float">
            <text:p>4429</text:p>
          </table:table-cell>
          <table:table-cell office:value-type="float" office:value="2" calcext:value-type="float">
            <text:p>2</text:p>
          </table:table-cell>
          <table:table-cell office:value-type="float" office:value="77.050049" calcext:value-type="float">
            <text:p>77.050049</text:p>
          </table:table-cell>
          <table:table-cell office:value-type="float" office:value="28.731406" calcext:value-type="float">
            <text:p>28.731406</text:p>
          </table:table-cell>
        </table:table-row>
        <table:table-row table:style-name="ro1">
          <table:table-cell office:value-type="float" office:value="16358411" calcext:value-type="float">
            <text:p>16358411</text:p>
          </table:table-cell>
          <table:table-cell office:value-type="float" office:value="4429" calcext:value-type="float">
            <text:p>4429</text:p>
          </table:table-cell>
          <table:table-cell office:value-type="float" office:value="3" calcext:value-type="float">
            <text:p>3</text:p>
          </table:table-cell>
          <table:table-cell office:value-type="float" office:value="77.050049" calcext:value-type="float">
            <text:p>77.050049</text:p>
          </table:table-cell>
          <table:table-cell office:value-type="float" office:value="28.731396" calcext:value-type="float">
            <text:p>28.731396</text:p>
          </table:table-cell>
        </table:table-row>
        <table:table-row table:style-name="ro1">
          <table:table-cell office:value-type="float" office:value="16358411" calcext:value-type="float">
            <text:p>16358411</text:p>
          </table:table-cell>
          <table:table-cell office:value-type="float" office:value="4429" calcext:value-type="float">
            <text:p>4429</text:p>
          </table:table-cell>
          <table:table-cell office:value-type="float" office:value="4" calcext:value-type="float">
            <text:p>4</text:p>
          </table:table-cell>
          <table:table-cell office:value-type="float" office:value="77.049983" calcext:value-type="float">
            <text:p>77.049983</text:p>
          </table:table-cell>
          <table:table-cell office:value-type="float" office:value="28.731396" calcext:value-type="float">
            <text:p>28.731396</text:p>
          </table:table-cell>
        </table:table-row>
        <table:table-row table:style-name="ro1">
          <table:table-cell office:value-type="float" office:value="16358411" calcext:value-type="float">
            <text:p>16358411</text:p>
          </table:table-cell>
          <table:table-cell office:value-type="float" office:value="4429" calcext:value-type="float">
            <text:p>4429</text:p>
          </table:table-cell>
          <table:table-cell office:value-type="float" office:value="5" calcext:value-type="float">
            <text:p>5</text:p>
          </table:table-cell>
          <table:table-cell office:value-type="float" office:value="77.049982" calcext:value-type="float">
            <text:p>77.049982</text:p>
          </table:table-cell>
          <table:table-cell office:value-type="float" office:value="28.731573" calcext:value-type="float">
            <text:p>28.731573</text:p>
          </table:table-cell>
        </table:table-row>
        <table:table-row table:style-name="ro1">
          <table:table-cell office:value-type="float" office:value="16358411" calcext:value-type="float">
            <text:p>16358411</text:p>
          </table:table-cell>
          <table:table-cell office:value-type="float" office:value="4429" calcext:value-type="float">
            <text:p>4429</text:p>
          </table:table-cell>
          <table:table-cell office:value-type="float" office:value="6" calcext:value-type="float">
            <text:p>6</text:p>
          </table:table-cell>
          <table:table-cell office:value-type="float" office:value="77.050071" calcext:value-type="float">
            <text:p>77.050071</text:p>
          </table:table-cell>
          <table:table-cell office:value-type="float" office:value="28.731574" calcext:value-type="float">
            <text:p>28.731574</text:p>
          </table:table-cell>
        </table:table-row>
        <table:table-row table:style-name="ro1">
          <table:table-cell office:value-type="float" office:value="16358412" calcext:value-type="float">
            <text:p>16358412</text:p>
          </table:table-cell>
          <table:table-cell office:value-type="float" office:value="4429" calcext:value-type="float">
            <text:p>4429</text:p>
          </table:table-cell>
          <table:table-cell office:value-type="float" office:value="0" calcext:value-type="float">
            <text:p>0</text:p>
          </table:table-cell>
          <table:table-cell office:value-type="float" office:value="77.050078" calcext:value-type="float">
            <text:p>77.050078</text:p>
          </table:table-cell>
          <table:table-cell office:value-type="float" office:value="28.731519" calcext:value-type="float">
            <text:p>28.731519</text:p>
          </table:table-cell>
        </table:table-row>
        <table:table-row table:style-name="ro1">
          <table:table-cell office:value-type="float" office:value="16358412" calcext:value-type="float">
            <text:p>16358412</text:p>
          </table:table-cell>
          <table:table-cell office:value-type="float" office:value="4429" calcext:value-type="float">
            <text:p>4429</text:p>
          </table:table-cell>
          <table:table-cell office:value-type="float" office:value="1" calcext:value-type="float">
            <text:p>1</text:p>
          </table:table-cell>
          <table:table-cell office:value-type="float" office:value="77.050182" calcext:value-type="float">
            <text:p>77.050182</text:p>
          </table:table-cell>
          <table:table-cell office:value-type="float" office:value="28.73152" calcext:value-type="float">
            <text:p>28.73152</text:p>
          </table:table-cell>
        </table:table-row>
        <table:table-row table:style-name="ro1">
          <table:table-cell office:value-type="float" office:value="16358412" calcext:value-type="float">
            <text:p>16358412</text:p>
          </table:table-cell>
          <table:table-cell office:value-type="float" office:value="4429" calcext:value-type="float">
            <text:p>4429</text:p>
          </table:table-cell>
          <table:table-cell office:value-type="float" office:value="2" calcext:value-type="float">
            <text:p>2</text:p>
          </table:table-cell>
          <table:table-cell office:value-type="float" office:value="77.050182" calcext:value-type="float">
            <text:p>77.050182</text:p>
          </table:table-cell>
          <table:table-cell office:value-type="float" office:value="28.731484" calcext:value-type="float">
            <text:p>28.731484</text:p>
          </table:table-cell>
        </table:table-row>
        <table:table-row table:style-name="ro1">
          <table:table-cell office:value-type="float" office:value="16358412" calcext:value-type="float">
            <text:p>16358412</text:p>
          </table:table-cell>
          <table:table-cell office:value-type="float" office:value="4429" calcext:value-type="float">
            <text:p>4429</text:p>
          </table:table-cell>
          <table:table-cell office:value-type="float" office:value="3" calcext:value-type="float">
            <text:p>3</text:p>
          </table:table-cell>
          <table:table-cell office:value-type="float" office:value="77.050079" calcext:value-type="float">
            <text:p>77.050079</text:p>
          </table:table-cell>
          <table:table-cell office:value-type="float" office:value="28.731482" calcext:value-type="float">
            <text:p>28.731482</text:p>
          </table:table-cell>
        </table:table-row>
        <table:table-row table:style-name="ro1">
          <table:table-cell office:value-type="float" office:value="16358412" calcext:value-type="float">
            <text:p>16358412</text:p>
          </table:table-cell>
          <table:table-cell office:value-type="float" office:value="4429" calcext:value-type="float">
            <text:p>4429</text:p>
          </table:table-cell>
          <table:table-cell office:value-type="float" office:value="4" calcext:value-type="float">
            <text:p>4</text:p>
          </table:table-cell>
          <table:table-cell office:value-type="float" office:value="77.050078" calcext:value-type="float">
            <text:p>77.050078</text:p>
          </table:table-cell>
          <table:table-cell office:value-type="float" office:value="28.731519" calcext:value-type="float">
            <text:p>28.731519</text:p>
          </table:table-cell>
        </table:table-row>
        <table:table-row table:style-name="ro1">
          <table:table-cell office:value-type="float" office:value="16358413" calcext:value-type="float">
            <text:p>16358413</text:p>
          </table:table-cell>
          <table:table-cell office:value-type="float" office:value="4429" calcext:value-type="float">
            <text:p>4429</text:p>
          </table:table-cell>
          <table:table-cell office:value-type="float" office:value="0" calcext:value-type="float">
            <text:p>0</text:p>
          </table:table-cell>
          <table:table-cell office:value-type="float" office:value="77.05071" calcext:value-type="float">
            <text:p>77.05071</text:p>
          </table:table-cell>
          <table:table-cell office:value-type="float" office:value="28.732342" calcext:value-type="float">
            <text:p>28.732342</text:p>
          </table:table-cell>
        </table:table-row>
        <table:table-row table:style-name="ro1">
          <table:table-cell office:value-type="float" office:value="16358413" calcext:value-type="float">
            <text:p>16358413</text:p>
          </table:table-cell>
          <table:table-cell office:value-type="float" office:value="4429" calcext:value-type="float">
            <text:p>4429</text:p>
          </table:table-cell>
          <table:table-cell office:value-type="float" office:value="1" calcext:value-type="float">
            <text:p>1</text:p>
          </table:table-cell>
          <table:table-cell office:value-type="float" office:value="77.050807" calcext:value-type="float">
            <text:p>77.050807</text:p>
          </table:table-cell>
          <table:table-cell office:value-type="float" office:value="28.73234" calcext:value-type="float">
            <text:p>28.73234</text:p>
          </table:table-cell>
        </table:table-row>
        <table:table-row table:style-name="ro1">
          <table:table-cell office:value-type="float" office:value="16358413" calcext:value-type="float">
            <text:p>16358413</text:p>
          </table:table-cell>
          <table:table-cell office:value-type="float" office:value="4429" calcext:value-type="float">
            <text:p>4429</text:p>
          </table:table-cell>
          <table:table-cell office:value-type="float" office:value="2" calcext:value-type="float">
            <text:p>2</text:p>
          </table:table-cell>
          <table:table-cell office:value-type="float" office:value="77.050804" calcext:value-type="float">
            <text:p>77.050804</text:p>
          </table:table-cell>
          <table:table-cell office:value-type="float" office:value="28.732254" calcext:value-type="float">
            <text:p>28.732254</text:p>
          </table:table-cell>
        </table:table-row>
        <table:table-row table:style-name="ro1">
          <table:table-cell office:value-type="float" office:value="16358413" calcext:value-type="float">
            <text:p>16358413</text:p>
          </table:table-cell>
          <table:table-cell office:value-type="float" office:value="4429" calcext:value-type="float">
            <text:p>4429</text:p>
          </table:table-cell>
          <table:table-cell office:value-type="float" office:value="3" calcext:value-type="float">
            <text:p>3</text:p>
          </table:table-cell>
          <table:table-cell office:value-type="float" office:value="77.050709" calcext:value-type="float">
            <text:p>77.050709</text:p>
          </table:table-cell>
          <table:table-cell office:value-type="float" office:value="28.732256" calcext:value-type="float">
            <text:p>28.732256</text:p>
          </table:table-cell>
        </table:table-row>
        <table:table-row table:style-name="ro1">
          <table:table-cell office:value-type="float" office:value="16358413" calcext:value-type="float">
            <text:p>16358413</text:p>
          </table:table-cell>
          <table:table-cell office:value-type="float" office:value="4429" calcext:value-type="float">
            <text:p>4429</text:p>
          </table:table-cell>
          <table:table-cell office:value-type="float" office:value="4" calcext:value-type="float">
            <text:p>4</text:p>
          </table:table-cell>
          <table:table-cell office:value-type="float" office:value="77.05071" calcext:value-type="float">
            <text:p>77.05071</text:p>
          </table:table-cell>
          <table:table-cell office:value-type="float" office:value="28.732342" calcext:value-type="float">
            <text:p>28.732342</text:p>
          </table:table-cell>
        </table:table-row>
        <table:table-row table:style-name="ro1">
          <table:table-cell office:value-type="float" office:value="16358414" calcext:value-type="float">
            <text:p>16358414</text:p>
          </table:table-cell>
          <table:table-cell office:value-type="float" office:value="4429" calcext:value-type="float">
            <text:p>4429</text:p>
          </table:table-cell>
          <table:table-cell office:value-type="float" office:value="0" calcext:value-type="float">
            <text:p>0</text:p>
          </table:table-cell>
          <table:table-cell office:value-type="float" office:value="77.050757" calcext:value-type="float">
            <text:p>77.050757</text:p>
          </table:table-cell>
          <table:table-cell office:value-type="float" office:value="28.73242" calcext:value-type="float">
            <text:p>28.73242</text:p>
          </table:table-cell>
        </table:table-row>
        <table:table-row table:style-name="ro1">
          <table:table-cell office:value-type="float" office:value="16358414" calcext:value-type="float">
            <text:p>16358414</text:p>
          </table:table-cell>
          <table:table-cell office:value-type="float" office:value="4429" calcext:value-type="float">
            <text:p>4429</text:p>
          </table:table-cell>
          <table:table-cell office:value-type="float" office:value="1" calcext:value-type="float">
            <text:p>1</text:p>
          </table:table-cell>
          <table:table-cell office:value-type="float" office:value="77.050758" calcext:value-type="float">
            <text:p>77.050758</text:p>
          </table:table-cell>
          <table:table-cell office:value-type="float" office:value="28.73235" calcext:value-type="float">
            <text:p>28.73235</text:p>
          </table:table-cell>
        </table:table-row>
        <table:table-row table:style-name="ro1">
          <table:table-cell office:value-type="float" office:value="16358414" calcext:value-type="float">
            <text:p>16358414</text:p>
          </table:table-cell>
          <table:table-cell office:value-type="float" office:value="4429" calcext:value-type="float">
            <text:p>4429</text:p>
          </table:table-cell>
          <table:table-cell office:value-type="float" office:value="2" calcext:value-type="float">
            <text:p>2</text:p>
          </table:table-cell>
          <table:table-cell office:value-type="float" office:value="77.05071" calcext:value-type="float">
            <text:p>77.05071</text:p>
          </table:table-cell>
          <table:table-cell office:value-type="float" office:value="28.73235" calcext:value-type="float">
            <text:p>28.73235</text:p>
          </table:table-cell>
        </table:table-row>
        <table:table-row table:style-name="ro1">
          <table:table-cell office:value-type="float" office:value="16358414" calcext:value-type="float">
            <text:p>16358414</text:p>
          </table:table-cell>
          <table:table-cell office:value-type="float" office:value="4429" calcext:value-type="float">
            <text:p>4429</text:p>
          </table:table-cell>
          <table:table-cell office:value-type="float" office:value="3" calcext:value-type="float">
            <text:p>3</text:p>
          </table:table-cell>
          <table:table-cell office:value-type="float" office:value="77.05071" calcext:value-type="float">
            <text:p>77.05071</text:p>
          </table:table-cell>
          <table:table-cell office:value-type="float" office:value="28.73242" calcext:value-type="float">
            <text:p>28.73242</text:p>
          </table:table-cell>
        </table:table-row>
        <table:table-row table:style-name="ro1">
          <table:table-cell office:value-type="float" office:value="16358414" calcext:value-type="float">
            <text:p>16358414</text:p>
          </table:table-cell>
          <table:table-cell office:value-type="float" office:value="4429" calcext:value-type="float">
            <text:p>4429</text:p>
          </table:table-cell>
          <table:table-cell office:value-type="float" office:value="4" calcext:value-type="float">
            <text:p>4</text:p>
          </table:table-cell>
          <table:table-cell office:value-type="float" office:value="77.050757" calcext:value-type="float">
            <text:p>77.050757</text:p>
          </table:table-cell>
          <table:table-cell office:value-type="float" office:value="28.73242" calcext:value-type="float">
            <text:p>28.73242</text:p>
          </table:table-cell>
        </table:table-row>
        <table:table-row table:style-name="ro1">
          <table:table-cell office:value-type="float" office:value="16358415" calcext:value-type="float">
            <text:p>16358415</text:p>
          </table:table-cell>
          <table:table-cell office:value-type="float" office:value="4429" calcext:value-type="float">
            <text:p>4429</text:p>
          </table:table-cell>
          <table:table-cell office:value-type="float" office:value="0" calcext:value-type="float">
            <text:p>0</text:p>
          </table:table-cell>
          <table:table-cell office:value-type="float" office:value="77.05081" calcext:value-type="float">
            <text:p>77.05081</text:p>
          </table:table-cell>
          <table:table-cell office:value-type="float" office:value="28.732252" calcext:value-type="float">
            <text:p>28.732252</text:p>
          </table:table-cell>
        </table:table-row>
        <table:table-row table:style-name="ro1">
          <table:table-cell office:value-type="float" office:value="16358415" calcext:value-type="float">
            <text:p>16358415</text:p>
          </table:table-cell>
          <table:table-cell office:value-type="float" office:value="4429" calcext:value-type="float">
            <text:p>4429</text:p>
          </table:table-cell>
          <table:table-cell office:value-type="float" office:value="1" calcext:value-type="float">
            <text:p>1</text:p>
          </table:table-cell>
          <table:table-cell office:value-type="float" office:value="77.050813" calcext:value-type="float">
            <text:p>77.050813</text:p>
          </table:table-cell>
          <table:table-cell office:value-type="float" office:value="28.732338" calcext:value-type="float">
            <text:p>28.732338</text:p>
          </table:table-cell>
        </table:table-row>
        <table:table-row table:style-name="ro1">
          <table:table-cell office:value-type="float" office:value="16358415" calcext:value-type="float">
            <text:p>16358415</text:p>
          </table:table-cell>
          <table:table-cell office:value-type="float" office:value="4429" calcext:value-type="float">
            <text:p>4429</text:p>
          </table:table-cell>
          <table:table-cell office:value-type="float" office:value="2" calcext:value-type="float">
            <text:p>2</text:p>
          </table:table-cell>
          <table:table-cell office:value-type="float" office:value="77.050883" calcext:value-type="float">
            <text:p>77.050883</text:p>
          </table:table-cell>
          <table:table-cell office:value-type="float" office:value="28.732337" calcext:value-type="float">
            <text:p>28.732337</text:p>
          </table:table-cell>
        </table:table-row>
        <table:table-row table:style-name="ro1">
          <table:table-cell office:value-type="float" office:value="16358415" calcext:value-type="float">
            <text:p>16358415</text:p>
          </table:table-cell>
          <table:table-cell office:value-type="float" office:value="4429" calcext:value-type="float">
            <text:p>4429</text:p>
          </table:table-cell>
          <table:table-cell office:value-type="float" office:value="3" calcext:value-type="float">
            <text:p>3</text:p>
          </table:table-cell>
          <table:table-cell office:value-type="float" office:value="77.050882" calcext:value-type="float">
            <text:p>77.050882</text:p>
          </table:table-cell>
          <table:table-cell office:value-type="float" office:value="28.732251" calcext:value-type="float">
            <text:p>28.732251</text:p>
          </table:table-cell>
        </table:table-row>
        <table:table-row table:style-name="ro1">
          <table:table-cell office:value-type="float" office:value="16358415" calcext:value-type="float">
            <text:p>16358415</text:p>
          </table:table-cell>
          <table:table-cell office:value-type="float" office:value="4429" calcext:value-type="float">
            <text:p>4429</text:p>
          </table:table-cell>
          <table:table-cell office:value-type="float" office:value="4" calcext:value-type="float">
            <text:p>4</text:p>
          </table:table-cell>
          <table:table-cell office:value-type="float" office:value="77.05081" calcext:value-type="float">
            <text:p>77.05081</text:p>
          </table:table-cell>
          <table:table-cell office:value-type="float" office:value="28.732252" calcext:value-type="float">
            <text:p>28.732252</text:p>
          </table:table-cell>
        </table:table-row>
        <table:table-row table:style-name="ro1">
          <table:table-cell office:value-type="float" office:value="16358416" calcext:value-type="float">
            <text:p>16358416</text:p>
          </table:table-cell>
          <table:table-cell office:value-type="float" office:value="4429" calcext:value-type="float">
            <text:p>4429</text:p>
          </table:table-cell>
          <table:table-cell office:value-type="float" office:value="0" calcext:value-type="float">
            <text:p>0</text:p>
          </table:table-cell>
          <table:table-cell office:value-type="float" office:value="77.051193" calcext:value-type="float">
            <text:p>77.051193</text:p>
          </table:table-cell>
          <table:table-cell office:value-type="float" office:value="28.732003" calcext:value-type="float">
            <text:p>28.732003</text:p>
          </table:table-cell>
        </table:table-row>
        <table:table-row table:style-name="ro1">
          <table:table-cell office:value-type="float" office:value="16358416" calcext:value-type="float">
            <text:p>16358416</text:p>
          </table:table-cell>
          <table:table-cell office:value-type="float" office:value="4429" calcext:value-type="float">
            <text:p>4429</text:p>
          </table:table-cell>
          <table:table-cell office:value-type="float" office:value="1" calcext:value-type="float">
            <text:p>1</text:p>
          </table:table-cell>
          <table:table-cell office:value-type="float" office:value="77.051375" calcext:value-type="float">
            <text:p>77.051375</text:p>
          </table:table-cell>
          <table:table-cell office:value-type="float" office:value="28.731999" calcext:value-type="float">
            <text:p>28.731999</text:p>
          </table:table-cell>
        </table:table-row>
        <table:table-row table:style-name="ro1">
          <table:table-cell office:value-type="float" office:value="16358416" calcext:value-type="float">
            <text:p>16358416</text:p>
          </table:table-cell>
          <table:table-cell office:value-type="float" office:value="4429" calcext:value-type="float">
            <text:p>4429</text:p>
          </table:table-cell>
          <table:table-cell office:value-type="float" office:value="2" calcext:value-type="float">
            <text:p>2</text:p>
          </table:table-cell>
          <table:table-cell office:value-type="float" office:value="77.051373" calcext:value-type="float">
            <text:p>77.051373</text:p>
          </table:table-cell>
          <table:table-cell office:value-type="float" office:value="28.731937" calcext:value-type="float">
            <text:p>28.731937</text:p>
          </table:table-cell>
        </table:table-row>
        <table:table-row table:style-name="ro1">
          <table:table-cell office:value-type="float" office:value="16358416" calcext:value-type="float">
            <text:p>16358416</text:p>
          </table:table-cell>
          <table:table-cell office:value-type="float" office:value="4429" calcext:value-type="float">
            <text:p>4429</text:p>
          </table:table-cell>
          <table:table-cell office:value-type="float" office:value="3" calcext:value-type="float">
            <text:p>3</text:p>
          </table:table-cell>
          <table:table-cell office:value-type="float" office:value="77.051192" calcext:value-type="float">
            <text:p>77.051192</text:p>
          </table:table-cell>
          <table:table-cell office:value-type="float" office:value="28.73194" calcext:value-type="float">
            <text:p>28.73194</text:p>
          </table:table-cell>
        </table:table-row>
        <table:table-row table:style-name="ro1">
          <table:table-cell office:value-type="float" office:value="16358416" calcext:value-type="float">
            <text:p>16358416</text:p>
          </table:table-cell>
          <table:table-cell office:value-type="float" office:value="4429" calcext:value-type="float">
            <text:p>4429</text:p>
          </table:table-cell>
          <table:table-cell office:value-type="float" office:value="4" calcext:value-type="float">
            <text:p>4</text:p>
          </table:table-cell>
          <table:table-cell office:value-type="float" office:value="77.051193" calcext:value-type="float">
            <text:p>77.051193</text:p>
          </table:table-cell>
          <table:table-cell office:value-type="float" office:value="28.732003" calcext:value-type="float">
            <text:p>28.732003</text:p>
          </table:table-cell>
        </table:table-row>
        <table:table-row table:style-name="ro1">
          <table:table-cell office:value-type="float" office:value="16358417" calcext:value-type="float">
            <text:p>16358417</text:p>
          </table:table-cell>
          <table:table-cell office:value-type="float" office:value="4429" calcext:value-type="float">
            <text:p>4429</text:p>
          </table:table-cell>
          <table:table-cell office:value-type="float" office:value="0" calcext:value-type="float">
            <text:p>0</text:p>
          </table:table-cell>
          <table:table-cell office:value-type="float" office:value="77.05137" calcext:value-type="float">
            <text:p>77.05137</text:p>
          </table:table-cell>
          <table:table-cell office:value-type="float" office:value="28.731923" calcext:value-type="float">
            <text:p>28.731923</text:p>
          </table:table-cell>
        </table:table-row>
        <table:table-row table:style-name="ro1">
          <table:table-cell office:value-type="float" office:value="16358417" calcext:value-type="float">
            <text:p>16358417</text:p>
          </table:table-cell>
          <table:table-cell office:value-type="float" office:value="4429" calcext:value-type="float">
            <text:p>4429</text:p>
          </table:table-cell>
          <table:table-cell office:value-type="float" office:value="1" calcext:value-type="float">
            <text:p>1</text:p>
          </table:table-cell>
          <table:table-cell office:value-type="float" office:value="77.05137" calcext:value-type="float">
            <text:p>77.05137</text:p>
          </table:table-cell>
          <table:table-cell office:value-type="float" office:value="28.731833" calcext:value-type="float">
            <text:p>28.731833</text:p>
          </table:table-cell>
        </table:table-row>
        <table:table-row table:style-name="ro1">
          <table:table-cell office:value-type="float" office:value="16358417" calcext:value-type="float">
            <text:p>16358417</text:p>
          </table:table-cell>
          <table:table-cell office:value-type="float" office:value="4429" calcext:value-type="float">
            <text:p>4429</text:p>
          </table:table-cell>
          <table:table-cell office:value-type="float" office:value="2" calcext:value-type="float">
            <text:p>2</text:p>
          </table:table-cell>
          <table:table-cell office:value-type="float" office:value="77.051183" calcext:value-type="float">
            <text:p>77.051183</text:p>
          </table:table-cell>
          <table:table-cell office:value-type="float" office:value="28.731833" calcext:value-type="float">
            <text:p>28.731833</text:p>
          </table:table-cell>
        </table:table-row>
        <table:table-row table:style-name="ro1">
          <table:table-cell office:value-type="float" office:value="16358417" calcext:value-type="float">
            <text:p>16358417</text:p>
          </table:table-cell>
          <table:table-cell office:value-type="float" office:value="4429" calcext:value-type="float">
            <text:p>4429</text:p>
          </table:table-cell>
          <table:table-cell office:value-type="float" office:value="3" calcext:value-type="float">
            <text:p>3</text:p>
          </table:table-cell>
          <table:table-cell office:value-type="float" office:value="77.051183" calcext:value-type="float">
            <text:p>77.051183</text:p>
          </table:table-cell>
          <table:table-cell office:value-type="float" office:value="28.731923" calcext:value-type="float">
            <text:p>28.731923</text:p>
          </table:table-cell>
        </table:table-row>
        <table:table-row table:style-name="ro1">
          <table:table-cell office:value-type="float" office:value="16358417" calcext:value-type="float">
            <text:p>16358417</text:p>
          </table:table-cell>
          <table:table-cell office:value-type="float" office:value="4429" calcext:value-type="float">
            <text:p>4429</text:p>
          </table:table-cell>
          <table:table-cell office:value-type="float" office:value="4" calcext:value-type="float">
            <text:p>4</text:p>
          </table:table-cell>
          <table:table-cell office:value-type="float" office:value="77.05137" calcext:value-type="float">
            <text:p>77.05137</text:p>
          </table:table-cell>
          <table:table-cell office:value-type="float" office:value="28.731923" calcext:value-type="float">
            <text:p>28.731923</text:p>
          </table:table-cell>
        </table:table-row>
        <table:table-row table:style-name="ro1">
          <table:table-cell office:value-type="float" office:value="16358418" calcext:value-type="float">
            <text:p>16358418</text:p>
          </table:table-cell>
          <table:table-cell office:value-type="float" office:value="4429" calcext:value-type="float">
            <text:p>4429</text:p>
          </table:table-cell>
          <table:table-cell office:value-type="float" office:value="0" calcext:value-type="float">
            <text:p>0</text:p>
          </table:table-cell>
          <table:table-cell office:value-type="float" office:value="77.052179" calcext:value-type="float">
            <text:p>77.052179</text:p>
          </table:table-cell>
          <table:table-cell office:value-type="float" office:value="28.732741" calcext:value-type="float">
            <text:p>28.732741</text:p>
          </table:table-cell>
        </table:table-row>
        <table:table-row table:style-name="ro1">
          <table:table-cell office:value-type="float" office:value="16358418" calcext:value-type="float">
            <text:p>16358418</text:p>
          </table:table-cell>
          <table:table-cell office:value-type="float" office:value="4429" calcext:value-type="float">
            <text:p>4429</text:p>
          </table:table-cell>
          <table:table-cell office:value-type="float" office:value="1" calcext:value-type="float">
            <text:p>1</text:p>
          </table:table-cell>
          <table:table-cell office:value-type="float" office:value="77.052468" calcext:value-type="float">
            <text:p>77.052468</text:p>
          </table:table-cell>
          <table:table-cell office:value-type="float" office:value="28.732735" calcext:value-type="float">
            <text:p>28.732735</text:p>
          </table:table-cell>
        </table:table-row>
        <table:table-row table:style-name="ro1">
          <table:table-cell office:value-type="float" office:value="16358418" calcext:value-type="float">
            <text:p>16358418</text:p>
          </table:table-cell>
          <table:table-cell office:value-type="float" office:value="4429" calcext:value-type="float">
            <text:p>4429</text:p>
          </table:table-cell>
          <table:table-cell office:value-type="float" office:value="2" calcext:value-type="float">
            <text:p>2</text:p>
          </table:table-cell>
          <table:table-cell office:value-type="float" office:value="77.052467" calcext:value-type="float">
            <text:p>77.052467</text:p>
          </table:table-cell>
          <table:table-cell office:value-type="float" office:value="28.732674" calcext:value-type="float">
            <text:p>28.732674</text:p>
          </table:table-cell>
        </table:table-row>
        <table:table-row table:style-name="ro1">
          <table:table-cell office:value-type="float" office:value="16358418" calcext:value-type="float">
            <text:p>16358418</text:p>
          </table:table-cell>
          <table:table-cell office:value-type="float" office:value="4429" calcext:value-type="float">
            <text:p>4429</text:p>
          </table:table-cell>
          <table:table-cell office:value-type="float" office:value="3" calcext:value-type="float">
            <text:p>3</text:p>
          </table:table-cell>
          <table:table-cell office:value-type="float" office:value="77.052178" calcext:value-type="float">
            <text:p>77.052178</text:p>
          </table:table-cell>
          <table:table-cell office:value-type="float" office:value="28.732679" calcext:value-type="float">
            <text:p>28.732679</text:p>
          </table:table-cell>
        </table:table-row>
        <table:table-row table:style-name="ro1">
          <table:table-cell office:value-type="float" office:value="16358418" calcext:value-type="float">
            <text:p>16358418</text:p>
          </table:table-cell>
          <table:table-cell office:value-type="float" office:value="4429" calcext:value-type="float">
            <text:p>4429</text:p>
          </table:table-cell>
          <table:table-cell office:value-type="float" office:value="4" calcext:value-type="float">
            <text:p>4</text:p>
          </table:table-cell>
          <table:table-cell office:value-type="float" office:value="77.052179" calcext:value-type="float">
            <text:p>77.052179</text:p>
          </table:table-cell>
          <table:table-cell office:value-type="float" office:value="28.732741" calcext:value-type="float">
            <text:p>28.732741</text:p>
          </table:table-cell>
        </table:table-row>
        <table:table-row table:style-name="ro1">
          <table:table-cell office:value-type="float" office:value="16358419" calcext:value-type="float">
            <text:p>16358419</text:p>
          </table:table-cell>
          <table:table-cell office:value-type="float" office:value="4429" calcext:value-type="float">
            <text:p>4429</text:p>
          </table:table-cell>
          <table:table-cell office:value-type="float" office:value="0" calcext:value-type="float">
            <text:p>0</text:p>
          </table:table-cell>
          <table:table-cell office:value-type="float" office:value="77.052549" calcext:value-type="float">
            <text:p>77.052549</text:p>
          </table:table-cell>
          <table:table-cell office:value-type="float" office:value="28.732812" calcext:value-type="float">
            <text:p>28.732812</text:p>
          </table:table-cell>
        </table:table-row>
        <table:table-row table:style-name="ro1">
          <table:table-cell office:value-type="float" office:value="16358419" calcext:value-type="float">
            <text:p>16358419</text:p>
          </table:table-cell>
          <table:table-cell office:value-type="float" office:value="4429" calcext:value-type="float">
            <text:p>4429</text:p>
          </table:table-cell>
          <table:table-cell office:value-type="float" office:value="1" calcext:value-type="float">
            <text:p>1</text:p>
          </table:table-cell>
          <table:table-cell office:value-type="float" office:value="77.052707" calcext:value-type="float">
            <text:p>77.052707</text:p>
          </table:table-cell>
          <table:table-cell office:value-type="float" office:value="28.732806" calcext:value-type="float">
            <text:p>28.732806</text:p>
          </table:table-cell>
        </table:table-row>
        <table:table-row table:style-name="ro1">
          <table:table-cell office:value-type="float" office:value="16358419" calcext:value-type="float">
            <text:p>16358419</text:p>
          </table:table-cell>
          <table:table-cell office:value-type="float" office:value="4429" calcext:value-type="float">
            <text:p>4429</text:p>
          </table:table-cell>
          <table:table-cell office:value-type="float" office:value="2" calcext:value-type="float">
            <text:p>2</text:p>
          </table:table-cell>
          <table:table-cell office:value-type="float" office:value="77.052702" calcext:value-type="float">
            <text:p>77.052702</text:p>
          </table:table-cell>
          <table:table-cell office:value-type="float" office:value="28.73265" calcext:value-type="float">
            <text:p>28.73265</text:p>
          </table:table-cell>
        </table:table-row>
        <table:table-row table:style-name="ro1">
          <table:table-cell office:value-type="float" office:value="16358419" calcext:value-type="float">
            <text:p>16358419</text:p>
          </table:table-cell>
          <table:table-cell office:value-type="float" office:value="4429" calcext:value-type="float">
            <text:p>4429</text:p>
          </table:table-cell>
          <table:table-cell office:value-type="float" office:value="3" calcext:value-type="float">
            <text:p>3</text:p>
          </table:table-cell>
          <table:table-cell office:value-type="float" office:value="77.052543" calcext:value-type="float">
            <text:p>77.052543</text:p>
          </table:table-cell>
          <table:table-cell office:value-type="float" office:value="28.732656" calcext:value-type="float">
            <text:p>28.732656</text:p>
          </table:table-cell>
        </table:table-row>
        <table:table-row table:style-name="ro1">
          <table:table-cell office:value-type="float" office:value="16358419" calcext:value-type="float">
            <text:p>16358419</text:p>
          </table:table-cell>
          <table:table-cell office:value-type="float" office:value="4429" calcext:value-type="float">
            <text:p>4429</text:p>
          </table:table-cell>
          <table:table-cell office:value-type="float" office:value="4" calcext:value-type="float">
            <text:p>4</text:p>
          </table:table-cell>
          <table:table-cell office:value-type="float" office:value="77.052549" calcext:value-type="float">
            <text:p>77.052549</text:p>
          </table:table-cell>
          <table:table-cell office:value-type="float" office:value="28.732812" calcext:value-type="float">
            <text:p>28.732812</text:p>
          </table:table-cell>
        </table:table-row>
        <table:table-row table:style-name="ro1">
          <table:table-cell office:value-type="float" office:value="16358420" calcext:value-type="float">
            <text:p>16358420</text:p>
          </table:table-cell>
          <table:table-cell office:value-type="float" office:value="4429" calcext:value-type="float">
            <text:p>4429</text:p>
          </table:table-cell>
          <table:table-cell office:value-type="float" office:value="0" calcext:value-type="float">
            <text:p>0</text:p>
          </table:table-cell>
          <table:table-cell office:value-type="float" office:value="77.053049" calcext:value-type="float">
            <text:p>77.053049</text:p>
          </table:table-cell>
          <table:table-cell office:value-type="float" office:value="28.731973" calcext:value-type="float">
            <text:p>28.731973</text:p>
          </table:table-cell>
        </table:table-row>
        <table:table-row table:style-name="ro1">
          <table:table-cell office:value-type="float" office:value="16358420" calcext:value-type="float">
            <text:p>16358420</text:p>
          </table:table-cell>
          <table:table-cell office:value-type="float" office:value="4429" calcext:value-type="float">
            <text:p>4429</text:p>
          </table:table-cell>
          <table:table-cell office:value-type="float" office:value="1" calcext:value-type="float">
            <text:p>1</text:p>
          </table:table-cell>
          <table:table-cell office:value-type="float" office:value="77.05311" calcext:value-type="float">
            <text:p>77.05311</text:p>
          </table:table-cell>
          <table:table-cell office:value-type="float" office:value="28.731971" calcext:value-type="float">
            <text:p>28.731971</text:p>
          </table:table-cell>
        </table:table-row>
        <table:table-row table:style-name="ro1">
          <table:table-cell office:value-type="float" office:value="16358420" calcext:value-type="float">
            <text:p>16358420</text:p>
          </table:table-cell>
          <table:table-cell office:value-type="float" office:value="4429" calcext:value-type="float">
            <text:p>4429</text:p>
          </table:table-cell>
          <table:table-cell office:value-type="float" office:value="2" calcext:value-type="float">
            <text:p>2</text:p>
          </table:table-cell>
          <table:table-cell office:value-type="float" office:value="77.053108" calcext:value-type="float">
            <text:p>77.053108</text:p>
          </table:table-cell>
          <table:table-cell office:value-type="float" office:value="28.731899" calcext:value-type="float">
            <text:p>28.731899</text:p>
          </table:table-cell>
        </table:table-row>
        <table:table-row table:style-name="ro1">
          <table:table-cell office:value-type="float" office:value="16358420" calcext:value-type="float">
            <text:p>16358420</text:p>
          </table:table-cell>
          <table:table-cell office:value-type="float" office:value="4429" calcext:value-type="float">
            <text:p>4429</text:p>
          </table:table-cell>
          <table:table-cell office:value-type="float" office:value="3" calcext:value-type="float">
            <text:p>3</text:p>
          </table:table-cell>
          <table:table-cell office:value-type="float" office:value="77.053047" calcext:value-type="float">
            <text:p>77.053047</text:p>
          </table:table-cell>
          <table:table-cell office:value-type="float" office:value="28.7319" calcext:value-type="float">
            <text:p>28.7319</text:p>
          </table:table-cell>
        </table:table-row>
        <table:table-row table:style-name="ro1">
          <table:table-cell office:value-type="float" office:value="16358420" calcext:value-type="float">
            <text:p>16358420</text:p>
          </table:table-cell>
          <table:table-cell office:value-type="float" office:value="4429" calcext:value-type="float">
            <text:p>4429</text:p>
          </table:table-cell>
          <table:table-cell office:value-type="float" office:value="4" calcext:value-type="float">
            <text:p>4</text:p>
          </table:table-cell>
          <table:table-cell office:value-type="float" office:value="77.053049" calcext:value-type="float">
            <text:p>77.053049</text:p>
          </table:table-cell>
          <table:table-cell office:value-type="float" office:value="28.731973" calcext:value-type="float">
            <text:p>28.731973</text:p>
          </table:table-cell>
        </table:table-row>
        <table:table-row table:style-name="ro1">
          <table:table-cell office:value-type="float" office:value="16358421" calcext:value-type="float">
            <text:p>16358421</text:p>
          </table:table-cell>
          <table:table-cell office:value-type="float" office:value="4429" calcext:value-type="float">
            <text:p>4429</text:p>
          </table:table-cell>
          <table:table-cell office:value-type="float" office:value="0" calcext:value-type="float">
            <text:p>0</text:p>
          </table:table-cell>
          <table:table-cell office:value-type="float" office:value="77.053116" calcext:value-type="float">
            <text:p>77.053116</text:p>
          </table:table-cell>
          <table:table-cell office:value-type="float" office:value="28.731917" calcext:value-type="float">
            <text:p>28.731917</text:p>
          </table:table-cell>
        </table:table-row>
        <table:table-row table:style-name="ro1">
          <table:table-cell office:value-type="float" office:value="16358421" calcext:value-type="float">
            <text:p>16358421</text:p>
          </table:table-cell>
          <table:table-cell office:value-type="float" office:value="4429" calcext:value-type="float">
            <text:p>4429</text:p>
          </table:table-cell>
          <table:table-cell office:value-type="float" office:value="1" calcext:value-type="float">
            <text:p>1</text:p>
          </table:table-cell>
          <table:table-cell office:value-type="float" office:value="77.053261" calcext:value-type="float">
            <text:p>77.053261</text:p>
          </table:table-cell>
          <table:table-cell office:value-type="float" office:value="28.731915" calcext:value-type="float">
            <text:p>28.731915</text:p>
          </table:table-cell>
        </table:table-row>
        <table:table-row table:style-name="ro1">
          <table:table-cell office:value-type="float" office:value="16358421" calcext:value-type="float">
            <text:p>16358421</text:p>
          </table:table-cell>
          <table:table-cell office:value-type="float" office:value="4429" calcext:value-type="float">
            <text:p>4429</text:p>
          </table:table-cell>
          <table:table-cell office:value-type="float" office:value="2" calcext:value-type="float">
            <text:p>2</text:p>
          </table:table-cell>
          <table:table-cell office:value-type="float" office:value="77.05326" calcext:value-type="float">
            <text:p>77.05326</text:p>
          </table:table-cell>
          <table:table-cell office:value-type="float" office:value="28.731826" calcext:value-type="float">
            <text:p>28.731826</text:p>
          </table:table-cell>
        </table:table-row>
        <table:table-row table:style-name="ro1">
          <table:table-cell office:value-type="float" office:value="16358421" calcext:value-type="float">
            <text:p>16358421</text:p>
          </table:table-cell>
          <table:table-cell office:value-type="float" office:value="4429" calcext:value-type="float">
            <text:p>4429</text:p>
          </table:table-cell>
          <table:table-cell office:value-type="float" office:value="3" calcext:value-type="float">
            <text:p>3</text:p>
          </table:table-cell>
          <table:table-cell office:value-type="float" office:value="77.053115" calcext:value-type="float">
            <text:p>77.053115</text:p>
          </table:table-cell>
          <table:table-cell office:value-type="float" office:value="28.731828" calcext:value-type="float">
            <text:p>28.731828</text:p>
          </table:table-cell>
        </table:table-row>
        <table:table-row table:style-name="ro1">
          <table:table-cell office:value-type="float" office:value="16358421" calcext:value-type="float">
            <text:p>16358421</text:p>
          </table:table-cell>
          <table:table-cell office:value-type="float" office:value="4429" calcext:value-type="float">
            <text:p>4429</text:p>
          </table:table-cell>
          <table:table-cell office:value-type="float" office:value="4" calcext:value-type="float">
            <text:p>4</text:p>
          </table:table-cell>
          <table:table-cell office:value-type="float" office:value="77.053116" calcext:value-type="float">
            <text:p>77.053116</text:p>
          </table:table-cell>
          <table:table-cell office:value-type="float" office:value="28.731917" calcext:value-type="float">
            <text:p>28.731917</text:p>
          </table:table-cell>
        </table:table-row>
        <table:table-row table:style-name="ro1">
          <table:table-cell office:value-type="float" office:value="16358422" calcext:value-type="float">
            <text:p>16358422</text:p>
          </table:table-cell>
          <table:table-cell office:value-type="float" office:value="4429" calcext:value-type="float">
            <text:p>4429</text:p>
          </table:table-cell>
          <table:table-cell office:value-type="float" office:value="0" calcext:value-type="float">
            <text:p>0</text:p>
          </table:table-cell>
          <table:table-cell office:value-type="float" office:value="77.051724" calcext:value-type="float">
            <text:p>77.051724</text:p>
          </table:table-cell>
          <table:table-cell office:value-type="float" office:value="28.731798" calcext:value-type="float">
            <text:p>28.731798</text:p>
          </table:table-cell>
        </table:table-row>
        <table:table-row table:style-name="ro1">
          <table:table-cell office:value-type="float" office:value="16358422" calcext:value-type="float">
            <text:p>16358422</text:p>
          </table:table-cell>
          <table:table-cell office:value-type="float" office:value="4429" calcext:value-type="float">
            <text:p>4429</text:p>
          </table:table-cell>
          <table:table-cell office:value-type="float" office:value="1" calcext:value-type="float">
            <text:p>1</text:p>
          </table:table-cell>
          <table:table-cell office:value-type="float" office:value="77.051724" calcext:value-type="float">
            <text:p>77.051724</text:p>
          </table:table-cell>
          <table:table-cell office:value-type="float" office:value="28.731692" calcext:value-type="float">
            <text:p>28.731692</text:p>
          </table:table-cell>
        </table:table-row>
        <table:table-row table:style-name="ro1">
          <table:table-cell office:value-type="float" office:value="16358422" calcext:value-type="float">
            <text:p>16358422</text:p>
          </table:table-cell>
          <table:table-cell office:value-type="float" office:value="4429" calcext:value-type="float">
            <text:p>4429</text:p>
          </table:table-cell>
          <table:table-cell office:value-type="float" office:value="2" calcext:value-type="float">
            <text:p>2</text:p>
          </table:table-cell>
          <table:table-cell office:value-type="float" office:value="77.051623" calcext:value-type="float">
            <text:p>77.051623</text:p>
          </table:table-cell>
          <table:table-cell office:value-type="float" office:value="28.731691" calcext:value-type="float">
            <text:p>28.731691</text:p>
          </table:table-cell>
        </table:table-row>
        <table:table-row table:style-name="ro1">
          <table:table-cell office:value-type="float" office:value="16358422" calcext:value-type="float">
            <text:p>16358422</text:p>
          </table:table-cell>
          <table:table-cell office:value-type="float" office:value="4429" calcext:value-type="float">
            <text:p>4429</text:p>
          </table:table-cell>
          <table:table-cell office:value-type="float" office:value="3" calcext:value-type="float">
            <text:p>3</text:p>
          </table:table-cell>
          <table:table-cell office:value-type="float" office:value="77.051623" calcext:value-type="float">
            <text:p>77.051623</text:p>
          </table:table-cell>
          <table:table-cell office:value-type="float" office:value="28.731728" calcext:value-type="float">
            <text:p>28.731728</text:p>
          </table:table-cell>
        </table:table-row>
        <table:table-row table:style-name="ro1">
          <table:table-cell office:value-type="float" office:value="16358422" calcext:value-type="float">
            <text:p>16358422</text:p>
          </table:table-cell>
          <table:table-cell office:value-type="float" office:value="4429" calcext:value-type="float">
            <text:p>4429</text:p>
          </table:table-cell>
          <table:table-cell office:value-type="float" office:value="4" calcext:value-type="float">
            <text:p>4</text:p>
          </table:table-cell>
          <table:table-cell office:value-type="float" office:value="77.051616" calcext:value-type="float">
            <text:p>77.051616</text:p>
          </table:table-cell>
          <table:table-cell office:value-type="float" office:value="28.731728" calcext:value-type="float">
            <text:p>28.731728</text:p>
          </table:table-cell>
        </table:table-row>
        <table:table-row table:style-name="ro1">
          <table:table-cell office:value-type="float" office:value="16358422" calcext:value-type="float">
            <text:p>16358422</text:p>
          </table:table-cell>
          <table:table-cell office:value-type="float" office:value="4429" calcext:value-type="float">
            <text:p>4429</text:p>
          </table:table-cell>
          <table:table-cell office:value-type="float" office:value="5" calcext:value-type="float">
            <text:p>5</text:p>
          </table:table-cell>
          <table:table-cell office:value-type="float" office:value="77.051615" calcext:value-type="float">
            <text:p>77.051615</text:p>
          </table:table-cell>
          <table:table-cell office:value-type="float" office:value="28.731762" calcext:value-type="float">
            <text:p>28.731762</text:p>
          </table:table-cell>
        </table:table-row>
        <table:table-row table:style-name="ro1">
          <table:table-cell office:value-type="float" office:value="16358422" calcext:value-type="float">
            <text:p>16358422</text:p>
          </table:table-cell>
          <table:table-cell office:value-type="float" office:value="4429" calcext:value-type="float">
            <text:p>4429</text:p>
          </table:table-cell>
          <table:table-cell office:value-type="float" office:value="6" calcext:value-type="float">
            <text:p>6</text:p>
          </table:table-cell>
          <table:table-cell office:value-type="float" office:value="77.051626" calcext:value-type="float">
            <text:p>77.051626</text:p>
          </table:table-cell>
          <table:table-cell office:value-type="float" office:value="28.731762" calcext:value-type="float">
            <text:p>28.731762</text:p>
          </table:table-cell>
        </table:table-row>
        <table:table-row table:style-name="ro1">
          <table:table-cell office:value-type="float" office:value="16358422" calcext:value-type="float">
            <text:p>16358422</text:p>
          </table:table-cell>
          <table:table-cell office:value-type="float" office:value="4429" calcext:value-type="float">
            <text:p>4429</text:p>
          </table:table-cell>
          <table:table-cell office:value-type="float" office:value="7" calcext:value-type="float">
            <text:p>7</text:p>
          </table:table-cell>
          <table:table-cell office:value-type="float" office:value="77.051626" calcext:value-type="float">
            <text:p>77.051626</text:p>
          </table:table-cell>
          <table:table-cell office:value-type="float" office:value="28.731797" calcext:value-type="float">
            <text:p>28.731797</text:p>
          </table:table-cell>
        </table:table-row>
        <table:table-row table:style-name="ro1">
          <table:table-cell office:value-type="float" office:value="16358422" calcext:value-type="float">
            <text:p>16358422</text:p>
          </table:table-cell>
          <table:table-cell office:value-type="float" office:value="4429" calcext:value-type="float">
            <text:p>4429</text:p>
          </table:table-cell>
          <table:table-cell office:value-type="float" office:value="8" calcext:value-type="float">
            <text:p>8</text:p>
          </table:table-cell>
          <table:table-cell office:value-type="float" office:value="77.051724" calcext:value-type="float">
            <text:p>77.051724</text:p>
          </table:table-cell>
          <table:table-cell office:value-type="float" office:value="28.731798" calcext:value-type="float">
            <text:p>28.731798</text:p>
          </table:table-cell>
        </table:table-row>
        <table:table-row table:style-name="ro1">
          <table:table-cell office:value-type="float" office:value="16358423" calcext:value-type="float">
            <text:p>16358423</text:p>
          </table:table-cell>
          <table:table-cell office:value-type="float" office:value="4429" calcext:value-type="float">
            <text:p>4429</text:p>
          </table:table-cell>
          <table:table-cell office:value-type="float" office:value="0" calcext:value-type="float">
            <text:p>0</text:p>
          </table:table-cell>
          <table:table-cell office:value-type="float" office:value="77.053625" calcext:value-type="float">
            <text:p>77.053625</text:p>
          </table:table-cell>
          <table:table-cell office:value-type="float" office:value="28.73071" calcext:value-type="float">
            <text:p>28.73071</text:p>
          </table:table-cell>
        </table:table-row>
        <table:table-row table:style-name="ro1">
          <table:table-cell office:value-type="float" office:value="16358423" calcext:value-type="float">
            <text:p>16358423</text:p>
          </table:table-cell>
          <table:table-cell office:value-type="float" office:value="4429" calcext:value-type="float">
            <text:p>4429</text:p>
          </table:table-cell>
          <table:table-cell office:value-type="float" office:value="1" calcext:value-type="float">
            <text:p>1</text:p>
          </table:table-cell>
          <table:table-cell office:value-type="float" office:value="77.053873" calcext:value-type="float">
            <text:p>77.053873</text:p>
          </table:table-cell>
          <table:table-cell office:value-type="float" office:value="28.730703" calcext:value-type="float">
            <text:p>28.730703</text:p>
          </table:table-cell>
        </table:table-row>
        <table:table-row table:style-name="ro1">
          <table:table-cell office:value-type="float" office:value="16358423" calcext:value-type="float">
            <text:p>16358423</text:p>
          </table:table-cell>
          <table:table-cell office:value-type="float" office:value="4429" calcext:value-type="float">
            <text:p>4429</text:p>
          </table:table-cell>
          <table:table-cell office:value-type="float" office:value="2" calcext:value-type="float">
            <text:p>2</text:p>
          </table:table-cell>
          <table:table-cell office:value-type="float" office:value="77.053871" calcext:value-type="float">
            <text:p>77.053871</text:p>
          </table:table-cell>
          <table:table-cell office:value-type="float" office:value="28.730634" calcext:value-type="float">
            <text:p>28.730634</text:p>
          </table:table-cell>
        </table:table-row>
        <table:table-row table:style-name="ro1">
          <table:table-cell office:value-type="float" office:value="16358423" calcext:value-type="float">
            <text:p>16358423</text:p>
          </table:table-cell>
          <table:table-cell office:value-type="float" office:value="4429" calcext:value-type="float">
            <text:p>4429</text:p>
          </table:table-cell>
          <table:table-cell office:value-type="float" office:value="3" calcext:value-type="float">
            <text:p>3</text:p>
          </table:table-cell>
          <table:table-cell office:value-type="float" office:value="77.053623" calcext:value-type="float">
            <text:p>77.053623</text:p>
          </table:table-cell>
          <table:table-cell office:value-type="float" office:value="28.730641" calcext:value-type="float">
            <text:p>28.730641</text:p>
          </table:table-cell>
        </table:table-row>
        <table:table-row table:style-name="ro1">
          <table:table-cell office:value-type="float" office:value="16358423" calcext:value-type="float">
            <text:p>16358423</text:p>
          </table:table-cell>
          <table:table-cell office:value-type="float" office:value="4429" calcext:value-type="float">
            <text:p>4429</text:p>
          </table:table-cell>
          <table:table-cell office:value-type="float" office:value="4" calcext:value-type="float">
            <text:p>4</text:p>
          </table:table-cell>
          <table:table-cell office:value-type="float" office:value="77.053625" calcext:value-type="float">
            <text:p>77.053625</text:p>
          </table:table-cell>
          <table:table-cell office:value-type="float" office:value="28.73071" calcext:value-type="float">
            <text:p>28.73071</text:p>
          </table:table-cell>
        </table:table-row>
        <table:table-row table:style-name="ro1">
          <table:table-cell office:value-type="float" office:value="16358424" calcext:value-type="float">
            <text:p>16358424</text:p>
          </table:table-cell>
          <table:table-cell office:value-type="float" office:value="4429" calcext:value-type="float">
            <text:p>4429</text:p>
          </table:table-cell>
          <table:table-cell office:value-type="float" office:value="0" calcext:value-type="float">
            <text:p>0</text:p>
          </table:table-cell>
          <table:table-cell office:value-type="float" office:value="77.053627" calcext:value-type="float">
            <text:p>77.053627</text:p>
          </table:table-cell>
          <table:table-cell office:value-type="float" office:value="28.73081" calcext:value-type="float">
            <text:p>28.73081</text:p>
          </table:table-cell>
        </table:table-row>
        <table:table-row table:style-name="ro1">
          <table:table-cell office:value-type="float" office:value="16358424" calcext:value-type="float">
            <text:p>16358424</text:p>
          </table:table-cell>
          <table:table-cell office:value-type="float" office:value="4429" calcext:value-type="float">
            <text:p>4429</text:p>
          </table:table-cell>
          <table:table-cell office:value-type="float" office:value="1" calcext:value-type="float">
            <text:p>1</text:p>
          </table:table-cell>
          <table:table-cell office:value-type="float" office:value="77.053874" calcext:value-type="float">
            <text:p>77.053874</text:p>
          </table:table-cell>
          <table:table-cell office:value-type="float" office:value="28.730809" calcext:value-type="float">
            <text:p>28.730809</text:p>
          </table:table-cell>
        </table:table-row>
        <table:table-row table:style-name="ro1">
          <table:table-cell office:value-type="float" office:value="16358424" calcext:value-type="float">
            <text:p>16358424</text:p>
          </table:table-cell>
          <table:table-cell office:value-type="float" office:value="4429" calcext:value-type="float">
            <text:p>4429</text:p>
          </table:table-cell>
          <table:table-cell office:value-type="float" office:value="2" calcext:value-type="float">
            <text:p>2</text:p>
          </table:table-cell>
          <table:table-cell office:value-type="float" office:value="77.053873" calcext:value-type="float">
            <text:p>77.053873</text:p>
          </table:table-cell>
          <table:table-cell office:value-type="float" office:value="28.73072" calcext:value-type="float">
            <text:p>28.73072</text:p>
          </table:table-cell>
        </table:table-row>
        <table:table-row table:style-name="ro1">
          <table:table-cell office:value-type="float" office:value="16358424" calcext:value-type="float">
            <text:p>16358424</text:p>
          </table:table-cell>
          <table:table-cell office:value-type="float" office:value="4429" calcext:value-type="float">
            <text:p>4429</text:p>
          </table:table-cell>
          <table:table-cell office:value-type="float" office:value="3" calcext:value-type="float">
            <text:p>3</text:p>
          </table:table-cell>
          <table:table-cell office:value-type="float" office:value="77.053626" calcext:value-type="float">
            <text:p>77.053626</text:p>
          </table:table-cell>
          <table:table-cell office:value-type="float" office:value="28.730721" calcext:value-type="float">
            <text:p>28.730721</text:p>
          </table:table-cell>
        </table:table-row>
        <table:table-row table:style-name="ro1">
          <table:table-cell office:value-type="float" office:value="16358424" calcext:value-type="float">
            <text:p>16358424</text:p>
          </table:table-cell>
          <table:table-cell office:value-type="float" office:value="4429" calcext:value-type="float">
            <text:p>4429</text:p>
          </table:table-cell>
          <table:table-cell office:value-type="float" office:value="4" calcext:value-type="float">
            <text:p>4</text:p>
          </table:table-cell>
          <table:table-cell office:value-type="float" office:value="77.053627" calcext:value-type="float">
            <text:p>77.053627</text:p>
          </table:table-cell>
          <table:table-cell office:value-type="float" office:value="28.73081" calcext:value-type="float">
            <text:p>28.73081</text:p>
          </table:table-cell>
        </table:table-row>
        <table:table-row table:style-name="ro1">
          <table:table-cell office:value-type="float" office:value="16358425" calcext:value-type="float">
            <text:p>16358425</text:p>
          </table:table-cell>
          <table:table-cell office:value-type="float" office:value="4429" calcext:value-type="float">
            <text:p>4429</text:p>
          </table:table-cell>
          <table:table-cell office:value-type="float" office:value="0" calcext:value-type="float">
            <text:p>0</text:p>
          </table:table-cell>
          <table:table-cell office:value-type="float" office:value="77.053046" calcext:value-type="float">
            <text:p>77.053046</text:p>
          </table:table-cell>
          <table:table-cell office:value-type="float" office:value="28.731781" calcext:value-type="float">
            <text:p>28.731781</text:p>
          </table:table-cell>
        </table:table-row>
        <table:table-row table:style-name="ro1">
          <table:table-cell office:value-type="float" office:value="16358425" calcext:value-type="float">
            <text:p>16358425</text:p>
          </table:table-cell>
          <table:table-cell office:value-type="float" office:value="4429" calcext:value-type="float">
            <text:p>4429</text:p>
          </table:table-cell>
          <table:table-cell office:value-type="float" office:value="1" calcext:value-type="float">
            <text:p>1</text:p>
          </table:table-cell>
          <table:table-cell office:value-type="float" office:value="77.053245" calcext:value-type="float">
            <text:p>77.053245</text:p>
          </table:table-cell>
          <table:table-cell office:value-type="float" office:value="28.731778" calcext:value-type="float">
            <text:p>28.731778</text:p>
          </table:table-cell>
        </table:table-row>
        <table:table-row table:style-name="ro1">
          <table:table-cell office:value-type="float" office:value="16358425" calcext:value-type="float">
            <text:p>16358425</text:p>
          </table:table-cell>
          <table:table-cell office:value-type="float" office:value="4429" calcext:value-type="float">
            <text:p>4429</text:p>
          </table:table-cell>
          <table:table-cell office:value-type="float" office:value="2" calcext:value-type="float">
            <text:p>2</text:p>
          </table:table-cell>
          <table:table-cell office:value-type="float" office:value="77.053244" calcext:value-type="float">
            <text:p>77.053244</text:p>
          </table:table-cell>
          <table:table-cell office:value-type="float" office:value="28.731687" calcext:value-type="float">
            <text:p>28.731687</text:p>
          </table:table-cell>
        </table:table-row>
        <table:table-row table:style-name="ro1">
          <table:table-cell office:value-type="float" office:value="16358425" calcext:value-type="float">
            <text:p>16358425</text:p>
          </table:table-cell>
          <table:table-cell office:value-type="float" office:value="4429" calcext:value-type="float">
            <text:p>4429</text:p>
          </table:table-cell>
          <table:table-cell office:value-type="float" office:value="3" calcext:value-type="float">
            <text:p>3</text:p>
          </table:table-cell>
          <table:table-cell office:value-type="float" office:value="77.053045" calcext:value-type="float">
            <text:p>77.053045</text:p>
          </table:table-cell>
          <table:table-cell office:value-type="float" office:value="28.73169" calcext:value-type="float">
            <text:p>28.73169</text:p>
          </table:table-cell>
        </table:table-row>
        <table:table-row table:style-name="ro1">
          <table:table-cell office:value-type="float" office:value="16358425" calcext:value-type="float">
            <text:p>16358425</text:p>
          </table:table-cell>
          <table:table-cell office:value-type="float" office:value="4429" calcext:value-type="float">
            <text:p>4429</text:p>
          </table:table-cell>
          <table:table-cell office:value-type="float" office:value="4" calcext:value-type="float">
            <text:p>4</text:p>
          </table:table-cell>
          <table:table-cell office:value-type="float" office:value="77.053046" calcext:value-type="float">
            <text:p>77.053046</text:p>
          </table:table-cell>
          <table:table-cell office:value-type="float" office:value="28.731781" calcext:value-type="float">
            <text:p>28.731781</text:p>
          </table:table-cell>
        </table:table-row>
        <table:table-row table:style-name="ro1">
          <table:table-cell office:value-type="float" office:value="16358426" calcext:value-type="float">
            <text:p>16358426</text:p>
          </table:table-cell>
          <table:table-cell office:value-type="float" office:value="4429" calcext:value-type="float">
            <text:p>4429</text:p>
          </table:table-cell>
          <table:table-cell office:value-type="float" office:value="0" calcext:value-type="float">
            <text:p>0</text:p>
          </table:table-cell>
          <table:table-cell office:value-type="float" office:value="77.052515" calcext:value-type="float">
            <text:p>77.052515</text:p>
          </table:table-cell>
          <table:table-cell office:value-type="float" office:value="28.731433" calcext:value-type="float">
            <text:p>28.731433</text:p>
          </table:table-cell>
        </table:table-row>
        <table:table-row table:style-name="ro1">
          <table:table-cell office:value-type="float" office:value="16358426" calcext:value-type="float">
            <text:p>16358426</text:p>
          </table:table-cell>
          <table:table-cell office:value-type="float" office:value="4429" calcext:value-type="float">
            <text:p>4429</text:p>
          </table:table-cell>
          <table:table-cell office:value-type="float" office:value="1" calcext:value-type="float">
            <text:p>1</text:p>
          </table:table-cell>
          <table:table-cell office:value-type="float" office:value="77.052708" calcext:value-type="float">
            <text:p>77.052708</text:p>
          </table:table-cell>
          <table:table-cell office:value-type="float" office:value="28.731428" calcext:value-type="float">
            <text:p>28.731428</text:p>
          </table:table-cell>
        </table:table-row>
        <table:table-row table:style-name="ro1">
          <table:table-cell office:value-type="float" office:value="16358426" calcext:value-type="float">
            <text:p>16358426</text:p>
          </table:table-cell>
          <table:table-cell office:value-type="float" office:value="4429" calcext:value-type="float">
            <text:p>4429</text:p>
          </table:table-cell>
          <table:table-cell office:value-type="float" office:value="2" calcext:value-type="float">
            <text:p>2</text:p>
          </table:table-cell>
          <table:table-cell office:value-type="float" office:value="77.052704" calcext:value-type="float">
            <text:p>77.052704</text:p>
          </table:table-cell>
          <table:table-cell office:value-type="float" office:value="28.731265" calcext:value-type="float">
            <text:p>28.731265</text:p>
          </table:table-cell>
        </table:table-row>
        <table:table-row table:style-name="ro1">
          <table:table-cell office:value-type="float" office:value="16358426" calcext:value-type="float">
            <text:p>16358426</text:p>
          </table:table-cell>
          <table:table-cell office:value-type="float" office:value="4429" calcext:value-type="float">
            <text:p>4429</text:p>
          </table:table-cell>
          <table:table-cell office:value-type="float" office:value="3" calcext:value-type="float">
            <text:p>3</text:p>
          </table:table-cell>
          <table:table-cell office:value-type="float" office:value="77.05251" calcext:value-type="float">
            <text:p>77.05251</text:p>
          </table:table-cell>
          <table:table-cell office:value-type="float" office:value="28.731271" calcext:value-type="float">
            <text:p>28.731271</text:p>
          </table:table-cell>
        </table:table-row>
        <table:table-row table:style-name="ro1">
          <table:table-cell office:value-type="float" office:value="16358426" calcext:value-type="float">
            <text:p>16358426</text:p>
          </table:table-cell>
          <table:table-cell office:value-type="float" office:value="4429" calcext:value-type="float">
            <text:p>4429</text:p>
          </table:table-cell>
          <table:table-cell office:value-type="float" office:value="4" calcext:value-type="float">
            <text:p>4</text:p>
          </table:table-cell>
          <table:table-cell office:value-type="float" office:value="77.052515" calcext:value-type="float">
            <text:p>77.052515</text:p>
          </table:table-cell>
          <table:table-cell office:value-type="float" office:value="28.731433" calcext:value-type="float">
            <text:p>28.731433</text:p>
          </table:table-cell>
        </table:table-row>
        <table:table-row table:style-name="ro1">
          <table:table-cell office:value-type="float" office:value="16358427" calcext:value-type="float">
            <text:p>16358427</text:p>
          </table:table-cell>
          <table:table-cell office:value-type="float" office:value="4429" calcext:value-type="float">
            <text:p>4429</text:p>
          </table:table-cell>
          <table:table-cell office:value-type="float" office:value="0" calcext:value-type="float">
            <text:p>0</text:p>
          </table:table-cell>
          <table:table-cell office:value-type="float" office:value="77.051796" calcext:value-type="float">
            <text:p>77.051796</text:p>
          </table:table-cell>
          <table:table-cell office:value-type="float" office:value="28.731394" calcext:value-type="float">
            <text:p>28.731394</text:p>
          </table:table-cell>
        </table:table-row>
        <table:table-row table:style-name="ro1">
          <table:table-cell office:value-type="float" office:value="16358427" calcext:value-type="float">
            <text:p>16358427</text:p>
          </table:table-cell>
          <table:table-cell office:value-type="float" office:value="4429" calcext:value-type="float">
            <text:p>4429</text:p>
          </table:table-cell>
          <table:table-cell office:value-type="float" office:value="1" calcext:value-type="float">
            <text:p>1</text:p>
          </table:table-cell>
          <table:table-cell office:value-type="float" office:value="77.051795" calcext:value-type="float">
            <text:p>77.051795</text:p>
          </table:table-cell>
          <table:table-cell office:value-type="float" office:value="28.731343" calcext:value-type="float">
            <text:p>28.731343</text:p>
          </table:table-cell>
        </table:table-row>
        <table:table-row table:style-name="ro1">
          <table:table-cell office:value-type="float" office:value="16358427" calcext:value-type="float">
            <text:p>16358427</text:p>
          </table:table-cell>
          <table:table-cell office:value-type="float" office:value="4429" calcext:value-type="float">
            <text:p>4429</text:p>
          </table:table-cell>
          <table:table-cell office:value-type="float" office:value="2" calcext:value-type="float">
            <text:p>2</text:p>
          </table:table-cell>
          <table:table-cell office:value-type="float" office:value="77.051607" calcext:value-type="float">
            <text:p>77.051607</text:p>
          </table:table-cell>
          <table:table-cell office:value-type="float" office:value="28.731345" calcext:value-type="float">
            <text:p>28.731345</text:p>
          </table:table-cell>
        </table:table-row>
        <table:table-row table:style-name="ro1">
          <table:table-cell office:value-type="float" office:value="16358427" calcext:value-type="float">
            <text:p>16358427</text:p>
          </table:table-cell>
          <table:table-cell office:value-type="float" office:value="4429" calcext:value-type="float">
            <text:p>4429</text:p>
          </table:table-cell>
          <table:table-cell office:value-type="float" office:value="3" calcext:value-type="float">
            <text:p>3</text:p>
          </table:table-cell>
          <table:table-cell office:value-type="float" office:value="77.051608" calcext:value-type="float">
            <text:p>77.051608</text:p>
          </table:table-cell>
          <table:table-cell office:value-type="float" office:value="28.731396" calcext:value-type="float">
            <text:p>28.731396</text:p>
          </table:table-cell>
        </table:table-row>
        <table:table-row table:style-name="ro1">
          <table:table-cell office:value-type="float" office:value="16358427" calcext:value-type="float">
            <text:p>16358427</text:p>
          </table:table-cell>
          <table:table-cell office:value-type="float" office:value="4429" calcext:value-type="float">
            <text:p>4429</text:p>
          </table:table-cell>
          <table:table-cell office:value-type="float" office:value="4" calcext:value-type="float">
            <text:p>4</text:p>
          </table:table-cell>
          <table:table-cell office:value-type="float" office:value="77.051796" calcext:value-type="float">
            <text:p>77.051796</text:p>
          </table:table-cell>
          <table:table-cell office:value-type="float" office:value="28.731394" calcext:value-type="float">
            <text:p>28.731394</text:p>
          </table:table-cell>
        </table:table-row>
        <table:table-row table:style-name="ro1">
          <table:table-cell office:value-type="float" office:value="16358428" calcext:value-type="float">
            <text:p>16358428</text:p>
          </table:table-cell>
          <table:table-cell office:value-type="float" office:value="4429" calcext:value-type="float">
            <text:p>4429</text:p>
          </table:table-cell>
          <table:table-cell office:value-type="float" office:value="0" calcext:value-type="float">
            <text:p>0</text:p>
          </table:table-cell>
          <table:table-cell office:value-type="float" office:value="77.05143" calcext:value-type="float">
            <text:p>77.05143</text:p>
          </table:table-cell>
          <table:table-cell office:value-type="float" office:value="28.731142" calcext:value-type="float">
            <text:p>28.731142</text:p>
          </table:table-cell>
        </table:table-row>
        <table:table-row table:style-name="ro1">
          <table:table-cell office:value-type="float" office:value="16358428" calcext:value-type="float">
            <text:p>16358428</text:p>
          </table:table-cell>
          <table:table-cell office:value-type="float" office:value="4429" calcext:value-type="float">
            <text:p>4429</text:p>
          </table:table-cell>
          <table:table-cell office:value-type="float" office:value="1" calcext:value-type="float">
            <text:p>1</text:p>
          </table:table-cell>
          <table:table-cell office:value-type="float" office:value="77.051637" calcext:value-type="float">
            <text:p>77.051637</text:p>
          </table:table-cell>
          <table:table-cell office:value-type="float" office:value="28.731137" calcext:value-type="float">
            <text:p>28.731137</text:p>
          </table:table-cell>
        </table:table-row>
        <table:table-row table:style-name="ro1">
          <table:table-cell office:value-type="float" office:value="16358428" calcext:value-type="float">
            <text:p>16358428</text:p>
          </table:table-cell>
          <table:table-cell office:value-type="float" office:value="4429" calcext:value-type="float">
            <text:p>4429</text:p>
          </table:table-cell>
          <table:table-cell office:value-type="float" office:value="2" calcext:value-type="float">
            <text:p>2</text:p>
          </table:table-cell>
          <table:table-cell office:value-type="float" office:value="77.051636" calcext:value-type="float">
            <text:p>77.051636</text:p>
          </table:table-cell>
          <table:table-cell office:value-type="float" office:value="28.731092" calcext:value-type="float">
            <text:p>28.731092</text:p>
          </table:table-cell>
        </table:table-row>
        <table:table-row table:style-name="ro1">
          <table:table-cell office:value-type="float" office:value="16358428" calcext:value-type="float">
            <text:p>16358428</text:p>
          </table:table-cell>
          <table:table-cell office:value-type="float" office:value="4429" calcext:value-type="float">
            <text:p>4429</text:p>
          </table:table-cell>
          <table:table-cell office:value-type="float" office:value="3" calcext:value-type="float">
            <text:p>3</text:p>
          </table:table-cell>
          <table:table-cell office:value-type="float" office:value="77.051429" calcext:value-type="float">
            <text:p>77.051429</text:p>
          </table:table-cell>
          <table:table-cell office:value-type="float" office:value="28.731098" calcext:value-type="float">
            <text:p>28.731098</text:p>
          </table:table-cell>
        </table:table-row>
        <table:table-row table:style-name="ro1">
          <table:table-cell office:value-type="float" office:value="16358428" calcext:value-type="float">
            <text:p>16358428</text:p>
          </table:table-cell>
          <table:table-cell office:value-type="float" office:value="4429" calcext:value-type="float">
            <text:p>4429</text:p>
          </table:table-cell>
          <table:table-cell office:value-type="float" office:value="4" calcext:value-type="float">
            <text:p>4</text:p>
          </table:table-cell>
          <table:table-cell office:value-type="float" office:value="77.05143" calcext:value-type="float">
            <text:p>77.05143</text:p>
          </table:table-cell>
          <table:table-cell office:value-type="float" office:value="28.731142" calcext:value-type="float">
            <text:p>28.731142</text:p>
          </table:table-cell>
        </table:table-row>
        <table:table-row table:style-name="ro1">
          <table:table-cell office:value-type="float" office:value="16358429" calcext:value-type="float">
            <text:p>16358429</text:p>
          </table:table-cell>
          <table:table-cell office:value-type="float" office:value="4429" calcext:value-type="float">
            <text:p>4429</text:p>
          </table:table-cell>
          <table:table-cell office:value-type="float" office:value="0" calcext:value-type="float">
            <text:p>0</text:p>
          </table:table-cell>
          <table:table-cell office:value-type="float" office:value="77.051646" calcext:value-type="float">
            <text:p>77.051646</text:p>
          </table:table-cell>
          <table:table-cell office:value-type="float" office:value="28.731087" calcext:value-type="float">
            <text:p>28.731087</text:p>
          </table:table-cell>
        </table:table-row>
        <table:table-row table:style-name="ro1">
          <table:table-cell office:value-type="float" office:value="16358429" calcext:value-type="float">
            <text:p>16358429</text:p>
          </table:table-cell>
          <table:table-cell office:value-type="float" office:value="4429" calcext:value-type="float">
            <text:p>4429</text:p>
          </table:table-cell>
          <table:table-cell office:value-type="float" office:value="1" calcext:value-type="float">
            <text:p>1</text:p>
          </table:table-cell>
          <table:table-cell office:value-type="float" office:value="77.051741" calcext:value-type="float">
            <text:p>77.051741</text:p>
          </table:table-cell>
          <table:table-cell office:value-type="float" office:value="28.731084" calcext:value-type="float">
            <text:p>28.7310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6T16:31:30.800639548</meta:creation-date>
    <dc:date>2020-12-16T16:33:24.953966389</dc:date>
    <meta:editing-duration>PT1M54S</meta:editing-duration>
    <meta:editing-cycles>1</meta:editing-cycles>
    <meta:document-statistic meta:table-count="1" meta:cell-count="2760" meta:object-count="0"/>
    <meta:generator>LibreOffice/6.0.7.3$Linux_X86_64 LibreOffice_project/00m0$Build-3</meta:generator>
  </office:meta>
</office:document-meta>
</file>